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4.5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9" style:family="table-cell" style:parent-style-name="Pivot_20_Table_20_Value" style:data-style-name="N0"/>
    <style:style style:name="ce7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8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55" calcext:value-type="float">
            <text:p>0,012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3211" calcext:value-type="float">
            <text:p>0,013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34" calcext:value-type="float">
            <text:p>0,014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95" calcext:value-type="float">
            <text:p>0,009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45" calcext:value-type="float">
            <text:p>0,010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02" calcext:value-type="float">
            <text:p>0,010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11" calcext:value-type="float">
            <text:p>0,008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36" calcext:value-type="float">
            <text:p>0,009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94" calcext:value-type="float">
            <text:p>0,010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24" calcext:value-type="float">
            <text:p>0,009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85" calcext:value-type="float">
            <text:p>0,009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32" calcext:value-type="float">
            <text:p>0,011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3" calcext:value-type="float">
            <text:p>0,00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37" calcext:value-type="float">
            <text:p>0,010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087" calcext:value-type="float">
            <text:p>0,012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98" calcext:value-type="float">
            <text:p>0,008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27" calcext:value-type="float">
            <text:p>0,009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73" calcext:value-type="float">
            <text:p>0,009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42" calcext:value-type="float">
            <text:p>0,008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" calcext:value-type="float">
            <text:p>0,0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17" calcext:value-type="float">
            <text:p>0,009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32" calcext:value-type="float">
            <text:p>0,008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32" calcext:value-type="float">
            <text:p>0,009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07" calcext:value-type="float">
            <text:p>0,009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62" calcext:value-type="float">
            <text:p>0,008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24" calcext:value-type="float">
            <text:p>0,009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31" calcext:value-type="float">
            <text:p>0,010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15" calcext:value-type="float">
            <text:p>0,008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68" calcext:value-type="float">
            <text:p>0,009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04" calcext:value-type="float">
            <text:p>0,010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72" calcext:value-type="float">
            <text:p>0,008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54" calcext:value-type="float">
            <text:p>0,009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19" calcext:value-type="float">
            <text:p>0,009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7" calcext:value-type="float">
            <text:p>0,00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85" calcext:value-type="float">
            <text:p>0,008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58" calcext:value-type="float">
            <text:p>0,009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772" calcext:value-type="float">
            <text:p>0,007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99" calcext:value-type="float">
            <text:p>0,007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26" calcext:value-type="float">
            <text:p>0,008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94" calcext:value-type="float">
            <text:p>0,008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45" calcext:value-type="float">
            <text:p>0,008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66" calcext:value-type="float">
            <text:p>0,009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11" calcext:value-type="float">
            <text:p>0,008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2" calcext:value-type="float">
            <text:p>0,008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93" calcext:value-type="float">
            <text:p>0,009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69" calcext:value-type="float">
            <text:p>0,008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24" calcext:value-type="float">
            <text:p>0,007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32" calcext:value-type="float">
            <text:p>0,009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93" calcext:value-type="float">
            <text:p>0,008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97" calcext:value-type="float">
            <text:p>0,008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98" calcext:value-type="float">
            <text:p>0,008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64" calcext:value-type="float">
            <text:p>0,00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8" calcext:value-type="float">
            <text:p>0,008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64" calcext:value-type="float">
            <text:p>0,009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68" calcext:value-type="float">
            <text:p>0,007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93" calcext:value-type="float">
            <text:p>0,008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3" calcext:value-type="float">
            <text:p>0,00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02" calcext:value-type="float">
            <text:p>0,008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94" calcext:value-type="float">
            <text:p>0,009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54" calcext:value-type="float">
            <text:p>0,009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24" calcext:value-type="float">
            <text:p>0,007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96" calcext:value-type="float">
            <text:p>0,008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37" calcext:value-type="float">
            <text:p>0,008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675" calcext:value-type="float">
            <text:p>0,007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41" calcext:value-type="float">
            <text:p>0,008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49" calcext:value-type="float">
            <text:p>0,009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12" calcext:value-type="float">
            <text:p>0,007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25" calcext:value-type="float">
            <text:p>0,008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38" calcext:value-type="float">
            <text:p>0,009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58" calcext:value-type="float">
            <text:p>0,007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14" calcext:value-type="float">
            <text:p>0,009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26" calcext:value-type="float">
            <text:p>0,010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5" calcext:value-type="float">
            <text:p>0,00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63" calcext:value-type="float">
            <text:p>0,009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18" calcext:value-type="float">
            <text:p>0,010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18" calcext:value-type="float">
            <text:p>0,007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93" calcext:value-type="float">
            <text:p>0,008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82" calcext:value-type="float">
            <text:p>0,008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65" calcext:value-type="float">
            <text:p>0,008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42" calcext:value-type="float">
            <text:p>0,008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32" calcext:value-type="float">
            <text:p>0,009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6" calcext:value-type="float">
            <text:p>0,00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13" calcext:value-type="float">
            <text:p>0,008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66" calcext:value-type="float">
            <text:p>0,008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85" calcext:value-type="float">
            <text:p>0,007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31" calcext:value-type="float">
            <text:p>0,008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02" calcext:value-type="float">
            <text:p>0,009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21" calcext:value-type="float">
            <text:p>0,008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76" calcext:value-type="float">
            <text:p>0,009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33" calcext:value-type="float">
            <text:p>0,008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66" calcext:value-type="float">
            <text:p>0,00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2" calcext:value-type="float">
            <text:p>0,00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02" calcext:value-type="float">
            <text:p>0,008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45" calcext:value-type="float">
            <text:p>0,008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41" calcext:value-type="float">
            <text:p>0,007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57" calcext:value-type="float">
            <text:p>0,008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673" calcext:value-type="float">
            <text:p>0,007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7" calcext:value-type="float">
            <text:p>0,00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05" calcext:value-type="float">
            <text:p>0,008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58" calcext:value-type="float">
            <text:p>0,008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19" calcext:value-type="float">
            <text:p>0,008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" calcext:value-type="float">
            <text:p>0,0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33" calcext:value-type="float">
            <text:p>0,008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31" calcext:value-type="float">
            <text:p>0,008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98" calcext:value-type="float">
            <text:p>0,009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71" calcext:value-type="float">
            <text:p>0,007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96" calcext:value-type="float">
            <text:p>0,008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51" calcext:value-type="float">
            <text:p>0,008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69" calcext:value-type="float">
            <text:p>0,007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4" calcext:value-type="float">
            <text:p>0,00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83" calcext:value-type="float">
            <text:p>0,008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07" calcext:value-type="float">
            <text:p>0,007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93" calcext:value-type="float">
            <text:p>0,008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63" calcext:value-type="float">
            <text:p>0,008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32" calcext:value-type="float">
            <text:p>0,008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21" calcext:value-type="float">
            <text:p>0,008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48" calcext:value-type="float">
            <text:p>0,009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98" calcext:value-type="float">
            <text:p>0,008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06" calcext:value-type="float">
            <text:p>0,0096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696" calcext:value-type="float">
            <text:p>0,007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85" calcext:value-type="float">
            <text:p>0,008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72" calcext:value-type="float">
            <text:p>0,008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19" calcext:value-type="float">
            <text:p>0,007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32" calcext:value-type="float">
            <text:p>0,008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2" calcext:value-type="float">
            <text:p>0,00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81" calcext:value-type="float">
            <text:p>0,00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65" calcext:value-type="float">
            <text:p>0,009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5" calcext:value-type="float">
            <text:p>0,00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91" calcext:value-type="float">
            <text:p>0,009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67" calcext:value-type="float">
            <text:p>0,008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4" calcext:value-type="float">
            <text:p>0,00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31" calcext:value-type="float">
            <text:p>0,009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77" calcext:value-type="float">
            <text:p>0,008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643" calcext:value-type="float">
            <text:p>0,007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07" calcext:value-type="float">
            <text:p>0,008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15" calcext:value-type="float">
            <text:p>0,008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615" calcext:value-type="float">
            <text:p>0,007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18" calcext:value-type="float">
            <text:p>0,008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13" calcext:value-type="float">
            <text:p>0,008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67" calcext:value-type="float">
            <text:p>0,007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12" calcext:value-type="float">
            <text:p>0,008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53" calcext:value-type="float">
            <text:p>0,009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05" calcext:value-type="float">
            <text:p>0,008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6" calcext:value-type="float">
            <text:p>0,009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91" calcext:value-type="float">
            <text:p>0,008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72" calcext:value-type="float">
            <text:p>0,008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58" calcext:value-type="float">
            <text:p>0,009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09" calcext:value-type="float">
            <text:p>0,008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04" calcext:value-type="float">
            <text:p>0,007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61" calcext:value-type="float">
            <text:p>0,008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25" calcext:value-type="float">
            <text:p>0,008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7" calcext:value-type="float">
            <text:p>0,00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72" calcext:value-type="float">
            <text:p>0,008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91" calcext:value-type="float">
            <text:p>0,008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23" calcext:value-type="float">
            <text:p>0,008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56" calcext:value-type="float">
            <text:p>0,008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57" calcext:value-type="float">
            <text:p>0,008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71" calcext:value-type="float">
            <text:p>0,008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67" calcext:value-type="float">
            <text:p>0,008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728" calcext:value-type="float">
            <text:p>0,007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93" calcext:value-type="float">
            <text:p>0,008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78" calcext:value-type="float">
            <text:p>0,008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955" calcext:value-type="float">
            <text:p>0,007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02" calcext:value-type="float">
            <text:p>0,008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72" calcext:value-type="float">
            <text:p>0,008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72" calcext:value-type="float">
            <text:p>0,007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93" calcext:value-type="float">
            <text:p>0,008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09" calcext:value-type="float">
            <text:p>0,008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94" calcext:value-type="float">
            <text:p>0,008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49" calcext:value-type="float">
            <text:p>0,009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54" calcext:value-type="float">
            <text:p>0,008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5" calcext:value-type="float">
            <text:p>0,00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64" calcext:value-type="float">
            <text:p>0,008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04" calcext:value-type="float">
            <text:p>0,009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14" calcext:value-type="float">
            <text:p>0,007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87" calcext:value-type="float">
            <text:p>0,008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73" calcext:value-type="float">
            <text:p>0,008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08" calcext:value-type="float">
            <text:p>0,008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7" calcext:value-type="float">
            <text:p>0,00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96" calcext:value-type="float">
            <text:p>0,009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5" calcext:value-type="float">
            <text:p>0,008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75" calcext:value-type="float">
            <text:p>0,009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62" calcext:value-type="float">
            <text:p>0,008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97" calcext:value-type="float">
            <text:p>0,008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47" calcext:value-type="float">
            <text:p>0,008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83" calcext:value-type="float">
            <text:p>0,008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751" calcext:value-type="float">
            <text:p>0,007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72" calcext:value-type="float">
            <text:p>0,008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89" calcext:value-type="float">
            <text:p>0,008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34" calcext:value-type="float">
            <text:p>0,008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73" calcext:value-type="float">
            <text:p>0,008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15" calcext:value-type="float">
            <text:p>0,008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65" calcext:value-type="float">
            <text:p>0,00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65" calcext:value-type="float">
            <text:p>0,008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22" calcext:value-type="float">
            <text:p>0,017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49" calcext:value-type="float">
            <text:p>0,018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31" calcext:value-type="float">
            <text:p>0,016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35" calcext:value-type="float">
            <text:p>0,015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6538" calcext:value-type="float">
            <text:p>0,026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4623" calcext:value-type="float">
            <text:p>0,014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4171" calcext:value-type="float">
            <text:p>0,014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31" calcext:value-type="float">
            <text:p>0,012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6" calcext:value-type="float">
            <text:p>0,01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33" calcext:value-type="float">
            <text:p>0,012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727" calcext:value-type="float">
            <text:p>0,012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3152" calcext:value-type="float">
            <text:p>0,013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028" calcext:value-type="float">
            <text:p>0,012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121" calcext:value-type="float">
            <text:p>0,011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45" calcext:value-type="float">
            <text:p>0,011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638" calcext:value-type="float">
            <text:p>0,011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988" calcext:value-type="float">
            <text:p>0,010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059" calcext:value-type="float">
            <text:p>0,012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83" calcext:value-type="float">
            <text:p>0,011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31" calcext:value-type="float">
            <text:p>0,010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32" calcext:value-type="float">
            <text:p>0,011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07" calcext:value-type="float">
            <text:p>0,012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728" calcext:value-type="float">
            <text:p>0,011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997" calcext:value-type="float">
            <text:p>0,011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35" calcext:value-type="float">
            <text:p>0,011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52" calcext:value-type="float">
            <text:p>0,011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13" calcext:value-type="float">
            <text:p>0,011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743" calcext:value-type="float">
            <text:p>0,010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23" calcext:value-type="float">
            <text:p>0,009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1" calcext:value-type="float">
            <text:p>0,01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22" calcext:value-type="float">
            <text:p>0,010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49" calcext:value-type="float">
            <text:p>0,009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16" calcext:value-type="float">
            <text:p>0,010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12" calcext:value-type="float">
            <text:p>0,010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76" calcext:value-type="float">
            <text:p>0,009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94" calcext:value-type="float">
            <text:p>0,01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48" calcext:value-type="float">
            <text:p>0,011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765" calcext:value-type="float">
            <text:p>0,010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47" calcext:value-type="float">
            <text:p>0,012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63" calcext:value-type="float">
            <text:p>0,011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113" calcext:value-type="float">
            <text:p>0,012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2253" calcext:value-type="float">
            <text:p>0,012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21" calcext:value-type="float">
            <text:p>0,010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19" calcext:value-type="float">
            <text:p>0,010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901" calcext:value-type="float">
            <text:p>0,010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29" calcext:value-type="float">
            <text:p>0,009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64" calcext:value-type="float">
            <text:p>0,00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24" calcext:value-type="float">
            <text:p>0,009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26" calcext:value-type="float">
            <text:p>0,010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91" calcext:value-type="float">
            <text:p>0,009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88" calcext:value-type="float">
            <text:p>0,009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971" calcext:value-type="float">
            <text:p>0,010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1" calcext:value-type="float">
            <text:p>0,01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29" calcext:value-type="float">
            <text:p>0,010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99" calcext:value-type="float">
            <text:p>0,010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1409" calcext:value-type="float">
            <text:p>0,011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06" calcext:value-type="float">
            <text:p>0,010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17" calcext:value-type="float">
            <text:p>0,010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26" calcext:value-type="float">
            <text:p>0,009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91" calcext:value-type="float">
            <text:p>0,010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6" calcext:value-type="float">
            <text:p>0,009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3" calcext:value-type="float">
            <text:p>0,00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65" calcext:value-type="float">
            <text:p>0,009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5" calcext:value-type="float">
            <text:p>0,00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08" calcext:value-type="float">
            <text:p>0,009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68" calcext:value-type="float">
            <text:p>0,009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08" calcext:value-type="float">
            <text:p>0,010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66" calcext:value-type="float">
            <text:p>0,009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78" calcext:value-type="float">
            <text:p>0,00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84" calcext:value-type="float">
            <text:p>0,010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14" calcext:value-type="float">
            <text:p>0,009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12" calcext:value-type="float">
            <text:p>0,009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49" calcext:value-type="float">
            <text:p>0,009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38" calcext:value-type="float">
            <text:p>0,010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67" calcext:value-type="float">
            <text:p>0,009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" calcext:value-type="float">
            <text:p>0,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71" calcext:value-type="float">
            <text:p>0,009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02" calcext:value-type="float">
            <text:p>0,009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33" calcext:value-type="float">
            <text:p>0,008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02" calcext:value-type="float">
            <text:p>0,009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22" calcext:value-type="float">
            <text:p>0,009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" calcext:value-type="float">
            <text:p>0,00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22" calcext:value-type="float">
            <text:p>0,009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51" calcext:value-type="float">
            <text:p>0,009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55" calcext:value-type="float">
            <text:p>0,009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42" calcext:value-type="float">
            <text:p>0,009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74" calcext:value-type="float">
            <text:p>0,009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9" calcext:value-type="float">
            <text:p>0,00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16" calcext:value-type="float">
            <text:p>0,009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11" calcext:value-type="float">
            <text:p>0,009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63" calcext:value-type="float">
            <text:p>0,008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71" calcext:value-type="float">
            <text:p>0,008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14" calcext:value-type="float">
            <text:p>0,009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06" calcext:value-type="float">
            <text:p>0,008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55" calcext:value-type="float">
            <text:p>0,00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92" calcext:value-type="float">
            <text:p>0,010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85" calcext:value-type="float">
            <text:p>0,009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92" calcext:value-type="float">
            <text:p>0,010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0938" calcext:value-type="float">
            <text:p>0,010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37" calcext:value-type="float">
            <text:p>0,009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23" calcext:value-type="float">
            <text:p>0,009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98" calcext:value-type="float">
            <text:p>0,009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3449" calcext:value-type="float">
            <text:p>0,023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3803" calcext:value-type="float">
            <text:p>0,023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3087" calcext:value-type="float">
            <text:p>0,023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064" calcext:value-type="float">
            <text:p>0,021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376" calcext:value-type="float">
            <text:p>0,021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531" calcext:value-type="float">
            <text:p>0,021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896" calcext:value-type="float">
            <text:p>0,020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364" calcext:value-type="float">
            <text:p>0,021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069" calcext:value-type="float">
            <text:p>0,021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48" calcext:value-type="float">
            <text:p>0,020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736" calcext:value-type="float">
            <text:p>0,020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922" calcext:value-type="float">
            <text:p>0,020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5752" calcext:value-type="float">
            <text:p>0,025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522" calcext:value-type="float">
            <text:p>0,020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842" calcext:value-type="float">
            <text:p>0,020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751" calcext:value-type="float">
            <text:p>0,020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544" calcext:value-type="float">
            <text:p>0,020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17" calcext:value-type="float">
            <text:p>0,020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51" calcext:value-type="float">
            <text:p>0,020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56" calcext:value-type="float">
            <text:p>0,020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2" calcext:value-type="float">
            <text:p>0,02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65" calcext:value-type="float">
            <text:p>0,018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2558" calcext:value-type="float">
            <text:p>0,022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223" calcext:value-type="float">
            <text:p>0,021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4" calcext:value-type="float">
            <text:p>0,01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131" calcext:value-type="float">
            <text:p>0,021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54" calcext:value-type="float">
            <text:p>0,02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08" calcext:value-type="float">
            <text:p>0,020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764" calcext:value-type="float">
            <text:p>0,020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32" calcext:value-type="float">
            <text:p>0,020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03" calcext:value-type="float">
            <text:p>0,019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392" calcext:value-type="float">
            <text:p>0,020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54" calcext:value-type="float">
            <text:p>0,019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74" calcext:value-type="float">
            <text:p>0,018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922" calcext:value-type="float">
            <text:p>0,020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26" calcext:value-type="float">
            <text:p>0,018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96" calcext:value-type="float">
            <text:p>0,018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2537" calcext:value-type="float">
            <text:p>0,022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184" calcext:value-type="float">
            <text:p>0,021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12" calcext:value-type="float">
            <text:p>0,019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2505" calcext:value-type="float">
            <text:p>0,022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056" calcext:value-type="float">
            <text:p>0,02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56" calcext:value-type="float">
            <text:p>0,019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783" calcext:value-type="float">
            <text:p>0,021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332" calcext:value-type="float">
            <text:p>0,019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44" calcext:value-type="float">
            <text:p>0,018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87" calcext:value-type="float">
            <text:p>0,019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25" calcext:value-type="float">
            <text:p>0,019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5" calcext:value-type="float">
            <text:p>0,017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23" calcext:value-type="float">
            <text:p>0,019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44" calcext:value-type="float">
            <text:p>0,018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66" calcext:value-type="float">
            <text:p>0,01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44945" calcext:value-type="float">
            <text:p>0,044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48" calcext:value-type="float">
            <text:p>0,019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6" calcext:value-type="float">
            <text:p>0,01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67" calcext:value-type="float">
            <text:p>0,018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8" calcext:value-type="float">
            <text:p>0,017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92" calcext:value-type="float">
            <text:p>0,017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13" calcext:value-type="float">
            <text:p>0,019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57" calcext:value-type="float">
            <text:p>0,017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6827" calcext:value-type="float">
            <text:p>0,016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15" calcext:value-type="float">
            <text:p>0,018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7" calcext:value-type="float">
            <text:p>0,01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23" calcext:value-type="float">
            <text:p>0,020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136" calcext:value-type="float">
            <text:p>0,02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48" calcext:value-type="float">
            <text:p>0,020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41" calcext:value-type="float">
            <text:p>0,017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992" calcext:value-type="float">
            <text:p>0,019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53" calcext:value-type="float">
            <text:p>0,018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44" calcext:value-type="float">
            <text:p>0,018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48" calcext:value-type="float">
            <text:p>0,019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25" calcext:value-type="float">
            <text:p>0,018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53" calcext:value-type="float">
            <text:p>0,018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28" calcext:value-type="float">
            <text:p>0,019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1" calcext:value-type="float">
            <text:p>0,01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69" calcext:value-type="float">
            <text:p>0,017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379" calcext:value-type="float">
            <text:p>0,019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24" calcext:value-type="float">
            <text:p>0,018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46" calcext:value-type="float">
            <text:p>0,018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03" calcext:value-type="float">
            <text:p>0,019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79" calcext:value-type="float">
            <text:p>0,018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23" calcext:value-type="float">
            <text:p>0,018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62" calcext:value-type="float">
            <text:p>0,019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79" calcext:value-type="float">
            <text:p>0,018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22" calcext:value-type="float">
            <text:p>0,018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6" calcext:value-type="float">
            <text:p>0,01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39" calcext:value-type="float">
            <text:p>0,019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1" calcext:value-type="float">
            <text:p>0,01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33028" calcext:value-type="float">
            <text:p>0,033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06" calcext:value-type="float">
            <text:p>0,018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96" calcext:value-type="float">
            <text:p>0,018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24" calcext:value-type="float">
            <text:p>0,019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74" calcext:value-type="float">
            <text:p>0,018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59" calcext:value-type="float">
            <text:p>0,017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4" calcext:value-type="float">
            <text:p>0,01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27" calcext:value-type="float">
            <text:p>0,018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89" calcext:value-type="float">
            <text:p>0,018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33" calcext:value-type="float">
            <text:p>0,018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66" calcext:value-type="float">
            <text:p>0,018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53" calcext:value-type="float">
            <text:p>0,01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" calcext:value-type="float">
            <text:p>0,0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2" calcext:value-type="float">
            <text:p>0,01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13" calcext:value-type="float">
            <text:p>0,018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5" calcext:value-type="float">
            <text:p>0,01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09" calcext:value-type="float">
            <text:p>0,018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49" calcext:value-type="float">
            <text:p>0,018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55" calcext:value-type="float">
            <text:p>0,018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57" calcext:value-type="float">
            <text:p>0,018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24" calcext:value-type="float">
            <text:p>0,018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96" calcext:value-type="float">
            <text:p>0,018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04" calcext:value-type="float">
            <text:p>0,01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23" calcext:value-type="float">
            <text:p>0,017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946" calcext:value-type="float">
            <text:p>0,019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777" calcext:value-type="float">
            <text:p>0,020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41" calcext:value-type="float">
            <text:p>0,017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87" calcext:value-type="float">
            <text:p>0,018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72" calcext:value-type="float">
            <text:p>0,018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28" calcext:value-type="float">
            <text:p>0,018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89" calcext:value-type="float">
            <text:p>0,018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36" calcext:value-type="float">
            <text:p>0,018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17" calcext:value-type="float">
            <text:p>0,017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09" calcext:value-type="float">
            <text:p>0,018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1" calcext:value-type="float">
            <text:p>0,01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42" calcext:value-type="float">
            <text:p>0,017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01" calcext:value-type="float">
            <text:p>0,018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44" calcext:value-type="float">
            <text:p>0,018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86" calcext:value-type="float">
            <text:p>0,018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66" calcext:value-type="float">
            <text:p>0,02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43" calcext:value-type="float">
            <text:p>0,020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" calcext:value-type="float">
            <text:p>0,0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589" calcext:value-type="float">
            <text:p>0,019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66" calcext:value-type="float">
            <text:p>0,020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79" calcext:value-type="float">
            <text:p>0,019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3016" calcext:value-type="float">
            <text:p>0,03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5" calcext:value-type="float">
            <text:p>0,01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36" calcext:value-type="float">
            <text:p>0,018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08" calcext:value-type="float">
            <text:p>0,018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4" calcext:value-type="float">
            <text:p>0,01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7" calcext:value-type="float">
            <text:p>0,01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77" calcext:value-type="float">
            <text:p>0,0182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71" calcext:value-type="float">
            <text:p>0,017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8" calcext:value-type="float">
            <text:p>0,01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3" calcext:value-type="float">
            <text:p>0,01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08" calcext:value-type="float">
            <text:p>0,018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97" calcext:value-type="float">
            <text:p>0,017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06" calcext:value-type="float">
            <text:p>0,019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19" calcext:value-type="float">
            <text:p>0,018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3" calcext:value-type="float">
            <text:p>0,01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63" calcext:value-type="float">
            <text:p>0,018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78" calcext:value-type="float">
            <text:p>0,018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99" calcext:value-type="float">
            <text:p>0,01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3" calcext:value-type="float">
            <text:p>0,01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42" calcext:value-type="float">
            <text:p>0,018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72" calcext:value-type="float">
            <text:p>0,018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91" calcext:value-type="float">
            <text:p>0,019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43" calcext:value-type="float">
            <text:p>0,018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962" calcext:value-type="float">
            <text:p>0,019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07" calcext:value-type="float">
            <text:p>0,020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23" calcext:value-type="float">
            <text:p>0,020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75" calcext:value-type="float">
            <text:p>0,018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65" calcext:value-type="float">
            <text:p>0,018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16" calcext:value-type="float">
            <text:p>0,018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93" calcext:value-type="float">
            <text:p>0,018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41" calcext:value-type="float">
            <text:p>0,017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03" calcext:value-type="float">
            <text:p>0,017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8" calcext:value-type="float">
            <text:p>0,0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68" calcext:value-type="float">
            <text:p>0,018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36" calcext:value-type="float">
            <text:p>0,018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18" calcext:value-type="float">
            <text:p>0,017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92" calcext:value-type="float">
            <text:p>0,018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533" calcext:value-type="float">
            <text:p>0,017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38" calcext:value-type="float">
            <text:p>0,01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08" calcext:value-type="float">
            <text:p>0,020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802" calcext:value-type="float">
            <text:p>0,019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54" calcext:value-type="float">
            <text:p>0,018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3" calcext:value-type="float">
            <text:p>0,02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8" calcext:value-type="float">
            <text:p>0,02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856" calcext:value-type="float">
            <text:p>0,019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8" calcext:value-type="float">
            <text:p>0,02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885" calcext:value-type="float">
            <text:p>0,01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71" calcext:value-type="float">
            <text:p>0,019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612" calcext:value-type="float">
            <text:p>0,020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59" calcext:value-type="float">
            <text:p>0,020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34" calcext:value-type="float">
            <text:p>0,019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61" calcext:value-type="float">
            <text:p>0,020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33" calcext:value-type="float">
            <text:p>0,019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99" calcext:value-type="float">
            <text:p>0,01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07" calcext:value-type="float">
            <text:p>0,019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87" calcext:value-type="float">
            <text:p>0,018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46" calcext:value-type="float">
            <text:p>0,018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76" calcext:value-type="float">
            <text:p>0,019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23" calcext:value-type="float">
            <text:p>0,018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51" calcext:value-type="float">
            <text:p>0,017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19" calcext:value-type="float">
            <text:p>0,018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76" calcext:value-type="float">
            <text:p>0,018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02" calcext:value-type="float">
            <text:p>0,018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47" calcext:value-type="float">
            <text:p>0,018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08" calcext:value-type="float">
            <text:p>0,017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08" calcext:value-type="float">
            <text:p>0,017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03" calcext:value-type="float">
            <text:p>0,019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81" calcext:value-type="float">
            <text:p>0,018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88" calcext:value-type="float">
            <text:p>0,018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52" calcext:value-type="float">
            <text:p>0,020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74" calcext:value-type="float">
            <text:p>0,019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45" calcext:value-type="float">
            <text:p>0,017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12" calcext:value-type="float">
            <text:p>0,018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59" calcext:value-type="float">
            <text:p>0,017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5" calcext:value-type="float">
            <text:p>0,01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94" calcext:value-type="float">
            <text:p>0,017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78" calcext:value-type="float">
            <text:p>0,017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233" calcext:value-type="float">
            <text:p>0,017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74" calcext:value-type="float">
            <text:p>0,01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79" calcext:value-type="float">
            <text:p>0,018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79" calcext:value-type="float">
            <text:p>0,01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83" calcext:value-type="float">
            <text:p>0,018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568" calcext:value-type="float">
            <text:p>0,017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6957" calcext:value-type="float">
            <text:p>0,016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23" calcext:value-type="float">
            <text:p>0,020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4" calcext:value-type="float">
            <text:p>0,01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527" calcext:value-type="float">
            <text:p>0,017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04" calcext:value-type="float">
            <text:p>0,018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76" calcext:value-type="float">
            <text:p>0,018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2" calcext:value-type="float">
            <text:p>0,017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67" calcext:value-type="float">
            <text:p>0,019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69" calcext:value-type="float">
            <text:p>0,018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3" calcext:value-type="float">
            <text:p>0,017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283" calcext:value-type="float">
            <text:p>0,019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36" calcext:value-type="float">
            <text:p>0,018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7" calcext:value-type="float">
            <text:p>0,01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9" calcext:value-type="float">
            <text:p>0,01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12" calcext:value-type="float">
            <text:p>0,018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11" calcext:value-type="float">
            <text:p>0,018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52" calcext:value-type="float">
            <text:p>0,018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18" calcext:value-type="float">
            <text:p>0,018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09" calcext:value-type="float">
            <text:p>0,017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76" calcext:value-type="float">
            <text:p>0,019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2" calcext:value-type="float">
            <text:p>0,017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77" calcext:value-type="float">
            <text:p>0,018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65" calcext:value-type="float">
            <text:p>0,019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41" calcext:value-type="float">
            <text:p>0,018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69" calcext:value-type="float">
            <text:p>0,017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09" calcext:value-type="float">
            <text:p>0,019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24" calcext:value-type="float">
            <text:p>0,017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44" calcext:value-type="float">
            <text:p>0,017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74" calcext:value-type="float">
            <text:p>0,018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42" calcext:value-type="float">
            <text:p>0,017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03" calcext:value-type="float">
            <text:p>0,018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628" calcext:value-type="float">
            <text:p>0,020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526" calcext:value-type="float">
            <text:p>0,019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" calcext:value-type="float">
            <text:p>0,0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18" calcext:value-type="float">
            <text:p>0,018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34" calcext:value-type="float">
            <text:p>0,017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34" calcext:value-type="float">
            <text:p>0,017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33" calcext:value-type="float">
            <text:p>0,018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53" calcext:value-type="float">
            <text:p>0,018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9" calcext:value-type="float">
            <text:p>0,01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89" calcext:value-type="float">
            <text:p>0,018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27" calcext:value-type="float">
            <text:p>0,017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3" calcext:value-type="float">
            <text:p>0,01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48" calcext:value-type="float">
            <text:p>0,018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4" calcext:value-type="float">
            <text:p>0,01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88" calcext:value-type="float">
            <text:p>0,017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595" calcext:value-type="float">
            <text:p>0,019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897" calcext:value-type="float">
            <text:p>0,019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512" calcext:value-type="float">
            <text:p>0,019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49" calcext:value-type="float">
            <text:p>0,020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66" calcext:value-type="float">
            <text:p>0,019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44" calcext:value-type="float">
            <text:p>0,018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76" calcext:value-type="float">
            <text:p>0,018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15" calcext:value-type="float">
            <text:p>0,018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38" calcext:value-type="float">
            <text:p>0,017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99" calcext:value-type="float">
            <text:p>0,018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4" calcext:value-type="float">
            <text:p>0,01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24" calcext:value-type="float">
            <text:p>0,017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38" calcext:value-type="float">
            <text:p>0,018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33" calcext:value-type="float">
            <text:p>0,018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" calcext:value-type="float">
            <text:p>0,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27" calcext:value-type="float">
            <text:p>0,018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946" calcext:value-type="float">
            <text:p>0,019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27" calcext:value-type="float">
            <text:p>0,019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845" calcext:value-type="float">
            <text:p>0,018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18" calcext:value-type="float">
            <text:p>0,019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677" calcext:value-type="float">
            <text:p>0,019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01" calcext:value-type="float">
            <text:p>0,017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35" calcext:value-type="float">
            <text:p>0,018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49" calcext:value-type="float">
            <text:p>0,017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65" calcext:value-type="float">
            <text:p>0,017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957" calcext:value-type="float">
            <text:p>0,018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44" calcext:value-type="float">
            <text:p>0,018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12" calcext:value-type="float">
            <text:p>0,017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036" calcext:value-type="float">
            <text:p>0,018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86" calcext:value-type="float">
            <text:p>0,018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71" calcext:value-type="float">
            <text:p>0,018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546" calcext:value-type="float">
            <text:p>0,019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428" calcext:value-type="float">
            <text:p>0,019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61" calcext:value-type="float">
            <text:p>0,018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20377" calcext:value-type="float">
            <text:p>0,020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9397" calcext:value-type="float">
            <text:p>0,019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641" calcext:value-type="float">
            <text:p>0,018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69" calcext:value-type="float">
            <text:p>0,018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34" calcext:value-type="float">
            <text:p>0,018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466" calcext:value-type="float">
            <text:p>0,04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7662" calcext:value-type="float">
            <text:p>0,047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994" calcext:value-type="float">
            <text:p>0,046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54" calcext:value-type="float">
            <text:p>0,040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68" calcext:value-type="float">
            <text:p>0,042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294" calcext:value-type="float">
            <text:p>0,041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19" calcext:value-type="float">
            <text:p>0,039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284" calcext:value-type="float">
            <text:p>0,040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26" calcext:value-type="float">
            <text:p>0,039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66" calcext:value-type="float">
            <text:p>0,038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976" calcext:value-type="float">
            <text:p>0,040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53" calcext:value-type="float">
            <text:p>0,039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48" calcext:value-type="float">
            <text:p>0,039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14" calcext:value-type="float">
            <text:p>0,041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691" calcext:value-type="float">
            <text:p>0,040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47" calcext:value-type="float">
            <text:p>0,039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2" calcext:value-type="float">
            <text:p>0,04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685" calcext:value-type="float">
            <text:p>0,043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97" calcext:value-type="float">
            <text:p>0,041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07" calcext:value-type="float">
            <text:p>0,042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63" calcext:value-type="float">
            <text:p>0,039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71" calcext:value-type="float">
            <text:p>0,039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93" calcext:value-type="float">
            <text:p>0,041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353" calcext:value-type="float">
            <text:p>0,039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02" calcext:value-type="float">
            <text:p>0,038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45" calcext:value-type="float">
            <text:p>0,040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87" calcext:value-type="float">
            <text:p>0,041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07" calcext:value-type="float">
            <text:p>0,039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4311" calcext:value-type="float">
            <text:p>0,044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09" calcext:value-type="float">
            <text:p>0,038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4" calcext:value-type="float">
            <text:p>0,03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91" calcext:value-type="float">
            <text:p>0,041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45" calcext:value-type="float">
            <text:p>0,038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988" calcext:value-type="float">
            <text:p>0,039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18" calcext:value-type="float">
            <text:p>0,041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19" calcext:value-type="float">
            <text:p>0,039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65" calcext:value-type="float">
            <text:p>0,039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35" calcext:value-type="float">
            <text:p>0,04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24" calcext:value-type="float">
            <text:p>0,038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96" calcext:value-type="float">
            <text:p>0,039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23" calcext:value-type="float">
            <text:p>0,041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97" calcext:value-type="float">
            <text:p>0,038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71" calcext:value-type="float">
            <text:p>0,039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16" calcext:value-type="float">
            <text:p>0,04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85" calcext:value-type="float">
            <text:p>0,03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27" calcext:value-type="float">
            <text:p>0,03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098" calcext:value-type="float">
            <text:p>0,041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26" calcext:value-type="float">
            <text:p>0,039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55" calcext:value-type="float">
            <text:p>0,038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104" calcext:value-type="float">
            <text:p>0,041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31" calcext:value-type="float">
            <text:p>0,038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4" calcext:value-type="float">
            <text:p>0,03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95" calcext:value-type="float">
            <text:p>0,039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67" calcext:value-type="float">
            <text:p>0,038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82" calcext:value-type="float">
            <text:p>0,039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53" calcext:value-type="float">
            <text:p>0,042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62" calcext:value-type="float">
            <text:p>0,039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235" calcext:value-type="float">
            <text:p>0,039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97" calcext:value-type="float">
            <text:p>0,03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686" calcext:value-type="float">
            <text:p>0,038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47" calcext:value-type="float">
            <text:p>0,038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514" calcext:value-type="float">
            <text:p>0,040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71" calcext:value-type="float">
            <text:p>0,038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31" calcext:value-type="float">
            <text:p>0,038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608" calcext:value-type="float">
            <text:p>0,040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7" calcext:value-type="float">
            <text:p>0,03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19" calcext:value-type="float">
            <text:p>0,038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09" calcext:value-type="float">
            <text:p>0,040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9" calcext:value-type="float">
            <text:p>0,03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268" calcext:value-type="float">
            <text:p>0,046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101" calcext:value-type="float">
            <text:p>0,046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13" calcext:value-type="float">
            <text:p>0,039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13" calcext:value-type="float">
            <text:p>0,038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48" calcext:value-type="float">
            <text:p>0,03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3" calcext:value-type="float">
            <text:p>0,03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33" calcext:value-type="float">
            <text:p>0,039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41" calcext:value-type="float">
            <text:p>0,04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25" calcext:value-type="float">
            <text:p>0,038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23" calcext:value-type="float">
            <text:p>0,038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314" calcext:value-type="float">
            <text:p>0,040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036" calcext:value-type="float">
            <text:p>0,038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9" calcext:value-type="float">
            <text:p>0,03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995" calcext:value-type="float">
            <text:p>0,039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46" calcext:value-type="float">
            <text:p>0,038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948" calcext:value-type="float">
            <text:p>0,040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4" calcext:value-type="float">
            <text:p>0,03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024" calcext:value-type="float">
            <text:p>0,038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976" calcext:value-type="float">
            <text:p>0,039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83" calcext:value-type="float">
            <text:p>0,039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03" calcext:value-type="float">
            <text:p>0,038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72" calcext:value-type="float">
            <text:p>0,038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45" calcext:value-type="float">
            <text:p>0,039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78" calcext:value-type="float">
            <text:p>0,038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68" calcext:value-type="float">
            <text:p>0,039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79" calcext:value-type="float">
            <text:p>0,039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524" calcext:value-type="float">
            <text:p>0,038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98" calcext:value-type="float">
            <text:p>0,038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47" calcext:value-type="float">
            <text:p>0,039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89" calcext:value-type="float">
            <text:p>0,037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77" calcext:value-type="float">
            <text:p>0,038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7" calcext:value-type="float">
            <text:p>0,04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78" calcext:value-type="float">
            <text:p>0,038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13" calcext:value-type="float">
            <text:p>0,039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64" calcext:value-type="float">
            <text:p>0,039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032" calcext:value-type="float">
            <text:p>0,038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655" calcext:value-type="float">
            <text:p>0,042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685" calcext:value-type="float">
            <text:p>0,043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803" calcext:value-type="float">
            <text:p>0,037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79" calcext:value-type="float">
            <text:p>0,038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129" calcext:value-type="float">
            <text:p>0,040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88" calcext:value-type="float">
            <text:p>0,03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12" calcext:value-type="float">
            <text:p>0,038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49" calcext:value-type="float">
            <text:p>0,039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33" calcext:value-type="float">
            <text:p>0,038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14" calcext:value-type="float">
            <text:p>0,038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16" calcext:value-type="float">
            <text:p>0,039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167" calcext:value-type="float">
            <text:p>0,037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73" calcext:value-type="float">
            <text:p>0,03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62" calcext:value-type="float">
            <text:p>0,039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27" calcext:value-type="float">
            <text:p>0,041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06" calcext:value-type="float">
            <text:p>0,039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68" calcext:value-type="float">
            <text:p>0,04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24" calcext:value-type="float">
            <text:p>0,037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48" calcext:value-type="float">
            <text:p>0,038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08" calcext:value-type="float">
            <text:p>0,039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024" calcext:value-type="float">
            <text:p>0,037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61" calcext:value-type="float">
            <text:p>0,038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73" calcext:value-type="float">
            <text:p>0,039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02" calcext:value-type="float">
            <text:p>0,037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38" calcext:value-type="float">
            <text:p>0,037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72" calcext:value-type="float">
            <text:p>0,04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471" calcext:value-type="float">
            <text:p>0,041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51" calcext:value-type="float">
            <text:p>0,039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81" calcext:value-type="float">
            <text:p>0,039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684" calcext:value-type="float">
            <text:p>0,03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069" calcext:value-type="float">
            <text:p>0,038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79" calcext:value-type="float">
            <text:p>0,039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557" calcext:value-type="float">
            <text:p>0,037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15" calcext:value-type="float">
            <text:p>0,038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68" calcext:value-type="float">
            <text:p>0,039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6858" calcext:value-type="float">
            <text:p>0,036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536" calcext:value-type="float">
            <text:p>0,043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15" calcext:value-type="float">
            <text:p>0,04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894" calcext:value-type="float">
            <text:p>0,037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91" calcext:value-type="float">
            <text:p>0,039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071" calcext:value-type="float">
            <text:p>0,037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54" calcext:value-type="float">
            <text:p>0,038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55" calcext:value-type="float">
            <text:p>0,039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188" calcext:value-type="float">
            <text:p>0,037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793" calcext:value-type="float">
            <text:p>0,037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89" calcext:value-type="float">
            <text:p>0,039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6623" calcext:value-type="float">
            <text:p>0,036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066" calcext:value-type="float">
            <text:p>0,043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09" calcext:value-type="float">
            <text:p>0,041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38" calcext:value-type="float">
            <text:p>0,038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087" calcext:value-type="float">
            <text:p>0,046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242" calcext:value-type="float">
            <text:p>0,041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13" calcext:value-type="float">
            <text:p>0,038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88" calcext:value-type="float">
            <text:p>0,038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32" calcext:value-type="float">
            <text:p>0,039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7" calcext:value-type="float">
            <text:p>0,0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671" calcext:value-type="float">
            <text:p>0,038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88" calcext:value-type="float">
            <text:p>0,040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043" calcext:value-type="float">
            <text:p>0,037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56" calcext:value-type="float">
            <text:p>0,038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97" calcext:value-type="float">
            <text:p>0,039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22" calcext:value-type="float">
            <text:p>0,037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289" calcext:value-type="float">
            <text:p>0,042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379" calcext:value-type="float">
            <text:p>0,040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64" calcext:value-type="float">
            <text:p>0,040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02" calcext:value-type="float">
            <text:p>0,039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674" calcext:value-type="float">
            <text:p>0,043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623" calcext:value-type="float">
            <text:p>0,037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95" calcext:value-type="float">
            <text:p>0,037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27" calcext:value-type="float">
            <text:p>0,039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607" calcext:value-type="float">
            <text:p>0,037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664" calcext:value-type="float">
            <text:p>0,038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69" calcext:value-type="float">
            <text:p>0,039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479" calcext:value-type="float">
            <text:p>0,037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65" calcext:value-type="float">
            <text:p>0,03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16" calcext:value-type="float">
            <text:p>0,04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147" calcext:value-type="float">
            <text:p>0,037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95" calcext:value-type="float">
            <text:p>0,038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2" calcext:value-type="float">
            <text:p>0,03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779" calcext:value-type="float">
            <text:p>0,037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23" calcext:value-type="float">
            <text:p>0,038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63" calcext:value-type="float">
            <text:p>0,039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01" calcext:value-type="float">
            <text:p>0,038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13" calcext:value-type="float">
            <text:p>0,038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1" calcext:value-type="float">
            <text:p>0,04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72" calcext:value-type="float">
            <text:p>0,037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81" calcext:value-type="float">
            <text:p>0,038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34" calcext:value-type="float">
            <text:p>0,03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866" calcext:value-type="float">
            <text:p>0,037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555" calcext:value-type="float">
            <text:p>0,038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35" calcext:value-type="float">
            <text:p>0,039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52" calcext:value-type="float">
            <text:p>0,038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19" calcext:value-type="float">
            <text:p>0,038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858" calcext:value-type="float">
            <text:p>0,039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478" calcext:value-type="float">
            <text:p>0,037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33" calcext:value-type="float">
            <text:p>0,040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93" calcext:value-type="float">
            <text:p>0,039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27" calcext:value-type="float">
            <text:p>0,03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98" calcext:value-type="float">
            <text:p>0,038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47" calcext:value-type="float">
            <text:p>0,038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209" calcext:value-type="float">
            <text:p>0,037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621" calcext:value-type="float">
            <text:p>0,039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626" calcext:value-type="float">
            <text:p>0,040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46" calcext:value-type="float">
            <text:p>0,039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49" calcext:value-type="float">
            <text:p>0,039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037" calcext:value-type="float">
            <text:p>0,041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32" calcext:value-type="float">
            <text:p>0,038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65" calcext:value-type="float">
            <text:p>0,039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394" calcext:value-type="float">
            <text:p>0,039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835" calcext:value-type="float">
            <text:p>0,037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568" calcext:value-type="float">
            <text:p>0,038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961" calcext:value-type="float">
            <text:p>0,039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88" calcext:value-type="float">
            <text:p>0,03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7" calcext:value-type="float">
            <text:p>0,03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389" calcext:value-type="float">
            <text:p>0,039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88" calcext:value-type="float">
            <text:p>0,038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57" calcext:value-type="float">
            <text:p>0,038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552" calcext:value-type="float">
            <text:p>0,038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083" calcext:value-type="float">
            <text:p>0,037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369" calcext:value-type="float">
            <text:p>0,039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958" calcext:value-type="float">
            <text:p>0,037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078" calcext:value-type="float">
            <text:p>0,037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51" calcext:value-type="float">
            <text:p>0,041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436" calcext:value-type="float">
            <text:p>0,042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89" calcext:value-type="float">
            <text:p>0,038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82" calcext:value-type="float">
            <text:p>0,038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415" calcext:value-type="float">
            <text:p>0,043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06" calcext:value-type="float">
            <text:p>0,038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33" calcext:value-type="float">
            <text:p>0,039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558" calcext:value-type="float">
            <text:p>0,039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144" calcext:value-type="float">
            <text:p>0,038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72" calcext:value-type="float">
            <text:p>0,038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412" calcext:value-type="float">
            <text:p>0,039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99" calcext:value-type="float">
            <text:p>0,038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77" calcext:value-type="float">
            <text:p>0,038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21" calcext:value-type="float">
            <text:p>0,040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514" calcext:value-type="float">
            <text:p>0,037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54" calcext:value-type="float">
            <text:p>0,039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754" calcext:value-type="float">
            <text:p>0,039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82" calcext:value-type="float">
            <text:p>0,038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" calcext:value-type="float">
            <text:p>0,0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17" calcext:value-type="float">
            <text:p>0,038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357" calcext:value-type="float">
            <text:p>0,037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44" calcext:value-type="float">
            <text:p>0,038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009" calcext:value-type="float">
            <text:p>0,039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274" calcext:value-type="float">
            <text:p>0,037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585" calcext:value-type="float">
            <text:p>0,038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228" calcext:value-type="float">
            <text:p>0,039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249" calcext:value-type="float">
            <text:p>0,037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635" calcext:value-type="float">
            <text:p>0,042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507" calcext:value-type="float">
            <text:p>0,043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416" calcext:value-type="float">
            <text:p>0,037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383" calcext:value-type="float">
            <text:p>0,039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6" calcext:value-type="float">
            <text:p>0,03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525" calcext:value-type="float">
            <text:p>0,037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711" calcext:value-type="float">
            <text:p>0,037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1037" calcext:value-type="float">
            <text:p>0,041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317" calcext:value-type="float">
            <text:p>0,037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366" calcext:value-type="float">
            <text:p>0,038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889" calcext:value-type="float">
            <text:p>0,038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792" calcext:value-type="float">
            <text:p>0,037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24" calcext:value-type="float">
            <text:p>0,038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747" calcext:value-type="float">
            <text:p>0,038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6645" calcext:value-type="float">
            <text:p>0,036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39" calcext:value-type="float">
            <text:p>0,042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807" calcext:value-type="float">
            <text:p>0,040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225" calcext:value-type="float">
            <text:p>0,038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9183" calcext:value-type="float">
            <text:p>0,039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0332" calcext:value-type="float">
            <text:p>0,04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001" calcext:value-type="float">
            <text:p>0,042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654" calcext:value-type="float">
            <text:p>0,038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928" calcext:value-type="float">
            <text:p>0,038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7624" calcext:value-type="float">
            <text:p>0,037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38485" calcext:value-type="float">
            <text:p>0,038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823" calcext:value-type="float">
            <text:p>0,046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7557" calcext:value-type="float">
            <text:p>0,047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3" calcext:value-type="float">
            <text:p>0,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66687" calcext:value-type="float">
            <text:p>0,066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64076" calcext:value-type="float">
            <text:p>0,064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4731" calcext:value-type="float">
            <text:p>0,044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63936" calcext:value-type="float">
            <text:p>0,063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5" calcext:value-type="float">
            <text:p>0,0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4209" calcext:value-type="float">
            <text:p>0,044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50564" calcext:value-type="float">
            <text:p>0,050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852" calcext:value-type="float">
            <text:p>0,046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8219" calcext:value-type="float">
            <text:p>0,048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2981" calcext:value-type="float">
            <text:p>0,042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4764" calcext:value-type="float">
            <text:p>0,04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79" calcext:value-type="float">
            <text:p>0,04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56917" calcext:value-type="float">
            <text:p>0,056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965" calcext:value-type="float">
            <text:p>0,04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659" calcext:value-type="float">
            <text:p>0,04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3643" calcext:value-type="float">
            <text:p>0,043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45698" calcext:value-type="float">
            <text:p>0,045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50459" calcext:value-type="float">
            <text:p>0,050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2895" calcext:value-type="float">
            <text:p>0,172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872" calcext:value-type="float">
            <text:p>0,162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7782" calcext:value-type="float">
            <text:p>0,167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6886" calcext:value-type="float">
            <text:p>0,176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5533" calcext:value-type="float">
            <text:p>0,155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1528" calcext:value-type="float">
            <text:p>0,161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7928" calcext:value-type="float">
            <text:p>0,157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583" calcext:value-type="float">
            <text:p>0,141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139" calcext:value-type="float">
            <text:p>0,146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424" calcext:value-type="float">
            <text:p>0,144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706" calcext:value-type="float">
            <text:p>0,135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175" calcext:value-type="float">
            <text:p>0,140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7098" calcext:value-type="float">
            <text:p>0,147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21" calcext:value-type="float">
            <text:p>0,13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251" calcext:value-type="float">
            <text:p>0,138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67" calcext:value-type="float">
            <text:p>0,13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939" calcext:value-type="float">
            <text:p>0,137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083" calcext:value-type="float">
            <text:p>0,141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9177" calcext:value-type="float">
            <text:p>0,189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588" calcext:value-type="float">
            <text:p>0,134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917" calcext:value-type="float">
            <text:p>0,142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12" calcext:value-type="float">
            <text:p>0,14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676" calcext:value-type="float">
            <text:p>0,132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178" calcext:value-type="float">
            <text:p>0,139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361" calcext:value-type="float">
            <text:p>0,135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275" calcext:value-type="float">
            <text:p>0,132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468" calcext:value-type="float">
            <text:p>0,139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308" calcext:value-type="float">
            <text:p>0,138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139" calcext:value-type="float">
            <text:p>0,135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194" calcext:value-type="float">
            <text:p>0,156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417" calcext:value-type="float">
            <text:p>0,139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741" calcext:value-type="float">
            <text:p>0,137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494" calcext:value-type="float">
            <text:p>0,137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912" calcext:value-type="float">
            <text:p>0,139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194" calcext:value-type="float">
            <text:p>0,130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606" calcext:value-type="float">
            <text:p>0,135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879" calcext:value-type="float">
            <text:p>0,136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525" calcext:value-type="float">
            <text:p>0,127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948" calcext:value-type="float">
            <text:p>0,132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018" calcext:value-type="float">
            <text:p>0,135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917" calcext:value-type="float">
            <text:p>0,132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341" calcext:value-type="float">
            <text:p>0,138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212" calcext:value-type="float">
            <text:p>0,142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588" calcext:value-type="float">
            <text:p>0,128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992" calcext:value-type="float">
            <text:p>0,134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994" calcext:value-type="float">
            <text:p>0,134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329" calcext:value-type="float">
            <text:p>0,131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822" calcext:value-type="float">
            <text:p>0,135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021" calcext:value-type="float">
            <text:p>0,137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895" calcext:value-type="float">
            <text:p>0,128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028" calcext:value-type="float">
            <text:p>0,135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973" calcext:value-type="float">
            <text:p>0,138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9295" calcext:value-type="float">
            <text:p>0,149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912" calcext:value-type="float">
            <text:p>0,136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554" calcext:value-type="float">
            <text:p>0,140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794" calcext:value-type="float">
            <text:p>0,134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537" calcext:value-type="float">
            <text:p>0,141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669" calcext:value-type="float">
            <text:p>0,139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763" calcext:value-type="float">
            <text:p>0,134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764" calcext:value-type="float">
            <text:p>0,139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172" calcext:value-type="float">
            <text:p>0,156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767" calcext:value-type="float">
            <text:p>0,156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3427" calcext:value-type="float">
            <text:p>0,223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4164" calcext:value-type="float">
            <text:p>0,174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472" calcext:value-type="float">
            <text:p>0,162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7692" calcext:value-type="float">
            <text:p>0,157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7567" calcext:value-type="float">
            <text:p>0,157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698" calcext:value-type="float">
            <text:p>0,145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949" calcext:value-type="float">
            <text:p>0,145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944" calcext:value-type="float">
            <text:p>0,14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495" calcext:value-type="float">
            <text:p>0,141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915" calcext:value-type="float">
            <text:p>0,139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574" calcext:value-type="float">
            <text:p>0,142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163" calcext:value-type="float">
            <text:p>0,136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753" calcext:value-type="float">
            <text:p>0,153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532" calcext:value-type="float">
            <text:p>0,138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5152" calcext:value-type="float">
            <text:p>0,165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58" calcext:value-type="float">
            <text:p>0,13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227" calcext:value-type="float">
            <text:p>0,160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248" calcext:value-type="float">
            <text:p>0,136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008" calcext:value-type="float">
            <text:p>0,136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031" calcext:value-type="float">
            <text:p>0,140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213" calcext:value-type="float">
            <text:p>0,132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357" calcext:value-type="float">
            <text:p>0,135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646" calcext:value-type="float">
            <text:p>0,140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976" calcext:value-type="float">
            <text:p>0,134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227" calcext:value-type="float">
            <text:p>0,139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632" calcext:value-type="float">
            <text:p>0,139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672" calcext:value-type="float">
            <text:p>0,131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745" calcext:value-type="float">
            <text:p>0,145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47" calcext:value-type="float">
            <text:p>0,14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178" calcext:value-type="float">
            <text:p>0,145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5493" calcext:value-type="float">
            <text:p>0,165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0953" calcext:value-type="float">
            <text:p>0,150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7628" calcext:value-type="float">
            <text:p>0,167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538" calcext:value-type="float">
            <text:p>0,144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3279" calcext:value-type="float">
            <text:p>0,253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3778" calcext:value-type="float">
            <text:p>0,203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7809" calcext:value-type="float">
            <text:p>0,207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3875" calcext:value-type="float">
            <text:p>0,183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4064" calcext:value-type="float">
            <text:p>0,164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197" calcext:value-type="float">
            <text:p>0,163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4361" calcext:value-type="float">
            <text:p>0,164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2759" calcext:value-type="float">
            <text:p>0,152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8301" calcext:value-type="float">
            <text:p>0,158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1498" calcext:value-type="float">
            <text:p>0,171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7795" calcext:value-type="float">
            <text:p>0,257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688" calcext:value-type="float">
            <text:p>0,146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876" calcext:value-type="float">
            <text:p>0,143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296" calcext:value-type="float">
            <text:p>0,136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3363" calcext:value-type="float">
            <text:p>0,183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912" calcext:value-type="float">
            <text:p>0,143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169" calcext:value-type="float">
            <text:p>0,156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655" calcext:value-type="float">
            <text:p>0,146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173" calcext:value-type="float">
            <text:p>0,160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4019" calcext:value-type="float">
            <text:p>0,154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011" calcext:value-type="float">
            <text:p>0,141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9136" calcext:value-type="float">
            <text:p>0,169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489" calcext:value-type="float">
            <text:p>0,141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315" calcext:value-type="float">
            <text:p>0,148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227" calcext:value-type="float">
            <text:p>0,146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511" calcext:value-type="float">
            <text:p>0,140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9884" calcext:value-type="float">
            <text:p>0,149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0128" calcext:value-type="float">
            <text:p>0,150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134" calcext:value-type="float">
            <text:p>0,134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7408" calcext:value-type="float">
            <text:p>0,147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342" calcext:value-type="float">
            <text:p>0,142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573" calcext:value-type="float">
            <text:p>0,130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077" calcext:value-type="float">
            <text:p>0,136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227" calcext:value-type="float">
            <text:p>0,139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29" calcext:value-type="float">
            <text:p>0,13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2441" calcext:value-type="float">
            <text:p>0,15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755" calcext:value-type="float">
            <text:p>0,140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7769" calcext:value-type="float">
            <text:p>0,147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753" calcext:value-type="float">
            <text:p>0,136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4458" calcext:value-type="float">
            <text:p>0,154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386" calcext:value-type="float">
            <text:p>0,131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726" calcext:value-type="float">
            <text:p>0,134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4" calcext:value-type="float">
            <text:p>0,1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9585" calcext:value-type="float">
            <text:p>0,129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977" calcext:value-type="float">
            <text:p>0,133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421" calcext:value-type="float">
            <text:p>0,145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89" calcext:value-type="float">
            <text:p>0,13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164" calcext:value-type="float">
            <text:p>0,137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796" calcext:value-type="float">
            <text:p>0,136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882" calcext:value-type="float">
            <text:p>0,13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039" calcext:value-type="float">
            <text:p>0,135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305" calcext:value-type="float">
            <text:p>0,138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218" calcext:value-type="float">
            <text:p>0,131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382" calcext:value-type="float">
            <text:p>0,166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572" calcext:value-type="float">
            <text:p>0,137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489" calcext:value-type="float">
            <text:p>0,166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104" calcext:value-type="float">
            <text:p>0,134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1451" calcext:value-type="float">
            <text:p>0,171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817" calcext:value-type="float">
            <text:p>0,130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491" calcext:value-type="float">
            <text:p>0,137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896" calcext:value-type="float">
            <text:p>0,140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305" calcext:value-type="float">
            <text:p>0,139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917" calcext:value-type="float">
            <text:p>0,139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914" calcext:value-type="float">
            <text:p>0,142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338" calcext:value-type="float">
            <text:p>0,136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538" calcext:value-type="float">
            <text:p>0,142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239" calcext:value-type="float">
            <text:p>0,146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9966" calcext:value-type="float">
            <text:p>0,129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517" calcext:value-type="float">
            <text:p>0,139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933" calcext:value-type="float">
            <text:p>0,142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775" calcext:value-type="float">
            <text:p>0,128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4491" calcext:value-type="float">
            <text:p>0,154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216" calcext:value-type="float">
            <text:p>0,135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253" calcext:value-type="float">
            <text:p>0,132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245" calcext:value-type="float">
            <text:p>0,144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638" calcext:value-type="float">
            <text:p>0,13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004" calcext:value-type="float">
            <text:p>0,128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725" calcext:value-type="float">
            <text:p>0,170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129" calcext:value-type="float">
            <text:p>0,135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905" calcext:value-type="float">
            <text:p>0,132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3969" calcext:value-type="float">
            <text:p>0,193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847" calcext:value-type="float">
            <text:p>0,139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4086" calcext:value-type="float">
            <text:p>0,154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5085" calcext:value-type="float">
            <text:p>0,16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982" calcext:value-type="float">
            <text:p>0,134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45" calcext:value-type="float">
            <text:p>0,16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521" calcext:value-type="float">
            <text:p>0,133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152" calcext:value-type="float">
            <text:p>0,166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137" calcext:value-type="float">
            <text:p>0,128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147" calcext:value-type="float">
            <text:p>0,134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557" calcext:value-type="float">
            <text:p>0,135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9" calcext:value-type="float">
            <text:p>0,1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661" calcext:value-type="float">
            <text:p>0,132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086" calcext:value-type="float">
            <text:p>0,136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845" calcext:value-type="float">
            <text:p>0,128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38" calcext:value-type="float">
            <text:p>0,13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382" calcext:value-type="float">
            <text:p>0,134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179" calcext:value-type="float">
            <text:p>0,135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257" calcext:value-type="float">
            <text:p>0,146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185" calcext:value-type="float">
            <text:p>0,156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8089" calcext:value-type="float">
            <text:p>0,168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298" calcext:value-type="float">
            <text:p>0,137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445" calcext:value-type="float">
            <text:p>0,153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6048" calcext:value-type="float">
            <text:p>0,126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5" calcext:value-type="float">
            <text:p>0,1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163" calcext:value-type="float">
            <text:p>0,137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202" calcext:value-type="float">
            <text:p>0,130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363" calcext:value-type="float">
            <text:p>0,133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722" calcext:value-type="float">
            <text:p>0,136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388" calcext:value-type="float">
            <text:p>0,131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98" calcext:value-type="float">
            <text:p>0,13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743" calcext:value-type="float">
            <text:p>0,135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794" calcext:value-type="float">
            <text:p>0,130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266" calcext:value-type="float">
            <text:p>0,144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497" calcext:value-type="float">
            <text:p>0,134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798" calcext:value-type="float">
            <text:p>0,141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1765" calcext:value-type="float">
            <text:p>0,161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34" calcext:value-type="float">
            <text:p>0,14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217" calcext:value-type="float">
            <text:p>0,146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138" calcext:value-type="float">
            <text:p>0,135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7634" calcext:value-type="float">
            <text:p>0,157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9981" calcext:value-type="float">
            <text:p>0,129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494" calcext:value-type="float">
            <text:p>0,133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801" calcext:value-type="float">
            <text:p>0,14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736" calcext:value-type="float">
            <text:p>0,127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24" calcext:value-type="float">
            <text:p>0,13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175" calcext:value-type="float">
            <text:p>0,133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721" calcext:value-type="float">
            <text:p>0,127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006" calcext:value-type="float">
            <text:p>0,131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892" calcext:value-type="float">
            <text:p>0,135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265" calcext:value-type="float">
            <text:p>0,128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476" calcext:value-type="float">
            <text:p>0,160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887" calcext:value-type="float">
            <text:p>0,137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8179" calcext:value-type="float">
            <text:p>0,158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561" calcext:value-type="float">
            <text:p>0,134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18" calcext:value-type="float">
            <text:p>0,16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5704" calcext:value-type="float">
            <text:p>0,125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032" calcext:value-type="float">
            <text:p>0,133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545" calcext:value-type="float">
            <text:p>0,135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517" calcext:value-type="float">
            <text:p>0,127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601" calcext:value-type="float">
            <text:p>0,130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861" calcext:value-type="float">
            <text:p>0,136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043" calcext:value-type="float">
            <text:p>0,130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103" calcext:value-type="float">
            <text:p>0,131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911" calcext:value-type="float">
            <text:p>0,135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866" calcext:value-type="float">
            <text:p>0,127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12" calcext:value-type="float">
            <text:p>0,1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7125" calcext:value-type="float">
            <text:p>0,167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477" calcext:value-type="float">
            <text:p>0,15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123" calcext:value-type="float">
            <text:p>0,162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6813" calcext:value-type="float">
            <text:p>0,136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638" calcext:value-type="float">
            <text:p>0,142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1082" calcext:value-type="float">
            <text:p>0,151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369" calcext:value-type="float">
            <text:p>0,141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915" calcext:value-type="float">
            <text:p>0,163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196" calcext:value-type="float">
            <text:p>0,140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006" calcext:value-type="float">
            <text:p>0,163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9261" calcext:value-type="float">
            <text:p>0,169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937" calcext:value-type="float">
            <text:p>0,131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7864" calcext:value-type="float">
            <text:p>0,167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832" calcext:value-type="float">
            <text:p>0,133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014" calcext:value-type="float">
            <text:p>0,131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0449" calcext:value-type="float">
            <text:p>0,190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6707" calcext:value-type="float">
            <text:p>0,126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939" calcext:value-type="float">
            <text:p>0,12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421" calcext:value-type="float">
            <text:p>0,148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348" calcext:value-type="float">
            <text:p>0,128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518" calcext:value-type="float">
            <text:p>0,132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279" calcext:value-type="float">
            <text:p>0,137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566" calcext:value-type="float">
            <text:p>0,127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833" calcext:value-type="float">
            <text:p>0,133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968" calcext:value-type="float">
            <text:p>0,135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7827" calcext:value-type="float">
            <text:p>0,127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456" calcext:value-type="float">
            <text:p>0,132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883" calcext:value-type="float">
            <text:p>0,133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948" calcext:value-type="float">
            <text:p>0,135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955" calcext:value-type="float">
            <text:p>0,153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047" calcext:value-type="float">
            <text:p>0,142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0231" calcext:value-type="float">
            <text:p>0,150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218" calcext:value-type="float">
            <text:p>0,133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5237" calcext:value-type="float">
            <text:p>0,155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468" calcext:value-type="float">
            <text:p>0,132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975" calcext:value-type="float">
            <text:p>0,131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66" calcext:value-type="float">
            <text:p>0,13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8174" calcext:value-type="float">
            <text:p>0,12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3713" calcext:value-type="float">
            <text:p>0,133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371" calcext:value-type="float">
            <text:p>0,134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9165" calcext:value-type="float">
            <text:p>0,129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264" calcext:value-type="float">
            <text:p>0,135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966" calcext:value-type="float">
            <text:p>0,134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078" calcext:value-type="float">
            <text:p>0,143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4437" calcext:value-type="float">
            <text:p>0,174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684" calcext:value-type="float">
            <text:p>0,135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929" calcext:value-type="float">
            <text:p>0,146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076" calcext:value-type="float">
            <text:p>0,15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2461" calcext:value-type="float">
            <text:p>0,152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597" calcext:value-type="float">
            <text:p>0,131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0587" calcext:value-type="float">
            <text:p>0,130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276" calcext:value-type="float">
            <text:p>0,15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6785" calcext:value-type="float">
            <text:p>0,12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044" calcext:value-type="float">
            <text:p>0,131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3704" calcext:value-type="float">
            <text:p>0,143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997" calcext:value-type="float">
            <text:p>0,13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8329" calcext:value-type="float">
            <text:p>0,138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3114" calcext:value-type="float">
            <text:p>0,233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6684" calcext:value-type="float">
            <text:p>0,236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4849" calcext:value-type="float">
            <text:p>0,234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143" calcext:value-type="float">
            <text:p>0,23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2041" calcext:value-type="float">
            <text:p>0,232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4456" calcext:value-type="float">
            <text:p>0,234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74589" calcext:value-type="float">
            <text:p>0,274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70976" calcext:value-type="float">
            <text:p>0,270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6633" calcext:value-type="float">
            <text:p>0,236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1527" calcext:value-type="float">
            <text:p>0,231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6728" calcext:value-type="float">
            <text:p>0,246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92364" calcext:value-type="float">
            <text:p>0,292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838" calcext:value-type="float">
            <text:p>0,228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1233" calcext:value-type="float">
            <text:p>0,231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6487" calcext:value-type="float">
            <text:p>0,246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735" calcext:value-type="float">
            <text:p>0,22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619" calcext:value-type="float">
            <text:p>0,226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473" calcext:value-type="float">
            <text:p>0,242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0968" calcext:value-type="float">
            <text:p>0,250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344" calcext:value-type="float">
            <text:p>0,215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193" calcext:value-type="float">
            <text:p>0,216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6" calcext:value-type="float">
            <text:p>0,2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091" calcext:value-type="float">
            <text:p>0,21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056" calcext:value-type="float">
            <text:p>0,226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7256" calcext:value-type="float">
            <text:p>0,227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43" calcext:value-type="float">
            <text:p>0,22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744" calcext:value-type="float">
            <text:p>0,224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6956" calcext:value-type="float">
            <text:p>0,246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376" calcext:value-type="float">
            <text:p>0,228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75" calcext:value-type="float">
            <text:p>0,25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77642" calcext:value-type="float">
            <text:p>0,277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88907" calcext:value-type="float">
            <text:p>0,288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931" calcext:value-type="float">
            <text:p>0,252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485" calcext:value-type="float">
            <text:p>0,220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676" calcext:value-type="float">
            <text:p>0,237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1092" calcext:value-type="float">
            <text:p>0,241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7707" calcext:value-type="float">
            <text:p>0,227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419" calcext:value-type="float">
            <text:p>0,221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966" calcext:value-type="float">
            <text:p>0,225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9843" calcext:value-type="float">
            <text:p>0,229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368" calcext:value-type="float">
            <text:p>0,218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086" calcext:value-type="float">
            <text:p>0,226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522" calcext:value-type="float">
            <text:p>0,252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176" calcext:value-type="float">
            <text:p>0,210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582" calcext:value-type="float">
            <text:p>0,218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657" calcext:value-type="float">
            <text:p>0,216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862" calcext:value-type="float">
            <text:p>0,210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639" calcext:value-type="float">
            <text:p>0,224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7861" calcext:value-type="float">
            <text:p>0,227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489" calcext:value-type="float">
            <text:p>0,219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0988" calcext:value-type="float">
            <text:p>0,23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471" calcext:value-type="float">
            <text:p>0,228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182" calcext:value-type="float">
            <text:p>0,222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96" calcext:value-type="float">
            <text:p>0,2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74835" calcext:value-type="float">
            <text:p>0,274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4126" calcext:value-type="float">
            <text:p>0,264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326" calcext:value-type="float">
            <text:p>0,222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4961" calcext:value-type="float">
            <text:p>0,234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183" calcext:value-type="float">
            <text:p>0,25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3142" calcext:value-type="float">
            <text:p>0,243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791" calcext:value-type="float">
            <text:p>0,22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088" calcext:value-type="float">
            <text:p>0,23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4616" calcext:value-type="float">
            <text:p>0,264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56" calcext:value-type="float">
            <text:p>0,22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905" calcext:value-type="float">
            <text:p>0,215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248" calcext:value-type="float">
            <text:p>0,228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693" calcext:value-type="float">
            <text:p>0,24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037" calcext:value-type="float">
            <text:p>0,209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406" calcext:value-type="float">
            <text:p>0,212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931" calcext:value-type="float">
            <text:p>0,213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162" calcext:value-type="float">
            <text:p>0,219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067" calcext:value-type="float">
            <text:p>0,225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247" calcext:value-type="float">
            <text:p>0,224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233" calcext:value-type="float">
            <text:p>0,218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921" calcext:value-type="float">
            <text:p>0,221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425" calcext:value-type="float">
            <text:p>0,225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96" calcext:value-type="float">
            <text:p>0,21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822" calcext:value-type="float">
            <text:p>0,226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5961" calcext:value-type="float">
            <text:p>0,265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4899" calcext:value-type="float">
            <text:p>0,244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9622" calcext:value-type="float">
            <text:p>0,229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025" calcext:value-type="float">
            <text:p>0,222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1627" calcext:value-type="float">
            <text:p>0,251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5779" calcext:value-type="float">
            <text:p>0,245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309" calcext:value-type="float">
            <text:p>0,22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56" calcext:value-type="float">
            <text:p>0,23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4568" calcext:value-type="float">
            <text:p>0,254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937" calcext:value-type="float">
            <text:p>0,222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628" calcext:value-type="float">
            <text:p>0,222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5973" calcext:value-type="float">
            <text:p>0,235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0088" calcext:value-type="float">
            <text:p>0,250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508" calcext:value-type="float">
            <text:p>0,237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325" calcext:value-type="float">
            <text:p>0,214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012" calcext:value-type="float">
            <text:p>0,217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414" calcext:value-type="float">
            <text:p>0,209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526" calcext:value-type="float">
            <text:p>0,212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638" calcext:value-type="float">
            <text:p>0,212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8359" calcext:value-type="float">
            <text:p>0,208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273" calcext:value-type="float">
            <text:p>0,211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754" calcext:value-type="float">
            <text:p>0,215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157" calcext:value-type="float">
            <text:p>0,242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811" calcext:value-type="float">
            <text:p>0,216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076" calcext:value-type="float">
            <text:p>0,216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034" calcext:value-type="float">
            <text:p>0,214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823" calcext:value-type="float">
            <text:p>0,21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015" calcext:value-type="float">
            <text:p>0,215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653" calcext:value-type="float">
            <text:p>0,209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168" calcext:value-type="float">
            <text:p>0,223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438" calcext:value-type="float">
            <text:p>0,228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209" calcext:value-type="float">
            <text:p>0,224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262" calcext:value-type="float">
            <text:p>0,226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377" calcext:value-type="float">
            <text:p>0,252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937" calcext:value-type="float">
            <text:p>0,242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935" calcext:value-type="float">
            <text:p>0,226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73417" calcext:value-type="float">
            <text:p>0,273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7501" calcext:value-type="float">
            <text:p>0,267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89" calcext:value-type="float">
            <text:p>0,23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245" calcext:value-type="float">
            <text:p>0,217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993" calcext:value-type="float">
            <text:p>0,225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4054" calcext:value-type="float">
            <text:p>0,254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7581" calcext:value-type="float">
            <text:p>0,227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14" calcext:value-type="float">
            <text:p>0,22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6408" calcext:value-type="float">
            <text:p>0,236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741" calcext:value-type="float">
            <text:p>0,221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841" calcext:value-type="float">
            <text:p>0,219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6833" calcext:value-type="float">
            <text:p>0,236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958" calcext:value-type="float">
            <text:p>0,222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041" calcext:value-type="float">
            <text:p>0,212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802" calcext:value-type="float">
            <text:p>0,212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945" calcext:value-type="float">
            <text:p>0,222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729" calcext:value-type="float">
            <text:p>0,20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835" calcext:value-type="float">
            <text:p>0,212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668" calcext:value-type="float">
            <text:p>0,214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8907" calcext:value-type="float">
            <text:p>0,208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284" calcext:value-type="float">
            <text:p>0,212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483" calcext:value-type="float">
            <text:p>0,215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8534" calcext:value-type="float">
            <text:p>0,208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141" calcext:value-type="float">
            <text:p>0,218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905" calcext:value-type="float">
            <text:p>0,214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291" calcext:value-type="float">
            <text:p>0,212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916" calcext:value-type="float">
            <text:p>0,213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402" calcext:value-type="float">
            <text:p>0,214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948" calcext:value-type="float">
            <text:p>0,215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655" calcext:value-type="float">
            <text:p>0,213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4778" calcext:value-type="float">
            <text:p>0,234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524" calcext:value-type="float">
            <text:p>0,212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131" calcext:value-type="float">
            <text:p>0,215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603" calcext:value-type="float">
            <text:p>0,237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8919" calcext:value-type="float">
            <text:p>0,208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213" calcext:value-type="float">
            <text:p>0,214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0216" calcext:value-type="float">
            <text:p>0,240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557" calcext:value-type="float">
            <text:p>0,216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985" calcext:value-type="float">
            <text:p>0,217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5767" calcext:value-type="float">
            <text:p>0,245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2428" calcext:value-type="float">
            <text:p>0,252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9251" calcext:value-type="float">
            <text:p>0,229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536" calcext:value-type="float">
            <text:p>0,224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80794" calcext:value-type="float">
            <text:p>0,280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0012" calcext:value-type="float">
            <text:p>0,250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358" calcext:value-type="float">
            <text:p>0,218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726" calcext:value-type="float">
            <text:p>0,219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107" calcext:value-type="float">
            <text:p>0,25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49" calcext:value-type="float">
            <text:p>0,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832" calcext:value-type="float">
            <text:p>0,211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126" calcext:value-type="float">
            <text:p>0,210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052" calcext:value-type="float">
            <text:p>0,23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915" calcext:value-type="float">
            <text:p>0,214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023" calcext:value-type="float">
            <text:p>0,211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602" calcext:value-type="float">
            <text:p>0,218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657" calcext:value-type="float">
            <text:p>0,212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7588" calcext:value-type="float">
            <text:p>0,207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1" calcext:value-type="float">
            <text:p>0,2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892" calcext:value-type="float">
            <text:p>0,214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159" calcext:value-type="float">
            <text:p>0,209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104" calcext:value-type="float">
            <text:p>0,216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215" calcext:value-type="float">
            <text:p>0,216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526" calcext:value-type="float">
            <text:p>0,210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424" calcext:value-type="float">
            <text:p>0,215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768" calcext:value-type="float">
            <text:p>0,214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785" calcext:value-type="float">
            <text:p>0,209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105" calcext:value-type="float">
            <text:p>0,216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8" calcext:value-type="float">
            <text:p>0,2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855" calcext:value-type="float">
            <text:p>0,22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667" calcext:value-type="float">
            <text:p>0,221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281" calcext:value-type="float">
            <text:p>0,226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102" calcext:value-type="float">
            <text:p>0,222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6188" calcext:value-type="float">
            <text:p>0,226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0462" calcext:value-type="float">
            <text:p>0,240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806" calcext:value-type="float">
            <text:p>0,218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168" calcext:value-type="float">
            <text:p>0,224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1063" calcext:value-type="float">
            <text:p>0,261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5957" calcext:value-type="float">
            <text:p>0,265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3336" calcext:value-type="float">
            <text:p>0,243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708" calcext:value-type="float">
            <text:p>0,218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5528" calcext:value-type="float">
            <text:p>0,235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5351" calcext:value-type="float">
            <text:p>0,25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585" calcext:value-type="float">
            <text:p>0,224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234" calcext:value-type="float">
            <text:p>0,220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275" calcext:value-type="float">
            <text:p>0,237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964" calcext:value-type="float">
            <text:p>0,21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453" calcext:value-type="float">
            <text:p>0,221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123" calcext:value-type="float">
            <text:p>0,224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8215" calcext:value-type="float">
            <text:p>0,248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864" calcext:value-type="float">
            <text:p>0,210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36" calcext:value-type="float">
            <text:p>0,21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931" calcext:value-type="float">
            <text:p>0,222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031" calcext:value-type="float">
            <text:p>0,212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615" calcext:value-type="float">
            <text:p>0,210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0143" calcext:value-type="float">
            <text:p>0,21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694" calcext:value-type="float">
            <text:p>0,212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807" calcext:value-type="float">
            <text:p>0,216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331" calcext:value-type="float">
            <text:p>0,214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497" calcext:value-type="float">
            <text:p>0,212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438" calcext:value-type="float">
            <text:p>0,216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8904" calcext:value-type="float">
            <text:p>0,238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398" calcext:value-type="float">
            <text:p>0,211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718" calcext:value-type="float">
            <text:p>0,216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0622" calcext:value-type="float">
            <text:p>0,250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753" calcext:value-type="float">
            <text:p>0,214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708" calcext:value-type="float">
            <text:p>0,221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5671" calcext:value-type="float">
            <text:p>0,255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9427" calcext:value-type="float">
            <text:p>0,249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625" calcext:value-type="float">
            <text:p>0,225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7288" calcext:value-type="float">
            <text:p>0,237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5035" calcext:value-type="float">
            <text:p>0,255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9497" calcext:value-type="float">
            <text:p>0,249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1506" calcext:value-type="float">
            <text:p>0,251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337271" calcext:value-type="float">
            <text:p>0,337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636" calcext:value-type="float">
            <text:p>0,213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661" calcext:value-type="float">
            <text:p>0,214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45" calcext:value-type="float">
            <text:p>0,21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024" calcext:value-type="float">
            <text:p>0,220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234" calcext:value-type="float">
            <text:p>0,225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751" calcext:value-type="float">
            <text:p>0,222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64" calcext:value-type="float">
            <text:p>0,21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9355" calcext:value-type="float">
            <text:p>0,229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511" calcext:value-type="float">
            <text:p>0,219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281" calcext:value-type="float">
            <text:p>0,220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4696" calcext:value-type="float">
            <text:p>0,244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9047" calcext:value-type="float">
            <text:p>0,209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899" calcext:value-type="float">
            <text:p>0,211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3141" calcext:value-type="float">
            <text:p>0,233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311" calcext:value-type="float">
            <text:p>0,217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125" calcext:value-type="float">
            <text:p>0,221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6009" calcext:value-type="float">
            <text:p>0,256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83" calcext:value-type="float">
            <text:p>0,24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11" calcext:value-type="float">
            <text:p>0,22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9923" calcext:value-type="float">
            <text:p>0,239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549" calcext:value-type="float">
            <text:p>0,25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3074" calcext:value-type="float">
            <text:p>0,253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4724" calcext:value-type="float">
            <text:p>0,244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126" calcext:value-type="float">
            <text:p>0,225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554" calcext:value-type="float">
            <text:p>0,212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386" calcext:value-type="float">
            <text:p>0,213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789" calcext:value-type="float">
            <text:p>0,221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222" calcext:value-type="float">
            <text:p>0,23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217" calcext:value-type="float">
            <text:p>0,222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742" calcext:value-type="float">
            <text:p>0,220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947" calcext:value-type="float">
            <text:p>0,220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285" calcext:value-type="float">
            <text:p>0,222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364" calcext:value-type="float">
            <text:p>0,223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985" calcext:value-type="float">
            <text:p>0,222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5743" calcext:value-type="float">
            <text:p>0,245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639" calcext:value-type="float">
            <text:p>0,219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466" calcext:value-type="float">
            <text:p>0,21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3767" calcext:value-type="float">
            <text:p>0,233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1017" calcext:value-type="float">
            <text:p>0,221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728" calcext:value-type="float">
            <text:p>0,212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53015" calcext:value-type="float">
            <text:p>0,253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9328" calcext:value-type="float">
            <text:p>0,229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383" calcext:value-type="float">
            <text:p>0,215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585" calcext:value-type="float">
            <text:p>0,242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9497" calcext:value-type="float">
            <text:p>0,249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1079" calcext:value-type="float">
            <text:p>0,231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4782" calcext:value-type="float">
            <text:p>0,224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2804" calcext:value-type="float">
            <text:p>0,242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9478" calcext:value-type="float">
            <text:p>0,24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2374" calcext:value-type="float">
            <text:p>0,212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518" calcext:value-type="float">
            <text:p>0,222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67499" calcext:value-type="float">
            <text:p>0,267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5722" calcext:value-type="float">
            <text:p>0,225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949" calcext:value-type="float">
            <text:p>0,21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38072" calcext:value-type="float">
            <text:p>0,238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78" calcext:value-type="float">
            <text:p>0,22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641" calcext:value-type="float">
            <text:p>0,220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871" calcext:value-type="float">
            <text:p>0,22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7206" calcext:value-type="float">
            <text:p>0,247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3289" calcext:value-type="float">
            <text:p>0,213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125" calcext:value-type="float">
            <text:p>0,21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5078" calcext:value-type="float">
            <text:p>0,21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06822" calcext:value-type="float">
            <text:p>0,206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6801" calcext:value-type="float">
            <text:p>0,216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2244" calcext:value-type="float">
            <text:p>0,222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383" calcext:value-type="float">
            <text:p>0,217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0626" calcext:value-type="float">
            <text:p>0,220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61" calcext:value-type="float">
            <text:p>0,22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8572" calcext:value-type="float">
            <text:p>0,218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23207" calcext:value-type="float">
            <text:p>0,223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7222" calcext:value-type="float">
            <text:p>0,247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43924" calcext:value-type="float">
            <text:p>0,243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217496" calcext:value-type="float">
            <text:p>0,217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826" calcext:value-type="float">
            <text:p>0,340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4974" calcext:value-type="float">
            <text:p>0,344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2135" calcext:value-type="float">
            <text:p>0,35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306" calcext:value-type="float">
            <text:p>0,303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909" calcext:value-type="float">
            <text:p>0,307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763" calcext:value-type="float">
            <text:p>0,304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11" calcext:value-type="float">
            <text:p>0,31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8736" calcext:value-type="float">
            <text:p>0,308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008" calcext:value-type="float">
            <text:p>0,323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215" calcext:value-type="float">
            <text:p>0,312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288" calcext:value-type="float">
            <text:p>0,313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01" calcext:value-type="float">
            <text:p>0,30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792" calcext:value-type="float">
            <text:p>0,300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902" calcext:value-type="float">
            <text:p>0,31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17" calcext:value-type="float">
            <text:p>0,31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255" calcext:value-type="float">
            <text:p>0,337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2566" calcext:value-type="float">
            <text:p>0,352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7168" calcext:value-type="float">
            <text:p>0,347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7015" calcext:value-type="float">
            <text:p>0,317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296" calcext:value-type="float">
            <text:p>0,312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637" calcext:value-type="float">
            <text:p>0,311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82" calcext:value-type="float">
            <text:p>0,33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61" calcext:value-type="float">
            <text:p>0,29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594" calcext:value-type="float">
            <text:p>0,299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5427" calcext:value-type="float">
            <text:p>0,335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9632" calcext:value-type="float">
            <text:p>0,329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678" calcext:value-type="float">
            <text:p>0,32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541" calcext:value-type="float">
            <text:p>0,315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646" calcext:value-type="float">
            <text:p>0,313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929" calcext:value-type="float">
            <text:p>0,310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4212" calcext:value-type="float">
            <text:p>0,34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1516" calcext:value-type="float">
            <text:p>0,351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9555" calcext:value-type="float">
            <text:p>0,359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845" calcext:value-type="float">
            <text:p>0,296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295" calcext:value-type="float">
            <text:p>0,299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895" calcext:value-type="float">
            <text:p>0,296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572" calcext:value-type="float">
            <text:p>0,304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2179" calcext:value-type="float">
            <text:p>0,302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473" calcext:value-type="float">
            <text:p>0,297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153" calcext:value-type="float">
            <text:p>0,337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8037" calcext:value-type="float">
            <text:p>0,338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5547" calcext:value-type="float">
            <text:p>0,335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517" calcext:value-type="float">
            <text:p>0,298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88" calcext:value-type="float">
            <text:p>0,30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893" calcext:value-type="float">
            <text:p>0,295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385" calcext:value-type="float">
            <text:p>0,301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731" calcext:value-type="float">
            <text:p>0,298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698" calcext:value-type="float">
            <text:p>0,299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365" calcext:value-type="float">
            <text:p>0,324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277" calcext:value-type="float">
            <text:p>0,3242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9155" calcext:value-type="float">
            <text:p>0,329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7658" calcext:value-type="float">
            <text:p>0,317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26" calcext:value-type="float">
            <text:p>0,31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884" calcext:value-type="float">
            <text:p>0,307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3233" calcext:value-type="float">
            <text:p>0,343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8324" calcext:value-type="float">
            <text:p>0,358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4932" calcext:value-type="float">
            <text:p>0,374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2282" calcext:value-type="float">
            <text:p>0,302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995" calcext:value-type="float">
            <text:p>0,304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661" calcext:value-type="float">
            <text:p>0,307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7346" calcext:value-type="float">
            <text:p>0,31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344" calcext:value-type="float">
            <text:p>0,311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808" calcext:value-type="float">
            <text:p>0,309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8238" calcext:value-type="float">
            <text:p>0,348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7238" calcext:value-type="float">
            <text:p>0,347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622" calcext:value-type="float">
            <text:p>0,337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3415" calcext:value-type="float">
            <text:p>0,343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49" calcext:value-type="float">
            <text:p>0,29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184" calcext:value-type="float">
            <text:p>0,298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01" calcext:value-type="float">
            <text:p>0,32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3677" calcext:value-type="float">
            <text:p>0,333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9307" calcext:value-type="float">
            <text:p>0,319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998" calcext:value-type="float">
            <text:p>0,304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446" calcext:value-type="float">
            <text:p>0,312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8151" calcext:value-type="float">
            <text:p>0,318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261" calcext:value-type="float">
            <text:p>0,300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787" calcext:value-type="float">
            <text:p>0,297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211" calcext:value-type="float">
            <text:p>0,295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812" calcext:value-type="float">
            <text:p>0,322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6109" calcext:value-type="float">
            <text:p>0,316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6732" calcext:value-type="float">
            <text:p>0,326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08" calcext:value-type="float">
            <text:p>0,31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624" calcext:value-type="float">
            <text:p>0,323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6946" calcext:value-type="float">
            <text:p>0,316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6086" calcext:value-type="float">
            <text:p>0,316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9654" calcext:value-type="float">
            <text:p>0,319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6825" calcext:value-type="float">
            <text:p>0,316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5408" calcext:value-type="float">
            <text:p>0,345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0756" calcext:value-type="float">
            <text:p>0,350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9303" calcext:value-type="float">
            <text:p>0,349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301" calcext:value-type="float">
            <text:p>0,301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096" calcext:value-type="float">
            <text:p>0,299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94" calcext:value-type="float">
            <text:p>0,29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109" calcext:value-type="float">
            <text:p>0,299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5167" calcext:value-type="float">
            <text:p>0,335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8493" calcext:value-type="float">
            <text:p>0,328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18" calcext:value-type="float">
            <text:p>0,32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501" calcext:value-type="float">
            <text:p>0,323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312" calcext:value-type="float">
            <text:p>0,315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9" calcext:value-type="float">
            <text:p>0,0001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554" calcext:value-type="float">
            <text:p>0,310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81" calcext:value-type="float">
            <text:p>0,31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137" calcext:value-type="float">
            <text:p>0,298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2649" calcext:value-type="float">
            <text:p>0,332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1564" calcext:value-type="float">
            <text:p>0,331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0346" calcext:value-type="float">
            <text:p>0,330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495" calcext:value-type="float">
            <text:p>0,301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92" calcext:value-type="float">
            <text:p>0,29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479" calcext:value-type="float">
            <text:p>0,298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807" calcext:value-type="float">
            <text:p>0,298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585" calcext:value-type="float">
            <text:p>0,303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82" calcext:value-type="float">
            <text:p>0,29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6394" calcext:value-type="float">
            <text:p>0,336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5113" calcext:value-type="float">
            <text:p>0,335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979" calcext:value-type="float">
            <text:p>0,337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4775" calcext:value-type="float">
            <text:p>0,294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2083" calcext:value-type="float">
            <text:p>0,302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9018" calcext:value-type="float">
            <text:p>0,319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9068" calcext:value-type="float">
            <text:p>0,339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274" calcext:value-type="float">
            <text:p>0,340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9728" calcext:value-type="float">
            <text:p>0,339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741" calcext:value-type="float">
            <text:p>0,312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631" calcext:value-type="float">
            <text:p>0,309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382" calcext:value-type="float">
            <text:p>0,314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9918" calcext:value-type="float">
            <text:p>0,339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2776" calcext:value-type="float">
            <text:p>0,302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882" calcext:value-type="float">
            <text:p>0,298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9354" calcext:value-type="float">
            <text:p>0,339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8366" calcext:value-type="float">
            <text:p>0,34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1646" calcext:value-type="float">
            <text:p>0,351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6643" calcext:value-type="float">
            <text:p>0,316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3655" calcext:value-type="float">
            <text:p>0,373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4473" calcext:value-type="float">
            <text:p>0,344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911" calcext:value-type="float">
            <text:p>0,340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41" calcext:value-type="float">
            <text:p>0,34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2816" calcext:value-type="float">
            <text:p>0,332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60676" calcext:value-type="float">
            <text:p>0,360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7318" calcext:value-type="float">
            <text:p>0,47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1531" calcext:value-type="float">
            <text:p>0,331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4532" calcext:value-type="float">
            <text:p>0,344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4708" calcext:value-type="float">
            <text:p>0,334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041" calcext:value-type="float">
            <text:p>0,324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17595" calcext:value-type="float">
            <text:p>0,417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0222" calcext:value-type="float">
            <text:p>0,40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0483" calcext:value-type="float">
            <text:p>0,370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3266" calcext:value-type="float">
            <text:p>0,373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04552" calcext:value-type="float">
            <text:p>0,404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80688" calcext:value-type="float">
            <text:p>0,380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403" calcext:value-type="float">
            <text:p>0,33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9078" calcext:value-type="float">
            <text:p>0,339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61313" calcext:value-type="float">
            <text:p>0,361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843" calcext:value-type="float">
            <text:p>0,337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3261" calcext:value-type="float">
            <text:p>0,333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9932" calcext:value-type="float">
            <text:p>0,329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9133" calcext:value-type="float">
            <text:p>0,379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6287" calcext:value-type="float">
            <text:p>0,356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688" calcext:value-type="float">
            <text:p>0,34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181" calcext:value-type="float">
            <text:p>0,307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69" calcext:value-type="float">
            <text:p>0,3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5056" calcext:value-type="float">
            <text:p>0,305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6694" calcext:value-type="float">
            <text:p>0,336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5342" calcext:value-type="float">
            <text:p>0,335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573" calcext:value-type="float">
            <text:p>0,322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473" calcext:value-type="float">
            <text:p>0,303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688" calcext:value-type="float">
            <text:p>0,301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331" calcext:value-type="float">
            <text:p>0,297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4636" calcext:value-type="float">
            <text:p>0,334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126" calcext:value-type="float">
            <text:p>0,340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67389" calcext:value-type="float">
            <text:p>0,367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60727" calcext:value-type="float">
            <text:p>0,460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73872" calcext:value-type="float">
            <text:p>0,473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7041" calcext:value-type="float">
            <text:p>0,47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69094" calcext:value-type="float">
            <text:p>0,369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3964" calcext:value-type="float">
            <text:p>0,333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8463" calcext:value-type="float">
            <text:p>0,328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8318" calcext:value-type="float">
            <text:p>0,358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4414" calcext:value-type="float">
            <text:p>0,354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4858" calcext:value-type="float">
            <text:p>0,354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1529" calcext:value-type="float">
            <text:p>0,351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6151" calcext:value-type="float">
            <text:p>0,306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724" calcext:value-type="float">
            <text:p>0,298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966" calcext:value-type="float">
            <text:p>0,322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5995" calcext:value-type="float">
            <text:p>0,325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37285" calcext:value-type="float">
            <text:p>0,337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1157" calcext:value-type="float">
            <text:p>0,321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1238" calcext:value-type="float">
            <text:p>0,321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814" calcext:value-type="float">
            <text:p>0,315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7913" calcext:value-type="float">
            <text:p>0,357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88" calcext:value-type="float">
            <text:p>0,32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471" calcext:value-type="float">
            <text:p>0,314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5168" calcext:value-type="float">
            <text:p>0,345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415553" calcext:value-type="float">
            <text:p>0,415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042" calcext:value-type="float">
            <text:p>0,309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987" calcext:value-type="float">
            <text:p>0,300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9267" calcext:value-type="float">
            <text:p>0,319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348" calcext:value-type="float">
            <text:p>0,312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0877" calcext:value-type="float">
            <text:p>0,350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50032" calcext:value-type="float">
            <text:p>0,350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1998" calcext:value-type="float">
            <text:p>0,341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576" calcext:value-type="float">
            <text:p>0,312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093" calcext:value-type="float">
            <text:p>0,312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815" calcext:value-type="float">
            <text:p>0,298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2548" calcext:value-type="float">
            <text:p>0,322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979" calcext:value-type="float">
            <text:p>0,320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033" calcext:value-type="float">
            <text:p>0,320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54" calcext:value-type="float">
            <text:p>0,32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1535" calcext:value-type="float">
            <text:p>0,321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381" calcext:value-type="float">
            <text:p>0,320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934" calcext:value-type="float">
            <text:p>0,315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495" calcext:value-type="float">
            <text:p>0,313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445" calcext:value-type="float">
            <text:p>0,314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4483" calcext:value-type="float">
            <text:p>0,374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4996" calcext:value-type="float">
            <text:p>0,374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0057" calcext:value-type="float">
            <text:p>0,340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809" calcext:value-type="float">
            <text:p>0,304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5299" calcext:value-type="float">
            <text:p>0,305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669" calcext:value-type="float">
            <text:p>0,303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993" calcext:value-type="float">
            <text:p>0,311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534" calcext:value-type="float">
            <text:p>0,314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783" calcext:value-type="float">
            <text:p>0,312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282" calcext:value-type="float">
            <text:p>0,323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3698" calcext:value-type="float">
            <text:p>0,323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993" calcext:value-type="float">
            <text:p>0,313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677" calcext:value-type="float">
            <text:p>0,34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313" calcext:value-type="float">
            <text:p>0,299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269" calcext:value-type="float">
            <text:p>0,295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858" calcext:value-type="float">
            <text:p>0,295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6156" calcext:value-type="float">
            <text:p>0,306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8847" calcext:value-type="float">
            <text:p>0,308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084" calcext:value-type="float">
            <text:p>0,315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5297" calcext:value-type="float">
            <text:p>0,315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003" calcext:value-type="float">
            <text:p>0,37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8779" calcext:value-type="float">
            <text:p>0,318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912" calcext:value-type="float">
            <text:p>0,320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699" calcext:value-type="float">
            <text:p>0,313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9194" calcext:value-type="float">
            <text:p>0,349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438" calcext:value-type="float">
            <text:p>0,300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4481" calcext:value-type="float">
            <text:p>0,304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768" calcext:value-type="float">
            <text:p>0,310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7091" calcext:value-type="float">
            <text:p>0,32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706" calcext:value-type="float">
            <text:p>0,314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808" calcext:value-type="float">
            <text:p>0,311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7922" calcext:value-type="float">
            <text:p>0,317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384" calcext:value-type="float">
            <text:p>0,311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791" calcext:value-type="float">
            <text:p>0,307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4487" calcext:value-type="float">
            <text:p>0,314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595" calcext:value-type="float">
            <text:p>0,310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6428" calcext:value-type="float">
            <text:p>0,346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8779" calcext:value-type="float">
            <text:p>0,348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007" calcext:value-type="float">
            <text:p>0,298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0865" calcext:value-type="float">
            <text:p>0,320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3753" calcext:value-type="float">
            <text:p>0,313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159" calcext:value-type="float">
            <text:p>0,311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387" calcext:value-type="float">
            <text:p>0,310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127" calcext:value-type="float">
            <text:p>0,31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683" calcext:value-type="float">
            <text:p>0,310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299" calcext:value-type="float">
            <text:p>0,303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0398" calcext:value-type="float">
            <text:p>0,310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363" calcext:value-type="float">
            <text:p>0,312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227" calcext:value-type="float">
            <text:p>0,324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5414" calcext:value-type="float">
            <text:p>0,325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743" calcext:value-type="float">
            <text:p>0,301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886" calcext:value-type="float">
            <text:p>0,295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5256" calcext:value-type="float">
            <text:p>0,325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955" calcext:value-type="float">
            <text:p>0,307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7606" calcext:value-type="float">
            <text:p>0,307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2999" calcext:value-type="float">
            <text:p>0,312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1" calcext:value-type="float">
            <text:p>0,3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5626" calcext:value-type="float">
            <text:p>0,305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17118" calcext:value-type="float">
            <text:p>0,317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226" calcext:value-type="float">
            <text:p>0,309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24288" calcext:value-type="float">
            <text:p>0,324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48954" calcext:value-type="float">
            <text:p>0,348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79" calcext:value-type="float">
            <text:p>0,29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973" calcext:value-type="float">
            <text:p>0,300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4024" calcext:value-type="float">
            <text:p>0,294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436" calcext:value-type="float">
            <text:p>0,298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771" calcext:value-type="float">
            <text:p>0,299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5898" calcext:value-type="float">
            <text:p>0,295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931" calcext:value-type="float">
            <text:p>0,296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53" calcext:value-type="float">
            <text:p>0,3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429" calcext:value-type="float">
            <text:p>0,297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324" calcext:value-type="float">
            <text:p>0,299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044" calcext:value-type="float">
            <text:p>0,30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901" calcext:value-type="float">
            <text:p>0,299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874" calcext:value-type="float">
            <text:p>0,29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7708" calcext:value-type="float">
            <text:p>0,297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2459" calcext:value-type="float">
            <text:p>0,302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585" calcext:value-type="float">
            <text:p>0,30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9516" calcext:value-type="float">
            <text:p>0,299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908" calcext:value-type="float">
            <text:p>0,296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3235" calcext:value-type="float">
            <text:p>0,293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411" calcext:value-type="float">
            <text:p>0,29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436" calcext:value-type="float">
            <text:p>0,303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701" calcext:value-type="float">
            <text:p>0,303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138" calcext:value-type="float">
            <text:p>0,301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1016" calcext:value-type="float">
            <text:p>0,301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29664" calcext:value-type="float">
            <text:p>0,29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7708" calcext:value-type="float">
            <text:p>0,377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9005" calcext:value-type="float">
            <text:p>0,309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303883" calcext:value-type="float">
            <text:p>0,303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127" calcext:value-type="float">
            <text:p>0,408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181" calcext:value-type="float">
            <text:p>0,40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028" calcext:value-type="float">
            <text:p>0,393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3069" calcext:value-type="float">
            <text:p>0,413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294" calcext:value-type="float">
            <text:p>0,403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8202" calcext:value-type="float">
            <text:p>0,398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522" calcext:value-type="float">
            <text:p>0,402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309" calcext:value-type="float">
            <text:p>0,391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52" calcext:value-type="float">
            <text:p>0,40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586" calcext:value-type="float">
            <text:p>0,422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3943" calcext:value-type="float">
            <text:p>0,413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612" calcext:value-type="float">
            <text:p>0,408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6912" calcext:value-type="float">
            <text:p>0,416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1916" calcext:value-type="float">
            <text:p>0,411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4489" calcext:value-type="float">
            <text:p>0,404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64782" calcext:value-type="float">
            <text:p>0,464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733" calcext:value-type="float">
            <text:p>0,425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132" calcext:value-type="float">
            <text:p>0,386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1832" calcext:value-type="float">
            <text:p>0,401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19" calcext:value-type="float">
            <text:p>0,39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137" calcext:value-type="float">
            <text:p>0,405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278" calcext:value-type="float">
            <text:p>0,422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6457" calcext:value-type="float">
            <text:p>0,416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261" calcext:value-type="float">
            <text:p>0,402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493" calcext:value-type="float">
            <text:p>0,422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4437" calcext:value-type="float">
            <text:p>0,414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4579" calcext:value-type="float">
            <text:p>0,424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6885" calcext:value-type="float">
            <text:p>0,426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649" calcext:value-type="float">
            <text:p>0,390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446" calcext:value-type="float">
            <text:p>0,387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069" calcext:value-type="float">
            <text:p>0,408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841" calcext:value-type="float">
            <text:p>0,391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692" calcext:value-type="float">
            <text:p>0,391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375" calcext:value-type="float">
            <text:p>0,402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55" calcext:value-type="float">
            <text:p>0,3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4546" calcext:value-type="float">
            <text:p>0,384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66" calcext:value-type="float">
            <text:p>0,3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895" calcext:value-type="float">
            <text:p>0,38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066" calcext:value-type="float">
            <text:p>0,393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866" calcext:value-type="float">
            <text:p>0,406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76849" calcext:value-type="float">
            <text:p>0,476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788" calcext:value-type="float">
            <text:p>0,422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699" calcext:value-type="float">
            <text:p>0,43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309" calcext:value-type="float">
            <text:p>0,425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639" calcext:value-type="float">
            <text:p>0,403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7863" calcext:value-type="float">
            <text:p>0,417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2" calcext:value-type="float">
            <text:p>0,4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056" calcext:value-type="float">
            <text:p>0,406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6065" calcext:value-type="float">
            <text:p>0,456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6914" calcext:value-type="float">
            <text:p>0,426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1464" calcext:value-type="float">
            <text:p>0,381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6829" calcext:value-type="float">
            <text:p>0,396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455" calcext:value-type="float">
            <text:p>0,39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671" calcext:value-type="float">
            <text:p>0,403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553" calcext:value-type="float">
            <text:p>0,418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0654" calcext:value-type="float">
            <text:p>0,410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5908" calcext:value-type="float">
            <text:p>0,395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643" calcext:value-type="float">
            <text:p>0,418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894" calcext:value-type="float">
            <text:p>0,408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346" calcext:value-type="float">
            <text:p>0,408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269" calcext:value-type="float">
            <text:p>0,400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003" calcext:value-type="float">
            <text:p>0,408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5931" calcext:value-type="float">
            <text:p>0,395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201" calcext:value-type="float">
            <text:p>0,402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148" calcext:value-type="float">
            <text:p>0,400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01" calcext:value-type="float">
            <text:p>0,39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1461" calcext:value-type="float">
            <text:p>0,401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925" calcext:value-type="float">
            <text:p>0,387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681" calcext:value-type="float">
            <text:p>0,387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691" calcext:value-type="float">
            <text:p>0,405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935" calcext:value-type="float">
            <text:p>0,393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425" calcext:value-type="float">
            <text:p>0,389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523" calcext:value-type="float">
            <text:p>0,397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7" calcext:value-type="float">
            <text:p>0,3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3135" calcext:value-type="float">
            <text:p>0,433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614" calcext:value-type="float">
            <text:p>0,422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80923" calcext:value-type="float">
            <text:p>0,580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68065" calcext:value-type="float">
            <text:p>0,568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6144" calcext:value-type="float">
            <text:p>0,56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74017" calcext:value-type="float">
            <text:p>0,474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10466" calcext:value-type="float">
            <text:p>0,510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89376" calcext:value-type="float">
            <text:p>0,489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2477" calcext:value-type="float">
            <text:p>0,442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23223" calcext:value-type="float">
            <text:p>0,523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75706" calcext:value-type="float">
            <text:p>0,475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0961" calcext:value-type="float">
            <text:p>0,410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8583" calcext:value-type="float">
            <text:p>0,448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4134" calcext:value-type="float">
            <text:p>0,454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9404" calcext:value-type="float">
            <text:p>0,439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8164" calcext:value-type="float">
            <text:p>0,42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691" calcext:value-type="float">
            <text:p>0,393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9915" calcext:value-type="float">
            <text:p>0,419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871" calcext:value-type="float">
            <text:p>0,407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439" calcext:value-type="float">
            <text:p>0,408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3594" calcext:value-type="float">
            <text:p>0,413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843" calcext:value-type="float">
            <text:p>0,45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6673" calcext:value-type="float">
            <text:p>0,426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754" calcext:value-type="float">
            <text:p>0,40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4437" calcext:value-type="float">
            <text:p>0,434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7844" calcext:value-type="float">
            <text:p>0,447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48033" calcext:value-type="float">
            <text:p>0,548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943" calcext:value-type="float">
            <text:p>0,405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783" calcext:value-type="float">
            <text:p>0,390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787" calcext:value-type="float">
            <text:p>0,386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1912" calcext:value-type="float">
            <text:p>0,421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057" calcext:value-type="float">
            <text:p>0,394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5205" calcext:value-type="float">
            <text:p>0,385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6928" calcext:value-type="float">
            <text:p>0,426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0331" calcext:value-type="float">
            <text:p>0,430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025" calcext:value-type="float">
            <text:p>0,425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567" calcext:value-type="float">
            <text:p>0,406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42" calcext:value-type="float">
            <text:p>0,39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733" calcext:value-type="float">
            <text:p>0,387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7481" calcext:value-type="float">
            <text:p>0,437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1411" calcext:value-type="float">
            <text:p>0,421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0434" calcext:value-type="float">
            <text:p>0,410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8973" calcext:value-type="float">
            <text:p>0,428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6317" calcext:value-type="float">
            <text:p>0,436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2526" calcext:value-type="float">
            <text:p>0,442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653" calcext:value-type="float">
            <text:p>0,422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115" calcext:value-type="float">
            <text:p>0,41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232" calcext:value-type="float">
            <text:p>0,409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0198" calcext:value-type="float">
            <text:p>0,50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40708" calcext:value-type="float">
            <text:p>0,540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69601" calcext:value-type="float">
            <text:p>0,469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3743" calcext:value-type="float">
            <text:p>0,453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2537" calcext:value-type="float">
            <text:p>0,412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462" calcext:value-type="float">
            <text:p>0,400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4785" calcext:value-type="float">
            <text:p>0,414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9301" calcext:value-type="float">
            <text:p>0,399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821" calcext:value-type="float">
            <text:p>0,392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326" calcext:value-type="float">
            <text:p>0,409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959" calcext:value-type="float">
            <text:p>0,393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549" calcext:value-type="float">
            <text:p>0,397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402" calcext:value-type="float">
            <text:p>0,402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8533" calcext:value-type="float">
            <text:p>0,388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905" calcext:value-type="float">
            <text:p>0,403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431" calcext:value-type="float">
            <text:p>0,42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4603" calcext:value-type="float">
            <text:p>0,414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966" calcext:value-type="float">
            <text:p>0,407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0524" calcext:value-type="float">
            <text:p>0,420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967" calcext:value-type="float">
            <text:p>0,407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0154" calcext:value-type="float">
            <text:p>0,410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75406" calcext:value-type="float">
            <text:p>0,475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822" calcext:value-type="float">
            <text:p>0,392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13" calcext:value-type="float">
            <text:p>0,39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6" calcext:value-type="float">
            <text:p>0,4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037" calcext:value-type="float">
            <text:p>0,389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4727" calcext:value-type="float">
            <text:p>0,404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7421" calcext:value-type="float">
            <text:p>0,457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1498" calcext:value-type="float">
            <text:p>0,411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481" calcext:value-type="float">
            <text:p>0,406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576" calcext:value-type="float">
            <text:p>0,418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566" calcext:value-type="float">
            <text:p>0,409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5319" calcext:value-type="float">
            <text:p>0,395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1601" calcext:value-type="float">
            <text:p>0,431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273" calcext:value-type="float">
            <text:p>0,402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702" calcext:value-type="float">
            <text:p>0,387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853" calcext:value-type="float">
            <text:p>0,397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163" calcext:value-type="float">
            <text:p>0,389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986" calcext:value-type="float">
            <text:p>0,391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891" calcext:value-type="float">
            <text:p>0,403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961" calcext:value-type="float">
            <text:p>0,390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3725" calcext:value-type="float">
            <text:p>0,383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8637" calcext:value-type="float">
            <text:p>0,398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884" calcext:value-type="float">
            <text:p>0,391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2777" calcext:value-type="float">
            <text:p>0,382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143" calcext:value-type="float">
            <text:p>0,406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063" calcext:value-type="float">
            <text:p>0,386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9427" calcext:value-type="float">
            <text:p>0,399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1656" calcext:value-type="float">
            <text:p>0,421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541" calcext:value-type="float">
            <text:p>0,406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785" calcext:value-type="float">
            <text:p>0,405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562" calcext:value-type="float">
            <text:p>0,425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2847" calcext:value-type="float">
            <text:p>0,412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14" calcext:value-type="float">
            <text:p>0,4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8663" calcext:value-type="float">
            <text:p>0,458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5424" calcext:value-type="float">
            <text:p>0,395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425" calcext:value-type="float">
            <text:p>0,392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132" calcext:value-type="float">
            <text:p>0,402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678" calcext:value-type="float">
            <text:p>0,390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334" calcext:value-type="float">
            <text:p>0,402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936" calcext:value-type="float">
            <text:p>0,42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612" calcext:value-type="float">
            <text:p>0,405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636" calcext:value-type="float">
            <text:p>0,409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6454" calcext:value-type="float">
            <text:p>0,416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2317" calcext:value-type="float">
            <text:p>0,402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65" calcext:value-type="float">
            <text:p>0,40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6844" calcext:value-type="float">
            <text:p>0,456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574081" calcext:value-type="float">
            <text:p>0,574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127" calcext:value-type="float">
            <text:p>0,386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138" calcext:value-type="float">
            <text:p>0,407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8105" calcext:value-type="float">
            <text:p>0,388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198" calcext:value-type="float">
            <text:p>0,391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675" calcext:value-type="float">
            <text:p>0,425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013" calcext:value-type="float">
            <text:p>0,391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989" calcext:value-type="float">
            <text:p>0,389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069" calcext:value-type="float">
            <text:p>0,408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295" calcext:value-type="float">
            <text:p>0,394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563" calcext:value-type="float">
            <text:p>0,386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5708" calcext:value-type="float">
            <text:p>0,395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425" calcext:value-type="float">
            <text:p>0,386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6707" calcext:value-type="float">
            <text:p>0,396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888" calcext:value-type="float">
            <text:p>0,422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7353" calcext:value-type="float">
            <text:p>0,417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3971" calcext:value-type="float">
            <text:p>0,433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3004" calcext:value-type="float">
            <text:p>0,423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589" calcext:value-type="float">
            <text:p>0,41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647" calcext:value-type="float">
            <text:p>0,397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6938" calcext:value-type="float">
            <text:p>0,46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829" calcext:value-type="float">
            <text:p>0,391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8343" calcext:value-type="float">
            <text:p>0,388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8212" calcext:value-type="float">
            <text:p>0,398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314" calcext:value-type="float">
            <text:p>0,387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778" calcext:value-type="float">
            <text:p>0,386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0743" calcext:value-type="float">
            <text:p>0,410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23" calcext:value-type="float">
            <text:p>0,39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821" calcext:value-type="float">
            <text:p>0,390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36" calcext:value-type="float">
            <text:p>0,40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896" calcext:value-type="float">
            <text:p>0,387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8627" calcext:value-type="float">
            <text:p>0,388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521" calcext:value-type="float">
            <text:p>0,43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05" calcext:value-type="float">
            <text:p>0,39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626" calcext:value-type="float">
            <text:p>0,387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139" calcext:value-type="float">
            <text:p>0,403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556" calcext:value-type="float">
            <text:p>0,390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3476" calcext:value-type="float">
            <text:p>0,383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134" calcext:value-type="float">
            <text:p>0,41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759" calcext:value-type="float">
            <text:p>0,39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844" calcext:value-type="float">
            <text:p>0,394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4778" calcext:value-type="float">
            <text:p>0,404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832" calcext:value-type="float">
            <text:p>0,391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4524" calcext:value-type="float">
            <text:p>0,384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7511" calcext:value-type="float">
            <text:p>0,407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144" calcext:value-type="float">
            <text:p>0,394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978" calcext:value-type="float">
            <text:p>0,406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655" calcext:value-type="float">
            <text:p>0,418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393" calcext:value-type="float">
            <text:p>0,408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863" calcext:value-type="float">
            <text:p>0,406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9614" calcext:value-type="float">
            <text:p>0,429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6631" calcext:value-type="float">
            <text:p>0,406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928" calcext:value-type="float">
            <text:p>0,403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2787" calcext:value-type="float">
            <text:p>0,452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504" calcext:value-type="float">
            <text:p>0,394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92" calcext:value-type="float">
            <text:p>0,38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1165" calcext:value-type="float">
            <text:p>0,401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5157" calcext:value-type="float">
            <text:p>0,385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3168" calcext:value-type="float">
            <text:p>0,383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519" calcext:value-type="float">
            <text:p>0,403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975" calcext:value-type="float">
            <text:p>0,391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26" calcext:value-type="float">
            <text:p>0,39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125" calcext:value-type="float">
            <text:p>0,405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57" calcext:value-type="float">
            <text:p>0,38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4154" calcext:value-type="float">
            <text:p>0,384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37" calcext:value-type="float">
            <text:p>0,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37" calcext:value-type="float">
            <text:p>0,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125" calcext:value-type="float">
            <text:p>0,400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2262" calcext:value-type="float">
            <text:p>0,392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0941" calcext:value-type="float">
            <text:p>0,390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3989" calcext:value-type="float">
            <text:p>0,403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0109" calcext:value-type="float">
            <text:p>0,400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7311" calcext:value-type="float">
            <text:p>0,387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5321" calcext:value-type="float">
            <text:p>0,435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4447" calcext:value-type="float">
            <text:p>0,424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4588" calcext:value-type="float">
            <text:p>0,424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1163" calcext:value-type="float">
            <text:p>0,411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914" calcext:value-type="float">
            <text:p>0,393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1869" calcext:value-type="float">
            <text:p>0,391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141" calcext:value-type="float">
            <text:p>0,44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4547" calcext:value-type="float">
            <text:p>0,404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4378" calcext:value-type="float">
            <text:p>0,394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4819" calcext:value-type="float">
            <text:p>0,444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7717" calcext:value-type="float">
            <text:p>0,447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8272" calcext:value-type="float">
            <text:p>0,438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4822" calcext:value-type="float">
            <text:p>0,424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775" calcext:value-type="float">
            <text:p>0,409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8092" calcext:value-type="float">
            <text:p>0,408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81683" calcext:value-type="float">
            <text:p>0,481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434" calcext:value-type="float">
            <text:p>0,389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9572" calcext:value-type="float">
            <text:p>0,389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4736" calcext:value-type="float">
            <text:p>0,454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7439" calcext:value-type="float">
            <text:p>0,427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9833" calcext:value-type="float">
            <text:p>0,419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444" calcext:value-type="float">
            <text:p>0,405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3755" calcext:value-type="float">
            <text:p>0,393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58" calcext:value-type="float">
            <text:p>0,4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7491" calcext:value-type="float">
            <text:p>0,447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3127" calcext:value-type="float">
            <text:p>0,413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61881" calcext:value-type="float">
            <text:p>0,461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3872" calcext:value-type="float">
            <text:p>0,443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1891" calcext:value-type="float">
            <text:p>0,41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2321" calcext:value-type="float">
            <text:p>0,422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46674" calcext:value-type="float">
            <text:p>0,446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37484" calcext:value-type="float">
            <text:p>0,437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3115" calcext:value-type="float">
            <text:p>0,423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9332" calcext:value-type="float">
            <text:p>0,409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05766" calcext:value-type="float">
            <text:p>0,405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93026" calcext:value-type="float">
            <text:p>0,493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423336" calcext:value-type="float">
            <text:p>0,423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38644" calcext:value-type="float">
            <text:p>0,38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5171" calcext:value-type="float">
            <text:p>0,735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8409" calcext:value-type="float">
            <text:p>0,568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011" calcext:value-type="float">
            <text:p>0,54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55403" calcext:value-type="float">
            <text:p>0,755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0652" calcext:value-type="float">
            <text:p>0,530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4906" calcext:value-type="float">
            <text:p>0,564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6986" calcext:value-type="float">
            <text:p>0,716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4508" calcext:value-type="float">
            <text:p>0,544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5492" calcext:value-type="float">
            <text:p>0,535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5647" calcext:value-type="float">
            <text:p>0,725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0538" calcext:value-type="float">
            <text:p>0,550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3522" calcext:value-type="float">
            <text:p>0,513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498" calcext:value-type="float">
            <text:p>0,73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7499" calcext:value-type="float">
            <text:p>0,527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6164" calcext:value-type="float">
            <text:p>0,506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4374" calcext:value-type="float">
            <text:p>0,724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85" calcext:value-type="float">
            <text:p>0,5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2601" calcext:value-type="float">
            <text:p>0,502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174" calcext:value-type="float">
            <text:p>0,72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8642" calcext:value-type="float">
            <text:p>0,508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2675" calcext:value-type="float">
            <text:p>0,542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5188" calcext:value-type="float">
            <text:p>0,715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5021" calcext:value-type="float">
            <text:p>0,565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8805" calcext:value-type="float">
            <text:p>0,568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5457" calcext:value-type="float">
            <text:p>0,745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8664" calcext:value-type="float">
            <text:p>0,568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19478" calcext:value-type="float">
            <text:p>0,61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65106" calcext:value-type="float">
            <text:p>0,765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3079" calcext:value-type="float">
            <text:p>0,503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0786" calcext:value-type="float">
            <text:p>0,510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5306" calcext:value-type="float">
            <text:p>0,735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8842" calcext:value-type="float">
            <text:p>0,548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0821" calcext:value-type="float">
            <text:p>0,560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4416" calcext:value-type="float">
            <text:p>0,724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4518" calcext:value-type="float">
            <text:p>0,564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9118" calcext:value-type="float">
            <text:p>0,559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802493" calcext:value-type="float">
            <text:p>0,802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838" calcext:value-type="float">
            <text:p>0,522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088" calcext:value-type="float">
            <text:p>0,505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9999" calcext:value-type="float">
            <text:p>0,729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952" calcext:value-type="float">
            <text:p>0,504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193" calcext:value-type="float">
            <text:p>0,507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6587" calcext:value-type="float">
            <text:p>0,726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2817" calcext:value-type="float">
            <text:p>0,502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7833" calcext:value-type="float">
            <text:p>0,537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4899" calcext:value-type="float">
            <text:p>0,694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2602" calcext:value-type="float">
            <text:p>0,542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8388" calcext:value-type="float">
            <text:p>0,538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4767" calcext:value-type="float">
            <text:p>0,734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7039" calcext:value-type="float">
            <text:p>0,557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951" calcext:value-type="float">
            <text:p>0,53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2635" calcext:value-type="float">
            <text:p>0,742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8538" calcext:value-type="float">
            <text:p>0,528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1639" calcext:value-type="float">
            <text:p>0,531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76826" calcext:value-type="float">
            <text:p>0,776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954" calcext:value-type="float">
            <text:p>0,507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7207" calcext:value-type="float">
            <text:p>0,527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4385" calcext:value-type="float">
            <text:p>0,694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265" calcext:value-type="float">
            <text:p>0,53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2699" calcext:value-type="float">
            <text:p>0,562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3083" calcext:value-type="float">
            <text:p>0,743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70207" calcext:value-type="float">
            <text:p>0,570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2441" calcext:value-type="float">
            <text:p>0,54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7036" calcext:value-type="float">
            <text:p>0,737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1131" calcext:value-type="float">
            <text:p>0,551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1185" calcext:value-type="float">
            <text:p>0,511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61" calcext:value-type="float">
            <text:p>0,7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7815" calcext:value-type="float">
            <text:p>0,517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3285" calcext:value-type="float">
            <text:p>0,543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4756" calcext:value-type="float">
            <text:p>0,724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0199" calcext:value-type="float">
            <text:p>0,550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5864" calcext:value-type="float">
            <text:p>0,565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1882" calcext:value-type="float">
            <text:p>0,741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9438" calcext:value-type="float">
            <text:p>0,569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5936" calcext:value-type="float">
            <text:p>0,515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6661" calcext:value-type="float">
            <text:p>0,726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1085" calcext:value-type="float">
            <text:p>0,531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1695" calcext:value-type="float">
            <text:p>0,521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1447" calcext:value-type="float">
            <text:p>0,741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8012" calcext:value-type="float">
            <text:p>0,52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1858" calcext:value-type="float">
            <text:p>0,531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2281" calcext:value-type="float">
            <text:p>0,722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8631" calcext:value-type="float">
            <text:p>0,528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4869" calcext:value-type="float">
            <text:p>0,564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3473" calcext:value-type="float">
            <text:p>0,693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8406" calcext:value-type="float">
            <text:p>0,538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5833" calcext:value-type="float">
            <text:p>0,535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0669" calcext:value-type="float">
            <text:p>0,730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0435" calcext:value-type="float">
            <text:p>0,550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3699" calcext:value-type="float">
            <text:p>0,523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5328" calcext:value-type="float">
            <text:p>0,735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0177" calcext:value-type="float">
            <text:p>0,520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3906" calcext:value-type="float">
            <text:p>0,503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4201" calcext:value-type="float">
            <text:p>0,734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1333" calcext:value-type="float">
            <text:p>0,501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8731" calcext:value-type="float">
            <text:p>0,508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62" calcext:value-type="float">
            <text:p>0,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4981" calcext:value-type="float">
            <text:p>0,704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424" calcext:value-type="float">
            <text:p>0,505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7324" calcext:value-type="float">
            <text:p>0,537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0404" calcext:value-type="float">
            <text:p>0,690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501" calcext:value-type="float">
            <text:p>0,53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77398" calcext:value-type="float">
            <text:p>0,577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2704" calcext:value-type="float">
            <text:p>0,732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3518" calcext:value-type="float">
            <text:p>0,543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6217" calcext:value-type="float">
            <text:p>0,506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9715" calcext:value-type="float">
            <text:p>0,729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3841" calcext:value-type="float">
            <text:p>0,533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3779" calcext:value-type="float">
            <text:p>0,523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3916" calcext:value-type="float">
            <text:p>0,743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19" calcext:value-type="float">
            <text:p>0,52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021" calcext:value-type="float">
            <text:p>0,56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0277" calcext:value-type="float">
            <text:p>0,720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876" calcext:value-type="float">
            <text:p>0,53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0962" calcext:value-type="float">
            <text:p>0,540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5089" calcext:value-type="float">
            <text:p>0,735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2236" calcext:value-type="float">
            <text:p>0,552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7642" calcext:value-type="float">
            <text:p>0,517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0061" calcext:value-type="float">
            <text:p>0,730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708" calcext:value-type="float">
            <text:p>0,52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9693" calcext:value-type="float">
            <text:p>0,509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4046" calcext:value-type="float">
            <text:p>0,724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979" calcext:value-type="float">
            <text:p>0,507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995" calcext:value-type="float">
            <text:p>0,505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0772" calcext:value-type="float">
            <text:p>0,730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3579" calcext:value-type="float">
            <text:p>0,503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6243" calcext:value-type="float">
            <text:p>0,546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6682" calcext:value-type="float">
            <text:p>0,706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0873" calcext:value-type="float">
            <text:p>0,560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3741" calcext:value-type="float">
            <text:p>0,553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497" calcext:value-type="float">
            <text:p>0,74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7874" calcext:value-type="float">
            <text:p>0,557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0368" calcext:value-type="float">
            <text:p>0,530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94" calcext:value-type="float">
            <text:p>0,7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3706" calcext:value-type="float">
            <text:p>0,523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321" calcext:value-type="float">
            <text:p>0,504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6141" calcext:value-type="float">
            <text:p>0,726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6971" calcext:value-type="float">
            <text:p>0,50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382" calcext:value-type="float">
            <text:p>0,500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5645" calcext:value-type="float">
            <text:p>0,735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8143" calcext:value-type="float">
            <text:p>0,508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77115" calcext:value-type="float">
            <text:p>0,577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3077" calcext:value-type="float">
            <text:p>0,703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5399" calcext:value-type="float">
            <text:p>0,545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6796" calcext:value-type="float">
            <text:p>0,546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2535" calcext:value-type="float">
            <text:p>0,732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032" calcext:value-type="float">
            <text:p>0,54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814" calcext:value-type="float">
            <text:p>0,507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2534" calcext:value-type="float">
            <text:p>0,732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897" calcext:value-type="float">
            <text:p>0,504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502" calcext:value-type="float">
            <text:p>0,505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5967" calcext:value-type="float">
            <text:p>0,725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314" calcext:value-type="float">
            <text:p>0,507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0501" calcext:value-type="float">
            <text:p>0,520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9234" calcext:value-type="float">
            <text:p>0,709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0165" calcext:value-type="float">
            <text:p>0,550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9233" calcext:value-type="float">
            <text:p>0,559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3631" calcext:value-type="float">
            <text:p>0,733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7596" calcext:value-type="float">
            <text:p>0,557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9091" calcext:value-type="float">
            <text:p>0,549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69727" calcext:value-type="float">
            <text:p>0,769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7377" calcext:value-type="float">
            <text:p>0,537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351" calcext:value-type="float">
            <text:p>0,50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224" calcext:value-type="float">
            <text:p>0,73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2598" calcext:value-type="float">
            <text:p>0,512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7095" calcext:value-type="float">
            <text:p>0,527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39561" calcext:value-type="float">
            <text:p>0,739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85543" calcext:value-type="float">
            <text:p>0,585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81387" calcext:value-type="float">
            <text:p>0,581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73757" calcext:value-type="float">
            <text:p>0,773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96737" calcext:value-type="float">
            <text:p>0,596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483" calcext:value-type="float">
            <text:p>0,504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82" calcext:value-type="float">
            <text:p>0,7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29061" calcext:value-type="float">
            <text:p>0,629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92011" calcext:value-type="float">
            <text:p>0,592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800751" calcext:value-type="float">
            <text:p>0,800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5766" calcext:value-type="float">
            <text:p>0,56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73712" calcext:value-type="float">
            <text:p>0,573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91019" calcext:value-type="float">
            <text:p>0,791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2903" calcext:value-type="float">
            <text:p>0,552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63759" calcext:value-type="float">
            <text:p>0,563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89111" calcext:value-type="float">
            <text:p>0,789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67628" calcext:value-type="float">
            <text:p>0,667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29356" calcext:value-type="float">
            <text:p>0,629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855093" calcext:value-type="float">
            <text:p>0,855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37475" calcext:value-type="float">
            <text:p>0,637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79613" calcext:value-type="float">
            <text:p>0,579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831786" calcext:value-type="float">
            <text:p>0,831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3316" calcext:value-type="float">
            <text:p>0,553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9997" calcext:value-type="float">
            <text:p>0,539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5595" calcext:value-type="float">
            <text:p>0,725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1499" calcext:value-type="float">
            <text:p>0,551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475" calcext:value-type="float">
            <text:p>0,54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5584" calcext:value-type="float">
            <text:p>0,715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4019" calcext:value-type="float">
            <text:p>0,524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1852" calcext:value-type="float">
            <text:p>0,521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0425" calcext:value-type="float">
            <text:p>0,710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733" calcext:value-type="float">
            <text:p>0,500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725" calcext:value-type="float">
            <text:p>0,49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4218" calcext:value-type="float">
            <text:p>0,694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0623" calcext:value-type="float">
            <text:p>0,510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075" calcext:value-type="float">
            <text:p>0,504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0807" calcext:value-type="float">
            <text:p>0,690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1276" calcext:value-type="float">
            <text:p>0,501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8261" calcext:value-type="float">
            <text:p>0,508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7099" calcext:value-type="float">
            <text:p>0,697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6288" calcext:value-type="float">
            <text:p>0,506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406" calcext:value-type="float">
            <text:p>0,51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1627" calcext:value-type="float">
            <text:p>0,691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1704" calcext:value-type="float">
            <text:p>0,501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683" calcext:value-type="float">
            <text:p>0,507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8076" calcext:value-type="float">
            <text:p>0,708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592" calcext:value-type="float">
            <text:p>0,53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5536" calcext:value-type="float">
            <text:p>0,525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96" calcext:value-type="float">
            <text:p>0,000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9094" calcext:value-type="float">
            <text:p>0,719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4871" calcext:value-type="float">
            <text:p>0,524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4619" calcext:value-type="float">
            <text:p>0,524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57374" calcext:value-type="float">
            <text:p>0,757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55597" calcext:value-type="float">
            <text:p>0,555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082" calcext:value-type="float">
            <text:p>0,504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41015" calcext:value-type="float">
            <text:p>0,741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2216" calcext:value-type="float">
            <text:p>0,532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0831" calcext:value-type="float">
            <text:p>0,530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136" calcext:value-type="float">
            <text:p>0,71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581" calcext:value-type="float">
            <text:p>0,52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5199" calcext:value-type="float">
            <text:p>0,525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5143" calcext:value-type="float">
            <text:p>0,715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2904" calcext:value-type="float">
            <text:p>0,512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3871" calcext:value-type="float">
            <text:p>0,503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8446" calcext:value-type="float">
            <text:p>0,688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295" calcext:value-type="float">
            <text:p>0,522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5257" calcext:value-type="float">
            <text:p>0,52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9846" calcext:value-type="float">
            <text:p>0,709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7437" calcext:value-type="float">
            <text:p>0,517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6396" calcext:value-type="float">
            <text:p>0,516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9371" calcext:value-type="float">
            <text:p>0,719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263" calcext:value-type="float">
            <text:p>0,496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454" calcext:value-type="float">
            <text:p>0,496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0196" calcext:value-type="float">
            <text:p>0,690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9972" calcext:value-type="float">
            <text:p>0,499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1308" calcext:value-type="float">
            <text:p>0,511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6196" calcext:value-type="float">
            <text:p>0,716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4871" calcext:value-type="float">
            <text:p>0,524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1475" calcext:value-type="float">
            <text:p>0,531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1164" calcext:value-type="float">
            <text:p>0,711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9483" calcext:value-type="float">
            <text:p>0,529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8521" calcext:value-type="float">
            <text:p>0,528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3955" calcext:value-type="float">
            <text:p>0,683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1584" calcext:value-type="float">
            <text:p>0,531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074" calcext:value-type="float">
            <text:p>0,505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6384" calcext:value-type="float">
            <text:p>0,686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1874" calcext:value-type="float">
            <text:p>0,501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821" calcext:value-type="float">
            <text:p>0,500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5374" calcext:value-type="float">
            <text:p>0,685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75" calcext:value-type="float">
            <text:p>0,50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8302" calcext:value-type="float">
            <text:p>0,508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2067" calcext:value-type="float">
            <text:p>0,682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5481" calcext:value-type="float">
            <text:p>0,505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7197" calcext:value-type="float">
            <text:p>0,507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5867" calcext:value-type="float">
            <text:p>0,695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2089" calcext:value-type="float">
            <text:p>0,532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486" calcext:value-type="float">
            <text:p>0,522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989" calcext:value-type="float">
            <text:p>0,7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6977" calcext:value-type="float">
            <text:p>0,536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0364" calcext:value-type="float">
            <text:p>0,530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22041" calcext:value-type="float">
            <text:p>0,722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33876" calcext:value-type="float">
            <text:p>0,533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8699" calcext:value-type="float">
            <text:p>0,518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9049" calcext:value-type="float">
            <text:p>0,699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8209" calcext:value-type="float">
            <text:p>0,528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40736" calcext:value-type="float">
            <text:p>0,540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09104" calcext:value-type="float">
            <text:p>0,709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8689" calcext:value-type="float">
            <text:p>0,518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914" calcext:value-type="float">
            <text:p>0,51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718561" calcext:value-type="float">
            <text:p>0,718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886" calcext:value-type="float">
            <text:p>0,522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848" calcext:value-type="float">
            <text:p>0,49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7274" calcext:value-type="float">
            <text:p>0,697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576" calcext:value-type="float">
            <text:p>0,496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8201" calcext:value-type="float">
            <text:p>0,498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871" calcext:value-type="float">
            <text:p>0,6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11838" calcext:value-type="float">
            <text:p>0,511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4498" calcext:value-type="float">
            <text:p>0,504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6458" calcext:value-type="float">
            <text:p>0,696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2386" calcext:value-type="float">
            <text:p>0,502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44" calcext:value-type="float">
            <text:p>0,49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5243" calcext:value-type="float">
            <text:p>0,695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52" calcext:value-type="float">
            <text:p>0,50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541" calcext:value-type="float">
            <text:p>0,496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19" calcext:value-type="float">
            <text:p>0,6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7309" calcext:value-type="float">
            <text:p>0,497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588" calcext:value-type="float">
            <text:p>0,500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1421" calcext:value-type="float">
            <text:p>0,691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6024" calcext:value-type="float">
            <text:p>0,506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6985" calcext:value-type="float">
            <text:p>0,496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8577" calcext:value-type="float">
            <text:p>0,698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499668" calcext:value-type="float">
            <text:p>0,499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0433" calcext:value-type="float">
            <text:p>0,500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69548" calcext:value-type="float">
            <text:p>0,69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03343" calcext:value-type="float">
            <text:p>0,503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522106" calcext:value-type="float">
            <text:p>0,522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</table:table>
      <table:table table:name="Tabla dinámica_search_by_userid_realusers_1" table:style-name="ta1">
        <table:shapes>
          <draw:frame draw:z-index="0" draw:style-name="gr1" draw:text-style-name="P1" svg:width="15.999cm" svg:height="8.999cm" svg:x="16.993cm" svg:y="0.445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58"/>
        <table:table-column table:style-name="co6" table:default-cell-style-name="ce63"/>
        <table:table-column table:style-name="co6" table:number-columns-repeated="3" table:default-cell-style-name="ce69"/>
        <table:table-column table:style-name="co6" table:default-cell-style-name="ce73"/>
        <table:table-column table:style-name="co6" table:default-cell-style-name="ce79"/>
        <table:table-row table:style-name="ro1">
          <table:table-cell table:style-name="ce55" office:value-type="string" calcext:value-type="string">
            <text:p>Promedio - <text:s/>Tiempo(ms)</text:p>
          </table:table-cell>
          <table:table-cell table:style-name="ce60" office:value-type="string" calcext:value-type="string">
            <text:p>Tipo de hasheo</text:p>
          </table:table-cell>
          <table:table-cell table:style-name="ce66" table:number-columns-repeated="4"/>
          <table:table-cell table:style-name="ce76"/>
        </table:table-row>
        <table:table-row table:style-name="ro1">
          <table:table-cell table:style-name="ce56" office:value-type="string" calcext:value-type="string">
            <text:p><text:s/>Número de busquedas</text:p>
          </table:table-cell>
          <table:table-cell table:style-name="ce61" office:value-type="string" calcext:value-type="string">
            <text:p>chaining</text:p>
          </table:table-cell>
          <table:table-cell table:style-name="ce67" office:value-type="string" calcext:value-type="string">
            <text:p>double hashing</text:p>
          </table:table-cell>
          <table:table-cell table:style-name="ce67" office:value-type="string" calcext:value-type="string">
            <text:p>lineal probing</text:p>
          </table:table-cell>
          <table:table-cell table:style-name="ce67" office:value-type="string" calcext:value-type="string">
            <text:p>quadratic probing</text:p>
          </table:table-cell>
          <table:table-cell table:style-name="ce67" office:value-type="string" calcext:value-type="string">
            <text:p>STL unordered map</text:p>
          </table:table-cell>
          <table:table-cell table:style-name="ce77" office:value-type="string" calcext:value-type="string">
            <text:p>Total Resultado</text:p>
          </table:table-cell>
        </table:table-row>
        <table:table-row table:style-name="ro1">
          <table:table-cell table:style-name="ce57" office:value-type="float" office:value="1000" calcext:value-type="float">
            <text:p>1000</text:p>
          </table:table-cell>
          <table:table-cell table:style-name="ce62" office:value-type="float" office:value="0.00001343" calcext:value-type="float">
            <text:p>0,00001343</text:p>
          </table:table-cell>
          <table:table-cell table:style-name="ce68" office:value-type="float" office:value="0.00956609" calcext:value-type="float">
            <text:p>0,00956609</text:p>
          </table:table-cell>
          <table:table-cell table:style-name="ce68" office:value-type="float" office:value="0.00916467" calcext:value-type="float">
            <text:p>0,00916467</text:p>
          </table:table-cell>
          <table:table-cell table:style-name="ce68" office:value-type="float" office:value="0.00978367" calcext:value-type="float">
            <text:p>0,00978367</text:p>
          </table:table-cell>
          <table:table-cell table:style-name="ce72" office:value-type="float" office:value="0.0000136" calcext:value-type="float">
            <text:p>0,0000136</text:p>
          </table:table-cell>
          <table:table-cell table:style-name="ce78" office:value-type="float" office:value="0.00570829200000001" calcext:value-type="float">
            <text:p>0,005708292000000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1549" calcext:value-type="float">
            <text:p>0,00001549</text:p>
          </table:table-cell>
          <table:table-cell office:value-type="float" office:value="0.01995478" calcext:value-type="float">
            <text:p>0,01995478</text:p>
          </table:table-cell>
          <table:table-cell office:value-type="float" office:value="0.01846647" calcext:value-type="float">
            <text:p>0,01846647</text:p>
          </table:table-cell>
          <table:table-cell office:value-type="float" office:value="0.01893882" calcext:value-type="float">
            <text:p>0,01893882</text:p>
          </table:table-cell>
          <table:table-cell office:value-type="float" office:value="0.00001535" calcext:value-type="float">
            <text:p>0,00001535</text:p>
          </table:table-cell>
          <table:table-cell office:value-type="float" office:value="0.011478182" calcext:value-type="float">
            <text:p>0,0114781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414" calcext:value-type="float">
            <text:p>0,00001414</text:p>
          </table:table-cell>
          <table:table-cell office:value-type="float" office:value="0.0411302" calcext:value-type="float">
            <text:p>0,0411302</text:p>
          </table:table-cell>
          <table:table-cell office:value-type="float" office:value="0.04028256" calcext:value-type="float">
            <text:p>0,04028256</text:p>
          </table:table-cell>
          <table:table-cell office:value-type="float" office:value="0.03912959" calcext:value-type="float">
            <text:p>0,03912959</text:p>
          </table:table-cell>
          <table:table-cell office:value-type="float" office:value="0.00001484" calcext:value-type="float">
            <text:p>0,00001484</text:p>
          </table:table-cell>
          <table:table-cell office:value-type="float" office:value="0.0241142659999999" calcext:value-type="float">
            <text:p>0,02411426599999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56" calcext:value-type="float">
            <text:p>0,0000156</text:p>
          </table:table-cell>
          <table:table-cell office:value-type="float" office:value="0.14058064" calcext:value-type="float">
            <text:p>0,14058064</text:p>
          </table:table-cell>
          <table:table-cell office:value-type="float" office:value="0.14785135" calcext:value-type="float">
            <text:p>0,14785135</text:p>
          </table:table-cell>
          <table:table-cell office:value-type="float" office:value="0.14466855" calcext:value-type="float">
            <text:p>0,14466855</text:p>
          </table:table-cell>
          <table:table-cell office:value-type="float" office:value="0.00001341" calcext:value-type="float">
            <text:p>0,00001341</text:p>
          </table:table-cell>
          <table:table-cell office:value-type="float" office:value="0.08662591" calcext:value-type="float">
            <text:p>0,0866259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1401" calcext:value-type="float">
            <text:p>0,00001401</text:p>
          </table:table-cell>
          <table:table-cell office:value-type="float" office:value="0.22700953" calcext:value-type="float">
            <text:p>0,22700953</text:p>
          </table:table-cell>
          <table:table-cell office:value-type="float" office:value="0.23100745" calcext:value-type="float">
            <text:p>0,23100745</text:p>
          </table:table-cell>
          <table:table-cell office:value-type="float" office:value="0.22759557" calcext:value-type="float">
            <text:p>0,22759557</text:p>
          </table:table-cell>
          <table:table-cell office:value-type="float" office:value="0.00001747" calcext:value-type="float">
            <text:p>0,00001747</text:p>
          </table:table-cell>
          <table:table-cell office:value-type="float" office:value="0.137128806" calcext:value-type="float">
            <text:p>0,13712880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1568" calcext:value-type="float">
            <text:p>0,00001568</text:p>
          </table:table-cell>
          <table:table-cell office:value-type="float" office:value="0.32608217" calcext:value-type="float">
            <text:p>0,32608217</text:p>
          </table:table-cell>
          <table:table-cell office:value-type="float" office:value="0.3252637" calcext:value-type="float">
            <text:p>0,3252637</text:p>
          </table:table-cell>
          <table:table-cell office:value-type="float" office:value="0.32016908" calcext:value-type="float">
            <text:p>0,32016908</text:p>
          </table:table-cell>
          <table:table-cell office:value-type="float" office:value="0.00001562" calcext:value-type="float">
            <text:p>0,00001562</text:p>
          </table:table-cell>
          <table:table-cell office:value-type="float" office:value="0.194309249999999" calcext:value-type="float">
            <text:p>0,19430924999999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1507" calcext:value-type="float">
            <text:p>0,00001507</text:p>
          </table:table-cell>
          <table:table-cell office:value-type="float" office:value="0.41182982" calcext:value-type="float">
            <text:p>0,41182982</text:p>
          </table:table-cell>
          <table:table-cell office:value-type="float" office:value="0.42634919" calcext:value-type="float">
            <text:p>0,42634919</text:p>
          </table:table-cell>
          <table:table-cell office:value-type="float" office:value="0.40537406" calcext:value-type="float">
            <text:p>0,40537406</text:p>
          </table:table-cell>
          <table:table-cell office:value-type="float" office:value="0.00001423" calcext:value-type="float">
            <text:p>0,00001423</text:p>
          </table:table-cell>
          <table:table-cell office:value-type="float" office:value="0.248716473999999" calcext:value-type="float">
            <text:p>0,248716473999999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64" office:value-type="float" office:value="0.00001489" calcext:value-type="float">
            <text:p>0,00001489</text:p>
          </table:table-cell>
          <table:table-cell table:style-name="ce70" office:value-type="float" office:value="0.5322462" calcext:value-type="float">
            <text:p>0,5322462</text:p>
          </table:table-cell>
          <table:table-cell table:style-name="ce70" office:value-type="float" office:value="0.72560689" calcext:value-type="float">
            <text:p>0,72560689</text:p>
          </table:table-cell>
          <table:table-cell table:style-name="ce70" office:value-type="float" office:value="0.52908999" calcext:value-type="float">
            <text:p>0,52908999</text:p>
          </table:table-cell>
          <table:table-cell table:style-name="ce74" office:value-type="float" office:value="0.00001397" calcext:value-type="float">
            <text:p>0,00001397</text:p>
          </table:table-cell>
          <table:table-cell table:style-name="ce80" office:value-type="float" office:value="0.357394387999999" calcext:value-type="float">
            <text:p>0,357394387999999</text:p>
          </table:table-cell>
        </table:table-row>
        <table:table-row table:style-name="ro1">
          <table:table-cell table:style-name="ce59" office:value-type="string" calcext:value-type="string">
            <text:p>Total Resultado</text:p>
          </table:table-cell>
          <table:table-cell table:style-name="ce65" office:value-type="float" office:value="0.0000147887500000001" calcext:value-type="float">
            <text:p>1,47887500000001E-05</text:p>
          </table:table-cell>
          <table:table-cell table:style-name="ce71" office:value-type="float" office:value="0.21354992875" calcext:value-type="float">
            <text:p>0,21354992875</text:p>
          </table:table-cell>
          <table:table-cell table:style-name="ce71" office:value-type="float" office:value="0.240499035" calcext:value-type="float">
            <text:p>0,240499035</text:p>
          </table:table-cell>
          <table:table-cell table:style-name="ce71" office:value-type="float" office:value="0.21184366625" calcext:value-type="float">
            <text:p>0,21184366625</text:p>
          </table:table-cell>
          <table:table-cell table:style-name="ce75" office:value-type="float" office:value="0.0000148112500000001" calcext:value-type="float">
            <text:p>1,48112500000001E-05</text:p>
          </table:table-cell>
          <table:table-cell table:style-name="ce81" office:value-type="float" office:value="0.133184446000001" calcext:value-type="float">
            <text:p>0,133184446000001</text:p>
          </table:table-cell>
        </table:table-row>
      </table:table>
      <table:table table:name="Tabla dinámica_search_by_userid_realusers_2" table:style-name="ta1">
        <table:table-column table:style-name="co5" table:default-cell-style-name="ce58"/>
        <table:table-column table:style-name="co5" table:default-cell-style-name="ce63"/>
        <table:table-column table:style-name="co5" table:number-columns-repeated="3" table:default-cell-style-name="ce69"/>
        <table:table-column table:style-name="co5" table:default-cell-style-name="ce73"/>
        <table:table-column table:style-name="co5" table:default-cell-style-name="ce79"/>
        <table:table-row table:style-name="ro1">
          <table:table-cell table:style-name="ce55" office:value-type="string" calcext:value-type="string">
            <text:p>Desviación típica - <text:s/>Tiempo(ms)</text:p>
          </table:table-cell>
          <table:table-cell table:style-name="ce60" office:value-type="string" calcext:value-type="string">
            <text:p>Tipo de hasheo</text:p>
          </table:table-cell>
          <table:table-cell table:style-name="ce66" table:number-columns-repeated="4"/>
          <table:table-cell table:style-name="ce76"/>
        </table:table-row>
        <table:table-row table:style-name="ro1">
          <table:table-cell table:style-name="ce56" office:value-type="string" calcext:value-type="string">
            <text:p><text:s/>Número de busquedas</text:p>
          </table:table-cell>
          <table:table-cell table:style-name="ce61" office:value-type="string" calcext:value-type="string">
            <text:p>chaining</text:p>
          </table:table-cell>
          <table:table-cell table:style-name="ce67" office:value-type="string" calcext:value-type="string">
            <text:p>double hashing</text:p>
          </table:table-cell>
          <table:table-cell table:style-name="ce67" office:value-type="string" calcext:value-type="string">
            <text:p>lineal probing</text:p>
          </table:table-cell>
          <table:table-cell table:style-name="ce67" office:value-type="string" calcext:value-type="string">
            <text:p>quadratic probing</text:p>
          </table:table-cell>
          <table:table-cell table:style-name="ce67" office:value-type="string" calcext:value-type="string">
            <text:p>STL unordered map</text:p>
          </table:table-cell>
          <table:table-cell table:style-name="ce77" office:value-type="string" calcext:value-type="string">
            <text:p>Total Resultado</text:p>
          </table:table-cell>
        </table:table-row>
        <table:table-row table:style-name="ro1">
          <table:table-cell table:style-name="ce57" office:value-type="float" office:value="1000" calcext:value-type="float">
            <text:p>1000</text:p>
          </table:table-cell>
          <table:table-cell table:style-name="ce62" office:value-type="float" office:value="0.0000019656391768932" calcext:value-type="float">
            <text:p>1,9656391768932E-06</text:p>
          </table:table-cell>
          <table:table-cell table:style-name="ce68" office:value-type="float" office:value="0.00149044677794237" calcext:value-type="float">
            <text:p>0,00149044677794237</text:p>
          </table:table-cell>
          <table:table-cell table:style-name="ce68" office:value-type="float" office:value="0.00233836253704306" calcext:value-type="float">
            <text:p>0,00233836253704306</text:p>
          </table:table-cell>
          <table:table-cell table:style-name="ce68" office:value-type="float" office:value="0.00152608093206492" calcext:value-type="float">
            <text:p>0,00152608093206492</text:p>
          </table:table-cell>
          <table:table-cell table:style-name="ce72" office:value-type="float" office:value="0.00000210338831988828" calcext:value-type="float">
            <text:p>2,10338831988828E-06</text:p>
          </table:table-cell>
          <table:table-cell table:style-name="ce78" office:value-type="float" office:value="0.00486731665804016" calcext:value-type="float">
            <text:p>0,004867316658040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419353759679791" calcext:value-type="float">
            <text:p>4,19353759679791E-06</text:p>
          </table:table-cell>
          <table:table-cell office:value-type="float" office:value="0.0032608911918757" calcext:value-type="float">
            <text:p>0,0032608911918757</text:p>
          </table:table-cell>
          <table:table-cell office:value-type="float" office:value="0.0012497574508518" calcext:value-type="float">
            <text:p>0,0012497574508518</text:p>
          </table:table-cell>
          <table:table-cell office:value-type="float" office:value="0.00108701955025025" calcext:value-type="float">
            <text:p>0,00108701955025025</text:p>
          </table:table-cell>
          <table:table-cell office:value-type="float" office:value="0.00000296911713572512" calcext:value-type="float">
            <text:p>2,96911713572512E-06</text:p>
          </table:table-cell>
          <table:table-cell office:value-type="float" office:value="0.00952144506075449" calcext:value-type="float">
            <text:p>0,009521445060754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320674793571811" calcext:value-type="float">
            <text:p>3,20674793571811E-06</text:p>
          </table:table-cell>
          <table:table-cell office:value-type="float" office:value="0.00318487914554339" calcext:value-type="float">
            <text:p>0,00318487914554339</text:p>
          </table:table-cell>
          <table:table-cell office:value-type="float" office:value="0.00446374130418722" calcext:value-type="float">
            <text:p>0,00446374130418722</text:p>
          </table:table-cell>
          <table:table-cell office:value-type="float" office:value="0.00269424936078322" calcext:value-type="float">
            <text:p>0,00269424936078322</text:p>
          </table:table-cell>
          <table:table-cell office:value-type="float" office:value="0.00000360896750673187" calcext:value-type="float">
            <text:p>3,60896750673187E-06</text:p>
          </table:table-cell>
          <table:table-cell office:value-type="float" office:value="0.0198943515836307" calcext:value-type="float">
            <text:p>0,01989435158363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33844564489066" calcext:value-type="float">
            <text:p>3,3844564489066E-06</text:p>
          </table:table-cell>
          <table:table-cell office:value-type="float" office:value="0.0179886872584753" calcext:value-type="float">
            <text:p>0,0179886872584753</text:p>
          </table:table-cell>
          <table:table-cell office:value-type="float" office:value="0.0170498170880174" calcext:value-type="float">
            <text:p>0,0170498170880174</text:p>
          </table:table-cell>
          <table:table-cell office:value-type="float" office:value="0.0161446713874763" calcext:value-type="float">
            <text:p>0,0161446713874763</text:p>
          </table:table-cell>
          <table:table-cell office:value-type="float" office:value="0.00000151153811554571" calcext:value-type="float">
            <text:p>1,51153811554571E-06</text:p>
          </table:table-cell>
          <table:table-cell office:value-type="float" office:value="0.0720413438546135" calcext:value-type="float">
            <text:p>0,072041343854613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406883945928745" calcext:value-type="float">
            <text:p>4,06883945928745E-06</text:p>
          </table:table-cell>
          <table:table-cell office:value-type="float" office:value="0.0207290189213946" calcext:value-type="float">
            <text:p>0,0207290189213946</text:p>
          </table:table-cell>
          <table:table-cell office:value-type="float" office:value="0.0160625147976193" calcext:value-type="float">
            <text:p>0,0160625147976193</text:p>
          </table:table-cell>
          <table:table-cell office:value-type="float" office:value="0.0150955261084203" calcext:value-type="float">
            <text:p>0,0150955261084203</text:p>
          </table:table-cell>
          <table:table-cell office:value-type="float" office:value="0.0000048875330994255" calcext:value-type="float">
            <text:p>4,8875330994255E-06</text:p>
          </table:table-cell>
          <table:table-cell office:value-type="float" office:value="0.112880291387628" calcext:value-type="float">
            <text:p>0,1128802913876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186633546845364" calcext:value-type="float">
            <text:p>1,86633546845364E-05</text:p>
          </table:table-cell>
          <table:table-cell office:value-type="float" office:value="0.0317693681480504" calcext:value-type="float">
            <text:p>0,0317693681480504</text:p>
          </table:table-cell>
          <table:table-cell office:value-type="float" office:value="0.0269519014533204" calcext:value-type="float">
            <text:p>0,0269519014533204</text:p>
          </table:table-cell>
          <table:table-cell office:value-type="float" office:value="0.0257697079002899" calcext:value-type="float">
            <text:p>0,0257697079002899</text:p>
          </table:table-cell>
          <table:table-cell office:value-type="float" office:value="0.00000401959845223024" calcext:value-type="float">
            <text:p>4,01959845223024E-06</text:p>
          </table:table-cell>
          <table:table-cell office:value-type="float" office:value="0.160303851902383" calcext:value-type="float">
            <text:p>0,160303851902383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335524615604828" calcext:value-type="float">
            <text:p>3,35524615604828E-06</text:p>
          </table:table-cell>
          <table:table-cell office:value-type="float" office:value="0.0334470221631677" calcext:value-type="float">
            <text:p>0,0334470221631677</text:p>
          </table:table-cell>
          <table:table-cell office:value-type="float" office:value="0.0297724180695994" calcext:value-type="float">
            <text:p>0,0297724180695994</text:p>
          </table:table-cell>
          <table:table-cell office:value-type="float" office:value="0.0289151991749961" calcext:value-type="float">
            <text:p>0,0289151991749961</text:p>
          </table:table-cell>
          <table:table-cell office:value-type="float" office:value="0.00000313293034158957" calcext:value-type="float">
            <text:p>3,13293034158957E-06</text:p>
          </table:table-cell>
          <table:table-cell office:value-type="float" office:value="0.204762395297597" calcext:value-type="float">
            <text:p>0,204762395297597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64" office:value-type="float" office:value="0.00000971502533047224" calcext:value-type="float">
            <text:p>9,71502533047224E-06</text:p>
          </table:table-cell>
          <table:table-cell table:style-name="ce70" office:value-type="float" office:value="0.0302167683910772" calcext:value-type="float">
            <text:p>0,0302167683910772</text:p>
          </table:table-cell>
          <table:table-cell table:style-name="ce70" office:value-type="float" office:value="0.0306908076017951" calcext:value-type="float">
            <text:p>0,0306908076017951</text:p>
          </table:table-cell>
          <table:table-cell table:style-name="ce70" office:value-type="float" office:value="0.0274190903069837" calcext:value-type="float">
            <text:p>0,0274190903069837</text:p>
          </table:table-cell>
          <table:table-cell table:style-name="ce74" office:value-type="float" office:value="0.00000206683772508104" calcext:value-type="float">
            <text:p>2,06683772508104E-06</text:p>
          </table:table-cell>
          <table:table-cell table:style-name="ce80" office:value-type="float" office:value="0.301517394592533" calcext:value-type="float">
            <text:p>0,301517394592533</text:p>
          </table:table-cell>
        </table:table-row>
        <table:table-row table:style-name="ro1">
          <table:table-cell table:style-name="ce59" office:value-type="string" calcext:value-type="string">
            <text:p>Total Resultado</text:p>
          </table:table-cell>
          <table:table-cell table:style-name="ce65" office:value-type="float" office:value="0.00000801651133629874" calcext:value-type="float">
            <text:p>8,01651133629874E-06</text:p>
          </table:table-cell>
          <table:table-cell table:style-name="ce71" office:value-type="float" office:value="0.18438668828538" calcext:value-type="float">
            <text:p>0,18438668828538</text:p>
          </table:table-cell>
          <table:table-cell table:style-name="ce71" office:value-type="float" office:value="0.232451270045592" calcext:value-type="float">
            <text:p>0,232451270045592</text:p>
          </table:table-cell>
          <table:table-cell table:style-name="ce71" office:value-type="float" office:value="0.182181429877053" calcext:value-type="float">
            <text:p>0,182181429877053</text:p>
          </table:table-cell>
          <table:table-cell table:style-name="ce75" office:value-type="float" office:value="0.00000343626007333766" calcext:value-type="float">
            <text:p>3,43626007333766E-06</text:p>
          </table:table-cell>
          <table:table-cell table:style-name="ce81" office:value-type="float" office:value="0.190129634814529" calcext:value-type="float">
            <text:p>0,190129634814529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realusers_1'.A1:'Tabla dinámica_search_by_userid_realusers_1'.G11" table:buttons="'Tabla dinámica_search_by_userid_realusers_1'.A2 'Tabla dinámica_search_by_userid_realusers_1'.B1" table:show-filter-button="false" table:drill-down-on-double-click="false">
          <table:source-cell-range table:cell-range-address="search_by_userid_realusers.A1:search_by_userid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3" table:display="true" table:show-details="true"/>
                <table:data-pilot-member table:name="0,000037" table:display="true" table:show-details="true"/>
                <table:data-pilot-member table:name="0,000038" table:display="true" table:show-details="true"/>
                <table:data-pilot-member table:name="0,000049" table:display="true" table:show-details="true"/>
                <table:data-pilot-member table:name="0,000062" table:display="true" table:show-details="true"/>
                <table:data-pilot-member table:name="0,000096" table:display="true" table:show-details="true"/>
                <table:data-pilot-member table:name="0,000199" table:display="true" table:show-details="true"/>
                <table:data-pilot-member table:name="0,007371" table:display="true" table:show-details="true"/>
                <table:data-pilot-member table:name="0,007615" table:display="true" table:show-details="true"/>
                <table:data-pilot-member table:name="0,007643" table:display="true" table:show-details="true"/>
                <table:data-pilot-member table:name="0,007673" table:display="true" table:show-details="true"/>
                <table:data-pilot-member table:name="0,007675" table:display="true" table:show-details="true"/>
                <table:data-pilot-member table:name="0,007696" table:display="true" table:show-details="true"/>
                <table:data-pilot-member table:name="0,007728" table:display="true" table:show-details="true"/>
                <table:data-pilot-member table:name="0,007751" table:display="true" table:show-details="true"/>
                <table:data-pilot-member table:name="0,007772" table:display="true" table:show-details="true"/>
                <table:data-pilot-member table:name="0,007804" table:display="true" table:show-details="true"/>
                <table:data-pilot-member table:name="0,007807" table:display="true" table:show-details="true"/>
                <table:data-pilot-member table:name="0,007812" table:display="true" table:show-details="true"/>
                <table:data-pilot-member table:name="0,007814" table:display="true" table:show-details="true"/>
                <table:data-pilot-member table:name="0,007818" table:display="true" table:show-details="true"/>
                <table:data-pilot-member table:name="0,007841" table:display="true" table:show-details="true"/>
                <table:data-pilot-member table:name="0,007858" table:display="true" table:show-details="true"/>
                <table:data-pilot-member table:name="0,007867" table:display="true" table:show-details="true"/>
                <table:data-pilot-member table:name="0,007869" table:display="true" table:show-details="true"/>
                <table:data-pilot-member table:name="0,007872" table:display="true" table:show-details="true"/>
                <table:data-pilot-member table:name="0,007881" table:display="true" table:show-details="true"/>
                <table:data-pilot-member table:name="0,007885" table:display="true" table:show-details="true"/>
                <table:data-pilot-member table:name="0,007899" table:display="true" table:show-details="true"/>
                <table:data-pilot-member table:name="0,007919" table:display="true" table:show-details="true"/>
                <table:data-pilot-member table:name="0,007924" table:display="true" table:show-details="true"/>
                <table:data-pilot-member table:name="0,007955" table:display="true" table:show-details="true"/>
                <table:data-pilot-member table:name="0,00796" table:display="true" table:show-details="true"/>
                <table:data-pilot-member table:name="0,007968" table:display="true" table:show-details="true"/>
                <table:data-pilot-member table:name="0,008045" table:display="true" table:show-details="true"/>
                <table:data-pilot-member table:name="0,008065" table:display="true" table:show-details="true"/>
                <table:data-pilot-member table:name="0,008066" table:display="true" table:show-details="true"/>
                <table:data-pilot-member table:name="0,008072" table:display="true" table:show-details="true"/>
                <table:data-pilot-member table:name="0,008105" table:display="true" table:show-details="true"/>
                <table:data-pilot-member table:name="0,008109" table:display="true" table:show-details="true"/>
                <table:data-pilot-member table:name="0,008123" table:display="true" table:show-details="true"/>
                <table:data-pilot-member table:name="0,008125" table:display="true" table:show-details="true"/>
                <table:data-pilot-member table:name="0,008132" table:display="true" table:show-details="true"/>
                <table:data-pilot-member table:name="0,008133" table:display="true" table:show-details="true"/>
                <table:data-pilot-member table:name="0,00814" table:display="true" table:show-details="true"/>
                <table:data-pilot-member table:name="0,008145" table:display="true" table:show-details="true"/>
                <table:data-pilot-member table:name="0,00815" table:display="true" table:show-details="true"/>
                <table:data-pilot-member table:name="0,008157" table:display="true" table:show-details="true"/>
                <table:data-pilot-member table:name="0,008158" table:display="true" table:show-details="true"/>
                <table:data-pilot-member table:name="0,008164" table:display="true" table:show-details="true"/>
                <table:data-pilot-member table:name="0,008191" table:display="true" table:show-details="true"/>
                <table:data-pilot-member table:name="0,008196" table:display="true" table:show-details="true"/>
                <table:data-pilot-member table:name="0,008205" table:display="true" table:show-details="true"/>
                <table:data-pilot-member table:name="0,008208" table:display="true" table:show-details="true"/>
                <table:data-pilot-member table:name="0,008234" table:display="true" table:show-details="true"/>
                <table:data-pilot-member table:name="0,00827" table:display="true" table:show-details="true"/>
                <table:data-pilot-member table:name="0,008272" table:display="true" table:show-details="true"/>
                <table:data-pilot-member table:name="0,008285" table:display="true" table:show-details="true"/>
                <table:data-pilot-member table:name="0,008293" table:display="true" table:show-details="true"/>
                <table:data-pilot-member table:name="0,008302" table:display="true" table:show-details="true"/>
                <table:data-pilot-member table:name="0,008306" table:display="true" table:show-details="true"/>
                <table:data-pilot-member table:name="0,008313" table:display="true" table:show-details="true"/>
                <table:data-pilot-member table:name="0,008315" table:display="true" table:show-details="true"/>
                <table:data-pilot-member table:name="0,008325" table:display="true" table:show-details="true"/>
                <table:data-pilot-member table:name="0,008332" table:display="true" table:show-details="true"/>
                <table:data-pilot-member table:name="0,00834" table:display="true" table:show-details="true"/>
                <table:data-pilot-member table:name="0,008342" table:display="true" table:show-details="true"/>
                <table:data-pilot-member table:name="0,00835" table:display="true" table:show-details="true"/>
                <table:data-pilot-member table:name="0,008365" table:display="true" table:show-details="true"/>
                <table:data-pilot-member table:name="0,008369" table:display="true" table:show-details="true"/>
                <table:data-pilot-member table:name="0,008372" table:display="true" table:show-details="true"/>
                <table:data-pilot-member table:name="0,008373" table:display="true" table:show-details="true"/>
                <table:data-pilot-member table:name="0,008383" table:display="true" table:show-details="true"/>
                <table:data-pilot-member table:name="0,008385" table:display="true" table:show-details="true"/>
                <table:data-pilot-member table:name="0,008398" table:display="true" table:show-details="true"/>
                <table:data-pilot-member table:name="0,008412" table:display="true" table:show-details="true"/>
                <table:data-pilot-member table:name="0,008432" table:display="true" table:show-details="true"/>
                <table:data-pilot-member table:name="0,008441" table:display="true" table:show-details="true"/>
                <table:data-pilot-member table:name="0,008442" table:display="true" table:show-details="true"/>
                <table:data-pilot-member table:name="0,008454" table:display="true" table:show-details="true"/>
                <table:data-pilot-member table:name="0,008465" table:display="true" table:show-details="true"/>
                <table:data-pilot-member table:name="0,008494" table:display="true" table:show-details="true"/>
                <table:data-pilot-member table:name="0,008511" table:display="true" table:show-details="true"/>
                <table:data-pilot-member table:name="0,008521" table:display="true" table:show-details="true"/>
                <table:data-pilot-member table:name="0,008561" table:display="true" table:show-details="true"/>
                <table:data-pilot-member table:name="0,00857" table:display="true" table:show-details="true"/>
                <table:data-pilot-member table:name="0,008577" table:display="true" table:show-details="true"/>
                <table:data-pilot-member table:name="0,008596" table:display="true" table:show-details="true"/>
                <table:data-pilot-member table:name="0,008597" table:display="true" table:show-details="true"/>
                <table:data-pilot-member table:name="0,008613" table:display="true" table:show-details="true"/>
                <table:data-pilot-member table:name="0,008631" table:display="true" table:show-details="true"/>
                <table:data-pilot-member table:name="0,008633" table:display="true" table:show-details="true"/>
                <table:data-pilot-member table:name="0,008656" table:display="true" table:show-details="true"/>
                <table:data-pilot-member table:name="0,008657" table:display="true" table:show-details="true"/>
                <table:data-pilot-member table:name="0,008666" table:display="true" table:show-details="true"/>
                <table:data-pilot-member table:name="0,00867" table:display="true" table:show-details="true"/>
                <table:data-pilot-member table:name="0,008672" table:display="true" table:show-details="true"/>
                <table:data-pilot-member table:name="0,008673" table:display="true" table:show-details="true"/>
                <table:data-pilot-member table:name="0,008682" table:display="true" table:show-details="true"/>
                <table:data-pilot-member table:name="0,008683" table:display="true" table:show-details="true"/>
                <table:data-pilot-member table:name="0,008687" table:display="true" table:show-details="true"/>
                <table:data-pilot-member table:name="0,008698" table:display="true" table:show-details="true"/>
                <table:data-pilot-member table:name="0,008702" table:display="true" table:show-details="true"/>
                <table:data-pilot-member table:name="0,008709" table:display="true" table:show-details="true"/>
                <table:data-pilot-member table:name="0,008718" table:display="true" table:show-details="true"/>
                <table:data-pilot-member table:name="0,008719" table:display="true" table:show-details="true"/>
                <table:data-pilot-member table:name="0,008721" table:display="true" table:show-details="true"/>
                <table:data-pilot-member table:name="0,008725" table:display="true" table:show-details="true"/>
                <table:data-pilot-member table:name="0,008726" table:display="true" table:show-details="true"/>
                <table:data-pilot-member table:name="0,008731" table:display="true" table:show-details="true"/>
                <table:data-pilot-member table:name="0,008733" table:display="true" table:show-details="true"/>
                <table:data-pilot-member table:name="0,008737" table:display="true" table:show-details="true"/>
                <table:data-pilot-member table:name="0,008747" table:display="true" table:show-details="true"/>
                <table:data-pilot-member table:name="0,00875" table:display="true" table:show-details="true"/>
                <table:data-pilot-member table:name="0,008763" table:display="true" table:show-details="true"/>
                <table:data-pilot-member table:name="0,008764" table:display="true" table:show-details="true"/>
                <table:data-pilot-member table:name="0,008767" table:display="true" table:show-details="true"/>
                <table:data-pilot-member table:name="0,008772" table:display="true" table:show-details="true"/>
                <table:data-pilot-member table:name="0,008789" table:display="true" table:show-details="true"/>
                <table:data-pilot-member table:name="0,008793" table:display="true" table:show-details="true"/>
                <table:data-pilot-member table:name="0,008794" table:display="true" table:show-details="true"/>
                <table:data-pilot-member table:name="0,008798" table:display="true" table:show-details="true"/>
                <table:data-pilot-member table:name="0,008805" table:display="true" table:show-details="true"/>
                <table:data-pilot-member table:name="0,008807" table:display="true" table:show-details="true"/>
                <table:data-pilot-member table:name="0,00882" table:display="true" table:show-details="true"/>
                <table:data-pilot-member table:name="0,00883" table:display="true" table:show-details="true"/>
                <table:data-pilot-member table:name="0,008832" table:display="true" table:show-details="true"/>
                <table:data-pilot-member table:name="0,008838" table:display="true" table:show-details="true"/>
                <table:data-pilot-member table:name="0,008851" table:display="true" table:show-details="true"/>
                <table:data-pilot-member table:name="0,008863" table:display="true" table:show-details="true"/>
                <table:data-pilot-member table:name="0,008867" table:display="true" table:show-details="true"/>
                <table:data-pilot-member table:name="0,008871" table:display="true" table:show-details="true"/>
                <table:data-pilot-member table:name="0,008878" table:display="true" table:show-details="true"/>
                <table:data-pilot-member table:name="0,00889" table:display="true" table:show-details="true"/>
                <table:data-pilot-member table:name="0,008891" table:display="true" table:show-details="true"/>
                <table:data-pilot-member table:name="0,008893" table:display="true" table:show-details="true"/>
                <table:data-pilot-member table:name="0,0089" table:display="true" table:show-details="true"/>
                <table:data-pilot-member table:name="0,008911" table:display="true" table:show-details="true"/>
                <table:data-pilot-member table:name="0,008915" table:display="true" table:show-details="true"/>
                <table:data-pilot-member table:name="0,00893" table:display="true" table:show-details="true"/>
                <table:data-pilot-member table:name="0,008962" table:display="true" table:show-details="true"/>
                <table:data-pilot-member table:name="0,008971" table:display="true" table:show-details="true"/>
                <table:data-pilot-member table:name="0,008993" table:display="true" table:show-details="true"/>
                <table:data-pilot-member table:name="0,009004" table:display="true" table:show-details="true"/>
                <table:data-pilot-member table:name="0,009011" table:display="true" table:show-details="true"/>
                <table:data-pilot-member table:name="0,009014" table:display="true" table:show-details="true"/>
                <table:data-pilot-member table:name="0,009027" table:display="true" table:show-details="true"/>
                <table:data-pilot-member table:name="0,009049" table:display="true" table:show-details="true"/>
                <table:data-pilot-member table:name="0,009063" table:display="true" table:show-details="true"/>
                <table:data-pilot-member table:name="0,009065" table:display="true" table:show-details="true"/>
                <table:data-pilot-member table:name="0,009073" table:display="true" table:show-details="true"/>
                <table:data-pilot-member table:name="0,009074" table:display="true" table:show-details="true"/>
                <table:data-pilot-member table:name="0,009075" table:display="true" table:show-details="true"/>
                <table:data-pilot-member table:name="0,009091" table:display="true" table:show-details="true"/>
                <table:data-pilot-member table:name="0,0091" table:display="true" table:show-details="true"/>
                <table:data-pilot-member table:name="0,009114" table:display="true" table:show-details="true"/>
                <table:data-pilot-member table:name="0,009116" table:display="true" table:show-details="true"/>
                <table:data-pilot-member table:name="0,009132" table:display="true" table:show-details="true"/>
                <table:data-pilot-member table:name="0,009138" table:display="true" table:show-details="true"/>
                <table:data-pilot-member table:name="0,009153" table:display="true" table:show-details="true"/>
                <table:data-pilot-member table:name="0,009155" table:display="true" table:show-details="true"/>
                <table:data-pilot-member table:name="0,009158" table:display="true" table:show-details="true"/>
                <table:data-pilot-member table:name="0,009164" table:display="true" table:show-details="true"/>
                <table:data-pilot-member table:name="0,009176" table:display="true" table:show-details="true"/>
                <table:data-pilot-member table:name="0,009185" table:display="true" table:show-details="true"/>
                <table:data-pilot-member table:name="0,009198" table:display="true" table:show-details="true"/>
                <table:data-pilot-member table:name="0,009202" table:display="true" table:show-details="true"/>
                <table:data-pilot-member table:name="0,009219" table:display="true" table:show-details="true"/>
                <table:data-pilot-member table:name="0,009222" table:display="true" table:show-details="true"/>
                <table:data-pilot-member table:name="0,009242" table:display="true" table:show-details="true"/>
                <table:data-pilot-member table:name="0,009251" table:display="true" table:show-details="true"/>
                <table:data-pilot-member table:name="0,009254" table:display="true" table:show-details="true"/>
                <table:data-pilot-member table:name="0,00927" table:display="true" table:show-details="true"/>
                <table:data-pilot-member table:name="0,009355" table:display="true" table:show-details="true"/>
                <table:data-pilot-member table:name="0,009367" table:display="true" table:show-details="true"/>
                <table:data-pilot-member table:name="0,009412" table:display="true" table:show-details="true"/>
                <table:data-pilot-member table:name="0,009417" table:display="true" table:show-details="true"/>
                <table:data-pilot-member table:name="0,009422" table:display="true" table:show-details="true"/>
                <table:data-pilot-member table:name="0,009424" table:display="true" table:show-details="true"/>
                <table:data-pilot-member table:name="0,00943" table:display="true" table:show-details="true"/>
                <table:data-pilot-member table:name="0,009431" table:display="true" table:show-details="true"/>
                <table:data-pilot-member table:name="0,00945" table:display="true" table:show-details="true"/>
                <table:data-pilot-member table:name="0,009478" table:display="true" table:show-details="true"/>
                <table:data-pilot-member table:name="0,009494" table:display="true" table:show-details="true"/>
                <table:data-pilot-member table:name="0,009498" table:display="true" table:show-details="true"/>
                <table:data-pilot-member table:name="0,009502" table:display="true" table:show-details="true"/>
                <table:data-pilot-member table:name="0,009514" table:display="true" table:show-details="true"/>
                <table:data-pilot-member table:name="0,009566" table:display="true" table:show-details="true"/>
                <table:data-pilot-member table:name="0,009571" table:display="true" table:show-details="true"/>
                <table:data-pilot-member table:name="0,009606" table:display="true" table:show-details="true"/>
                <table:data-pilot-member table:name="0,009608" table:display="true" table:show-details="true"/>
                <table:data-pilot-member table:name="0,009629" table:display="true" table:show-details="true"/>
                <table:data-pilot-member table:name="0,009638" table:display="true" table:show-details="true"/>
                <table:data-pilot-member table:name="0,009658" table:display="true" table:show-details="true"/>
                <table:data-pilot-member table:name="0,009695" table:display="true" table:show-details="true"/>
                <table:data-pilot-member table:name="0,0097" table:display="true" table:show-details="true"/>
                <table:data-pilot-member table:name="0,009707" table:display="true" table:show-details="true"/>
                <table:data-pilot-member table:name="0,009723" table:display="true" table:show-details="true"/>
                <table:data-pilot-member table:name="0,009726" table:display="true" table:show-details="true"/>
                <table:data-pilot-member table:name="0,009736" table:display="true" table:show-details="true"/>
                <table:data-pilot-member table:name="0,009748" table:display="true" table:show-details="true"/>
                <table:data-pilot-member table:name="0,009768" table:display="true" table:show-details="true"/>
                <table:data-pilot-member table:name="0,009785" table:display="true" table:show-details="true"/>
                <table:data-pilot-member table:name="0,009788" table:display="true" table:show-details="true"/>
                <table:data-pilot-member table:name="0,009793" table:display="true" table:show-details="true"/>
                <table:data-pilot-member table:name="0,009802" table:display="true" table:show-details="true"/>
                <table:data-pilot-member table:name="0,00983" table:display="true" table:show-details="true"/>
                <table:data-pilot-member table:name="0,009854" table:display="true" table:show-details="true"/>
                <table:data-pilot-member table:name="0,009865" table:display="true" table:show-details="true"/>
                <table:data-pilot-member table:name="0,009866" table:display="true" table:show-details="true"/>
                <table:data-pilot-member table:name="0,009876" table:display="true" table:show-details="true"/>
                <table:data-pilot-member table:name="0,009891" table:display="true" table:show-details="true"/>
                <table:data-pilot-member table:name="0,009896" table:display="true" table:show-details="true"/>
                <table:data-pilot-member table:name="0,009923" table:display="true" table:show-details="true"/>
                <table:data-pilot-member table:name="0,009924" table:display="true" table:show-details="true"/>
                <table:data-pilot-member table:name="0,009932" table:display="true" table:show-details="true"/>
                <table:data-pilot-member table:name="0,009936" table:display="true" table:show-details="true"/>
                <table:data-pilot-member table:name="0,009937" table:display="true" table:show-details="true"/>
                <table:data-pilot-member table:name="0,009949" table:display="true" table:show-details="true"/>
                <table:data-pilot-member table:name="0,009964" table:display="true" table:show-details="true"/>
                <table:data-pilot-member table:name="0,009966" table:display="true" table:show-details="true"/>
                <table:data-pilot-member table:name="0,01" table:display="true" table:show-details="true"/>
                <table:data-pilot-member table:name="0,01001" table:display="true" table:show-details="true"/>
                <table:data-pilot-member table:name="0,010012" table:display="true" table:show-details="true"/>
                <table:data-pilot-member table:name="0,010026" table:display="true" table:show-details="true"/>
                <table:data-pilot-member table:name="0,010031" table:display="true" table:show-details="true"/>
                <table:data-pilot-member table:name="0,010091" table:display="true" table:show-details="true"/>
                <table:data-pilot-member table:name="0,010099" table:display="true" table:show-details="true"/>
                <table:data-pilot-member table:name="0,010118" table:display="true" table:show-details="true"/>
                <table:data-pilot-member table:name="0,010122" table:display="true" table:show-details="true"/>
                <table:data-pilot-member table:name="0,010184" table:display="true" table:show-details="true"/>
                <table:data-pilot-member table:name="0,010206" table:display="true" table:show-details="true"/>
                <table:data-pilot-member table:name="0,010221" table:display="true" table:show-details="true"/>
                <table:data-pilot-member table:name="0,010226" table:display="true" table:show-details="true"/>
                <table:data-pilot-member table:name="0,010238" table:display="true" table:show-details="true"/>
                <table:data-pilot-member table:name="0,010292" table:display="true" table:show-details="true"/>
                <table:data-pilot-member table:name="0,010319" table:display="true" table:show-details="true"/>
                <table:data-pilot-member table:name="0,010329" table:display="true" table:show-details="true"/>
                <table:data-pilot-member table:name="0,010331" table:display="true" table:show-details="true"/>
                <table:data-pilot-member table:name="0,010337" table:display="true" table:show-details="true"/>
                <table:data-pilot-member table:name="0,010394" table:display="true" table:show-details="true"/>
                <table:data-pilot-member table:name="0,010402" table:display="true" table:show-details="true"/>
                <table:data-pilot-member table:name="0,010516" table:display="true" table:show-details="true"/>
                <table:data-pilot-member table:name="0,010617" table:display="true" table:show-details="true"/>
                <table:data-pilot-member table:name="0,010645" table:display="true" table:show-details="true"/>
                <table:data-pilot-member table:name="0,010743" table:display="true" table:show-details="true"/>
                <table:data-pilot-member table:name="0,010765" table:display="true" table:show-details="true"/>
                <table:data-pilot-member table:name="0,010804" table:display="true" table:show-details="true"/>
                <table:data-pilot-member table:name="0,010808" table:display="true" table:show-details="true"/>
                <table:data-pilot-member table:name="0,010892" table:display="true" table:show-details="true"/>
                <table:data-pilot-member table:name="0,010901" table:display="true" table:show-details="true"/>
                <table:data-pilot-member table:name="0,010938" table:display="true" table:show-details="true"/>
                <table:data-pilot-member table:name="0,010971" table:display="true" table:show-details="true"/>
                <table:data-pilot-member table:name="0,010988" table:display="true" table:show-details="true"/>
                <table:data-pilot-member table:name="0,01101" table:display="true" table:show-details="true"/>
                <table:data-pilot-member table:name="0,011083" table:display="true" table:show-details="true"/>
                <table:data-pilot-member table:name="0,011121" table:display="true" table:show-details="true"/>
                <table:data-pilot-member table:name="0,011332" table:display="true" table:show-details="true"/>
                <table:data-pilot-member table:name="0,011345" table:display="true" table:show-details="true"/>
                <table:data-pilot-member table:name="0,011363" table:display="true" table:show-details="true"/>
                <table:data-pilot-member table:name="0,011409" table:display="true" table:show-details="true"/>
                <table:data-pilot-member table:name="0,011532" table:display="true" table:show-details="true"/>
                <table:data-pilot-member table:name="0,011552" table:display="true" table:show-details="true"/>
                <table:data-pilot-member table:name="0,011638" table:display="true" table:show-details="true"/>
                <table:data-pilot-member table:name="0,011728" table:display="true" table:show-details="true"/>
                <table:data-pilot-member table:name="0,011813" table:display="true" table:show-details="true"/>
                <table:data-pilot-member table:name="0,011835" table:display="true" table:show-details="true"/>
                <table:data-pilot-member table:name="0,011848" table:display="true" table:show-details="true"/>
                <table:data-pilot-member table:name="0,01194" table:display="true" table:show-details="true"/>
                <table:data-pilot-member table:name="0,011997" table:display="true" table:show-details="true"/>
                <table:data-pilot-member table:name="0,012028" table:display="true" table:show-details="true"/>
                <table:data-pilot-member table:name="0,012059" table:display="true" table:show-details="true"/>
                <table:data-pilot-member table:name="0,012087" table:display="true" table:show-details="true"/>
                <table:data-pilot-member table:name="0,012113" table:display="true" table:show-details="true"/>
                <table:data-pilot-member table:name="0,012253" table:display="true" table:show-details="true"/>
                <table:data-pilot-member table:name="0,012333" table:display="true" table:show-details="true"/>
                <table:data-pilot-member table:name="0,012347" table:display="true" table:show-details="true"/>
                <table:data-pilot-member table:name="0,01236" table:display="true" table:show-details="true"/>
                <table:data-pilot-member table:name="0,012507" table:display="true" table:show-details="true"/>
                <table:data-pilot-member table:name="0,012531" table:display="true" table:show-details="true"/>
                <table:data-pilot-member table:name="0,012727" table:display="true" table:show-details="true"/>
                <table:data-pilot-member table:name="0,012955" table:display="true" table:show-details="true"/>
                <table:data-pilot-member table:name="0,013152" table:display="true" table:show-details="true"/>
                <table:data-pilot-member table:name="0,013211" table:display="true" table:show-details="true"/>
                <table:data-pilot-member table:name="0,014171" table:display="true" table:show-details="true"/>
                <table:data-pilot-member table:name="0,014334" table:display="true" table:show-details="true"/>
                <table:data-pilot-member table:name="0,014623" table:display="true" table:show-details="true"/>
                <table:data-pilot-member table:name="0,015335" table:display="true" table:show-details="true"/>
                <table:data-pilot-member table:name="0,016731" table:display="true" table:show-details="true"/>
                <table:data-pilot-member table:name="0,016827" table:display="true" table:show-details="true"/>
                <table:data-pilot-member table:name="0,016957" table:display="true" table:show-details="true"/>
                <table:data-pilot-member table:name="0,017022" table:display="true" table:show-details="true"/>
                <table:data-pilot-member table:name="0,017233" table:display="true" table:show-details="true"/>
                <table:data-pilot-member table:name="0,017308" table:display="true" table:show-details="true"/>
                <table:data-pilot-member table:name="0,017312" table:display="true" table:show-details="true"/>
                <table:data-pilot-member table:name="0,017365" table:display="true" table:show-details="true"/>
                <table:data-pilot-member table:name="0,01739" table:display="true" table:show-details="true"/>
                <table:data-pilot-member table:name="0,017418" table:display="true" table:show-details="true"/>
                <table:data-pilot-member table:name="0,01743" table:display="true" table:show-details="true"/>
                <table:data-pilot-member table:name="0,017434" table:display="true" table:show-details="true"/>
                <table:data-pilot-member table:name="0,017444" table:display="true" table:show-details="true"/>
                <table:data-pilot-member table:name="0,01745" table:display="true" table:show-details="true"/>
                <table:data-pilot-member table:name="0,01746" table:display="true" table:show-details="true"/>
                <table:data-pilot-member table:name="0,017479" table:display="true" table:show-details="true"/>
                <table:data-pilot-member table:name="0,017527" table:display="true" table:show-details="true"/>
                <table:data-pilot-member table:name="0,01753" table:display="true" table:show-details="true"/>
                <table:data-pilot-member table:name="0,017533" table:display="true" table:show-details="true"/>
                <table:data-pilot-member table:name="0,017568" table:display="true" table:show-details="true"/>
                <table:data-pilot-member table:name="0,017601" table:display="true" table:show-details="true"/>
                <table:data-pilot-member table:name="0,017603" table:display="true" table:show-details="true"/>
                <table:data-pilot-member table:name="0,017609" table:display="true" table:show-details="true"/>
                <table:data-pilot-member table:name="0,017617" table:display="true" table:show-details="true"/>
                <table:data-pilot-member table:name="0,017624" table:display="true" table:show-details="true"/>
                <table:data-pilot-member table:name="0,017634" table:display="true" table:show-details="true"/>
                <table:data-pilot-member table:name="0,017638" table:display="true" table:show-details="true"/>
                <table:data-pilot-member table:name="0,017642" table:display="true" table:show-details="true"/>
                <table:data-pilot-member table:name="0,017678" table:display="true" table:show-details="true"/>
                <table:data-pilot-member table:name="0,017694" table:display="true" table:show-details="true"/>
                <table:data-pilot-member table:name="0,017727" table:display="true" table:show-details="true"/>
                <table:data-pilot-member table:name="0,017738" table:display="true" table:show-details="true"/>
                <table:data-pilot-member table:name="0,017741" table:display="true" table:show-details="true"/>
                <table:data-pilot-member table:name="0,017751" table:display="true" table:show-details="true"/>
                <table:data-pilot-member table:name="0,017759" table:display="true" table:show-details="true"/>
                <table:data-pilot-member table:name="0,01778" table:display="true" table:show-details="true"/>
                <table:data-pilot-member table:name="0,017788" table:display="true" table:show-details="true"/>
                <table:data-pilot-member table:name="0,017792" table:display="true" table:show-details="true"/>
                <table:data-pilot-member table:name="0,017822" table:display="true" table:show-details="true"/>
                <table:data-pilot-member table:name="0,017823" table:display="true" table:show-details="true"/>
                <table:data-pilot-member table:name="0,017824" table:display="true" table:show-details="true"/>
                <table:data-pilot-member table:name="0,017825" table:display="true" table:show-details="true"/>
                <table:data-pilot-member table:name="0,017828" table:display="true" table:show-details="true"/>
                <table:data-pilot-member table:name="0,01783" table:display="true" table:show-details="true"/>
                <table:data-pilot-member table:name="0,01784" table:display="true" table:show-details="true"/>
                <table:data-pilot-member table:name="0,017841" table:display="true" table:show-details="true"/>
                <table:data-pilot-member table:name="0,017845" table:display="true" table:show-details="true"/>
                <table:data-pilot-member table:name="0,017849" table:display="true" table:show-details="true"/>
                <table:data-pilot-member table:name="0,017857" table:display="true" table:show-details="true"/>
                <table:data-pilot-member table:name="0,017859" table:display="true" table:show-details="true"/>
                <table:data-pilot-member table:name="0,017869" table:display="true" table:show-details="true"/>
                <table:data-pilot-member table:name="0,017871" table:display="true" table:show-details="true"/>
                <table:data-pilot-member table:name="0,0179" table:display="true" table:show-details="true"/>
                <table:data-pilot-member table:name="0,017908" table:display="true" table:show-details="true"/>
                <table:data-pilot-member table:name="0,017923" table:display="true" table:show-details="true"/>
                <table:data-pilot-member table:name="0,01794" table:display="true" table:show-details="true"/>
                <table:data-pilot-member table:name="0,017941" table:display="true" table:show-details="true"/>
                <table:data-pilot-member table:name="0,017942" table:display="true" table:show-details="true"/>
                <table:data-pilot-member table:name="0,01797" table:display="true" table:show-details="true"/>
                <table:data-pilot-member table:name="0,017997" table:display="true" table:show-details="true"/>
                <table:data-pilot-member table:name="0,018002" table:display="true" table:show-details="true"/>
                <table:data-pilot-member table:name="0,018019" table:display="true" table:show-details="true"/>
                <table:data-pilot-member table:name="0,018022" table:display="true" table:show-details="true"/>
                <table:data-pilot-member table:name="0,018028" table:display="true" table:show-details="true"/>
                <table:data-pilot-member table:name="0,018036" table:display="true" table:show-details="true"/>
                <table:data-pilot-member table:name="0,01804" table:display="true" table:show-details="true"/>
                <table:data-pilot-member table:name="0,018046" table:display="true" table:show-details="true"/>
                <table:data-pilot-member table:name="0,018053" table:display="true" table:show-details="true"/>
                <table:data-pilot-member table:name="0,018066" table:display="true" table:show-details="true"/>
                <table:data-pilot-member table:name="0,018069" table:display="true" table:show-details="true"/>
                <table:data-pilot-member table:name="0,018076" table:display="true" table:show-details="true"/>
                <table:data-pilot-member table:name="0,018079" table:display="true" table:show-details="true"/>
                <table:data-pilot-member table:name="0,018087" table:display="true" table:show-details="true"/>
                <table:data-pilot-member table:name="0,018089" table:display="true" table:show-details="true"/>
                <table:data-pilot-member table:name="0,018109" table:display="true" table:show-details="true"/>
                <table:data-pilot-member table:name="0,018111" table:display="true" table:show-details="true"/>
                <table:data-pilot-member table:name="0,018115" table:display="true" table:show-details="true"/>
                <table:data-pilot-member table:name="0,018118" table:display="true" table:show-details="true"/>
                <table:data-pilot-member table:name="0,018127" table:display="true" table:show-details="true"/>
                <table:data-pilot-member table:name="0,018144" table:display="true" table:show-details="true"/>
                <table:data-pilot-member table:name="0,018149" table:display="true" table:show-details="true"/>
                <table:data-pilot-member table:name="0,018163" table:display="true" table:show-details="true"/>
                <table:data-pilot-member table:name="0,01817" table:display="true" table:show-details="true"/>
                <table:data-pilot-member table:name="0,018174" table:display="true" table:show-details="true"/>
                <table:data-pilot-member table:name="0,018177" table:display="true" table:show-details="true"/>
                <table:data-pilot-member table:name="0,01818" table:display="true" table:show-details="true"/>
                <table:data-pilot-member table:name="0,018181" table:display="true" table:show-details="true"/>
                <table:data-pilot-member table:name="0,018183" table:display="true" table:show-details="true"/>
                <table:data-pilot-member table:name="0,018186" table:display="true" table:show-details="true"/>
                <table:data-pilot-member table:name="0,018215" table:display="true" table:show-details="true"/>
                <table:data-pilot-member table:name="0,018223" table:display="true" table:show-details="true"/>
                <table:data-pilot-member table:name="0,018224" table:display="true" table:show-details="true"/>
                <table:data-pilot-member table:name="0,018233" table:display="true" table:show-details="true"/>
                <table:data-pilot-member table:name="0,018238" table:display="true" table:show-details="true"/>
                <table:data-pilot-member table:name="0,018241" table:display="true" table:show-details="true"/>
                <table:data-pilot-member table:name="0,018244" table:display="true" table:show-details="true"/>
                <table:data-pilot-member table:name="0,018257" table:display="true" table:show-details="true"/>
                <table:data-pilot-member table:name="0,018268" table:display="true" table:show-details="true"/>
                <table:data-pilot-member table:name="0,018272" table:display="true" table:show-details="true"/>
                <table:data-pilot-member table:name="0,018277" table:display="true" table:show-details="true"/>
                <table:data-pilot-member table:name="0,018286" table:display="true" table:show-details="true"/>
                <table:data-pilot-member table:name="0,018289" table:display="true" table:show-details="true"/>
                <table:data-pilot-member table:name="0,018293" table:display="true" table:show-details="true"/>
                <table:data-pilot-member table:name="0,018296" table:display="true" table:show-details="true"/>
                <table:data-pilot-member table:name="0,018313" table:display="true" table:show-details="true"/>
                <table:data-pilot-member table:name="0,018333" table:display="true" table:show-details="true"/>
                <table:data-pilot-member table:name="0,018334" table:display="true" table:show-details="true"/>
                <table:data-pilot-member table:name="0,01834" table:display="true" table:show-details="true"/>
                <table:data-pilot-member table:name="0,018343" table:display="true" table:show-details="true"/>
                <table:data-pilot-member table:name="0,018344" table:display="true" table:show-details="true"/>
                <table:data-pilot-member table:name="0,01835" table:display="true" table:show-details="true"/>
                <table:data-pilot-member table:name="0,018353" table:display="true" table:show-details="true"/>
                <table:data-pilot-member table:name="0,018376" table:display="true" table:show-details="true"/>
                <table:data-pilot-member table:name="0,018396" table:display="true" table:show-details="true"/>
                <table:data-pilot-member table:name="0,018399" table:display="true" table:show-details="true"/>
                <table:data-pilot-member table:name="0,018401" table:display="true" table:show-details="true"/>
                <table:data-pilot-member table:name="0,018404" table:display="true" table:show-details="true"/>
                <table:data-pilot-member table:name="0,018409" table:display="true" table:show-details="true"/>
                <table:data-pilot-member table:name="0,01841" table:display="true" table:show-details="true"/>
                <table:data-pilot-member table:name="0,018442" table:display="true" table:show-details="true"/>
                <table:data-pilot-member table:name="0,018444" table:display="true" table:show-details="true"/>
                <table:data-pilot-member table:name="0,018449" table:display="true" table:show-details="true"/>
                <table:data-pilot-member table:name="0,018461" table:display="true" table:show-details="true"/>
                <table:data-pilot-member table:name="0,018467" table:display="true" table:show-details="true"/>
                <table:data-pilot-member table:name="0,018469" table:display="true" table:show-details="true"/>
                <table:data-pilot-member table:name="0,018471" table:display="true" table:show-details="true"/>
                <table:data-pilot-member table:name="0,018475" table:display="true" table:show-details="true"/>
                <table:data-pilot-member table:name="0,018492" table:display="true" table:show-details="true"/>
                <table:data-pilot-member table:name="0,018496" table:display="true" table:show-details="true"/>
                <table:data-pilot-member table:name="0,018508" table:display="true" table:show-details="true"/>
                <table:data-pilot-member table:name="0,018512" table:display="true" table:show-details="true"/>
                <table:data-pilot-member table:name="0,018516" table:display="true" table:show-details="true"/>
                <table:data-pilot-member table:name="0,018519" table:display="true" table:show-details="true"/>
                <table:data-pilot-member table:name="0,018546" table:display="true" table:show-details="true"/>
                <table:data-pilot-member table:name="0,018547" table:display="true" table:show-details="true"/>
                <table:data-pilot-member table:name="0,018578" table:display="true" table:show-details="true"/>
                <table:data-pilot-member table:name="0,01859" table:display="true" table:show-details="true"/>
                <table:data-pilot-member table:name="0,018623" table:display="true" table:show-details="true"/>
                <table:data-pilot-member table:name="0,018625" table:display="true" table:show-details="true"/>
                <table:data-pilot-member table:name="0,018627" table:display="true" table:show-details="true"/>
                <table:data-pilot-member table:name="0,018633" table:display="true" table:show-details="true"/>
                <table:data-pilot-member table:name="0,018641" table:display="true" table:show-details="true"/>
                <table:data-pilot-member table:name="0,018653" table:display="true" table:show-details="true"/>
                <table:data-pilot-member table:name="0,018655" table:display="true" table:show-details="true"/>
                <table:data-pilot-member table:name="0,018674" table:display="true" table:show-details="true"/>
                <table:data-pilot-member table:name="0,018676" table:display="true" table:show-details="true"/>
                <table:data-pilot-member table:name="0,018679" table:display="true" table:show-details="true"/>
                <table:data-pilot-member table:name="0,018688" table:display="true" table:show-details="true"/>
                <table:data-pilot-member table:name="0,018689" table:display="true" table:show-details="true"/>
                <table:data-pilot-member table:name="0,018699" table:display="true" table:show-details="true"/>
                <table:data-pilot-member table:name="0,018706" table:display="true" table:show-details="true"/>
                <table:data-pilot-member table:name="0,018708" table:display="true" table:show-details="true"/>
                <table:data-pilot-member table:name="0,018726" table:display="true" table:show-details="true"/>
                <table:data-pilot-member table:name="0,018735" table:display="true" table:show-details="true"/>
                <table:data-pilot-member table:name="0,018736" table:display="true" table:show-details="true"/>
                <table:data-pilot-member table:name="0,018744" table:display="true" table:show-details="true"/>
                <table:data-pilot-member table:name="0,018748" table:display="true" table:show-details="true"/>
                <table:data-pilot-member table:name="0,018772" table:display="true" table:show-details="true"/>
                <table:data-pilot-member table:name="0,0188" table:display="true" table:show-details="true"/>
                <table:data-pilot-member table:name="0,018804" table:display="true" table:show-details="true"/>
                <table:data-pilot-member table:name="0,018824" table:display="true" table:show-details="true"/>
                <table:data-pilot-member table:name="0,018845" table:display="true" table:show-details="true"/>
                <table:data-pilot-member table:name="0,018852" table:display="true" table:show-details="true"/>
                <table:data-pilot-member table:name="0,018854" table:display="true" table:show-details="true"/>
                <table:data-pilot-member table:name="0,018865" table:display="true" table:show-details="true"/>
                <table:data-pilot-member table:name="0,018866" table:display="true" table:show-details="true"/>
                <table:data-pilot-member table:name="0,018903" table:display="true" table:show-details="true"/>
                <table:data-pilot-member table:name="0,01891" table:display="true" table:show-details="true"/>
                <table:data-pilot-member table:name="0,018912" table:display="true" table:show-details="true"/>
                <table:data-pilot-member table:name="0,018918" table:display="true" table:show-details="true"/>
                <table:data-pilot-member table:name="0,01893" table:display="true" table:show-details="true"/>
                <table:data-pilot-member table:name="0,01894" table:display="true" table:show-details="true"/>
                <table:data-pilot-member table:name="0,018957" table:display="true" table:show-details="true"/>
                <table:data-pilot-member table:name="0,018965" table:display="true" table:show-details="true"/>
                <table:data-pilot-member table:name="0,018974" table:display="true" table:show-details="true"/>
                <table:data-pilot-member table:name="0,018979" table:display="true" table:show-details="true"/>
                <table:data-pilot-member table:name="0,018987" table:display="true" table:show-details="true"/>
                <table:data-pilot-member table:name="0,019003" table:display="true" table:show-details="true"/>
                <table:data-pilot-member table:name="0,019009" table:display="true" table:show-details="true"/>
                <table:data-pilot-member table:name="0,019034" table:display="true" table:show-details="true"/>
                <table:data-pilot-member table:name="0,019065" table:display="true" table:show-details="true"/>
                <table:data-pilot-member table:name="0,019067" table:display="true" table:show-details="true"/>
                <table:data-pilot-member table:name="0,019106" table:display="true" table:show-details="true"/>
                <table:data-pilot-member table:name="0,01911" table:display="true" table:show-details="true"/>
                <table:data-pilot-member table:name="0,01912" table:display="true" table:show-details="true"/>
                <table:data-pilot-member table:name="0,019171" table:display="true" table:show-details="true"/>
                <table:data-pilot-member table:name="0,019176" table:display="true" table:show-details="true"/>
                <table:data-pilot-member table:name="0,019191" table:display="true" table:show-details="true"/>
                <table:data-pilot-member table:name="0,019207" table:display="true" table:show-details="true"/>
                <table:data-pilot-member table:name="0,019213" table:display="true" table:show-details="true"/>
                <table:data-pilot-member table:name="0,019224" table:display="true" table:show-details="true"/>
                <table:data-pilot-member table:name="0,019233" table:display="true" table:show-details="true"/>
                <table:data-pilot-member table:name="0,019239" table:display="true" table:show-details="true"/>
                <table:data-pilot-member table:name="0,019248" table:display="true" table:show-details="true"/>
                <table:data-pilot-member table:name="0,01925" table:display="true" table:show-details="true"/>
                <table:data-pilot-member table:name="0,01926" table:display="true" table:show-details="true"/>
                <table:data-pilot-member table:name="0,019276" table:display="true" table:show-details="true"/>
                <table:data-pilot-member table:name="0,019279" table:display="true" table:show-details="true"/>
                <table:data-pilot-member table:name="0,019283" table:display="true" table:show-details="true"/>
                <table:data-pilot-member table:name="0,019332" table:display="true" table:show-details="true"/>
                <table:data-pilot-member table:name="0,019379" table:display="true" table:show-details="true"/>
                <table:data-pilot-member table:name="0,019397" table:display="true" table:show-details="true"/>
                <table:data-pilot-member table:name="0,019427" table:display="true" table:show-details="true"/>
                <table:data-pilot-member table:name="0,019428" table:display="true" table:show-details="true"/>
                <table:data-pilot-member table:name="0,019454" table:display="true" table:show-details="true"/>
                <table:data-pilot-member table:name="0,019456" table:display="true" table:show-details="true"/>
                <table:data-pilot-member table:name="0,019462" table:display="true" table:show-details="true"/>
                <table:data-pilot-member table:name="0,019466" table:display="true" table:show-details="true"/>
                <table:data-pilot-member table:name="0,019512" table:display="true" table:show-details="true"/>
                <table:data-pilot-member table:name="0,019526" table:display="true" table:show-details="true"/>
                <table:data-pilot-member table:name="0,019546" table:display="true" table:show-details="true"/>
                <table:data-pilot-member table:name="0,019589" table:display="true" table:show-details="true"/>
                <table:data-pilot-member table:name="0,019595" table:display="true" table:show-details="true"/>
                <table:data-pilot-member table:name="0,019603" table:display="true" table:show-details="true"/>
                <table:data-pilot-member table:name="0,019612" table:display="true" table:show-details="true"/>
                <table:data-pilot-member table:name="0,019618" table:display="true" table:show-details="true"/>
                <table:data-pilot-member table:name="0,019623" table:display="true" table:show-details="true"/>
                <table:data-pilot-member table:name="0,01964" table:display="true" table:show-details="true"/>
                <table:data-pilot-member table:name="0,019648" table:display="true" table:show-details="true"/>
                <table:data-pilot-member table:name="0,019674" table:display="true" table:show-details="true"/>
                <table:data-pilot-member table:name="0,019677" table:display="true" table:show-details="true"/>
                <table:data-pilot-member table:name="0,0197" table:display="true" table:show-details="true"/>
                <table:data-pilot-member table:name="0,019703" table:display="true" table:show-details="true"/>
                <table:data-pilot-member table:name="0,019725" table:display="true" table:show-details="true"/>
                <table:data-pilot-member table:name="0,019728" table:display="true" table:show-details="true"/>
                <table:data-pilot-member table:name="0,019787" table:display="true" table:show-details="true"/>
                <table:data-pilot-member table:name="0,019802" table:display="true" table:show-details="true"/>
                <table:data-pilot-member table:name="0,019856" table:display="true" table:show-details="true"/>
                <table:data-pilot-member table:name="0,019885" table:display="true" table:show-details="true"/>
                <table:data-pilot-member table:name="0,019897" table:display="true" table:show-details="true"/>
                <table:data-pilot-member table:name="0,019946" table:display="true" table:show-details="true"/>
                <table:data-pilot-member table:name="0,019962" table:display="true" table:show-details="true"/>
                <table:data-pilot-member table:name="0,019992" table:display="true" table:show-details="true"/>
                <table:data-pilot-member table:name="0,020008" table:display="true" table:show-details="true"/>
                <table:data-pilot-member table:name="0,020023" table:display="true" table:show-details="true"/>
                <table:data-pilot-member table:name="0,020048" table:display="true" table:show-details="true"/>
                <table:data-pilot-member table:name="0,020049" table:display="true" table:show-details="true"/>
                <table:data-pilot-member table:name="0,020051" table:display="true" table:show-details="true"/>
                <table:data-pilot-member table:name="0,020052" table:display="true" table:show-details="true"/>
                <table:data-pilot-member table:name="0,020061" table:display="true" table:show-details="true"/>
                <table:data-pilot-member table:name="0,020107" table:display="true" table:show-details="true"/>
                <table:data-pilot-member table:name="0,02012" table:display="true" table:show-details="true"/>
                <table:data-pilot-member table:name="0,020132" table:display="true" table:show-details="true"/>
                <table:data-pilot-member table:name="0,020166" table:display="true" table:show-details="true"/>
                <table:data-pilot-member table:name="0,02018" table:display="true" table:show-details="true"/>
                <table:data-pilot-member table:name="0,020217" table:display="true" table:show-details="true"/>
                <table:data-pilot-member table:name="0,020223" table:display="true" table:show-details="true"/>
                <table:data-pilot-member table:name="0,02023" table:display="true" table:show-details="true"/>
                <table:data-pilot-member table:name="0,020243" table:display="true" table:show-details="true"/>
                <table:data-pilot-member table:name="0,020248" table:display="true" table:show-details="true"/>
                <table:data-pilot-member table:name="0,020256" table:display="true" table:show-details="true"/>
                <table:data-pilot-member table:name="0,020259" table:display="true" table:show-details="true"/>
                <table:data-pilot-member table:name="0,020377" table:display="true" table:show-details="true"/>
                <table:data-pilot-member table:name="0,020392" table:display="true" table:show-details="true"/>
                <table:data-pilot-member table:name="0,020522" table:display="true" table:show-details="true"/>
                <table:data-pilot-member table:name="0,02054" table:display="true" table:show-details="true"/>
                <table:data-pilot-member table:name="0,020544" table:display="true" table:show-details="true"/>
                <table:data-pilot-member table:name="0,020612" table:display="true" table:show-details="true"/>
                <table:data-pilot-member table:name="0,020628" table:display="true" table:show-details="true"/>
                <table:data-pilot-member table:name="0,02066" table:display="true" table:show-details="true"/>
                <table:data-pilot-member table:name="0,020736" table:display="true" table:show-details="true"/>
                <table:data-pilot-member table:name="0,020751" table:display="true" table:show-details="true"/>
                <table:data-pilot-member table:name="0,020764" table:display="true" table:show-details="true"/>
                <table:data-pilot-member table:name="0,020777" table:display="true" table:show-details="true"/>
                <table:data-pilot-member table:name="0,020842" table:display="true" table:show-details="true"/>
                <table:data-pilot-member table:name="0,020896" table:display="true" table:show-details="true"/>
                <table:data-pilot-member table:name="0,020922" table:display="true" table:show-details="true"/>
                <table:data-pilot-member table:name="0,021056" table:display="true" table:show-details="true"/>
                <table:data-pilot-member table:name="0,021064" table:display="true" table:show-details="true"/>
                <table:data-pilot-member table:name="0,021069" table:display="true" table:show-details="true"/>
                <table:data-pilot-member table:name="0,021131" table:display="true" table:show-details="true"/>
                <table:data-pilot-member table:name="0,021184" table:display="true" table:show-details="true"/>
                <table:data-pilot-member table:name="0,021223" table:display="true" table:show-details="true"/>
                <table:data-pilot-member table:name="0,02136" table:display="true" table:show-details="true"/>
                <table:data-pilot-member table:name="0,021364" table:display="true" table:show-details="true"/>
                <table:data-pilot-member table:name="0,021376" table:display="true" table:show-details="true"/>
                <table:data-pilot-member table:name="0,021531" table:display="true" table:show-details="true"/>
                <table:data-pilot-member table:name="0,021783" table:display="true" table:show-details="true"/>
                <table:data-pilot-member table:name="0,022505" table:display="true" table:show-details="true"/>
                <table:data-pilot-member table:name="0,022537" table:display="true" table:show-details="true"/>
                <table:data-pilot-member table:name="0,022558" table:display="true" table:show-details="true"/>
                <table:data-pilot-member table:name="0,023087" table:display="true" table:show-details="true"/>
                <table:data-pilot-member table:name="0,023449" table:display="true" table:show-details="true"/>
                <table:data-pilot-member table:name="0,023803" table:display="true" table:show-details="true"/>
                <table:data-pilot-member table:name="0,025752" table:display="true" table:show-details="true"/>
                <table:data-pilot-member table:name="0,026538" table:display="true" table:show-details="true"/>
                <table:data-pilot-member table:name="0,03016" table:display="true" table:show-details="true"/>
                <table:data-pilot-member table:name="0,033028" table:display="true" table:show-details="true"/>
                <table:data-pilot-member table:name="0,036623" table:display="true" table:show-details="true"/>
                <table:data-pilot-member table:name="0,036645" table:display="true" table:show-details="true"/>
                <table:data-pilot-member table:name="0,03684" table:display="true" table:show-details="true"/>
                <table:data-pilot-member table:name="0,036858" table:display="true" table:show-details="true"/>
                <table:data-pilot-member table:name="0,037024" table:display="true" table:show-details="true"/>
                <table:data-pilot-member table:name="0,037043" table:display="true" table:show-details="true"/>
                <table:data-pilot-member table:name="0,037071" table:display="true" table:show-details="true"/>
                <table:data-pilot-member table:name="0,037078" table:display="true" table:show-details="true"/>
                <table:data-pilot-member table:name="0,037083" table:display="true" table:show-details="true"/>
                <table:data-pilot-member table:name="0,037147" table:display="true" table:show-details="true"/>
                <table:data-pilot-member table:name="0,037167" table:display="true" table:show-details="true"/>
                <table:data-pilot-member table:name="0,037188" table:display="true" table:show-details="true"/>
                <table:data-pilot-member table:name="0,037209" table:display="true" table:show-details="true"/>
                <table:data-pilot-member table:name="0,037249" table:display="true" table:show-details="true"/>
                <table:data-pilot-member table:name="0,03727" table:display="true" table:show-details="true"/>
                <table:data-pilot-member table:name="0,037274" table:display="true" table:show-details="true"/>
                <table:data-pilot-member table:name="0,037317" table:display="true" table:show-details="true"/>
                <table:data-pilot-member table:name="0,037357" table:display="true" table:show-details="true"/>
                <table:data-pilot-member table:name="0,037416" table:display="true" table:show-details="true"/>
                <table:data-pilot-member table:name="0,037478" table:display="true" table:show-details="true"/>
                <table:data-pilot-member table:name="0,037479" table:display="true" table:show-details="true"/>
                <table:data-pilot-member table:name="0,037514" table:display="true" table:show-details="true"/>
                <table:data-pilot-member table:name="0,037525" table:display="true" table:show-details="true"/>
                <table:data-pilot-member table:name="0,037557" table:display="true" table:show-details="true"/>
                <table:data-pilot-member table:name="0,037607" table:display="true" table:show-details="true"/>
                <table:data-pilot-member table:name="0,037623" table:display="true" table:show-details="true"/>
                <table:data-pilot-member table:name="0,037624" table:display="true" table:show-details="true"/>
                <table:data-pilot-member table:name="0,0377" table:display="true" table:show-details="true"/>
                <table:data-pilot-member table:name="0,037711" table:display="true" table:show-details="true"/>
                <table:data-pilot-member table:name="0,037779" table:display="true" table:show-details="true"/>
                <table:data-pilot-member table:name="0,037792" table:display="true" table:show-details="true"/>
                <table:data-pilot-member table:name="0,037793" table:display="true" table:show-details="true"/>
                <table:data-pilot-member table:name="0,037803" table:display="true" table:show-details="true"/>
                <table:data-pilot-member table:name="0,037835" table:display="true" table:show-details="true"/>
                <table:data-pilot-member table:name="0,037866" table:display="true" table:show-details="true"/>
                <table:data-pilot-member table:name="0,037894" table:display="true" table:show-details="true"/>
                <table:data-pilot-member table:name="0,037902" table:display="true" table:show-details="true"/>
                <table:data-pilot-member table:name="0,037922" table:display="true" table:show-details="true"/>
                <table:data-pilot-member table:name="0,037924" table:display="true" table:show-details="true"/>
                <table:data-pilot-member table:name="0,037938" table:display="true" table:show-details="true"/>
                <table:data-pilot-member table:name="0,037958" table:display="true" table:show-details="true"/>
                <table:data-pilot-member table:name="0,037972" table:display="true" table:show-details="true"/>
                <table:data-pilot-member table:name="0,037989" table:display="true" table:show-details="true"/>
                <table:data-pilot-member table:name="0,037995" table:display="true" table:show-details="true"/>
                <table:data-pilot-member table:name="0,038024" table:display="true" table:show-details="true"/>
                <table:data-pilot-member table:name="0,038032" table:display="true" table:show-details="true"/>
                <table:data-pilot-member table:name="0,038036" table:display="true" table:show-details="true"/>
                <table:data-pilot-member table:name="0,038069" table:display="true" table:show-details="true"/>
                <table:data-pilot-member table:name="0,038106" table:display="true" table:show-details="true"/>
                <table:data-pilot-member table:name="0,038144" table:display="true" table:show-details="true"/>
                <table:data-pilot-member table:name="0,038146" table:display="true" table:show-details="true"/>
                <table:data-pilot-member table:name="0,038156" table:display="true" table:show-details="true"/>
                <table:data-pilot-member table:name="0,038172" table:display="true" table:show-details="true"/>
                <table:data-pilot-member table:name="0,038178" table:display="true" table:show-details="true"/>
                <table:data-pilot-member table:name="0,038203" table:display="true" table:show-details="true"/>
                <table:data-pilot-member table:name="0,038219" table:display="true" table:show-details="true"/>
                <table:data-pilot-member table:name="0,038225" table:display="true" table:show-details="true"/>
                <table:data-pilot-member table:name="0,038232" table:display="true" table:show-details="true"/>
                <table:data-pilot-member table:name="0,038244" table:display="true" table:show-details="true"/>
                <table:data-pilot-member table:name="0,038255" table:display="true" table:show-details="true"/>
                <table:data-pilot-member table:name="0,038272" table:display="true" table:show-details="true"/>
                <table:data-pilot-member table:name="0,038281" table:display="true" table:show-details="true"/>
                <table:data-pilot-member table:name="0,038282" table:display="true" table:show-details="true"/>
                <table:data-pilot-member table:name="0,038295" table:display="true" table:show-details="true"/>
                <table:data-pilot-member table:name="0,038299" table:display="true" table:show-details="true"/>
                <table:data-pilot-member table:name="0,0383" table:display="true" table:show-details="true"/>
                <table:data-pilot-member table:name="0,03833" table:display="true" table:show-details="true"/>
                <table:data-pilot-member table:name="0,038333" table:display="true" table:show-details="true"/>
                <table:data-pilot-member table:name="0,038354" table:display="true" table:show-details="true"/>
                <table:data-pilot-member table:name="0,038361" table:display="true" table:show-details="true"/>
                <table:data-pilot-member table:name="0,038366" table:display="true" table:show-details="true"/>
                <table:data-pilot-member table:name="0,038371" table:display="true" table:show-details="true"/>
                <table:data-pilot-member table:name="0,038378" table:display="true" table:show-details="true"/>
                <table:data-pilot-member table:name="0,038388" table:display="true" table:show-details="true"/>
                <table:data-pilot-member table:name="0,038401" table:display="true" table:show-details="true"/>
                <table:data-pilot-member table:name="0,038413" table:display="true" table:show-details="true"/>
                <table:data-pilot-member table:name="0,038425" table:display="true" table:show-details="true"/>
                <table:data-pilot-member table:name="0,038438" table:display="true" table:show-details="true"/>
                <table:data-pilot-member table:name="0,038447" table:display="true" table:show-details="true"/>
                <table:data-pilot-member table:name="0,038465" table:display="true" table:show-details="true"/>
                <table:data-pilot-member table:name="0,038467" table:display="true" table:show-details="true"/>
                <table:data-pilot-member table:name="0,038473" table:display="true" table:show-details="true"/>
                <table:data-pilot-member table:name="0,038477" table:display="true" table:show-details="true"/>
                <table:data-pilot-member table:name="0,038485" table:display="true" table:show-details="true"/>
                <table:data-pilot-member table:name="0,038488" table:display="true" table:show-details="true"/>
                <table:data-pilot-member table:name="0,038489" table:display="true" table:show-details="true"/>
                <table:data-pilot-member table:name="0,03849" table:display="true" table:show-details="true"/>
                <table:data-pilot-member table:name="0,038498" table:display="true" table:show-details="true"/>
                <table:data-pilot-member table:name="0,038524" table:display="true" table:show-details="true"/>
                <table:data-pilot-member table:name="0,038552" table:display="true" table:show-details="true"/>
                <table:data-pilot-member table:name="0,038555" table:display="true" table:show-details="true"/>
                <table:data-pilot-member table:name="0,038568" table:display="true" table:show-details="true"/>
                <table:data-pilot-member table:name="0,038585" table:display="true" table:show-details="true"/>
                <table:data-pilot-member table:name="0,038654" table:display="true" table:show-details="true"/>
                <table:data-pilot-member table:name="0,038664" table:display="true" table:show-details="true"/>
                <table:data-pilot-member table:name="0,038671" table:display="true" table:show-details="true"/>
                <table:data-pilot-member table:name="0,038686" table:display="true" table:show-details="true"/>
                <table:data-pilot-member table:name="0,038702" table:display="true" table:show-details="true"/>
                <table:data-pilot-member table:name="0,038712" table:display="true" table:show-details="true"/>
                <table:data-pilot-member table:name="0,038713" table:display="true" table:show-details="true"/>
                <table:data-pilot-member table:name="0,038714" table:display="true" table:show-details="true"/>
                <table:data-pilot-member table:name="0,038717" table:display="true" table:show-details="true"/>
                <table:data-pilot-member table:name="0,038723" table:display="true" table:show-details="true"/>
                <table:data-pilot-member table:name="0,038724" table:display="true" table:show-details="true"/>
                <table:data-pilot-member table:name="0,038731" table:display="true" table:show-details="true"/>
                <table:data-pilot-member table:name="0,038745" table:display="true" table:show-details="true"/>
                <table:data-pilot-member table:name="0,038747" table:display="true" table:show-details="true"/>
                <table:data-pilot-member table:name="0,038748" table:display="true" table:show-details="true"/>
                <table:data-pilot-member table:name="0,038757" table:display="true" table:show-details="true"/>
                <table:data-pilot-member table:name="0,038766" table:display="true" table:show-details="true"/>
                <table:data-pilot-member table:name="0,03877" table:display="true" table:show-details="true"/>
                <table:data-pilot-member table:name="0,038779" table:display="true" table:show-details="true"/>
                <table:data-pilot-member table:name="0,038809" table:display="true" table:show-details="true"/>
                <table:data-pilot-member table:name="0,038813" table:display="true" table:show-details="true"/>
                <table:data-pilot-member table:name="0,038815" table:display="true" table:show-details="true"/>
                <table:data-pilot-member table:name="0,038823" table:display="true" table:show-details="true"/>
                <table:data-pilot-member table:name="0,03884" table:display="true" table:show-details="true"/>
                <table:data-pilot-member table:name="0,038852" table:display="true" table:show-details="true"/>
                <table:data-pilot-member table:name="0,03887" table:display="true" table:show-details="true"/>
                <table:data-pilot-member table:name="0,038877" table:display="true" table:show-details="true"/>
                <table:data-pilot-member table:name="0,038882" table:display="true" table:show-details="true"/>
                <table:data-pilot-member table:name="0,038888" table:display="true" table:show-details="true"/>
                <table:data-pilot-member table:name="0,038889" table:display="true" table:show-details="true"/>
                <table:data-pilot-member table:name="0,038919" table:display="true" table:show-details="true"/>
                <table:data-pilot-member table:name="0,038928" table:display="true" table:show-details="true"/>
                <table:data-pilot-member table:name="0,038931" table:display="true" table:show-details="true"/>
                <table:data-pilot-member table:name="0,03896" table:display="true" table:show-details="true"/>
                <table:data-pilot-member table:name="0,038997" table:display="true" table:show-details="true"/>
                <table:data-pilot-member table:name="0,038998" table:display="true" table:show-details="true"/>
                <table:data-pilot-member table:name="0,039002" table:display="true" table:show-details="true"/>
                <table:data-pilot-member table:name="0,039009" table:display="true" table:show-details="true"/>
                <table:data-pilot-member table:name="0,039013" table:display="true" table:show-details="true"/>
                <table:data-pilot-member table:name="0,039019" table:display="true" table:show-details="true"/>
                <table:data-pilot-member table:name="0,03902" table:display="true" table:show-details="true"/>
                <table:data-pilot-member table:name="0,039026" table:display="true" table:show-details="true"/>
                <table:data-pilot-member table:name="0,03904" table:display="true" table:show-details="true"/>
                <table:data-pilot-member table:name="0,039065" table:display="true" table:show-details="true"/>
                <table:data-pilot-member table:name="0,039079" table:display="true" table:show-details="true"/>
                <table:data-pilot-member table:name="0,039089" table:display="true" table:show-details="true"/>
                <table:data-pilot-member table:name="0,039096" table:display="true" table:show-details="true"/>
                <table:data-pilot-member table:name="0,039113" table:display="true" table:show-details="true"/>
                <table:data-pilot-member table:name="0,039119" table:display="true" table:show-details="true"/>
                <table:data-pilot-member table:name="0,039127" table:display="true" table:show-details="true"/>
                <table:data-pilot-member table:name="0,039151" table:display="true" table:show-details="true"/>
                <table:data-pilot-member table:name="0,039154" table:display="true" table:show-details="true"/>
                <table:data-pilot-member table:name="0,039182" table:display="true" table:show-details="true"/>
                <table:data-pilot-member table:name="0,039183" table:display="true" table:show-details="true"/>
                <table:data-pilot-member table:name="0,039228" table:display="true" table:show-details="true"/>
                <table:data-pilot-member table:name="0,039235" table:display="true" table:show-details="true"/>
                <table:data-pilot-member table:name="0,03927" table:display="true" table:show-details="true"/>
                <table:data-pilot-member table:name="0,039353" table:display="true" table:show-details="true"/>
                <table:data-pilot-member table:name="0,039369" table:display="true" table:show-details="true"/>
                <table:data-pilot-member table:name="0,039383" table:display="true" table:show-details="true"/>
                <table:data-pilot-member table:name="0,039389" table:display="true" table:show-details="true"/>
                <table:data-pilot-member table:name="0,039394" table:display="true" table:show-details="true"/>
                <table:data-pilot-member table:name="0,039412" table:display="true" table:show-details="true"/>
                <table:data-pilot-member table:name="0,039446" table:display="true" table:show-details="true"/>
                <table:data-pilot-member table:name="0,039465" table:display="true" table:show-details="true"/>
                <table:data-pilot-member table:name="0,039468" table:display="true" table:show-details="true"/>
                <table:data-pilot-member table:name="0,039481" table:display="true" table:show-details="true"/>
                <table:data-pilot-member table:name="0,039483" table:display="true" table:show-details="true"/>
                <table:data-pilot-member table:name="0,039497" table:display="true" table:show-details="true"/>
                <table:data-pilot-member table:name="0,039507" table:display="true" table:show-details="true"/>
                <table:data-pilot-member table:name="0,039526" table:display="true" table:show-details="true"/>
                <table:data-pilot-member table:name="0,039533" table:display="true" table:show-details="true"/>
                <table:data-pilot-member table:name="0,039534" table:display="true" table:show-details="true"/>
                <table:data-pilot-member table:name="0,039547" table:display="true" table:show-details="true"/>
                <table:data-pilot-member table:name="0,039548" table:display="true" table:show-details="true"/>
                <table:data-pilot-member table:name="0,039549" table:display="true" table:show-details="true"/>
                <table:data-pilot-member table:name="0,039553" table:display="true" table:show-details="true"/>
                <table:data-pilot-member table:name="0,039558" table:display="true" table:show-details="true"/>
                <table:data-pilot-member table:name="0,039562" table:display="true" table:show-details="true"/>
                <table:data-pilot-member table:name="0,039563" table:display="true" table:show-details="true"/>
                <table:data-pilot-member table:name="0,039569" table:display="true" table:show-details="true"/>
                <table:data-pilot-member table:name="0,039579" table:display="true" table:show-details="true"/>
                <table:data-pilot-member table:name="0,03959" table:display="true" table:show-details="true"/>
                <table:data-pilot-member table:name="0,039608" table:display="true" table:show-details="true"/>
                <table:data-pilot-member table:name="0,039616" table:display="true" table:show-details="true"/>
                <table:data-pilot-member table:name="0,039621" table:display="true" table:show-details="true"/>
                <table:data-pilot-member table:name="0,03964" table:display="true" table:show-details="true"/>
                <table:data-pilot-member table:name="0,039645" table:display="true" table:show-details="true"/>
                <table:data-pilot-member table:name="0,039663" table:display="true" table:show-details="true"/>
                <table:data-pilot-member table:name="0,039733" table:display="true" table:show-details="true"/>
                <table:data-pilot-member table:name="0,039735" table:display="true" table:show-details="true"/>
                <table:data-pilot-member table:name="0,039748" table:display="true" table:show-details="true"/>
                <table:data-pilot-member table:name="0,039754" table:display="true" table:show-details="true"/>
                <table:data-pilot-member table:name="0,039762" table:display="true" table:show-details="true"/>
                <table:data-pilot-member table:name="0,039768" table:display="true" table:show-details="true"/>
                <table:data-pilot-member table:name="0,039771" table:display="true" table:show-details="true"/>
                <table:data-pilot-member table:name="0,039791" table:display="true" table:show-details="true"/>
                <table:data-pilot-member table:name="0,039793" table:display="true" table:show-details="true"/>
                <table:data-pilot-member table:name="0,039795" table:display="true" table:show-details="true"/>
                <table:data-pilot-member table:name="0,039806" table:display="true" table:show-details="true"/>
                <table:data-pilot-member table:name="0,039832" table:display="true" table:show-details="true"/>
                <table:data-pilot-member table:name="0,039855" table:display="true" table:show-details="true"/>
                <table:data-pilot-member table:name="0,039858" table:display="true" table:show-details="true"/>
                <table:data-pilot-member table:name="0,039864" table:display="true" table:show-details="true"/>
                <table:data-pilot-member table:name="0,039871" table:display="true" table:show-details="true"/>
                <table:data-pilot-member table:name="0,039873" table:display="true" table:show-details="true"/>
                <table:data-pilot-member table:name="0,039885" table:display="true" table:show-details="true"/>
                <table:data-pilot-member table:name="0,039961" table:display="true" table:show-details="true"/>
                <table:data-pilot-member table:name="0,03997" table:display="true" table:show-details="true"/>
                <table:data-pilot-member table:name="0,039976" table:display="true" table:show-details="true"/>
                <table:data-pilot-member table:name="0,039988" table:display="true" table:show-details="true"/>
                <table:data-pilot-member table:name="0,039995" table:display="true" table:show-details="true"/>
                <table:data-pilot-member table:name="0,04001" table:display="true" table:show-details="true"/>
                <table:data-pilot-member table:name="0,040016" table:display="true" table:show-details="true"/>
                <table:data-pilot-member table:name="0,040021" table:display="true" table:show-details="true"/>
                <table:data-pilot-member table:name="0,040033" table:display="true" table:show-details="true"/>
                <table:data-pilot-member table:name="0,04007" table:display="true" table:show-details="true"/>
                <table:data-pilot-member table:name="0,040129" table:display="true" table:show-details="true"/>
                <table:data-pilot-member table:name="0,040284" table:display="true" table:show-details="true"/>
                <table:data-pilot-member table:name="0,040314" table:display="true" table:show-details="true"/>
                <table:data-pilot-member table:name="0,040332" table:display="true" table:show-details="true"/>
                <table:data-pilot-member table:name="0,04035" table:display="true" table:show-details="true"/>
                <table:data-pilot-member table:name="0,040379" table:display="true" table:show-details="true"/>
                <table:data-pilot-member table:name="0,04041" table:display="true" table:show-details="true"/>
                <table:data-pilot-member table:name="0,040514" table:display="true" table:show-details="true"/>
                <table:data-pilot-member table:name="0,040608" table:display="true" table:show-details="true"/>
                <table:data-pilot-member table:name="0,040626" table:display="true" table:show-details="true"/>
                <table:data-pilot-member table:name="0,04068" table:display="true" table:show-details="true"/>
                <table:data-pilot-member table:name="0,040691" table:display="true" table:show-details="true"/>
                <table:data-pilot-member table:name="0,040807" table:display="true" table:show-details="true"/>
                <table:data-pilot-member table:name="0,040809" table:display="true" table:show-details="true"/>
                <table:data-pilot-member table:name="0,040845" table:display="true" table:show-details="true"/>
                <table:data-pilot-member table:name="0,040854" table:display="true" table:show-details="true"/>
                <table:data-pilot-member table:name="0,040864" table:display="true" table:show-details="true"/>
                <table:data-pilot-member table:name="0,040888" table:display="true" table:show-details="true"/>
                <table:data-pilot-member table:name="0,040948" table:display="true" table:show-details="true"/>
                <table:data-pilot-member table:name="0,040976" table:display="true" table:show-details="true"/>
                <table:data-pilot-member table:name="0,041037" table:display="true" table:show-details="true"/>
                <table:data-pilot-member table:name="0,041098" table:display="true" table:show-details="true"/>
                <table:data-pilot-member table:name="0,041104" table:display="true" table:show-details="true"/>
                <table:data-pilot-member table:name="0,04116" table:display="true" table:show-details="true"/>
                <table:data-pilot-member table:name="0,041242" table:display="true" table:show-details="true"/>
                <table:data-pilot-member table:name="0,041294" table:display="true" table:show-details="true"/>
                <table:data-pilot-member table:name="0,041318" table:display="true" table:show-details="true"/>
                <table:data-pilot-member table:name="0,041327" table:display="true" table:show-details="true"/>
                <table:data-pilot-member table:name="0,041397" table:display="true" table:show-details="true"/>
                <table:data-pilot-member table:name="0,041471" table:display="true" table:show-details="true"/>
                <table:data-pilot-member table:name="0,041509" table:display="true" table:show-details="true"/>
                <table:data-pilot-member table:name="0,041551" table:display="true" table:show-details="true"/>
                <table:data-pilot-member table:name="0,041591" table:display="true" table:show-details="true"/>
                <table:data-pilot-member table:name="0,041623" table:display="true" table:show-details="true"/>
                <table:data-pilot-member table:name="0,041693" table:display="true" table:show-details="true"/>
                <table:data-pilot-member table:name="0,041787" table:display="true" table:show-details="true"/>
                <table:data-pilot-member table:name="0,041814" table:display="true" table:show-details="true"/>
                <table:data-pilot-member table:name="0,04192" table:display="true" table:show-details="true"/>
                <table:data-pilot-member table:name="0,042" table:display="true" table:show-details="true"/>
                <table:data-pilot-member table:name="0,042001" table:display="true" table:show-details="true"/>
                <table:data-pilot-member table:name="0,04215" table:display="true" table:show-details="true"/>
                <table:data-pilot-member table:name="0,042289" table:display="true" table:show-details="true"/>
                <table:data-pilot-member table:name="0,042436" table:display="true" table:show-details="true"/>
                <table:data-pilot-member table:name="0,042507" table:display="true" table:show-details="true"/>
                <table:data-pilot-member table:name="0,042539" table:display="true" table:show-details="true"/>
                <table:data-pilot-member table:name="0,042553" table:display="true" table:show-details="true"/>
                <table:data-pilot-member table:name="0,042568" table:display="true" table:show-details="true"/>
                <table:data-pilot-member table:name="0,042635" table:display="true" table:show-details="true"/>
                <table:data-pilot-member table:name="0,042655" table:display="true" table:show-details="true"/>
                <table:data-pilot-member table:name="0,04272" table:display="true" table:show-details="true"/>
                <table:data-pilot-member table:name="0,042981" table:display="true" table:show-details="true"/>
                <table:data-pilot-member table:name="0,043066" table:display="true" table:show-details="true"/>
                <table:data-pilot-member table:name="0,043415" table:display="true" table:show-details="true"/>
                <table:data-pilot-member table:name="0,043507" table:display="true" table:show-details="true"/>
                <table:data-pilot-member table:name="0,043536" table:display="true" table:show-details="true"/>
                <table:data-pilot-member table:name="0,043643" table:display="true" table:show-details="true"/>
                <table:data-pilot-member table:name="0,043674" table:display="true" table:show-details="true"/>
                <table:data-pilot-member table:name="0,043685" table:display="true" table:show-details="true"/>
                <table:data-pilot-member table:name="0,044209" table:display="true" table:show-details="true"/>
                <table:data-pilot-member table:name="0,044311" table:display="true" table:show-details="true"/>
                <table:data-pilot-member table:name="0,04466" table:display="true" table:show-details="true"/>
                <table:data-pilot-member table:name="0,044731" table:display="true" table:show-details="true"/>
                <table:data-pilot-member table:name="0,044764" table:display="true" table:show-details="true"/>
                <table:data-pilot-member table:name="0,044945" table:display="true" table:show-details="true"/>
                <table:data-pilot-member table:name="0,045698" table:display="true" table:show-details="true"/>
                <table:data-pilot-member table:name="0,046087" table:display="true" table:show-details="true"/>
                <table:data-pilot-member table:name="0,046101" table:display="true" table:show-details="true"/>
                <table:data-pilot-member table:name="0,046268" table:display="true" table:show-details="true"/>
                <table:data-pilot-member table:name="0,0465" table:display="true" table:show-details="true"/>
                <table:data-pilot-member table:name="0,04659" table:display="true" table:show-details="true"/>
                <table:data-pilot-member table:name="0,04679" table:display="true" table:show-details="true"/>
                <table:data-pilot-member table:name="0,046823" table:display="true" table:show-details="true"/>
                <table:data-pilot-member table:name="0,046852" table:display="true" table:show-details="true"/>
                <table:data-pilot-member table:name="0,046994" table:display="true" table:show-details="true"/>
                <table:data-pilot-member table:name="0,047557" table:display="true" table:show-details="true"/>
                <table:data-pilot-member table:name="0,047662" table:display="true" table:show-details="true"/>
                <table:data-pilot-member table:name="0,048219" table:display="true" table:show-details="true"/>
                <table:data-pilot-member table:name="0,04965" table:display="true" table:show-details="true"/>
                <table:data-pilot-member table:name="0,050459" table:display="true" table:show-details="true"/>
                <table:data-pilot-member table:name="0,050564" table:display="true" table:show-details="true"/>
                <table:data-pilot-member table:name="0,056917" table:display="true" table:show-details="true"/>
                <table:data-pilot-member table:name="0,063936" table:display="true" table:show-details="true"/>
                <table:data-pilot-member table:name="0,064076" table:display="true" table:show-details="true"/>
                <table:data-pilot-member table:name="0,066687" table:display="true" table:show-details="true"/>
                <table:data-pilot-member table:name="0,125704" table:display="true" table:show-details="true"/>
                <table:data-pilot-member table:name="0,126048" table:display="true" table:show-details="true"/>
                <table:data-pilot-member table:name="0,126707" table:display="true" table:show-details="true"/>
                <table:data-pilot-member table:name="0,126785" table:display="true" table:show-details="true"/>
                <table:data-pilot-member table:name="0,127517" table:display="true" table:show-details="true"/>
                <table:data-pilot-member table:name="0,127525" table:display="true" table:show-details="true"/>
                <table:data-pilot-member table:name="0,127566" table:display="true" table:show-details="true"/>
                <table:data-pilot-member table:name="0,127721" table:display="true" table:show-details="true"/>
                <table:data-pilot-member table:name="0,127736" table:display="true" table:show-details="true"/>
                <table:data-pilot-member table:name="0,127827" table:display="true" table:show-details="true"/>
                <table:data-pilot-member table:name="0,127866" table:display="true" table:show-details="true"/>
                <table:data-pilot-member table:name="0,128004" table:display="true" table:show-details="true"/>
                <table:data-pilot-member table:name="0,128137" table:display="true" table:show-details="true"/>
                <table:data-pilot-member table:name="0,128174" table:display="true" table:show-details="true"/>
                <table:data-pilot-member table:name="0,128265" table:display="true" table:show-details="true"/>
                <table:data-pilot-member table:name="0,128348" table:display="true" table:show-details="true"/>
                <table:data-pilot-member table:name="0,128588" table:display="true" table:show-details="true"/>
                <table:data-pilot-member table:name="0,128775" table:display="true" table:show-details="true"/>
                <table:data-pilot-member table:name="0,128845" table:display="true" table:show-details="true"/>
                <table:data-pilot-member table:name="0,128895" table:display="true" table:show-details="true"/>
                <table:data-pilot-member table:name="0,1289" table:display="true" table:show-details="true"/>
                <table:data-pilot-member table:name="0,129165" table:display="true" table:show-details="true"/>
                <table:data-pilot-member table:name="0,12939" table:display="true" table:show-details="true"/>
                <table:data-pilot-member table:name="0,129585" table:display="true" table:show-details="true"/>
                <table:data-pilot-member table:name="0,129966" table:display="true" table:show-details="true"/>
                <table:data-pilot-member table:name="0,129981" table:display="true" table:show-details="true"/>
                <table:data-pilot-member table:name="0,130043" table:display="true" table:show-details="true"/>
                <table:data-pilot-member table:name="0,130194" table:display="true" table:show-details="true"/>
                <table:data-pilot-member table:name="0,130202" table:display="true" table:show-details="true"/>
                <table:data-pilot-member table:name="0,130573" table:display="true" table:show-details="true"/>
                <table:data-pilot-member table:name="0,130587" table:display="true" table:show-details="true"/>
                <table:data-pilot-member table:name="0,130601" table:display="true" table:show-details="true"/>
                <table:data-pilot-member table:name="0,130794" table:display="true" table:show-details="true"/>
                <table:data-pilot-member table:name="0,130817" table:display="true" table:show-details="true"/>
                <table:data-pilot-member table:name="0,131006" table:display="true" table:show-details="true"/>
                <table:data-pilot-member table:name="0,131014" table:display="true" table:show-details="true"/>
                <table:data-pilot-member table:name="0,131044" table:display="true" table:show-details="true"/>
                <table:data-pilot-member table:name="0,131103" table:display="true" table:show-details="true"/>
                <table:data-pilot-member table:name="0,131218" table:display="true" table:show-details="true"/>
                <table:data-pilot-member table:name="0,13124" table:display="true" table:show-details="true"/>
                <table:data-pilot-member table:name="0,131329" table:display="true" table:show-details="true"/>
                <table:data-pilot-member table:name="0,131386" table:display="true" table:show-details="true"/>
                <table:data-pilot-member table:name="0,131388" table:display="true" table:show-details="true"/>
                <table:data-pilot-member table:name="0,131597" table:display="true" table:show-details="true"/>
                <table:data-pilot-member table:name="0,131672" table:display="true" table:show-details="true"/>
                <table:data-pilot-member table:name="0,131937" table:display="true" table:show-details="true"/>
                <table:data-pilot-member table:name="0,131975" table:display="true" table:show-details="true"/>
                <table:data-pilot-member table:name="0,132213" table:display="true" table:show-details="true"/>
                <table:data-pilot-member table:name="0,132253" table:display="true" table:show-details="true"/>
                <table:data-pilot-member table:name="0,132275" table:display="true" table:show-details="true"/>
                <table:data-pilot-member table:name="0,13229" table:display="true" table:show-details="true"/>
                <table:data-pilot-member table:name="0,132456" table:display="true" table:show-details="true"/>
                <table:data-pilot-member table:name="0,132468" table:display="true" table:show-details="true"/>
                <table:data-pilot-member table:name="0,132518" table:display="true" table:show-details="true"/>
                <table:data-pilot-member table:name="0,132661" table:display="true" table:show-details="true"/>
                <table:data-pilot-member table:name="0,132676" table:display="true" table:show-details="true"/>
                <table:data-pilot-member table:name="0,132905" table:display="true" table:show-details="true"/>
                <table:data-pilot-member table:name="0,132917" table:display="true" table:show-details="true"/>
                <table:data-pilot-member table:name="0,132948" table:display="true" table:show-details="true"/>
                <table:data-pilot-member table:name="0,13298" table:display="true" table:show-details="true"/>
                <table:data-pilot-member table:name="0,132997" table:display="true" table:show-details="true"/>
                <table:data-pilot-member table:name="0,133032" table:display="true" table:show-details="true"/>
                <table:data-pilot-member table:name="0,133175" table:display="true" table:show-details="true"/>
                <table:data-pilot-member table:name="0,133218" table:display="true" table:show-details="true"/>
                <table:data-pilot-member table:name="0,133363" table:display="true" table:show-details="true"/>
                <table:data-pilot-member table:name="0,133494" table:display="true" table:show-details="true"/>
                <table:data-pilot-member table:name="0,133521" table:display="true" table:show-details="true"/>
                <table:data-pilot-member table:name="0,133713" table:display="true" table:show-details="true"/>
                <table:data-pilot-member table:name="0,133832" table:display="true" table:show-details="true"/>
                <table:data-pilot-member table:name="0,133833" table:display="true" table:show-details="true"/>
                <table:data-pilot-member table:name="0,133883" table:display="true" table:show-details="true"/>
                <table:data-pilot-member table:name="0,13389" table:display="true" table:show-details="true"/>
                <table:data-pilot-member table:name="0,133977" table:display="true" table:show-details="true"/>
                <table:data-pilot-member table:name="0,134104" table:display="true" table:show-details="true"/>
                <table:data-pilot-member table:name="0,134134" table:display="true" table:show-details="true"/>
                <table:data-pilot-member table:name="0,134147" table:display="true" table:show-details="true"/>
                <table:data-pilot-member table:name="0,13421" table:display="true" table:show-details="true"/>
                <table:data-pilot-member table:name="0,134371" table:display="true" table:show-details="true"/>
                <table:data-pilot-member table:name="0,13438" table:display="true" table:show-details="true"/>
                <table:data-pilot-member table:name="0,134382" table:display="true" table:show-details="true"/>
                <table:data-pilot-member table:name="0,134497" table:display="true" table:show-details="true"/>
                <table:data-pilot-member table:name="0,1345" table:display="true" table:show-details="true"/>
                <table:data-pilot-member table:name="0,134561" table:display="true" table:show-details="true"/>
                <table:data-pilot-member table:name="0,134588" table:display="true" table:show-details="true"/>
                <table:data-pilot-member table:name="0,134726" table:display="true" table:show-details="true"/>
                <table:data-pilot-member table:name="0,134763" table:display="true" table:show-details="true"/>
                <table:data-pilot-member table:name="0,134794" table:display="true" table:show-details="true"/>
                <table:data-pilot-member table:name="0,134966" table:display="true" table:show-details="true"/>
                <table:data-pilot-member table:name="0,134976" table:display="true" table:show-details="true"/>
                <table:data-pilot-member table:name="0,134982" table:display="true" table:show-details="true"/>
                <table:data-pilot-member table:name="0,134992" table:display="true" table:show-details="true"/>
                <table:data-pilot-member table:name="0,134994" table:display="true" table:show-details="true"/>
                <table:data-pilot-member table:name="0,135018" table:display="true" table:show-details="true"/>
                <table:data-pilot-member table:name="0,135028" table:display="true" table:show-details="true"/>
                <table:data-pilot-member table:name="0,135039" table:display="true" table:show-details="true"/>
                <table:data-pilot-member table:name="0,135129" table:display="true" table:show-details="true"/>
                <table:data-pilot-member table:name="0,135138" table:display="true" table:show-details="true"/>
                <table:data-pilot-member table:name="0,135139" table:display="true" table:show-details="true"/>
                <table:data-pilot-member table:name="0,135179" table:display="true" table:show-details="true"/>
                <table:data-pilot-member table:name="0,135216" table:display="true" table:show-details="true"/>
                <table:data-pilot-member table:name="0,135264" table:display="true" table:show-details="true"/>
                <table:data-pilot-member table:name="0,135357" table:display="true" table:show-details="true"/>
                <table:data-pilot-member table:name="0,135361" table:display="true" table:show-details="true"/>
                <table:data-pilot-member table:name="0,135545" table:display="true" table:show-details="true"/>
                <table:data-pilot-member table:name="0,135557" table:display="true" table:show-details="true"/>
                <table:data-pilot-member table:name="0,135606" table:display="true" table:show-details="true"/>
                <table:data-pilot-member table:name="0,13566" table:display="true" table:show-details="true"/>
                <table:data-pilot-member table:name="0,135684" table:display="true" table:show-details="true"/>
                <table:data-pilot-member table:name="0,135706" table:display="true" table:show-details="true"/>
                <table:data-pilot-member table:name="0,135743" table:display="true" table:show-details="true"/>
                <table:data-pilot-member table:name="0,135822" table:display="true" table:show-details="true"/>
                <table:data-pilot-member table:name="0,135882" table:display="true" table:show-details="true"/>
                <table:data-pilot-member table:name="0,135892" table:display="true" table:show-details="true"/>
                <table:data-pilot-member table:name="0,135911" table:display="true" table:show-details="true"/>
                <table:data-pilot-member table:name="0,135948" table:display="true" table:show-details="true"/>
                <table:data-pilot-member table:name="0,135968" table:display="true" table:show-details="true"/>
                <table:data-pilot-member table:name="0,136008" table:display="true" table:show-details="true"/>
                <table:data-pilot-member table:name="0,136077" table:display="true" table:show-details="true"/>
                <table:data-pilot-member table:name="0,136086" table:display="true" table:show-details="true"/>
                <table:data-pilot-member table:name="0,136163" table:display="true" table:show-details="true"/>
                <table:data-pilot-member table:name="0,136248" table:display="true" table:show-details="true"/>
                <table:data-pilot-member table:name="0,136296" table:display="true" table:show-details="true"/>
                <table:data-pilot-member table:name="0,136338" table:display="true" table:show-details="true"/>
                <table:data-pilot-member table:name="0,136722" table:display="true" table:show-details="true"/>
                <table:data-pilot-member table:name="0,136753" table:display="true" table:show-details="true"/>
                <table:data-pilot-member table:name="0,136796" table:display="true" table:show-details="true"/>
                <table:data-pilot-member table:name="0,136813" table:display="true" table:show-details="true"/>
                <table:data-pilot-member table:name="0,136861" table:display="true" table:show-details="true"/>
                <table:data-pilot-member table:name="0,136879" table:display="true" table:show-details="true"/>
                <table:data-pilot-member table:name="0,136912" table:display="true" table:show-details="true"/>
                <table:data-pilot-member table:name="0,137021" table:display="true" table:show-details="true"/>
                <table:data-pilot-member table:name="0,137163" table:display="true" table:show-details="true"/>
                <table:data-pilot-member table:name="0,137164" table:display="true" table:show-details="true"/>
                <table:data-pilot-member table:name="0,137279" table:display="true" table:show-details="true"/>
                <table:data-pilot-member table:name="0,137298" table:display="true" table:show-details="true"/>
                <table:data-pilot-member table:name="0,137491" table:display="true" table:show-details="true"/>
                <table:data-pilot-member table:name="0,137494" table:display="true" table:show-details="true"/>
                <table:data-pilot-member table:name="0,137572" table:display="true" table:show-details="true"/>
                <table:data-pilot-member table:name="0,137638" table:display="true" table:show-details="true"/>
                <table:data-pilot-member table:name="0,137741" table:display="true" table:show-details="true"/>
                <table:data-pilot-member table:name="0,137887" table:display="true" table:show-details="true"/>
                <table:data-pilot-member table:name="0,137939" table:display="true" table:show-details="true"/>
                <table:data-pilot-member table:name="0,138251" table:display="true" table:show-details="true"/>
                <table:data-pilot-member table:name="0,138305" table:display="true" table:show-details="true"/>
                <table:data-pilot-member table:name="0,138308" table:display="true" table:show-details="true"/>
                <table:data-pilot-member table:name="0,138329" table:display="true" table:show-details="true"/>
                <table:data-pilot-member table:name="0,138341" table:display="true" table:show-details="true"/>
                <table:data-pilot-member table:name="0,138532" table:display="true" table:show-details="true"/>
                <table:data-pilot-member table:name="0,13867" table:display="true" table:show-details="true"/>
                <table:data-pilot-member table:name="0,138973" table:display="true" table:show-details="true"/>
                <table:data-pilot-member table:name="0,139178" table:display="true" table:show-details="true"/>
                <table:data-pilot-member table:name="0,139227" table:display="true" table:show-details="true"/>
                <table:data-pilot-member table:name="0,139305" table:display="true" table:show-details="true"/>
                <table:data-pilot-member table:name="0,139417" table:display="true" table:show-details="true"/>
                <table:data-pilot-member table:name="0,139468" table:display="true" table:show-details="true"/>
                <table:data-pilot-member table:name="0,139517" table:display="true" table:show-details="true"/>
                <table:data-pilot-member table:name="0,13958" table:display="true" table:show-details="true"/>
                <table:data-pilot-member table:name="0,139632" table:display="true" table:show-details="true"/>
                <table:data-pilot-member table:name="0,139669" table:display="true" table:show-details="true"/>
                <table:data-pilot-member table:name="0,139764" table:display="true" table:show-details="true"/>
                <table:data-pilot-member table:name="0,139847" table:display="true" table:show-details="true"/>
                <table:data-pilot-member table:name="0,139912" table:display="true" table:show-details="true"/>
                <table:data-pilot-member table:name="0,139915" table:display="true" table:show-details="true"/>
                <table:data-pilot-member table:name="0,139917" table:display="true" table:show-details="true"/>
                <table:data-pilot-member table:name="0,140031" table:display="true" table:show-details="true"/>
                <table:data-pilot-member table:name="0,140175" table:display="true" table:show-details="true"/>
                <table:data-pilot-member table:name="0,140196" table:display="true" table:show-details="true"/>
                <table:data-pilot-member table:name="0,140511" table:display="true" table:show-details="true"/>
                <table:data-pilot-member table:name="0,140554" table:display="true" table:show-details="true"/>
                <table:data-pilot-member table:name="0,140646" table:display="true" table:show-details="true"/>
                <table:data-pilot-member table:name="0,140755" table:display="true" table:show-details="true"/>
                <table:data-pilot-member table:name="0,140801" table:display="true" table:show-details="true"/>
                <table:data-pilot-member table:name="0,140896" table:display="true" table:show-details="true"/>
                <table:data-pilot-member table:name="0,141011" table:display="true" table:show-details="true"/>
                <table:data-pilot-member table:name="0,141083" table:display="true" table:show-details="true"/>
                <table:data-pilot-member table:name="0,141369" table:display="true" table:show-details="true"/>
                <table:data-pilot-member table:name="0,141489" table:display="true" table:show-details="true"/>
                <table:data-pilot-member table:name="0,141495" table:display="true" table:show-details="true"/>
                <table:data-pilot-member table:name="0,141537" table:display="true" table:show-details="true"/>
                <table:data-pilot-member table:name="0,141583" table:display="true" table:show-details="true"/>
                <table:data-pilot-member table:name="0,141798" table:display="true" table:show-details="true"/>
                <table:data-pilot-member table:name="0,142047" table:display="true" table:show-details="true"/>
                <table:data-pilot-member table:name="0,142212" table:display="true" table:show-details="true"/>
                <table:data-pilot-member table:name="0,142342" table:display="true" table:show-details="true"/>
                <table:data-pilot-member table:name="0,142538" table:display="true" table:show-details="true"/>
                <table:data-pilot-member table:name="0,142574" table:display="true" table:show-details="true"/>
                <table:data-pilot-member table:name="0,142638" table:display="true" table:show-details="true"/>
                <table:data-pilot-member table:name="0,142914" table:display="true" table:show-details="true"/>
                <table:data-pilot-member table:name="0,142917" table:display="true" table:show-details="true"/>
                <table:data-pilot-member table:name="0,142933" table:display="true" table:show-details="true"/>
                <table:data-pilot-member table:name="0,143078" table:display="true" table:show-details="true"/>
                <table:data-pilot-member table:name="0,14312" table:display="true" table:show-details="true"/>
                <table:data-pilot-member table:name="0,14334" table:display="true" table:show-details="true"/>
                <table:data-pilot-member table:name="0,14347" table:display="true" table:show-details="true"/>
                <table:data-pilot-member table:name="0,143704" table:display="true" table:show-details="true"/>
                <table:data-pilot-member table:name="0,143876" table:display="true" table:show-details="true"/>
                <table:data-pilot-member table:name="0,143912" table:display="true" table:show-details="true"/>
                <table:data-pilot-member table:name="0,144245" table:display="true" table:show-details="true"/>
                <table:data-pilot-member table:name="0,144266" table:display="true" table:show-details="true"/>
                <table:data-pilot-member table:name="0,144424" table:display="true" table:show-details="true"/>
                <table:data-pilot-member table:name="0,144538" table:display="true" table:show-details="true"/>
                <table:data-pilot-member table:name="0,145178" table:display="true" table:show-details="true"/>
                <table:data-pilot-member table:name="0,145421" table:display="true" table:show-details="true"/>
                <table:data-pilot-member table:name="0,145698" table:display="true" table:show-details="true"/>
                <table:data-pilot-member table:name="0,145745" table:display="true" table:show-details="true"/>
                <table:data-pilot-member table:name="0,145949" table:display="true" table:show-details="true"/>
                <table:data-pilot-member table:name="0,146139" table:display="true" table:show-details="true"/>
                <table:data-pilot-member table:name="0,146217" table:display="true" table:show-details="true"/>
                <table:data-pilot-member table:name="0,146227" table:display="true" table:show-details="true"/>
                <table:data-pilot-member table:name="0,146239" table:display="true" table:show-details="true"/>
                <table:data-pilot-member table:name="0,146257" table:display="true" table:show-details="true"/>
                <table:data-pilot-member table:name="0,146655" table:display="true" table:show-details="true"/>
                <table:data-pilot-member table:name="0,146688" table:display="true" table:show-details="true"/>
                <table:data-pilot-member table:name="0,146929" table:display="true" table:show-details="true"/>
                <table:data-pilot-member table:name="0,147098" table:display="true" table:show-details="true"/>
                <table:data-pilot-member table:name="0,147408" table:display="true" table:show-details="true"/>
                <table:data-pilot-member table:name="0,147769" table:display="true" table:show-details="true"/>
                <table:data-pilot-member table:name="0,14812" table:display="true" table:show-details="true"/>
                <table:data-pilot-member table:name="0,148315" table:display="true" table:show-details="true"/>
                <table:data-pilot-member table:name="0,148421" table:display="true" table:show-details="true"/>
                <table:data-pilot-member table:name="0,149295" table:display="true" table:show-details="true"/>
                <table:data-pilot-member table:name="0,14944" table:display="true" table:show-details="true"/>
                <table:data-pilot-member table:name="0,149884" table:display="true" table:show-details="true"/>
                <table:data-pilot-member table:name="0,150128" table:display="true" table:show-details="true"/>
                <table:data-pilot-member table:name="0,150231" table:display="true" table:show-details="true"/>
                <table:data-pilot-member table:name="0,15076" table:display="true" table:show-details="true"/>
                <table:data-pilot-member table:name="0,150953" table:display="true" table:show-details="true"/>
                <table:data-pilot-member table:name="0,151082" table:display="true" table:show-details="true"/>
                <table:data-pilot-member table:name="0,152441" table:display="true" table:show-details="true"/>
                <table:data-pilot-member table:name="0,152461" table:display="true" table:show-details="true"/>
                <table:data-pilot-member table:name="0,152759" table:display="true" table:show-details="true"/>
                <table:data-pilot-member table:name="0,15276" table:display="true" table:show-details="true"/>
                <table:data-pilot-member table:name="0,153445" table:display="true" table:show-details="true"/>
                <table:data-pilot-member table:name="0,153753" table:display="true" table:show-details="true"/>
                <table:data-pilot-member table:name="0,153955" table:display="true" table:show-details="true"/>
                <table:data-pilot-member table:name="0,154019" table:display="true" table:show-details="true"/>
                <table:data-pilot-member table:name="0,154086" table:display="true" table:show-details="true"/>
                <table:data-pilot-member table:name="0,154458" table:display="true" table:show-details="true"/>
                <table:data-pilot-member table:name="0,154491" table:display="true" table:show-details="true"/>
                <table:data-pilot-member table:name="0,15477" table:display="true" table:show-details="true"/>
                <table:data-pilot-member table:name="0,155237" table:display="true" table:show-details="true"/>
                <table:data-pilot-member table:name="0,155533" table:display="true" table:show-details="true"/>
                <table:data-pilot-member table:name="0,156169" table:display="true" table:show-details="true"/>
                <table:data-pilot-member table:name="0,156172" table:display="true" table:show-details="true"/>
                <table:data-pilot-member table:name="0,156185" table:display="true" table:show-details="true"/>
                <table:data-pilot-member table:name="0,156194" table:display="true" table:show-details="true"/>
                <table:data-pilot-member table:name="0,1564" table:display="true" table:show-details="true"/>
                <table:data-pilot-member table:name="0,156767" table:display="true" table:show-details="true"/>
                <table:data-pilot-member table:name="0,157567" table:display="true" table:show-details="true"/>
                <table:data-pilot-member table:name="0,157634" table:display="true" table:show-details="true"/>
                <table:data-pilot-member table:name="0,157692" table:display="true" table:show-details="true"/>
                <table:data-pilot-member table:name="0,157928" table:display="true" table:show-details="true"/>
                <table:data-pilot-member table:name="0,158179" table:display="true" table:show-details="true"/>
                <table:data-pilot-member table:name="0,158301" table:display="true" table:show-details="true"/>
                <table:data-pilot-member table:name="0,160173" table:display="true" table:show-details="true"/>
                <table:data-pilot-member table:name="0,160227" table:display="true" table:show-details="true"/>
                <table:data-pilot-member table:name="0,16045" table:display="true" table:show-details="true"/>
                <table:data-pilot-member table:name="0,160476" table:display="true" table:show-details="true"/>
                <table:data-pilot-member table:name="0,161528" table:display="true" table:show-details="true"/>
                <table:data-pilot-member table:name="0,161765" table:display="true" table:show-details="true"/>
                <table:data-pilot-member table:name="0,162123" table:display="true" table:show-details="true"/>
                <table:data-pilot-member table:name="0,162472" table:display="true" table:show-details="true"/>
                <table:data-pilot-member table:name="0,162872" table:display="true" table:show-details="true"/>
                <table:data-pilot-member table:name="0,163006" table:display="true" table:show-details="true"/>
                <table:data-pilot-member table:name="0,163197" table:display="true" table:show-details="true"/>
                <table:data-pilot-member table:name="0,163915" table:display="true" table:show-details="true"/>
                <table:data-pilot-member table:name="0,164064" table:display="true" table:show-details="true"/>
                <table:data-pilot-member table:name="0,164361" table:display="true" table:show-details="true"/>
                <table:data-pilot-member table:name="0,165085" table:display="true" table:show-details="true"/>
                <table:data-pilot-member table:name="0,165152" table:display="true" table:show-details="true"/>
                <table:data-pilot-member table:name="0,165493" table:display="true" table:show-details="true"/>
                <table:data-pilot-member table:name="0,166152" table:display="true" table:show-details="true"/>
                <table:data-pilot-member table:name="0,16618" table:display="true" table:show-details="true"/>
                <table:data-pilot-member table:name="0,166382" table:display="true" table:show-details="true"/>
                <table:data-pilot-member table:name="0,166489" table:display="true" table:show-details="true"/>
                <table:data-pilot-member table:name="0,167125" table:display="true" table:show-details="true"/>
                <table:data-pilot-member table:name="0,167628" table:display="true" table:show-details="true"/>
                <table:data-pilot-member table:name="0,167782" table:display="true" table:show-details="true"/>
                <table:data-pilot-member table:name="0,167864" table:display="true" table:show-details="true"/>
                <table:data-pilot-member table:name="0,168089" table:display="true" table:show-details="true"/>
                <table:data-pilot-member table:name="0,169136" table:display="true" table:show-details="true"/>
                <table:data-pilot-member table:name="0,169261" table:display="true" table:show-details="true"/>
                <table:data-pilot-member table:name="0,170725" table:display="true" table:show-details="true"/>
                <table:data-pilot-member table:name="0,171451" table:display="true" table:show-details="true"/>
                <table:data-pilot-member table:name="0,171498" table:display="true" table:show-details="true"/>
                <table:data-pilot-member table:name="0,172895" table:display="true" table:show-details="true"/>
                <table:data-pilot-member table:name="0,174164" table:display="true" table:show-details="true"/>
                <table:data-pilot-member table:name="0,174437" table:display="true" table:show-details="true"/>
                <table:data-pilot-member table:name="0,176886" table:display="true" table:show-details="true"/>
                <table:data-pilot-member table:name="0,183363" table:display="true" table:show-details="true"/>
                <table:data-pilot-member table:name="0,183875" table:display="true" table:show-details="true"/>
                <table:data-pilot-member table:name="0,189177" table:display="true" table:show-details="true"/>
                <table:data-pilot-member table:name="0,190449" table:display="true" table:show-details="true"/>
                <table:data-pilot-member table:name="0,193969" table:display="true" table:show-details="true"/>
                <table:data-pilot-member table:name="0,203778" table:display="true" table:show-details="true"/>
                <table:data-pilot-member table:name="0,206822" table:display="true" table:show-details="true"/>
                <table:data-pilot-member table:name="0,20729" table:display="true" table:show-details="true"/>
                <table:data-pilot-member table:name="0,207588" table:display="true" table:show-details="true"/>
                <table:data-pilot-member table:name="0,207809" table:display="true" table:show-details="true"/>
                <table:data-pilot-member table:name="0,208359" table:display="true" table:show-details="true"/>
                <table:data-pilot-member table:name="0,208534" table:display="true" table:show-details="true"/>
                <table:data-pilot-member table:name="0,208907" table:display="true" table:show-details="true"/>
                <table:data-pilot-member table:name="0,208919" table:display="true" table:show-details="true"/>
                <table:data-pilot-member table:name="0,209037" table:display="true" table:show-details="true"/>
                <table:data-pilot-member table:name="0,209047" table:display="true" table:show-details="true"/>
                <table:data-pilot-member table:name="0,209159" table:display="true" table:show-details="true"/>
                <table:data-pilot-member table:name="0,209414" table:display="true" table:show-details="true"/>
                <table:data-pilot-member table:name="0,209653" table:display="true" table:show-details="true"/>
                <table:data-pilot-member table:name="0,209785" table:display="true" table:show-details="true"/>
                <table:data-pilot-member table:name="0,210126" table:display="true" table:show-details="true"/>
                <table:data-pilot-member table:name="0,210143" table:display="true" table:show-details="true"/>
                <table:data-pilot-member table:name="0,210176" table:display="true" table:show-details="true"/>
                <table:data-pilot-member table:name="0,210526" table:display="true" table:show-details="true"/>
                <table:data-pilot-member table:name="0,210615" table:display="true" table:show-details="true"/>
                <table:data-pilot-member table:name="0,210862" table:display="true" table:show-details="true"/>
                <table:data-pilot-member table:name="0,210864" table:display="true" table:show-details="true"/>
                <table:data-pilot-member table:name="0,211023" table:display="true" table:show-details="true"/>
                <table:data-pilot-member table:name="0,2111" table:display="true" table:show-details="true"/>
                <table:data-pilot-member table:name="0,21125" table:display="true" table:show-details="true"/>
                <table:data-pilot-member table:name="0,211273" table:display="true" table:show-details="true"/>
                <table:data-pilot-member table:name="0,211398" table:display="true" table:show-details="true"/>
                <table:data-pilot-member table:name="0,211832" table:display="true" table:show-details="true"/>
                <table:data-pilot-member table:name="0,211899" table:display="true" table:show-details="true"/>
                <table:data-pilot-member table:name="0,212031" table:display="true" table:show-details="true"/>
                <table:data-pilot-member table:name="0,212041" table:display="true" table:show-details="true"/>
                <table:data-pilot-member table:name="0,212284" table:display="true" table:show-details="true"/>
                <table:data-pilot-member table:name="0,212291" table:display="true" table:show-details="true"/>
                <table:data-pilot-member table:name="0,212374" table:display="true" table:show-details="true"/>
                <table:data-pilot-member table:name="0,212406" table:display="true" table:show-details="true"/>
                <table:data-pilot-member table:name="0,212497" table:display="true" table:show-details="true"/>
                <table:data-pilot-member table:name="0,212524" table:display="true" table:show-details="true"/>
                <table:data-pilot-member table:name="0,212526" table:display="true" table:show-details="true"/>
                <table:data-pilot-member table:name="0,212554" table:display="true" table:show-details="true"/>
                <table:data-pilot-member table:name="0,212638" table:display="true" table:show-details="true"/>
                <table:data-pilot-member table:name="0,212657" table:display="true" table:show-details="true"/>
                <table:data-pilot-member table:name="0,212694" table:display="true" table:show-details="true"/>
                <table:data-pilot-member table:name="0,212728" table:display="true" table:show-details="true"/>
                <table:data-pilot-member table:name="0,212802" table:display="true" table:show-details="true"/>
                <table:data-pilot-member table:name="0,212835" table:display="true" table:show-details="true"/>
                <table:data-pilot-member table:name="0,213289" table:display="true" table:show-details="true"/>
                <table:data-pilot-member table:name="0,21336" table:display="true" table:show-details="true"/>
                <table:data-pilot-member table:name="0,213386" table:display="true" table:show-details="true"/>
                <table:data-pilot-member table:name="0,213636" table:display="true" table:show-details="true"/>
                <table:data-pilot-member table:name="0,213655" table:display="true" table:show-details="true"/>
                <table:data-pilot-member table:name="0,2138" table:display="true" table:show-details="true"/>
                <table:data-pilot-member table:name="0,213916" table:display="true" table:show-details="true"/>
                <table:data-pilot-member table:name="0,213931" table:display="true" table:show-details="true"/>
                <table:data-pilot-member table:name="0,214034" table:display="true" table:show-details="true"/>
                <table:data-pilot-member table:name="0,214213" table:display="true" table:show-details="true"/>
                <table:data-pilot-member table:name="0,214325" table:display="true" table:show-details="true"/>
                <table:data-pilot-member table:name="0,214331" table:display="true" table:show-details="true"/>
                <table:data-pilot-member table:name="0,214402" table:display="true" table:show-details="true"/>
                <table:data-pilot-member table:name="0,21445" table:display="true" table:show-details="true"/>
                <table:data-pilot-member table:name="0,21466" table:display="true" table:show-details="true"/>
                <table:data-pilot-member table:name="0,214661" table:display="true" table:show-details="true"/>
                <table:data-pilot-member table:name="0,214668" table:display="true" table:show-details="true"/>
                <table:data-pilot-member table:name="0,214753" table:display="true" table:show-details="true"/>
                <table:data-pilot-member table:name="0,214768" table:display="true" table:show-details="true"/>
                <table:data-pilot-member table:name="0,214823" table:display="true" table:show-details="true"/>
                <table:data-pilot-member table:name="0,214892" table:display="true" table:show-details="true"/>
                <table:data-pilot-member table:name="0,214905" table:display="true" table:show-details="true"/>
                <table:data-pilot-member table:name="0,214915" table:display="true" table:show-details="true"/>
                <table:data-pilot-member table:name="0,215015" table:display="true" table:show-details="true"/>
                <table:data-pilot-member table:name="0,215078" table:display="true" table:show-details="true"/>
                <table:data-pilot-member table:name="0,215131" table:display="true" table:show-details="true"/>
                <table:data-pilot-member table:name="0,215344" table:display="true" table:show-details="true"/>
                <table:data-pilot-member table:name="0,215383" table:display="true" table:show-details="true"/>
                <table:data-pilot-member table:name="0,215424" table:display="true" table:show-details="true"/>
                <table:data-pilot-member table:name="0,215483" table:display="true" table:show-details="true"/>
                <table:data-pilot-member table:name="0,215754" table:display="true" table:show-details="true"/>
                <table:data-pilot-member table:name="0,215905" table:display="true" table:show-details="true"/>
                <table:data-pilot-member table:name="0,215948" table:display="true" table:show-details="true"/>
                <table:data-pilot-member table:name="0,216076" table:display="true" table:show-details="true"/>
                <table:data-pilot-member table:name="0,216104" table:display="true" table:show-details="true"/>
                <table:data-pilot-member table:name="0,216105" table:display="true" table:show-details="true"/>
                <table:data-pilot-member table:name="0,216193" table:display="true" table:show-details="true"/>
                <table:data-pilot-member table:name="0,216215" table:display="true" table:show-details="true"/>
                <table:data-pilot-member table:name="0,216438" table:display="true" table:show-details="true"/>
                <table:data-pilot-member table:name="0,216557" table:display="true" table:show-details="true"/>
                <table:data-pilot-member table:name="0,216657" table:display="true" table:show-details="true"/>
                <table:data-pilot-member table:name="0,216718" table:display="true" table:show-details="true"/>
                <table:data-pilot-member table:name="0,216801" table:display="true" table:show-details="true"/>
                <table:data-pilot-member table:name="0,216807" table:display="true" table:show-details="true"/>
                <table:data-pilot-member table:name="0,216811" table:display="true" table:show-details="true"/>
                <table:data-pilot-member table:name="0,217012" table:display="true" table:show-details="true"/>
                <table:data-pilot-member table:name="0,217091" table:display="true" table:show-details="true"/>
                <table:data-pilot-member table:name="0,217245" table:display="true" table:show-details="true"/>
                <table:data-pilot-member table:name="0,217311" table:display="true" table:show-details="true"/>
                <table:data-pilot-member table:name="0,217383" table:display="true" table:show-details="true"/>
                <table:data-pilot-member table:name="0,217496" table:display="true" table:show-details="true"/>
                <table:data-pilot-member table:name="0,217985" table:display="true" table:show-details="true"/>
                <table:data-pilot-member table:name="0,218141" table:display="true" table:show-details="true"/>
                <table:data-pilot-member table:name="0,218233" table:display="true" table:show-details="true"/>
                <table:data-pilot-member table:name="0,218358" table:display="true" table:show-details="true"/>
                <table:data-pilot-member table:name="0,218368" table:display="true" table:show-details="true"/>
                <table:data-pilot-member table:name="0,218572" table:display="true" table:show-details="true"/>
                <table:data-pilot-member table:name="0,218582" table:display="true" table:show-details="true"/>
                <table:data-pilot-member table:name="0,218602" table:display="true" table:show-details="true"/>
                <table:data-pilot-member table:name="0,218708" table:display="true" table:show-details="true"/>
                <table:data-pilot-member table:name="0,218806" table:display="true" table:show-details="true"/>
                <table:data-pilot-member table:name="0,219162" table:display="true" table:show-details="true"/>
                <table:data-pilot-member table:name="0,219489" table:display="true" table:show-details="true"/>
                <table:data-pilot-member table:name="0,21949" table:display="true" table:show-details="true"/>
                <table:data-pilot-member table:name="0,219511" table:display="true" table:show-details="true"/>
                <table:data-pilot-member table:name="0,219639" table:display="true" table:show-details="true"/>
                <table:data-pilot-member table:name="0,21964" table:display="true" table:show-details="true"/>
                <table:data-pilot-member table:name="0,219726" table:display="true" table:show-details="true"/>
                <table:data-pilot-member table:name="0,219841" table:display="true" table:show-details="true"/>
                <table:data-pilot-member table:name="0,21996" table:display="true" table:show-details="true"/>
                <table:data-pilot-member table:name="0,219964" table:display="true" table:show-details="true"/>
                <table:data-pilot-member table:name="0,220024" table:display="true" table:show-details="true"/>
                <table:data-pilot-member table:name="0,220234" table:display="true" table:show-details="true"/>
                <table:data-pilot-member table:name="0,220281" table:display="true" table:show-details="true"/>
                <table:data-pilot-member table:name="0,220485" table:display="true" table:show-details="true"/>
                <table:data-pilot-member table:name="0,220626" table:display="true" table:show-details="true"/>
                <table:data-pilot-member table:name="0,220641" table:display="true" table:show-details="true"/>
                <table:data-pilot-member table:name="0,220742" table:display="true" table:show-details="true"/>
                <table:data-pilot-member table:name="0,220947" table:display="true" table:show-details="true"/>
                <table:data-pilot-member table:name="0,221017" table:display="true" table:show-details="true"/>
                <table:data-pilot-member table:name="0,22111" table:display="true" table:show-details="true"/>
                <table:data-pilot-member table:name="0,221125" table:display="true" table:show-details="true"/>
                <table:data-pilot-member table:name="0,221419" table:display="true" table:show-details="true"/>
                <table:data-pilot-member table:name="0,221453" table:display="true" table:show-details="true"/>
                <table:data-pilot-member table:name="0,221667" table:display="true" table:show-details="true"/>
                <table:data-pilot-member table:name="0,221708" table:display="true" table:show-details="true"/>
                <table:data-pilot-member table:name="0,221741" table:display="true" table:show-details="true"/>
                <table:data-pilot-member table:name="0,221789" table:display="true" table:show-details="true"/>
                <table:data-pilot-member table:name="0,221855" table:display="true" table:show-details="true"/>
                <table:data-pilot-member table:name="0,221921" table:display="true" table:show-details="true"/>
                <table:data-pilot-member table:name="0,22196" table:display="true" table:show-details="true"/>
                <table:data-pilot-member table:name="0,222025" table:display="true" table:show-details="true"/>
                <table:data-pilot-member table:name="0,222102" table:display="true" table:show-details="true"/>
                <table:data-pilot-member table:name="0,222182" table:display="true" table:show-details="true"/>
                <table:data-pilot-member table:name="0,222217" table:display="true" table:show-details="true"/>
                <table:data-pilot-member table:name="0,222244" table:display="true" table:show-details="true"/>
                <table:data-pilot-member table:name="0,222285" table:display="true" table:show-details="true"/>
                <table:data-pilot-member table:name="0,222326" table:display="true" table:show-details="true"/>
                <table:data-pilot-member table:name="0,22243" table:display="true" table:show-details="true"/>
                <table:data-pilot-member table:name="0,222518" table:display="true" table:show-details="true"/>
                <table:data-pilot-member table:name="0,222628" table:display="true" table:show-details="true"/>
                <table:data-pilot-member table:name="0,222751" table:display="true" table:show-details="true"/>
                <table:data-pilot-member table:name="0,22278" table:display="true" table:show-details="true"/>
                <table:data-pilot-member table:name="0,222931" table:display="true" table:show-details="true"/>
                <table:data-pilot-member table:name="0,222937" table:display="true" table:show-details="true"/>
                <table:data-pilot-member table:name="0,222945" table:display="true" table:show-details="true"/>
                <table:data-pilot-member table:name="0,222958" table:display="true" table:show-details="true"/>
                <table:data-pilot-member table:name="0,222985" table:display="true" table:show-details="true"/>
                <table:data-pilot-member table:name="0,22314" table:display="true" table:show-details="true"/>
                <table:data-pilot-member table:name="0,223168" table:display="true" table:show-details="true"/>
                <table:data-pilot-member table:name="0,223207" table:display="true" table:show-details="true"/>
                <table:data-pilot-member table:name="0,223364" table:display="true" table:show-details="true"/>
                <table:data-pilot-member table:name="0,223427" table:display="true" table:show-details="true"/>
                <table:data-pilot-member table:name="0,2236" table:display="true" table:show-details="true"/>
                <table:data-pilot-member table:name="0,22361" table:display="true" table:show-details="true"/>
                <table:data-pilot-member table:name="0,224123" table:display="true" table:show-details="true"/>
                <table:data-pilot-member table:name="0,224168" table:display="true" table:show-details="true"/>
                <table:data-pilot-member table:name="0,224209" table:display="true" table:show-details="true"/>
                <table:data-pilot-member table:name="0,224247" table:display="true" table:show-details="true"/>
                <table:data-pilot-member table:name="0,224309" table:display="true" table:show-details="true"/>
                <table:data-pilot-member table:name="0,224536" table:display="true" table:show-details="true"/>
                <table:data-pilot-member table:name="0,224585" table:display="true" table:show-details="true"/>
                <table:data-pilot-member table:name="0,224639" table:display="true" table:show-details="true"/>
                <table:data-pilot-member table:name="0,224744" table:display="true" table:show-details="true"/>
                <table:data-pilot-member table:name="0,224782" table:display="true" table:show-details="true"/>
                <table:data-pilot-member table:name="0,225067" table:display="true" table:show-details="true"/>
                <table:data-pilot-member table:name="0,225126" table:display="true" table:show-details="true"/>
                <table:data-pilot-member table:name="0,225234" table:display="true" table:show-details="true"/>
                <table:data-pilot-member table:name="0,225425" table:display="true" table:show-details="true"/>
                <table:data-pilot-member table:name="0,225625" table:display="true" table:show-details="true"/>
                <table:data-pilot-member table:name="0,225722" table:display="true" table:show-details="true"/>
                <table:data-pilot-member table:name="0,225735" table:display="true" table:show-details="true"/>
                <table:data-pilot-member table:name="0,225966" table:display="true" table:show-details="true"/>
                <table:data-pilot-member table:name="0,225993" table:display="true" table:show-details="true"/>
                <table:data-pilot-member table:name="0,226056" table:display="true" table:show-details="true"/>
                <table:data-pilot-member table:name="0,226086" table:display="true" table:show-details="true"/>
                <table:data-pilot-member table:name="0,226188" table:display="true" table:show-details="true"/>
                <table:data-pilot-member table:name="0,226262" table:display="true" table:show-details="true"/>
                <table:data-pilot-member table:name="0,226281" table:display="true" table:show-details="true"/>
                <table:data-pilot-member table:name="0,22656" table:display="true" table:show-details="true"/>
                <table:data-pilot-member table:name="0,226619" table:display="true" table:show-details="true"/>
                <table:data-pilot-member table:name="0,226822" table:display="true" table:show-details="true"/>
                <table:data-pilot-member table:name="0,226935" table:display="true" table:show-details="true"/>
                <table:data-pilot-member table:name="0,227256" table:display="true" table:show-details="true"/>
                <table:data-pilot-member table:name="0,227581" table:display="true" table:show-details="true"/>
                <table:data-pilot-member table:name="0,227707" table:display="true" table:show-details="true"/>
                <table:data-pilot-member table:name="0,227861" table:display="true" table:show-details="true"/>
                <table:data-pilot-member table:name="0,22791" table:display="true" table:show-details="true"/>
                <table:data-pilot-member table:name="0,228248" table:display="true" table:show-details="true"/>
                <table:data-pilot-member table:name="0,228376" table:display="true" table:show-details="true"/>
                <table:data-pilot-member table:name="0,228438" table:display="true" table:show-details="true"/>
                <table:data-pilot-member table:name="0,228471" table:display="true" table:show-details="true"/>
                <table:data-pilot-member table:name="0,22871" table:display="true" table:show-details="true"/>
                <table:data-pilot-member table:name="0,228838" table:display="true" table:show-details="true"/>
                <table:data-pilot-member table:name="0,229251" table:display="true" table:show-details="true"/>
                <table:data-pilot-member table:name="0,229328" table:display="true" table:show-details="true"/>
                <table:data-pilot-member table:name="0,229355" table:display="true" table:show-details="true"/>
                <table:data-pilot-member table:name="0,229622" table:display="true" table:show-details="true"/>
                <table:data-pilot-member table:name="0,229843" table:display="true" table:show-details="true"/>
                <table:data-pilot-member table:name="0,23052" table:display="true" table:show-details="true"/>
                <table:data-pilot-member table:name="0,23088" table:display="true" table:show-details="true"/>
                <table:data-pilot-member table:name="0,230988" table:display="true" table:show-details="true"/>
                <table:data-pilot-member table:name="0,231079" table:display="true" table:show-details="true"/>
                <table:data-pilot-member table:name="0,231233" table:display="true" table:show-details="true"/>
                <table:data-pilot-member table:name="0,23143" table:display="true" table:show-details="true"/>
                <table:data-pilot-member table:name="0,231527" table:display="true" table:show-details="true"/>
                <table:data-pilot-member table:name="0,232041" table:display="true" table:show-details="true"/>
                <table:data-pilot-member table:name="0,23222" table:display="true" table:show-details="true"/>
                <table:data-pilot-member table:name="0,233114" table:display="true" table:show-details="true"/>
                <table:data-pilot-member table:name="0,233141" table:display="true" table:show-details="true"/>
                <table:data-pilot-member table:name="0,233767" table:display="true" table:show-details="true"/>
                <table:data-pilot-member table:name="0,234456" table:display="true" table:show-details="true"/>
                <table:data-pilot-member table:name="0,234778" table:display="true" table:show-details="true"/>
                <table:data-pilot-member table:name="0,234849" table:display="true" table:show-details="true"/>
                <table:data-pilot-member table:name="0,234961" table:display="true" table:show-details="true"/>
                <table:data-pilot-member table:name="0,235528" table:display="true" table:show-details="true"/>
                <table:data-pilot-member table:name="0,235973" table:display="true" table:show-details="true"/>
                <table:data-pilot-member table:name="0,236408" table:display="true" table:show-details="true"/>
                <table:data-pilot-member table:name="0,236633" table:display="true" table:show-details="true"/>
                <table:data-pilot-member table:name="0,236684" table:display="true" table:show-details="true"/>
                <table:data-pilot-member table:name="0,236833" table:display="true" table:show-details="true"/>
                <table:data-pilot-member table:name="0,237275" table:display="true" table:show-details="true"/>
                <table:data-pilot-member table:name="0,237288" table:display="true" table:show-details="true"/>
                <table:data-pilot-member table:name="0,237508" table:display="true" table:show-details="true"/>
                <table:data-pilot-member table:name="0,23756" table:display="true" table:show-details="true"/>
                <table:data-pilot-member table:name="0,237603" table:display="true" table:show-details="true"/>
                <table:data-pilot-member table:name="0,237676" table:display="true" table:show-details="true"/>
                <table:data-pilot-member table:name="0,23789" table:display="true" table:show-details="true"/>
                <table:data-pilot-member table:name="0,238072" table:display="true" table:show-details="true"/>
                <table:data-pilot-member table:name="0,238904" table:display="true" table:show-details="true"/>
                <table:data-pilot-member table:name="0,239923" table:display="true" table:show-details="true"/>
                <table:data-pilot-member table:name="0,240216" table:display="true" table:show-details="true"/>
                <table:data-pilot-member table:name="0,240462" table:display="true" table:show-details="true"/>
                <table:data-pilot-member table:name="0,241092" table:display="true" table:show-details="true"/>
                <table:data-pilot-member table:name="0,242157" table:display="true" table:show-details="true"/>
                <table:data-pilot-member table:name="0,242473" table:display="true" table:show-details="true"/>
                <table:data-pilot-member table:name="0,242585" table:display="true" table:show-details="true"/>
                <table:data-pilot-member table:name="0,242804" table:display="true" table:show-details="true"/>
                <table:data-pilot-member table:name="0,24283" table:display="true" table:show-details="true"/>
                <table:data-pilot-member table:name="0,242937" table:display="true" table:show-details="true"/>
                <table:data-pilot-member table:name="0,243142" table:display="true" table:show-details="true"/>
                <table:data-pilot-member table:name="0,243336" table:display="true" table:show-details="true"/>
                <table:data-pilot-member table:name="0,243924" table:display="true" table:show-details="true"/>
                <table:data-pilot-member table:name="0,244696" table:display="true" table:show-details="true"/>
                <table:data-pilot-member table:name="0,244724" table:display="true" table:show-details="true"/>
                <table:data-pilot-member table:name="0,244899" table:display="true" table:show-details="true"/>
                <table:data-pilot-member table:name="0,245743" table:display="true" table:show-details="true"/>
                <table:data-pilot-member table:name="0,245767" table:display="true" table:show-details="true"/>
                <table:data-pilot-member table:name="0,245779" table:display="true" table:show-details="true"/>
                <table:data-pilot-member table:name="0,246487" table:display="true" table:show-details="true"/>
                <table:data-pilot-member table:name="0,246728" table:display="true" table:show-details="true"/>
                <table:data-pilot-member table:name="0,24693" table:display="true" table:show-details="true"/>
                <table:data-pilot-member table:name="0,246956" table:display="true" table:show-details="true"/>
                <table:data-pilot-member table:name="0,247206" table:display="true" table:show-details="true"/>
                <table:data-pilot-member table:name="0,247222" table:display="true" table:show-details="true"/>
                <table:data-pilot-member table:name="0,248215" table:display="true" table:show-details="true"/>
                <table:data-pilot-member table:name="0,249427" table:display="true" table:show-details="true"/>
                <table:data-pilot-member table:name="0,249478" table:display="true" table:show-details="true"/>
                <table:data-pilot-member table:name="0,249497" table:display="true" table:show-details="true"/>
                <table:data-pilot-member table:name="0,250012" table:display="true" table:show-details="true"/>
                <table:data-pilot-member table:name="0,250088" table:display="true" table:show-details="true"/>
                <table:data-pilot-member table:name="0,250622" table:display="true" table:show-details="true"/>
                <table:data-pilot-member table:name="0,250968" table:display="true" table:show-details="true"/>
                <table:data-pilot-member table:name="0,25107" table:display="true" table:show-details="true"/>
                <table:data-pilot-member table:name="0,251506" table:display="true" table:show-details="true"/>
                <table:data-pilot-member table:name="0,251627" table:display="true" table:show-details="true"/>
                <table:data-pilot-member table:name="0,252183" table:display="true" table:show-details="true"/>
                <table:data-pilot-member table:name="0,252377" table:display="true" table:show-details="true"/>
                <table:data-pilot-member table:name="0,252428" table:display="true" table:show-details="true"/>
                <table:data-pilot-member table:name="0,252522" table:display="true" table:show-details="true"/>
                <table:data-pilot-member table:name="0,25275" table:display="true" table:show-details="true"/>
                <table:data-pilot-member table:name="0,252931" table:display="true" table:show-details="true"/>
                <table:data-pilot-member table:name="0,253015" table:display="true" table:show-details="true"/>
                <table:data-pilot-member table:name="0,253074" table:display="true" table:show-details="true"/>
                <table:data-pilot-member table:name="0,253279" table:display="true" table:show-details="true"/>
                <table:data-pilot-member table:name="0,254054" table:display="true" table:show-details="true"/>
                <table:data-pilot-member table:name="0,254568" table:display="true" table:show-details="true"/>
                <table:data-pilot-member table:name="0,255035" table:display="true" table:show-details="true"/>
                <table:data-pilot-member table:name="0,255351" table:display="true" table:show-details="true"/>
                <table:data-pilot-member table:name="0,25549" table:display="true" table:show-details="true"/>
                <table:data-pilot-member table:name="0,255671" table:display="true" table:show-details="true"/>
                <table:data-pilot-member table:name="0,256009" table:display="true" table:show-details="true"/>
                <table:data-pilot-member table:name="0,257795" table:display="true" table:show-details="true"/>
                <table:data-pilot-member table:name="0,261063" table:display="true" table:show-details="true"/>
                <table:data-pilot-member table:name="0,264126" table:display="true" table:show-details="true"/>
                <table:data-pilot-member table:name="0,264616" table:display="true" table:show-details="true"/>
                <table:data-pilot-member table:name="0,265957" table:display="true" table:show-details="true"/>
                <table:data-pilot-member table:name="0,265961" table:display="true" table:show-details="true"/>
                <table:data-pilot-member table:name="0,267499" table:display="true" table:show-details="true"/>
                <table:data-pilot-member table:name="0,267501" table:display="true" table:show-details="true"/>
                <table:data-pilot-member table:name="0,270976" table:display="true" table:show-details="true"/>
                <table:data-pilot-member table:name="0,273417" table:display="true" table:show-details="true"/>
                <table:data-pilot-member table:name="0,274589" table:display="true" table:show-details="true"/>
                <table:data-pilot-member table:name="0,274835" table:display="true" table:show-details="true"/>
                <table:data-pilot-member table:name="0,277642" table:display="true" table:show-details="true"/>
                <table:data-pilot-member table:name="0,280794" table:display="true" table:show-details="true"/>
                <table:data-pilot-member table:name="0,288907" table:display="true" table:show-details="true"/>
                <table:data-pilot-member table:name="0,292364" table:display="true" table:show-details="true"/>
                <table:data-pilot-member table:name="0,293235" table:display="true" table:show-details="true"/>
                <table:data-pilot-member table:name="0,294024" table:display="true" table:show-details="true"/>
                <table:data-pilot-member table:name="0,29411" table:display="true" table:show-details="true"/>
                <table:data-pilot-member table:name="0,294775" table:display="true" table:show-details="true"/>
                <table:data-pilot-member table:name="0,295211" table:display="true" table:show-details="true"/>
                <table:data-pilot-member table:name="0,295269" table:display="true" table:show-details="true"/>
                <table:data-pilot-member table:name="0,29579" table:display="true" table:show-details="true"/>
                <table:data-pilot-member table:name="0,295858" table:display="true" table:show-details="true"/>
                <table:data-pilot-member table:name="0,295886" table:display="true" table:show-details="true"/>
                <table:data-pilot-member table:name="0,295893" table:display="true" table:show-details="true"/>
                <table:data-pilot-member table:name="0,295898" table:display="true" table:show-details="true"/>
                <table:data-pilot-member table:name="0,29664" table:display="true" table:show-details="true"/>
                <table:data-pilot-member table:name="0,29682" table:display="true" table:show-details="true"/>
                <table:data-pilot-member table:name="0,296845" table:display="true" table:show-details="true"/>
                <table:data-pilot-member table:name="0,296895" table:display="true" table:show-details="true"/>
                <table:data-pilot-member table:name="0,296908" table:display="true" table:show-details="true"/>
                <table:data-pilot-member table:name="0,296931" table:display="true" table:show-details="true"/>
                <table:data-pilot-member table:name="0,29694" table:display="true" table:show-details="true"/>
                <table:data-pilot-member table:name="0,297331" table:display="true" table:show-details="true"/>
                <table:data-pilot-member table:name="0,297429" table:display="true" table:show-details="true"/>
                <table:data-pilot-member table:name="0,297473" table:display="true" table:show-details="true"/>
                <table:data-pilot-member table:name="0,29761" table:display="true" table:show-details="true"/>
                <table:data-pilot-member table:name="0,297708" table:display="true" table:show-details="true"/>
                <table:data-pilot-member table:name="0,297787" table:display="true" table:show-details="true"/>
                <table:data-pilot-member table:name="0,29792" table:display="true" table:show-details="true"/>
                <table:data-pilot-member table:name="0,298007" table:display="true" table:show-details="true"/>
                <table:data-pilot-member table:name="0,298137" table:display="true" table:show-details="true"/>
                <table:data-pilot-member table:name="0,298184" table:display="true" table:show-details="true"/>
                <table:data-pilot-member table:name="0,298436" table:display="true" table:show-details="true"/>
                <table:data-pilot-member table:name="0,298479" table:display="true" table:show-details="true"/>
                <table:data-pilot-member table:name="0,29849" table:display="true" table:show-details="true"/>
                <table:data-pilot-member table:name="0,298517" table:display="true" table:show-details="true"/>
                <table:data-pilot-member table:name="0,298724" table:display="true" table:show-details="true"/>
                <table:data-pilot-member table:name="0,298731" table:display="true" table:show-details="true"/>
                <table:data-pilot-member table:name="0,29874" table:display="true" table:show-details="true"/>
                <table:data-pilot-member table:name="0,298807" table:display="true" table:show-details="true"/>
                <table:data-pilot-member table:name="0,298815" table:display="true" table:show-details="true"/>
                <table:data-pilot-member table:name="0,298882" table:display="true" table:show-details="true"/>
                <table:data-pilot-member table:name="0,299096" table:display="true" table:show-details="true"/>
                <table:data-pilot-member table:name="0,299109" table:display="true" table:show-details="true"/>
                <table:data-pilot-member table:name="0,299295" table:display="true" table:show-details="true"/>
                <table:data-pilot-member table:name="0,299313" table:display="true" table:show-details="true"/>
                <table:data-pilot-member table:name="0,299324" table:display="true" table:show-details="true"/>
                <table:data-pilot-member table:name="0,299516" table:display="true" table:show-details="true"/>
                <table:data-pilot-member table:name="0,299594" table:display="true" table:show-details="true"/>
                <table:data-pilot-member table:name="0,299698" table:display="true" table:show-details="true"/>
                <table:data-pilot-member table:name="0,299771" table:display="true" table:show-details="true"/>
                <table:data-pilot-member table:name="0,299901" table:display="true" table:show-details="true"/>
                <table:data-pilot-member table:name="0,300261" table:display="true" table:show-details="true"/>
                <table:data-pilot-member table:name="0,300438" table:display="true" table:show-details="true"/>
                <table:data-pilot-member table:name="0,30044" table:display="true" table:show-details="true"/>
                <table:data-pilot-member table:name="0,300792" table:display="true" table:show-details="true"/>
                <table:data-pilot-member table:name="0,300973" table:display="true" table:show-details="true"/>
                <table:data-pilot-member table:name="0,300987" table:display="true" table:show-details="true"/>
                <table:data-pilot-member table:name="0,301016" table:display="true" table:show-details="true"/>
                <table:data-pilot-member table:name="0,301138" table:display="true" table:show-details="true"/>
                <table:data-pilot-member table:name="0,301301" table:display="true" table:show-details="true"/>
                <table:data-pilot-member table:name="0,301385" table:display="true" table:show-details="true"/>
                <table:data-pilot-member table:name="0,301495" table:display="true" table:show-details="true"/>
                <table:data-pilot-member table:name="0,301688" table:display="true" table:show-details="true"/>
                <table:data-pilot-member table:name="0,301743" table:display="true" table:show-details="true"/>
                <table:data-pilot-member table:name="0,30188" table:display="true" table:show-details="true"/>
                <table:data-pilot-member table:name="0,302083" table:display="true" table:show-details="true"/>
                <table:data-pilot-member table:name="0,302179" table:display="true" table:show-details="true"/>
                <table:data-pilot-member table:name="0,302282" table:display="true" table:show-details="true"/>
                <table:data-pilot-member table:name="0,302459" table:display="true" table:show-details="true"/>
                <table:data-pilot-member table:name="0,302776" table:display="true" table:show-details="true"/>
                <table:data-pilot-member table:name="0,303299" table:display="true" table:show-details="true"/>
                <table:data-pilot-member table:name="0,303306" table:display="true" table:show-details="true"/>
                <table:data-pilot-member table:name="0,303436" table:display="true" table:show-details="true"/>
                <table:data-pilot-member table:name="0,303473" table:display="true" table:show-details="true"/>
                <table:data-pilot-member table:name="0,303585" table:display="true" table:show-details="true"/>
                <table:data-pilot-member table:name="0,303669" table:display="true" table:show-details="true"/>
                <table:data-pilot-member table:name="0,303701" table:display="true" table:show-details="true"/>
                <table:data-pilot-member table:name="0,303883" table:display="true" table:show-details="true"/>
                <table:data-pilot-member table:name="0,304481" table:display="true" table:show-details="true"/>
                <table:data-pilot-member table:name="0,304572" table:display="true" table:show-details="true"/>
                <table:data-pilot-member table:name="0,304763" table:display="true" table:show-details="true"/>
                <table:data-pilot-member table:name="0,304809" table:display="true" table:show-details="true"/>
                <table:data-pilot-member table:name="0,304995" table:display="true" table:show-details="true"/>
                <table:data-pilot-member table:name="0,304998" table:display="true" table:show-details="true"/>
                <table:data-pilot-member table:name="0,305056" table:display="true" table:show-details="true"/>
                <table:data-pilot-member table:name="0,305299" table:display="true" table:show-details="true"/>
                <table:data-pilot-member table:name="0,3053" table:display="true" table:show-details="true"/>
                <table:data-pilot-member table:name="0,305626" table:display="true" table:show-details="true"/>
                <table:data-pilot-member table:name="0,30585" table:display="true" table:show-details="true"/>
                <table:data-pilot-member table:name="0,306151" table:display="true" table:show-details="true"/>
                <table:data-pilot-member table:name="0,306156" table:display="true" table:show-details="true"/>
                <table:data-pilot-member table:name="0,3069" table:display="true" table:show-details="true"/>
                <table:data-pilot-member table:name="0,30701" table:display="true" table:show-details="true"/>
                <table:data-pilot-member table:name="0,307181" table:display="true" table:show-details="true"/>
                <table:data-pilot-member table:name="0,307606" table:display="true" table:show-details="true"/>
                <table:data-pilot-member table:name="0,307661" table:display="true" table:show-details="true"/>
                <table:data-pilot-member table:name="0,307791" table:display="true" table:show-details="true"/>
                <table:data-pilot-member table:name="0,307884" table:display="true" table:show-details="true"/>
                <table:data-pilot-member table:name="0,307909" table:display="true" table:show-details="true"/>
                <table:data-pilot-member table:name="0,307955" table:display="true" table:show-details="true"/>
                <table:data-pilot-member table:name="0,308736" table:display="true" table:show-details="true"/>
                <table:data-pilot-member table:name="0,308847" table:display="true" table:show-details="true"/>
                <table:data-pilot-member table:name="0,309005" table:display="true" table:show-details="true"/>
                <table:data-pilot-member table:name="0,309042" table:display="true" table:show-details="true"/>
                <table:data-pilot-member table:name="0,3091" table:display="true" table:show-details="true"/>
                <table:data-pilot-member table:name="0,309226" table:display="true" table:show-details="true"/>
                <table:data-pilot-member table:name="0,309631" table:display="true" table:show-details="true"/>
                <table:data-pilot-member table:name="0,309808" table:display="true" table:show-details="true"/>
                <table:data-pilot-member table:name="0,31011" table:display="true" table:show-details="true"/>
                <table:data-pilot-member table:name="0,31026" table:display="true" table:show-details="true"/>
                <table:data-pilot-member table:name="0,310387" table:display="true" table:show-details="true"/>
                <table:data-pilot-member table:name="0,310398" table:display="true" table:show-details="true"/>
                <table:data-pilot-member table:name="0,310554" table:display="true" table:show-details="true"/>
                <table:data-pilot-member table:name="0,310595" table:display="true" table:show-details="true"/>
                <table:data-pilot-member table:name="0,310683" table:display="true" table:show-details="true"/>
                <table:data-pilot-member table:name="0,310768" table:display="true" table:show-details="true"/>
                <table:data-pilot-member table:name="0,310929" table:display="true" table:show-details="true"/>
                <table:data-pilot-member table:name="0,311159" table:display="true" table:show-details="true"/>
                <table:data-pilot-member table:name="0,31127" table:display="true" table:show-details="true"/>
                <table:data-pilot-member table:name="0,311344" table:display="true" table:show-details="true"/>
                <table:data-pilot-member table:name="0,311384" table:display="true" table:show-details="true"/>
                <table:data-pilot-member table:name="0,311637" table:display="true" table:show-details="true"/>
                <table:data-pilot-member table:name="0,311808" table:display="true" table:show-details="true"/>
                <table:data-pilot-member table:name="0,31181" table:display="true" table:show-details="true"/>
                <table:data-pilot-member table:name="0,311993" table:display="true" table:show-details="true"/>
                <table:data-pilot-member table:name="0,312093" table:display="true" table:show-details="true"/>
                <table:data-pilot-member table:name="0,312215" table:display="true" table:show-details="true"/>
                <table:data-pilot-member table:name="0,312296" table:display="true" table:show-details="true"/>
                <table:data-pilot-member table:name="0,312348" table:display="true" table:show-details="true"/>
                <table:data-pilot-member table:name="0,312363" table:display="true" table:show-details="true"/>
                <table:data-pilot-member table:name="0,312446" table:display="true" table:show-details="true"/>
                <table:data-pilot-member table:name="0,312576" table:display="true" table:show-details="true"/>
                <table:data-pilot-member table:name="0,312741" table:display="true" table:show-details="true"/>
                <table:data-pilot-member table:name="0,312783" table:display="true" table:show-details="true"/>
                <table:data-pilot-member table:name="0,312999" table:display="true" table:show-details="true"/>
                <table:data-pilot-member table:name="0,31308" table:display="true" table:show-details="true"/>
                <table:data-pilot-member table:name="0,31317" table:display="true" table:show-details="true"/>
                <table:data-pilot-member table:name="0,313288" table:display="true" table:show-details="true"/>
                <table:data-pilot-member table:name="0,313495" table:display="true" table:show-details="true"/>
                <table:data-pilot-member table:name="0,313646" table:display="true" table:show-details="true"/>
                <table:data-pilot-member table:name="0,313699" table:display="true" table:show-details="true"/>
                <table:data-pilot-member table:name="0,313753" table:display="true" table:show-details="true"/>
                <table:data-pilot-member table:name="0,313993" table:display="true" table:show-details="true"/>
                <table:data-pilot-member table:name="0,314382" table:display="true" table:show-details="true"/>
                <table:data-pilot-member table:name="0,314445" table:display="true" table:show-details="true"/>
                <table:data-pilot-member table:name="0,314471" table:display="true" table:show-details="true"/>
                <table:data-pilot-member table:name="0,314487" table:display="true" table:show-details="true"/>
                <table:data-pilot-member table:name="0,314534" table:display="true" table:show-details="true"/>
                <table:data-pilot-member table:name="0,314706" table:display="true" table:show-details="true"/>
                <table:data-pilot-member table:name="0,315084" table:display="true" table:show-details="true"/>
                <table:data-pilot-member table:name="0,315297" table:display="true" table:show-details="true"/>
                <table:data-pilot-member table:name="0,315312" table:display="true" table:show-details="true"/>
                <table:data-pilot-member table:name="0,315541" table:display="true" table:show-details="true"/>
                <table:data-pilot-member table:name="0,315814" table:display="true" table:show-details="true"/>
                <table:data-pilot-member table:name="0,315934" table:display="true" table:show-details="true"/>
                <table:data-pilot-member table:name="0,316086" table:display="true" table:show-details="true"/>
                <table:data-pilot-member table:name="0,316109" table:display="true" table:show-details="true"/>
                <table:data-pilot-member table:name="0,316643" table:display="true" table:show-details="true"/>
                <table:data-pilot-member table:name="0,316825" table:display="true" table:show-details="true"/>
                <table:data-pilot-member table:name="0,316946" table:display="true" table:show-details="true"/>
                <table:data-pilot-member table:name="0,317015" table:display="true" table:show-details="true"/>
                <table:data-pilot-member table:name="0,317118" table:display="true" table:show-details="true"/>
                <table:data-pilot-member table:name="0,317346" table:display="true" table:show-details="true"/>
                <table:data-pilot-member table:name="0,317658" table:display="true" table:show-details="true"/>
                <table:data-pilot-member table:name="0,317922" table:display="true" table:show-details="true"/>
                <table:data-pilot-member table:name="0,318151" table:display="true" table:show-details="true"/>
                <table:data-pilot-member table:name="0,318779" table:display="true" table:show-details="true"/>
                <table:data-pilot-member table:name="0,319018" table:display="true" table:show-details="true"/>
                <table:data-pilot-member table:name="0,31902" table:display="true" table:show-details="true"/>
                <table:data-pilot-member table:name="0,319267" table:display="true" table:show-details="true"/>
                <table:data-pilot-member table:name="0,319307" table:display="true" table:show-details="true"/>
                <table:data-pilot-member table:name="0,319654" table:display="true" table:show-details="true"/>
                <table:data-pilot-member table:name="0,320033" table:display="true" table:show-details="true"/>
                <table:data-pilot-member table:name="0,320381" table:display="true" table:show-details="true"/>
                <table:data-pilot-member table:name="0,32054" table:display="true" table:show-details="true"/>
                <table:data-pilot-member table:name="0,320865" table:display="true" table:show-details="true"/>
                <table:data-pilot-member table:name="0,320912" table:display="true" table:show-details="true"/>
                <table:data-pilot-member table:name="0,320979" table:display="true" table:show-details="true"/>
                <table:data-pilot-member table:name="0,321157" table:display="true" table:show-details="true"/>
                <table:data-pilot-member table:name="0,321238" table:display="true" table:show-details="true"/>
                <table:data-pilot-member table:name="0,321535" table:display="true" table:show-details="true"/>
                <table:data-pilot-member table:name="0,32201" table:display="true" table:show-details="true"/>
                <table:data-pilot-member table:name="0,322548" table:display="true" table:show-details="true"/>
                <table:data-pilot-member table:name="0,322573" table:display="true" table:show-details="true"/>
                <table:data-pilot-member table:name="0,322812" table:display="true" table:show-details="true"/>
                <table:data-pilot-member table:name="0,32288" table:display="true" table:show-details="true"/>
                <table:data-pilot-member table:name="0,322966" table:display="true" table:show-details="true"/>
                <table:data-pilot-member table:name="0,323008" table:display="true" table:show-details="true"/>
                <table:data-pilot-member table:name="0,32318" table:display="true" table:show-details="true"/>
                <table:data-pilot-member table:name="0,323282" table:display="true" table:show-details="true"/>
                <table:data-pilot-member table:name="0,323501" table:display="true" table:show-details="true"/>
                <table:data-pilot-member table:name="0,323624" table:display="true" table:show-details="true"/>
                <table:data-pilot-member table:name="0,323698" table:display="true" table:show-details="true"/>
                <table:data-pilot-member table:name="0,324041" table:display="true" table:show-details="true"/>
                <table:data-pilot-member table:name="0,324227" table:display="true" table:show-details="true"/>
                <table:data-pilot-member table:name="0,324277" table:display="true" table:show-details="true"/>
                <table:data-pilot-member table:name="0,324288" table:display="true" table:show-details="true"/>
                <table:data-pilot-member table:name="0,324365" table:display="true" table:show-details="true"/>
                <table:data-pilot-member table:name="0,324678" table:display="true" table:show-details="true"/>
                <table:data-pilot-member table:name="0,325256" table:display="true" table:show-details="true"/>
                <table:data-pilot-member table:name="0,325414" table:display="true" table:show-details="true"/>
                <table:data-pilot-member table:name="0,325995" table:display="true" table:show-details="true"/>
                <table:data-pilot-member table:name="0,326732" table:display="true" table:show-details="true"/>
                <table:data-pilot-member table:name="0,327091" table:display="true" table:show-details="true"/>
                <table:data-pilot-member table:name="0,328463" table:display="true" table:show-details="true"/>
                <table:data-pilot-member table:name="0,328493" table:display="true" table:show-details="true"/>
                <table:data-pilot-member table:name="0,329155" table:display="true" table:show-details="true"/>
                <table:data-pilot-member table:name="0,329632" table:display="true" table:show-details="true"/>
                <table:data-pilot-member table:name="0,329932" table:display="true" table:show-details="true"/>
                <table:data-pilot-member table:name="0,330346" table:display="true" table:show-details="true"/>
                <table:data-pilot-member table:name="0,331531" table:display="true" table:show-details="true"/>
                <table:data-pilot-member table:name="0,331564" table:display="true" table:show-details="true"/>
                <table:data-pilot-member table:name="0,332649" table:display="true" table:show-details="true"/>
                <table:data-pilot-member table:name="0,332816" table:display="true" table:show-details="true"/>
                <table:data-pilot-member table:name="0,333261" table:display="true" table:show-details="true"/>
                <table:data-pilot-member table:name="0,333677" table:display="true" table:show-details="true"/>
                <table:data-pilot-member table:name="0,333964" table:display="true" table:show-details="true"/>
                <table:data-pilot-member table:name="0,33403" table:display="true" table:show-details="true"/>
                <table:data-pilot-member table:name="0,334636" table:display="true" table:show-details="true"/>
                <table:data-pilot-member table:name="0,334708" table:display="true" table:show-details="true"/>
                <table:data-pilot-member table:name="0,335113" table:display="true" table:show-details="true"/>
                <table:data-pilot-member table:name="0,335167" table:display="true" table:show-details="true"/>
                <table:data-pilot-member table:name="0,335342" table:display="true" table:show-details="true"/>
                <table:data-pilot-member table:name="0,335427" table:display="true" table:show-details="true"/>
                <table:data-pilot-member table:name="0,335547" table:display="true" table:show-details="true"/>
                <table:data-pilot-member table:name="0,336394" table:display="true" table:show-details="true"/>
                <table:data-pilot-member table:name="0,336694" table:display="true" table:show-details="true"/>
                <table:data-pilot-member table:name="0,337153" table:display="true" table:show-details="true"/>
                <table:data-pilot-member table:name="0,337255" table:display="true" table:show-details="true"/>
                <table:data-pilot-member table:name="0,337271" table:display="true" table:show-details="true"/>
                <table:data-pilot-member table:name="0,337285" table:display="true" table:show-details="true"/>
                <table:data-pilot-member table:name="0,337622" table:display="true" table:show-details="true"/>
                <table:data-pilot-member table:name="0,33782" table:display="true" table:show-details="true"/>
                <table:data-pilot-member table:name="0,337843" table:display="true" table:show-details="true"/>
                <table:data-pilot-member table:name="0,337979" table:display="true" table:show-details="true"/>
                <table:data-pilot-member table:name="0,338037" table:display="true" table:show-details="true"/>
                <table:data-pilot-member table:name="0,339068" table:display="true" table:show-details="true"/>
                <table:data-pilot-member table:name="0,339078" table:display="true" table:show-details="true"/>
                <table:data-pilot-member table:name="0,339354" table:display="true" table:show-details="true"/>
                <table:data-pilot-member table:name="0,339728" table:display="true" table:show-details="true"/>
                <table:data-pilot-member table:name="0,339918" table:display="true" table:show-details="true"/>
                <table:data-pilot-member table:name="0,340057" table:display="true" table:show-details="true"/>
                <table:data-pilot-member table:name="0,340126" table:display="true" table:show-details="true"/>
                <table:data-pilot-member table:name="0,340274" table:display="true" table:show-details="true"/>
                <table:data-pilot-member table:name="0,34041" table:display="true" table:show-details="true"/>
                <table:data-pilot-member table:name="0,340826" table:display="true" table:show-details="true"/>
                <table:data-pilot-member table:name="0,340911" table:display="true" table:show-details="true"/>
                <table:data-pilot-member table:name="0,341998" table:display="true" table:show-details="true"/>
                <table:data-pilot-member table:name="0,343233" table:display="true" table:show-details="true"/>
                <table:data-pilot-member table:name="0,343415" table:display="true" table:show-details="true"/>
                <table:data-pilot-member table:name="0,344212" table:display="true" table:show-details="true"/>
                <table:data-pilot-member table:name="0,344473" table:display="true" table:show-details="true"/>
                <table:data-pilot-member table:name="0,344532" table:display="true" table:show-details="true"/>
                <table:data-pilot-member table:name="0,344974" table:display="true" table:show-details="true"/>
                <table:data-pilot-member table:name="0,345168" table:display="true" table:show-details="true"/>
                <table:data-pilot-member table:name="0,345408" table:display="true" table:show-details="true"/>
                <table:data-pilot-member table:name="0,346428" table:display="true" table:show-details="true"/>
                <table:data-pilot-member table:name="0,34677" table:display="true" table:show-details="true"/>
                <table:data-pilot-member table:name="0,34688" table:display="true" table:show-details="true"/>
                <table:data-pilot-member table:name="0,347168" table:display="true" table:show-details="true"/>
                <table:data-pilot-member table:name="0,347238" table:display="true" table:show-details="true"/>
                <table:data-pilot-member table:name="0,348238" table:display="true" table:show-details="true"/>
                <table:data-pilot-member table:name="0,348366" table:display="true" table:show-details="true"/>
                <table:data-pilot-member table:name="0,348779" table:display="true" table:show-details="true"/>
                <table:data-pilot-member table:name="0,348954" table:display="true" table:show-details="true"/>
                <table:data-pilot-member table:name="0,349194" table:display="true" table:show-details="true"/>
                <table:data-pilot-member table:name="0,349303" table:display="true" table:show-details="true"/>
                <table:data-pilot-member table:name="0,350032" table:display="true" table:show-details="true"/>
                <table:data-pilot-member table:name="0,350756" table:display="true" table:show-details="true"/>
                <table:data-pilot-member table:name="0,350877" table:display="true" table:show-details="true"/>
                <table:data-pilot-member table:name="0,351516" table:display="true" table:show-details="true"/>
                <table:data-pilot-member table:name="0,351529" table:display="true" table:show-details="true"/>
                <table:data-pilot-member table:name="0,351646" table:display="true" table:show-details="true"/>
                <table:data-pilot-member table:name="0,352135" table:display="true" table:show-details="true"/>
                <table:data-pilot-member table:name="0,352566" table:display="true" table:show-details="true"/>
                <table:data-pilot-member table:name="0,354414" table:display="true" table:show-details="true"/>
                <table:data-pilot-member table:name="0,354858" table:display="true" table:show-details="true"/>
                <table:data-pilot-member table:name="0,356287" table:display="true" table:show-details="true"/>
                <table:data-pilot-member table:name="0,357913" table:display="true" table:show-details="true"/>
                <table:data-pilot-member table:name="0,358318" table:display="true" table:show-details="true"/>
                <table:data-pilot-member table:name="0,358324" table:display="true" table:show-details="true"/>
                <table:data-pilot-member table:name="0,359555" table:display="true" table:show-details="true"/>
                <table:data-pilot-member table:name="0,360676" table:display="true" table:show-details="true"/>
                <table:data-pilot-member table:name="0,361313" table:display="true" table:show-details="true"/>
                <table:data-pilot-member table:name="0,367389" table:display="true" table:show-details="true"/>
                <table:data-pilot-member table:name="0,369094" table:display="true" table:show-details="true"/>
                <table:data-pilot-member table:name="0,37003" table:display="true" table:show-details="true"/>
                <table:data-pilot-member table:name="0,370483" table:display="true" table:show-details="true"/>
                <table:data-pilot-member table:name="0,373266" table:display="true" table:show-details="true"/>
                <table:data-pilot-member table:name="0,373655" table:display="true" table:show-details="true"/>
                <table:data-pilot-member table:name="0,374483" table:display="true" table:show-details="true"/>
                <table:data-pilot-member table:name="0,374932" table:display="true" table:show-details="true"/>
                <table:data-pilot-member table:name="0,374996" table:display="true" table:show-details="true"/>
                <table:data-pilot-member table:name="0,377708" table:display="true" table:show-details="true"/>
                <table:data-pilot-member table:name="0,379133" table:display="true" table:show-details="true"/>
                <table:data-pilot-member table:name="0,380688" table:display="true" table:show-details="true"/>
                <table:data-pilot-member table:name="0,381464" table:display="true" table:show-details="true"/>
                <table:data-pilot-member table:name="0,382777" table:display="true" table:show-details="true"/>
                <table:data-pilot-member table:name="0,383168" table:display="true" table:show-details="true"/>
                <table:data-pilot-member table:name="0,383476" table:display="true" table:show-details="true"/>
                <table:data-pilot-member table:name="0,383725" table:display="true" table:show-details="true"/>
                <table:data-pilot-member table:name="0,384154" table:display="true" table:show-details="true"/>
                <table:data-pilot-member table:name="0,384524" table:display="true" table:show-details="true"/>
                <table:data-pilot-member table:name="0,384546" table:display="true" table:show-details="true"/>
                <table:data-pilot-member table:name="0,385157" table:display="true" table:show-details="true"/>
                <table:data-pilot-member table:name="0,385205" table:display="true" table:show-details="true"/>
                <table:data-pilot-member table:name="0,386" table:display="true" table:show-details="true"/>
                <table:data-pilot-member table:name="0,386063" table:display="true" table:show-details="true"/>
                <table:data-pilot-member table:name="0,386127" table:display="true" table:show-details="true"/>
                <table:data-pilot-member table:name="0,386132" table:display="true" table:show-details="true"/>
                <table:data-pilot-member table:name="0,386425" table:display="true" table:show-details="true"/>
                <table:data-pilot-member table:name="0,38644" table:display="true" table:show-details="true"/>
                <table:data-pilot-member table:name="0,386563" table:display="true" table:show-details="true"/>
                <table:data-pilot-member table:name="0,386778" table:display="true" table:show-details="true"/>
                <table:data-pilot-member table:name="0,386787" table:display="true" table:show-details="true"/>
                <table:data-pilot-member table:name="0,38692" table:display="true" table:show-details="true"/>
                <table:data-pilot-member table:name="0,387311" table:display="true" table:show-details="true"/>
                <table:data-pilot-member table:name="0,387314" table:display="true" table:show-details="true"/>
                <table:data-pilot-member table:name="0,387446" table:display="true" table:show-details="true"/>
                <table:data-pilot-member table:name="0,38757" table:display="true" table:show-details="true"/>
                <table:data-pilot-member table:name="0,387626" table:display="true" table:show-details="true"/>
                <table:data-pilot-member table:name="0,387681" table:display="true" table:show-details="true"/>
                <table:data-pilot-member table:name="0,387702" table:display="true" table:show-details="true"/>
                <table:data-pilot-member table:name="0,387733" table:display="true" table:show-details="true"/>
                <table:data-pilot-member table:name="0,387896" table:display="true" table:show-details="true"/>
                <table:data-pilot-member table:name="0,387925" table:display="true" table:show-details="true"/>
                <table:data-pilot-member table:name="0,388105" table:display="true" table:show-details="true"/>
                <table:data-pilot-member table:name="0,388343" table:display="true" table:show-details="true"/>
                <table:data-pilot-member table:name="0,388533" table:display="true" table:show-details="true"/>
                <table:data-pilot-member table:name="0,388627" table:display="true" table:show-details="true"/>
                <table:data-pilot-member table:name="0,38895" table:display="true" table:show-details="true"/>
                <table:data-pilot-member table:name="0,389037" table:display="true" table:show-details="true"/>
                <table:data-pilot-member table:name="0,389163" table:display="true" table:show-details="true"/>
                <table:data-pilot-member table:name="0,389425" table:display="true" table:show-details="true"/>
                <table:data-pilot-member table:name="0,389434" table:display="true" table:show-details="true"/>
                <table:data-pilot-member table:name="0,389572" table:display="true" table:show-details="true"/>
                <table:data-pilot-member table:name="0,389989" table:display="true" table:show-details="true"/>
                <table:data-pilot-member table:name="0,39" table:display="true" table:show-details="true"/>
                <table:data-pilot-member table:name="0,39013" table:display="true" table:show-details="true"/>
                <table:data-pilot-member table:name="0,39026" table:display="true" table:show-details="true"/>
                <table:data-pilot-member table:name="0,390556" table:display="true" table:show-details="true"/>
                <table:data-pilot-member table:name="0,390649" table:display="true" table:show-details="true"/>
                <table:data-pilot-member table:name="0,390678" table:display="true" table:show-details="true"/>
                <table:data-pilot-member table:name="0,390783" table:display="true" table:show-details="true"/>
                <table:data-pilot-member table:name="0,390821" table:display="true" table:show-details="true"/>
                <table:data-pilot-member table:name="0,390941" table:display="true" table:show-details="true"/>
                <table:data-pilot-member table:name="0,390961" table:display="true" table:show-details="true"/>
                <table:data-pilot-member table:name="0,391013" table:display="true" table:show-details="true"/>
                <table:data-pilot-member table:name="0,391198" table:display="true" table:show-details="true"/>
                <table:data-pilot-member table:name="0,391309" table:display="true" table:show-details="true"/>
                <table:data-pilot-member table:name="0,39155" table:display="true" table:show-details="true"/>
                <table:data-pilot-member table:name="0,391692" table:display="true" table:show-details="true"/>
                <table:data-pilot-member table:name="0,391829" table:display="true" table:show-details="true"/>
                <table:data-pilot-member table:name="0,391832" table:display="true" table:show-details="true"/>
                <table:data-pilot-member table:name="0,391841" table:display="true" table:show-details="true"/>
                <table:data-pilot-member table:name="0,391869" table:display="true" table:show-details="true"/>
                <table:data-pilot-member table:name="0,391884" table:display="true" table:show-details="true"/>
                <table:data-pilot-member table:name="0,391975" table:display="true" table:show-details="true"/>
                <table:data-pilot-member table:name="0,391986" table:display="true" table:show-details="true"/>
                <table:data-pilot-member table:name="0,39205" table:display="true" table:show-details="true"/>
                <table:data-pilot-member table:name="0,39219" table:display="true" table:show-details="true"/>
                <table:data-pilot-member table:name="0,392262" table:display="true" table:show-details="true"/>
                <table:data-pilot-member table:name="0,392425" table:display="true" table:show-details="true"/>
                <table:data-pilot-member table:name="0,392455" table:display="true" table:show-details="true"/>
                <table:data-pilot-member table:name="0,392821" table:display="true" table:show-details="true"/>
                <table:data-pilot-member table:name="0,392822" table:display="true" table:show-details="true"/>
                <table:data-pilot-member table:name="0,393028" table:display="true" table:show-details="true"/>
                <table:data-pilot-member table:name="0,393066" table:display="true" table:show-details="true"/>
                <table:data-pilot-member table:name="0,39323" table:display="true" table:show-details="true"/>
                <table:data-pilot-member table:name="0,39342" table:display="true" table:show-details="true"/>
                <table:data-pilot-member table:name="0,393691" table:display="true" table:show-details="true"/>
                <table:data-pilot-member table:name="0,3937" table:display="true" table:show-details="true"/>
                <table:data-pilot-member table:name="0,393755" table:display="true" table:show-details="true"/>
                <table:data-pilot-member table:name="0,393914" table:display="true" table:show-details="true"/>
                <table:data-pilot-member table:name="0,393935" table:display="true" table:show-details="true"/>
                <table:data-pilot-member table:name="0,393959" table:display="true" table:show-details="true"/>
                <table:data-pilot-member table:name="0,39401" table:display="true" table:show-details="true"/>
                <table:data-pilot-member table:name="0,394057" table:display="true" table:show-details="true"/>
                <table:data-pilot-member table:name="0,394144" table:display="true" table:show-details="true"/>
                <table:data-pilot-member table:name="0,394295" table:display="true" table:show-details="true"/>
                <table:data-pilot-member table:name="0,394378" table:display="true" table:show-details="true"/>
                <table:data-pilot-member table:name="0,394504" table:display="true" table:show-details="true"/>
                <table:data-pilot-member table:name="0,394844" table:display="true" table:show-details="true"/>
                <table:data-pilot-member table:name="0,395319" table:display="true" table:show-details="true"/>
                <table:data-pilot-member table:name="0,395424" table:display="true" table:show-details="true"/>
                <table:data-pilot-member table:name="0,395708" table:display="true" table:show-details="true"/>
                <table:data-pilot-member table:name="0,395908" table:display="true" table:show-details="true"/>
                <table:data-pilot-member table:name="0,395931" table:display="true" table:show-details="true"/>
                <table:data-pilot-member table:name="0,396707" table:display="true" table:show-details="true"/>
                <table:data-pilot-member table:name="0,396829" table:display="true" table:show-details="true"/>
                <table:data-pilot-member table:name="0,397523" table:display="true" table:show-details="true"/>
                <table:data-pilot-member table:name="0,397549" table:display="true" table:show-details="true"/>
                <table:data-pilot-member table:name="0,39759" table:display="true" table:show-details="true"/>
                <table:data-pilot-member table:name="0,397647" table:display="true" table:show-details="true"/>
                <table:data-pilot-member table:name="0,39766" table:display="true" table:show-details="true"/>
                <table:data-pilot-member table:name="0,397853" table:display="true" table:show-details="true"/>
                <table:data-pilot-member table:name="0,398202" table:display="true" table:show-details="true"/>
                <table:data-pilot-member table:name="0,398212" table:display="true" table:show-details="true"/>
                <table:data-pilot-member table:name="0,398637" table:display="true" table:show-details="true"/>
                <table:data-pilot-member table:name="0,399301" table:display="true" table:show-details="true"/>
                <table:data-pilot-member table:name="0,399427" table:display="true" table:show-details="true"/>
                <table:data-pilot-member table:name="0,400109" table:display="true" table:show-details="true"/>
                <table:data-pilot-member table:name="0,400125" table:display="true" table:show-details="true"/>
                <table:data-pilot-member table:name="0,400148" table:display="true" table:show-details="true"/>
                <table:data-pilot-member table:name="0,400269" table:display="true" table:show-details="true"/>
                <table:data-pilot-member table:name="0,400462" table:display="true" table:show-details="true"/>
                <table:data-pilot-member table:name="0,40065" table:display="true" table:show-details="true"/>
                <table:data-pilot-member table:name="0,401165" table:display="true" table:show-details="true"/>
                <table:data-pilot-member table:name="0,4014" table:display="true" table:show-details="true"/>
                <table:data-pilot-member table:name="0,401461" table:display="true" table:show-details="true"/>
                <table:data-pilot-member table:name="0,40181" table:display="true" table:show-details="true"/>
                <table:data-pilot-member table:name="0,401832" table:display="true" table:show-details="true"/>
                <table:data-pilot-member table:name="0,402132" table:display="true" table:show-details="true"/>
                <table:data-pilot-member table:name="0,402201" table:display="true" table:show-details="true"/>
                <table:data-pilot-member table:name="0,40222" table:display="true" table:show-details="true"/>
                <table:data-pilot-member table:name="0,402261" table:display="true" table:show-details="true"/>
                <table:data-pilot-member table:name="0,402273" table:display="true" table:show-details="true"/>
                <table:data-pilot-member table:name="0,402317" table:display="true" table:show-details="true"/>
                <table:data-pilot-member table:name="0,402334" table:display="true" table:show-details="true"/>
                <table:data-pilot-member table:name="0,402375" table:display="true" table:show-details="true"/>
                <table:data-pilot-member table:name="0,402402" table:display="true" table:show-details="true"/>
                <table:data-pilot-member table:name="0,402522" table:display="true" table:show-details="true"/>
                <table:data-pilot-member table:name="0,403139" table:display="true" table:show-details="true"/>
                <table:data-pilot-member table:name="0,403294" table:display="true" table:show-details="true"/>
                <table:data-pilot-member table:name="0,40336" table:display="true" table:show-details="true"/>
                <table:data-pilot-member table:name="0,403519" table:display="true" table:show-details="true"/>
                <table:data-pilot-member table:name="0,403639" table:display="true" table:show-details="true"/>
                <table:data-pilot-member table:name="0,403671" table:display="true" table:show-details="true"/>
                <table:data-pilot-member table:name="0,403891" table:display="true" table:show-details="true"/>
                <table:data-pilot-member table:name="0,403905" table:display="true" table:show-details="true"/>
                <table:data-pilot-member table:name="0,403928" table:display="true" table:show-details="true"/>
                <table:data-pilot-member table:name="0,403989" table:display="true" table:show-details="true"/>
                <table:data-pilot-member table:name="0,404489" table:display="true" table:show-details="true"/>
                <table:data-pilot-member table:name="0,404547" table:display="true" table:show-details="true"/>
                <table:data-pilot-member table:name="0,404552" table:display="true" table:show-details="true"/>
                <table:data-pilot-member table:name="0,404727" table:display="true" table:show-details="true"/>
                <table:data-pilot-member table:name="0,404778" table:display="true" table:show-details="true"/>
                <table:data-pilot-member table:name="0,405125" table:display="true" table:show-details="true"/>
                <table:data-pilot-member table:name="0,405137" table:display="true" table:show-details="true"/>
                <table:data-pilot-member table:name="0,405444" table:display="true" table:show-details="true"/>
                <table:data-pilot-member table:name="0,405612" table:display="true" table:show-details="true"/>
                <table:data-pilot-member table:name="0,405691" table:display="true" table:show-details="true"/>
                <table:data-pilot-member table:name="0,405766" table:display="true" table:show-details="true"/>
                <table:data-pilot-member table:name="0,405785" table:display="true" table:show-details="true"/>
                <table:data-pilot-member table:name="0,405943" table:display="true" table:show-details="true"/>
                <table:data-pilot-member table:name="0,406056" table:display="true" table:show-details="true"/>
                <table:data-pilot-member table:name="0,406143" table:display="true" table:show-details="true"/>
                <table:data-pilot-member table:name="0,406481" table:display="true" table:show-details="true"/>
                <table:data-pilot-member table:name="0,406541" table:display="true" table:show-details="true"/>
                <table:data-pilot-member table:name="0,406567" table:display="true" table:show-details="true"/>
                <table:data-pilot-member table:name="0,406631" table:display="true" table:show-details="true"/>
                <table:data-pilot-member table:name="0,406863" table:display="true" table:show-details="true"/>
                <table:data-pilot-member table:name="0,406866" table:display="true" table:show-details="true"/>
                <table:data-pilot-member table:name="0,406978" table:display="true" table:show-details="true"/>
                <table:data-pilot-member table:name="0,407138" table:display="true" table:show-details="true"/>
                <table:data-pilot-member table:name="0,407511" table:display="true" table:show-details="true"/>
                <table:data-pilot-member table:name="0,407754" table:display="true" table:show-details="true"/>
                <table:data-pilot-member table:name="0,407871" table:display="true" table:show-details="true"/>
                <table:data-pilot-member table:name="0,407966" table:display="true" table:show-details="true"/>
                <table:data-pilot-member table:name="0,407967" table:display="true" table:show-details="true"/>
                <table:data-pilot-member table:name="0,408003" table:display="true" table:show-details="true"/>
                <table:data-pilot-member table:name="0,408069" table:display="true" table:show-details="true"/>
                <table:data-pilot-member table:name="0,408092" table:display="true" table:show-details="true"/>
                <table:data-pilot-member table:name="0,408127" table:display="true" table:show-details="true"/>
                <table:data-pilot-member table:name="0,408346" table:display="true" table:show-details="true"/>
                <table:data-pilot-member table:name="0,408393" table:display="true" table:show-details="true"/>
                <table:data-pilot-member table:name="0,408439" table:display="true" table:show-details="true"/>
                <table:data-pilot-member table:name="0,40852" table:display="true" table:show-details="true"/>
                <table:data-pilot-member table:name="0,408612" table:display="true" table:show-details="true"/>
                <table:data-pilot-member table:name="0,408894" table:display="true" table:show-details="true"/>
                <table:data-pilot-member table:name="0,409232" table:display="true" table:show-details="true"/>
                <table:data-pilot-member table:name="0,409326" table:display="true" table:show-details="true"/>
                <table:data-pilot-member table:name="0,409332" table:display="true" table:show-details="true"/>
                <table:data-pilot-member table:name="0,409566" table:display="true" table:show-details="true"/>
                <table:data-pilot-member table:name="0,4096" table:display="true" table:show-details="true"/>
                <table:data-pilot-member table:name="0,409636" table:display="true" table:show-details="true"/>
                <table:data-pilot-member table:name="0,409775" table:display="true" table:show-details="true"/>
                <table:data-pilot-member table:name="0,410154" table:display="true" table:show-details="true"/>
                <table:data-pilot-member table:name="0,410434" table:display="true" table:show-details="true"/>
                <table:data-pilot-member table:name="0,410654" table:display="true" table:show-details="true"/>
                <table:data-pilot-member table:name="0,410743" table:display="true" table:show-details="true"/>
                <table:data-pilot-member table:name="0,410961" table:display="true" table:show-details="true"/>
                <table:data-pilot-member table:name="0,41115" table:display="true" table:show-details="true"/>
                <table:data-pilot-member table:name="0,411163" table:display="true" table:show-details="true"/>
                <table:data-pilot-member table:name="0,41134" table:display="true" table:show-details="true"/>
                <table:data-pilot-member table:name="0,411498" table:display="true" table:show-details="true"/>
                <table:data-pilot-member table:name="0,411916" table:display="true" table:show-details="true"/>
                <table:data-pilot-member table:name="0,412537" table:display="true" table:show-details="true"/>
                <table:data-pilot-member table:name="0,412847" table:display="true" table:show-details="true"/>
                <table:data-pilot-member table:name="0,413069" table:display="true" table:show-details="true"/>
                <table:data-pilot-member table:name="0,413127" table:display="true" table:show-details="true"/>
                <table:data-pilot-member table:name="0,413594" table:display="true" table:show-details="true"/>
                <table:data-pilot-member table:name="0,413943" table:display="true" table:show-details="true"/>
                <table:data-pilot-member table:name="0,414437" table:display="true" table:show-details="true"/>
                <table:data-pilot-member table:name="0,414603" table:display="true" table:show-details="true"/>
                <table:data-pilot-member table:name="0,414785" table:display="true" table:show-details="true"/>
                <table:data-pilot-member table:name="0,415553" table:display="true" table:show-details="true"/>
                <table:data-pilot-member table:name="0,41589" table:display="true" table:show-details="true"/>
                <table:data-pilot-member table:name="0,416454" table:display="true" table:show-details="true"/>
                <table:data-pilot-member table:name="0,416457" table:display="true" table:show-details="true"/>
                <table:data-pilot-member table:name="0,416912" table:display="true" table:show-details="true"/>
                <table:data-pilot-member table:name="0,417353" table:display="true" table:show-details="true"/>
                <table:data-pilot-member table:name="0,417595" table:display="true" table:show-details="true"/>
                <table:data-pilot-member table:name="0,417863" table:display="true" table:show-details="true"/>
                <table:data-pilot-member table:name="0,4182" table:display="true" table:show-details="true"/>
                <table:data-pilot-member table:name="0,418553" table:display="true" table:show-details="true"/>
                <table:data-pilot-member table:name="0,418576" table:display="true" table:show-details="true"/>
                <table:data-pilot-member table:name="0,418643" table:display="true" table:show-details="true"/>
                <table:data-pilot-member table:name="0,418655" table:display="true" table:show-details="true"/>
                <table:data-pilot-member table:name="0,41891" table:display="true" table:show-details="true"/>
                <table:data-pilot-member table:name="0,419833" table:display="true" table:show-details="true"/>
                <table:data-pilot-member table:name="0,419915" table:display="true" table:show-details="true"/>
                <table:data-pilot-member table:name="0,420524" table:display="true" table:show-details="true"/>
                <table:data-pilot-member table:name="0,421411" table:display="true" table:show-details="true"/>
                <table:data-pilot-member table:name="0,421656" table:display="true" table:show-details="true"/>
                <table:data-pilot-member table:name="0,421912" table:display="true" table:show-details="true"/>
                <table:data-pilot-member table:name="0,422278" table:display="true" table:show-details="true"/>
                <table:data-pilot-member table:name="0,422321" table:display="true" table:show-details="true"/>
                <table:data-pilot-member table:name="0,422493" table:display="true" table:show-details="true"/>
                <table:data-pilot-member table:name="0,422586" table:display="true" table:show-details="true"/>
                <table:data-pilot-member table:name="0,422614" table:display="true" table:show-details="true"/>
                <table:data-pilot-member table:name="0,422653" table:display="true" table:show-details="true"/>
                <table:data-pilot-member table:name="0,422788" table:display="true" table:show-details="true"/>
                <table:data-pilot-member table:name="0,422888" table:display="true" table:show-details="true"/>
                <table:data-pilot-member table:name="0,423004" table:display="true" table:show-details="true"/>
                <table:data-pilot-member table:name="0,423115" table:display="true" table:show-details="true"/>
                <table:data-pilot-member table:name="0,423336" table:display="true" table:show-details="true"/>
                <table:data-pilot-member table:name="0,42431" table:display="true" table:show-details="true"/>
                <table:data-pilot-member table:name="0,424447" table:display="true" table:show-details="true"/>
                <table:data-pilot-member table:name="0,424579" table:display="true" table:show-details="true"/>
                <table:data-pilot-member table:name="0,424588" table:display="true" table:show-details="true"/>
                <table:data-pilot-member table:name="0,424822" table:display="true" table:show-details="true"/>
                <table:data-pilot-member table:name="0,425025" table:display="true" table:show-details="true"/>
                <table:data-pilot-member table:name="0,425309" table:display="true" table:show-details="true"/>
                <table:data-pilot-member table:name="0,425562" table:display="true" table:show-details="true"/>
                <table:data-pilot-member table:name="0,425675" table:display="true" table:show-details="true"/>
                <table:data-pilot-member table:name="0,425733" table:display="true" table:show-details="true"/>
                <table:data-pilot-member table:name="0,4258" table:display="true" table:show-details="true"/>
                <table:data-pilot-member table:name="0,426673" table:display="true" table:show-details="true"/>
                <table:data-pilot-member table:name="0,426885" table:display="true" table:show-details="true"/>
                <table:data-pilot-member table:name="0,426914" table:display="true" table:show-details="true"/>
                <table:data-pilot-member table:name="0,426928" table:display="true" table:show-details="true"/>
                <table:data-pilot-member table:name="0,427439" table:display="true" table:show-details="true"/>
                <table:data-pilot-member table:name="0,428164" table:display="true" table:show-details="true"/>
                <table:data-pilot-member table:name="0,428973" table:display="true" table:show-details="true"/>
                <table:data-pilot-member table:name="0,42936" table:display="true" table:show-details="true"/>
                <table:data-pilot-member table:name="0,429614" table:display="true" table:show-details="true"/>
                <table:data-pilot-member table:name="0,430331" table:display="true" table:show-details="true"/>
                <table:data-pilot-member table:name="0,431601" table:display="true" table:show-details="true"/>
                <table:data-pilot-member table:name="0,433135" table:display="true" table:show-details="true"/>
                <table:data-pilot-member table:name="0,433971" table:display="true" table:show-details="true"/>
                <table:data-pilot-member table:name="0,434437" table:display="true" table:show-details="true"/>
                <table:data-pilot-member table:name="0,43521" table:display="true" table:show-details="true"/>
                <table:data-pilot-member table:name="0,435321" table:display="true" table:show-details="true"/>
                <table:data-pilot-member table:name="0,436317" table:display="true" table:show-details="true"/>
                <table:data-pilot-member table:name="0,43699" table:display="true" table:show-details="true"/>
                <table:data-pilot-member table:name="0,437481" table:display="true" table:show-details="true"/>
                <table:data-pilot-member table:name="0,437484" table:display="true" table:show-details="true"/>
                <table:data-pilot-member table:name="0,438272" table:display="true" table:show-details="true"/>
                <table:data-pilot-member table:name="0,439404" table:display="true" table:show-details="true"/>
                <table:data-pilot-member table:name="0,44141" table:display="true" table:show-details="true"/>
                <table:data-pilot-member table:name="0,442477" table:display="true" table:show-details="true"/>
                <table:data-pilot-member table:name="0,442526" table:display="true" table:show-details="true"/>
                <table:data-pilot-member table:name="0,443872" table:display="true" table:show-details="true"/>
                <table:data-pilot-member table:name="0,444819" table:display="true" table:show-details="true"/>
                <table:data-pilot-member table:name="0,446674" table:display="true" table:show-details="true"/>
                <table:data-pilot-member table:name="0,447491" table:display="true" table:show-details="true"/>
                <table:data-pilot-member table:name="0,447717" table:display="true" table:show-details="true"/>
                <table:data-pilot-member table:name="0,447844" table:display="true" table:show-details="true"/>
                <table:data-pilot-member table:name="0,448583" table:display="true" table:show-details="true"/>
                <table:data-pilot-member table:name="0,452787" table:display="true" table:show-details="true"/>
                <table:data-pilot-member table:name="0,453743" table:display="true" table:show-details="true"/>
                <table:data-pilot-member table:name="0,454134" table:display="true" table:show-details="true"/>
                <table:data-pilot-member table:name="0,454736" table:display="true" table:show-details="true"/>
                <table:data-pilot-member table:name="0,456065" table:display="true" table:show-details="true"/>
                <table:data-pilot-member table:name="0,456844" table:display="true" table:show-details="true"/>
                <table:data-pilot-member table:name="0,457421" table:display="true" table:show-details="true"/>
                <table:data-pilot-member table:name="0,45843" table:display="true" table:show-details="true"/>
                <table:data-pilot-member table:name="0,458663" table:display="true" table:show-details="true"/>
                <table:data-pilot-member table:name="0,460727" table:display="true" table:show-details="true"/>
                <table:data-pilot-member table:name="0,461881" table:display="true" table:show-details="true"/>
                <table:data-pilot-member table:name="0,464782" table:display="true" table:show-details="true"/>
                <table:data-pilot-member table:name="0,46938" table:display="true" table:show-details="true"/>
                <table:data-pilot-member table:name="0,469601" table:display="true" table:show-details="true"/>
                <table:data-pilot-member table:name="0,47041" table:display="true" table:show-details="true"/>
                <table:data-pilot-member table:name="0,47318" table:display="true" table:show-details="true"/>
                <table:data-pilot-member table:name="0,473872" table:display="true" table:show-details="true"/>
                <table:data-pilot-member table:name="0,474017" table:display="true" table:show-details="true"/>
                <table:data-pilot-member table:name="0,475406" table:display="true" table:show-details="true"/>
                <table:data-pilot-member table:name="0,475706" table:display="true" table:show-details="true"/>
                <table:data-pilot-member table:name="0,476849" table:display="true" table:show-details="true"/>
                <table:data-pilot-member table:name="0,481683" table:display="true" table:show-details="true"/>
                <table:data-pilot-member table:name="0,489376" table:display="true" table:show-details="true"/>
                <table:data-pilot-member table:name="0,493026" table:display="true" table:show-details="true"/>
                <table:data-pilot-member table:name="0,496263" table:display="true" table:show-details="true"/>
                <table:data-pilot-member table:name="0,49644" table:display="true" table:show-details="true"/>
                <table:data-pilot-member table:name="0,496454" table:display="true" table:show-details="true"/>
                <table:data-pilot-member table:name="0,496541" table:display="true" table:show-details="true"/>
                <table:data-pilot-member table:name="0,496576" table:display="true" table:show-details="true"/>
                <table:data-pilot-member table:name="0,496985" table:display="true" table:show-details="true"/>
                <table:data-pilot-member table:name="0,49725" table:display="true" table:show-details="true"/>
                <table:data-pilot-member table:name="0,497309" table:display="true" table:show-details="true"/>
                <table:data-pilot-member table:name="0,498201" table:display="true" table:show-details="true"/>
                <table:data-pilot-member table:name="0,49848" table:display="true" table:show-details="true"/>
                <table:data-pilot-member table:name="0,499668" table:display="true" table:show-details="true"/>
                <table:data-pilot-member table:name="0,499972" table:display="true" table:show-details="true"/>
                <table:data-pilot-member table:name="0,500382" table:display="true" table:show-details="true"/>
                <table:data-pilot-member table:name="0,500433" table:display="true" table:show-details="true"/>
                <table:data-pilot-member table:name="0,50052" table:display="true" table:show-details="true"/>
                <table:data-pilot-member table:name="0,500588" table:display="true" table:show-details="true"/>
                <table:data-pilot-member table:name="0,500733" table:display="true" table:show-details="true"/>
                <table:data-pilot-member table:name="0,500821" table:display="true" table:show-details="true"/>
                <table:data-pilot-member table:name="0,501276" table:display="true" table:show-details="true"/>
                <table:data-pilot-member table:name="0,501333" table:display="true" table:show-details="true"/>
                <table:data-pilot-member table:name="0,501704" table:display="true" table:show-details="true"/>
                <table:data-pilot-member table:name="0,501874" table:display="true" table:show-details="true"/>
                <table:data-pilot-member table:name="0,50198" table:display="true" table:show-details="true"/>
                <table:data-pilot-member table:name="0,502386" table:display="true" table:show-details="true"/>
                <table:data-pilot-member table:name="0,502601" table:display="true" table:show-details="true"/>
                <table:data-pilot-member table:name="0,502817" table:display="true" table:show-details="true"/>
                <table:data-pilot-member table:name="0,503079" table:display="true" table:show-details="true"/>
                <table:data-pilot-member table:name="0,503343" table:display="true" table:show-details="true"/>
                <table:data-pilot-member table:name="0,503579" table:display="true" table:show-details="true"/>
                <table:data-pilot-member table:name="0,503871" table:display="true" table:show-details="true"/>
                <table:data-pilot-member table:name="0,503906" table:display="true" table:show-details="true"/>
                <table:data-pilot-member table:name="0,504075" table:display="true" table:show-details="true"/>
                <table:data-pilot-member table:name="0,504082" table:display="true" table:show-details="true"/>
                <table:data-pilot-member table:name="0,504321" table:display="true" table:show-details="true"/>
                <table:data-pilot-member table:name="0,504483" table:display="true" table:show-details="true"/>
                <table:data-pilot-member table:name="0,504498" table:display="true" table:show-details="true"/>
                <table:data-pilot-member table:name="0,504897" table:display="true" table:show-details="true"/>
                <table:data-pilot-member table:name="0,504952" table:display="true" table:show-details="true"/>
                <table:data-pilot-member table:name="0,505074" table:display="true" table:show-details="true"/>
                <table:data-pilot-member table:name="0,505088" table:display="true" table:show-details="true"/>
                <table:data-pilot-member table:name="0,505351" table:display="true" table:show-details="true"/>
                <table:data-pilot-member table:name="0,505424" table:display="true" table:show-details="true"/>
                <table:data-pilot-member table:name="0,505481" table:display="true" table:show-details="true"/>
                <table:data-pilot-member table:name="0,505502" table:display="true" table:show-details="true"/>
                <table:data-pilot-member table:name="0,50575" table:display="true" table:show-details="true"/>
                <table:data-pilot-member table:name="0,505995" table:display="true" table:show-details="true"/>
                <table:data-pilot-member table:name="0,506024" table:display="true" table:show-details="true"/>
                <table:data-pilot-member table:name="0,506164" table:display="true" table:show-details="true"/>
                <table:data-pilot-member table:name="0,506217" table:display="true" table:show-details="true"/>
                <table:data-pilot-member table:name="0,506288" table:display="true" table:show-details="true"/>
                <table:data-pilot-member table:name="0,506971" table:display="true" table:show-details="true"/>
                <table:data-pilot-member table:name="0,507193" table:display="true" table:show-details="true"/>
                <table:data-pilot-member table:name="0,507197" table:display="true" table:show-details="true"/>
                <table:data-pilot-member table:name="0,507314" table:display="true" table:show-details="true"/>
                <table:data-pilot-member table:name="0,507683" table:display="true" table:show-details="true"/>
                <table:data-pilot-member table:name="0,507814" table:display="true" table:show-details="true"/>
                <table:data-pilot-member table:name="0,50785" table:display="true" table:show-details="true"/>
                <table:data-pilot-member table:name="0,507954" table:display="true" table:show-details="true"/>
                <table:data-pilot-member table:name="0,507979" table:display="true" table:show-details="true"/>
                <table:data-pilot-member table:name="0,508143" table:display="true" table:show-details="true"/>
                <table:data-pilot-member table:name="0,508261" table:display="true" table:show-details="true"/>
                <table:data-pilot-member table:name="0,508302" table:display="true" table:show-details="true"/>
                <table:data-pilot-member table:name="0,508642" table:display="true" table:show-details="true"/>
                <table:data-pilot-member table:name="0,508731" table:display="true" table:show-details="true"/>
                <table:data-pilot-member table:name="0,509693" table:display="true" table:show-details="true"/>
                <table:data-pilot-member table:name="0,510466" table:display="true" table:show-details="true"/>
                <table:data-pilot-member table:name="0,510623" table:display="true" table:show-details="true"/>
                <table:data-pilot-member table:name="0,510786" table:display="true" table:show-details="true"/>
                <table:data-pilot-member table:name="0,511185" table:display="true" table:show-details="true"/>
                <table:data-pilot-member table:name="0,511308" table:display="true" table:show-details="true"/>
                <table:data-pilot-member table:name="0,511838" table:display="true" table:show-details="true"/>
                <table:data-pilot-member table:name="0,512598" table:display="true" table:show-details="true"/>
                <table:data-pilot-member table:name="0,512904" table:display="true" table:show-details="true"/>
                <table:data-pilot-member table:name="0,513522" table:display="true" table:show-details="true"/>
                <table:data-pilot-member table:name="0,51406" table:display="true" table:show-details="true"/>
                <table:data-pilot-member table:name="0,515936" table:display="true" table:show-details="true"/>
                <table:data-pilot-member table:name="0,516396" table:display="true" table:show-details="true"/>
                <table:data-pilot-member table:name="0,517437" table:display="true" table:show-details="true"/>
                <table:data-pilot-member table:name="0,517642" table:display="true" table:show-details="true"/>
                <table:data-pilot-member table:name="0,517815" table:display="true" table:show-details="true"/>
                <table:data-pilot-member table:name="0,518689" table:display="true" table:show-details="true"/>
                <table:data-pilot-member table:name="0,518699" table:display="true" table:show-details="true"/>
                <table:data-pilot-member table:name="0,51914" table:display="true" table:show-details="true"/>
                <table:data-pilot-member table:name="0,520177" table:display="true" table:show-details="true"/>
                <table:data-pilot-member table:name="0,520501" table:display="true" table:show-details="true"/>
                <table:data-pilot-member table:name="0,521695" table:display="true" table:show-details="true"/>
                <table:data-pilot-member table:name="0,521852" table:display="true" table:show-details="true"/>
                <table:data-pilot-member table:name="0,522106" table:display="true" table:show-details="true"/>
                <table:data-pilot-member table:name="0,52219" table:display="true" table:show-details="true"/>
                <table:data-pilot-member table:name="0,522295" table:display="true" table:show-details="true"/>
                <table:data-pilot-member table:name="0,522486" table:display="true" table:show-details="true"/>
                <table:data-pilot-member table:name="0,522838" table:display="true" table:show-details="true"/>
                <table:data-pilot-member table:name="0,522886" table:display="true" table:show-details="true"/>
                <table:data-pilot-member table:name="0,523223" table:display="true" table:show-details="true"/>
                <table:data-pilot-member table:name="0,523699" table:display="true" table:show-details="true"/>
                <table:data-pilot-member table:name="0,523706" table:display="true" table:show-details="true"/>
                <table:data-pilot-member table:name="0,523779" table:display="true" table:show-details="true"/>
                <table:data-pilot-member table:name="0,524019" table:display="true" table:show-details="true"/>
                <table:data-pilot-member table:name="0,524619" table:display="true" table:show-details="true"/>
                <table:data-pilot-member table:name="0,524871" table:display="true" table:show-details="true"/>
                <table:data-pilot-member table:name="0,525199" table:display="true" table:show-details="true"/>
                <table:data-pilot-member table:name="0,525257" table:display="true" table:show-details="true"/>
                <table:data-pilot-member table:name="0,525536" table:display="true" table:show-details="true"/>
                <table:data-pilot-member table:name="0,52581" table:display="true" table:show-details="true"/>
                <table:data-pilot-member table:name="0,52708" table:display="true" table:show-details="true"/>
                <table:data-pilot-member table:name="0,527095" table:display="true" table:show-details="true"/>
                <table:data-pilot-member table:name="0,527207" table:display="true" table:show-details="true"/>
                <table:data-pilot-member table:name="0,527499" table:display="true" table:show-details="true"/>
                <table:data-pilot-member table:name="0,528012" table:display="true" table:show-details="true"/>
                <table:data-pilot-member table:name="0,528209" table:display="true" table:show-details="true"/>
                <table:data-pilot-member table:name="0,528521" table:display="true" table:show-details="true"/>
                <table:data-pilot-member table:name="0,528538" table:display="true" table:show-details="true"/>
                <table:data-pilot-member table:name="0,528631" table:display="true" table:show-details="true"/>
                <table:data-pilot-member table:name="0,529483" table:display="true" table:show-details="true"/>
                <table:data-pilot-member table:name="0,530364" table:display="true" table:show-details="true"/>
                <table:data-pilot-member table:name="0,530368" table:display="true" table:show-details="true"/>
                <table:data-pilot-member table:name="0,530652" table:display="true" table:show-details="true"/>
                <table:data-pilot-member table:name="0,530831" table:display="true" table:show-details="true"/>
                <table:data-pilot-member table:name="0,531085" table:display="true" table:show-details="true"/>
                <table:data-pilot-member table:name="0,531475" table:display="true" table:show-details="true"/>
                <table:data-pilot-member table:name="0,531584" table:display="true" table:show-details="true"/>
                <table:data-pilot-member table:name="0,531639" table:display="true" table:show-details="true"/>
                <table:data-pilot-member table:name="0,531858" table:display="true" table:show-details="true"/>
                <table:data-pilot-member table:name="0,532089" table:display="true" table:show-details="true"/>
                <table:data-pilot-member table:name="0,532216" table:display="true" table:show-details="true"/>
                <table:data-pilot-member table:name="0,53265" table:display="true" table:show-details="true"/>
                <table:data-pilot-member table:name="0,533841" table:display="true" table:show-details="true"/>
                <table:data-pilot-member table:name="0,533876" table:display="true" table:show-details="true"/>
                <table:data-pilot-member table:name="0,53501" table:display="true" table:show-details="true"/>
                <table:data-pilot-member table:name="0,535492" table:display="true" table:show-details="true"/>
                <table:data-pilot-member table:name="0,535833" table:display="true" table:show-details="true"/>
                <table:data-pilot-member table:name="0,53592" table:display="true" table:show-details="true"/>
                <table:data-pilot-member table:name="0,536977" table:display="true" table:show-details="true"/>
                <table:data-pilot-member table:name="0,537324" table:display="true" table:show-details="true"/>
                <table:data-pilot-member table:name="0,537377" table:display="true" table:show-details="true"/>
                <table:data-pilot-member table:name="0,537833" table:display="true" table:show-details="true"/>
                <table:data-pilot-member table:name="0,538388" table:display="true" table:show-details="true"/>
                <table:data-pilot-member table:name="0,538406" table:display="true" table:show-details="true"/>
                <table:data-pilot-member table:name="0,53876" table:display="true" table:show-details="true"/>
                <table:data-pilot-member table:name="0,53951" table:display="true" table:show-details="true"/>
                <table:data-pilot-member table:name="0,539997" table:display="true" table:show-details="true"/>
                <table:data-pilot-member table:name="0,54011" table:display="true" table:show-details="true"/>
                <table:data-pilot-member table:name="0,54032" table:display="true" table:show-details="true"/>
                <table:data-pilot-member table:name="0,540708" table:display="true" table:show-details="true"/>
                <table:data-pilot-member table:name="0,540736" table:display="true" table:show-details="true"/>
                <table:data-pilot-member table:name="0,540962" table:display="true" table:show-details="true"/>
                <table:data-pilot-member table:name="0,542441" table:display="true" table:show-details="true"/>
                <table:data-pilot-member table:name="0,542602" table:display="true" table:show-details="true"/>
                <table:data-pilot-member table:name="0,542675" table:display="true" table:show-details="true"/>
                <table:data-pilot-member table:name="0,543285" table:display="true" table:show-details="true"/>
                <table:data-pilot-member table:name="0,543518" table:display="true" table:show-details="true"/>
                <table:data-pilot-member table:name="0,544508" table:display="true" table:show-details="true"/>
                <table:data-pilot-member table:name="0,54475" table:display="true" table:show-details="true"/>
                <table:data-pilot-member table:name="0,545399" table:display="true" table:show-details="true"/>
                <table:data-pilot-member table:name="0,546243" table:display="true" table:show-details="true"/>
                <table:data-pilot-member table:name="0,546796" table:display="true" table:show-details="true"/>
                <table:data-pilot-member table:name="0,548033" table:display="true" table:show-details="true"/>
                <table:data-pilot-member table:name="0,548842" table:display="true" table:show-details="true"/>
                <table:data-pilot-member table:name="0,549091" table:display="true" table:show-details="true"/>
                <table:data-pilot-member table:name="0,550165" table:display="true" table:show-details="true"/>
                <table:data-pilot-member table:name="0,550199" table:display="true" table:show-details="true"/>
                <table:data-pilot-member table:name="0,550435" table:display="true" table:show-details="true"/>
                <table:data-pilot-member table:name="0,550538" table:display="true" table:show-details="true"/>
                <table:data-pilot-member table:name="0,551131" table:display="true" table:show-details="true"/>
                <table:data-pilot-member table:name="0,551499" table:display="true" table:show-details="true"/>
                <table:data-pilot-member table:name="0,552236" table:display="true" table:show-details="true"/>
                <table:data-pilot-member table:name="0,552903" table:display="true" table:show-details="true"/>
                <table:data-pilot-member table:name="0,553316" table:display="true" table:show-details="true"/>
                <table:data-pilot-member table:name="0,553741" table:display="true" table:show-details="true"/>
                <table:data-pilot-member table:name="0,555597" table:display="true" table:show-details="true"/>
                <table:data-pilot-member table:name="0,557039" table:display="true" table:show-details="true"/>
                <table:data-pilot-member table:name="0,557596" table:display="true" table:show-details="true"/>
                <table:data-pilot-member table:name="0,557874" table:display="true" table:show-details="true"/>
                <table:data-pilot-member table:name="0,559118" table:display="true" table:show-details="true"/>
                <table:data-pilot-member table:name="0,559233" table:display="true" table:show-details="true"/>
                <table:data-pilot-member table:name="0,56021" table:display="true" table:show-details="true"/>
                <table:data-pilot-member table:name="0,560821" table:display="true" table:show-details="true"/>
                <table:data-pilot-member table:name="0,560873" table:display="true" table:show-details="true"/>
                <table:data-pilot-member table:name="0,56144" table:display="true" table:show-details="true"/>
                <table:data-pilot-member table:name="0,562699" table:display="true" table:show-details="true"/>
                <table:data-pilot-member table:name="0,563759" table:display="true" table:show-details="true"/>
                <table:data-pilot-member table:name="0,564518" table:display="true" table:show-details="true"/>
                <table:data-pilot-member table:name="0,564869" table:display="true" table:show-details="true"/>
                <table:data-pilot-member table:name="0,564906" table:display="true" table:show-details="true"/>
                <table:data-pilot-member table:name="0,565021" table:display="true" table:show-details="true"/>
                <table:data-pilot-member table:name="0,565766" table:display="true" table:show-details="true"/>
                <table:data-pilot-member table:name="0,565864" table:display="true" table:show-details="true"/>
                <table:data-pilot-member table:name="0,568065" table:display="true" table:show-details="true"/>
                <table:data-pilot-member table:name="0,568409" table:display="true" table:show-details="true"/>
                <table:data-pilot-member table:name="0,568664" table:display="true" table:show-details="true"/>
                <table:data-pilot-member table:name="0,568805" table:display="true" table:show-details="true"/>
                <table:data-pilot-member table:name="0,569438" table:display="true" table:show-details="true"/>
                <table:data-pilot-member table:name="0,570207" table:display="true" table:show-details="true"/>
                <table:data-pilot-member table:name="0,573712" table:display="true" table:show-details="true"/>
                <table:data-pilot-member table:name="0,574081" table:display="true" table:show-details="true"/>
                <table:data-pilot-member table:name="0,577115" table:display="true" table:show-details="true"/>
                <table:data-pilot-member table:name="0,577398" table:display="true" table:show-details="true"/>
                <table:data-pilot-member table:name="0,579613" table:display="true" table:show-details="true"/>
                <table:data-pilot-member table:name="0,580923" table:display="true" table:show-details="true"/>
                <table:data-pilot-member table:name="0,581387" table:display="true" table:show-details="true"/>
                <table:data-pilot-member table:name="0,585543" table:display="true" table:show-details="true"/>
                <table:data-pilot-member table:name="0,592011" table:display="true" table:show-details="true"/>
                <table:data-pilot-member table:name="0,596737" table:display="true" table:show-details="true"/>
                <table:data-pilot-member table:name="0,619478" table:display="true" table:show-details="true"/>
                <table:data-pilot-member table:name="0,629061" table:display="true" table:show-details="true"/>
                <table:data-pilot-member table:name="0,629356" table:display="true" table:show-details="true"/>
                <table:data-pilot-member table:name="0,637475" table:display="true" table:show-details="true"/>
                <table:data-pilot-member table:name="0,667628" table:display="true" table:show-details="true"/>
                <table:data-pilot-member table:name="0,682067" table:display="true" table:show-details="true"/>
                <table:data-pilot-member table:name="0,683955" table:display="true" table:show-details="true"/>
                <table:data-pilot-member table:name="0,685374" table:display="true" table:show-details="true"/>
                <table:data-pilot-member table:name="0,686384" table:display="true" table:show-details="true"/>
                <table:data-pilot-member table:name="0,6871" table:display="true" table:show-details="true"/>
                <table:data-pilot-member table:name="0,688446" table:display="true" table:show-details="true"/>
                <table:data-pilot-member table:name="0,690196" table:display="true" table:show-details="true"/>
                <table:data-pilot-member table:name="0,690404" table:display="true" table:show-details="true"/>
                <table:data-pilot-member table:name="0,690807" table:display="true" table:show-details="true"/>
                <table:data-pilot-member table:name="0,691421" table:display="true" table:show-details="true"/>
                <table:data-pilot-member table:name="0,691627" table:display="true" table:show-details="true"/>
                <table:data-pilot-member table:name="0,6919" table:display="true" table:show-details="true"/>
                <table:data-pilot-member table:name="0,693473" table:display="true" table:show-details="true"/>
                <table:data-pilot-member table:name="0,694218" table:display="true" table:show-details="true"/>
                <table:data-pilot-member table:name="0,694385" table:display="true" table:show-details="true"/>
                <table:data-pilot-member table:name="0,694899" table:display="true" table:show-details="true"/>
                <table:data-pilot-member table:name="0,695243" table:display="true" table:show-details="true"/>
                <table:data-pilot-member table:name="0,69548" table:display="true" table:show-details="true"/>
                <table:data-pilot-member table:name="0,695867" table:display="true" table:show-details="true"/>
                <table:data-pilot-member table:name="0,696458" table:display="true" table:show-details="true"/>
                <table:data-pilot-member table:name="0,697099" table:display="true" table:show-details="true"/>
                <table:data-pilot-member table:name="0,697274" table:display="true" table:show-details="true"/>
                <table:data-pilot-member table:name="0,698577" table:display="true" table:show-details="true"/>
                <table:data-pilot-member table:name="0,699049" table:display="true" table:show-details="true"/>
                <table:data-pilot-member table:name="0,703077" table:display="true" table:show-details="true"/>
                <table:data-pilot-member table:name="0,704981" table:display="true" table:show-details="true"/>
                <table:data-pilot-member table:name="0,706682" table:display="true" table:show-details="true"/>
                <table:data-pilot-member table:name="0,708076" table:display="true" table:show-details="true"/>
                <table:data-pilot-member table:name="0,709104" table:display="true" table:show-details="true"/>
                <table:data-pilot-member table:name="0,709234" table:display="true" table:show-details="true"/>
                <table:data-pilot-member table:name="0,709846" table:display="true" table:show-details="true"/>
                <table:data-pilot-member table:name="0,710425" table:display="true" table:show-details="true"/>
                <table:data-pilot-member table:name="0,711164" table:display="true" table:show-details="true"/>
                <table:data-pilot-member table:name="0,71136" table:display="true" table:show-details="true"/>
                <table:data-pilot-member table:name="0,715143" table:display="true" table:show-details="true"/>
                <table:data-pilot-member table:name="0,715188" table:display="true" table:show-details="true"/>
                <table:data-pilot-member table:name="0,715584" table:display="true" table:show-details="true"/>
                <table:data-pilot-member table:name="0,716196" table:display="true" table:show-details="true"/>
                <table:data-pilot-member table:name="0,716986" table:display="true" table:show-details="true"/>
                <table:data-pilot-member table:name="0,718561" table:display="true" table:show-details="true"/>
                <table:data-pilot-member table:name="0,719094" table:display="true" table:show-details="true"/>
                <table:data-pilot-member table:name="0,719371" table:display="true" table:show-details="true"/>
                <table:data-pilot-member table:name="0,71989" table:display="true" table:show-details="true"/>
                <table:data-pilot-member table:name="0,720277" table:display="true" table:show-details="true"/>
                <table:data-pilot-member table:name="0,72174" table:display="true" table:show-details="true"/>
                <table:data-pilot-member table:name="0,722041" table:display="true" table:show-details="true"/>
                <table:data-pilot-member table:name="0,722281" table:display="true" table:show-details="true"/>
                <table:data-pilot-member table:name="0,724046" table:display="true" table:show-details="true"/>
                <table:data-pilot-member table:name="0,724374" table:display="true" table:show-details="true"/>
                <table:data-pilot-member table:name="0,724416" table:display="true" table:show-details="true"/>
                <table:data-pilot-member table:name="0,724756" table:display="true" table:show-details="true"/>
                <table:data-pilot-member table:name="0,725595" table:display="true" table:show-details="true"/>
                <table:data-pilot-member table:name="0,725647" table:display="true" table:show-details="true"/>
                <table:data-pilot-member table:name="0,725967" table:display="true" table:show-details="true"/>
                <table:data-pilot-member table:name="0,7261" table:display="true" table:show-details="true"/>
                <table:data-pilot-member table:name="0,726141" table:display="true" table:show-details="true"/>
                <table:data-pilot-member table:name="0,726587" table:display="true" table:show-details="true"/>
                <table:data-pilot-member table:name="0,726661" table:display="true" table:show-details="true"/>
                <table:data-pilot-member table:name="0,7282" table:display="true" table:show-details="true"/>
                <table:data-pilot-member table:name="0,7294" table:display="true" table:show-details="true"/>
                <table:data-pilot-member table:name="0,729715" table:display="true" table:show-details="true"/>
                <table:data-pilot-member table:name="0,729999" table:display="true" table:show-details="true"/>
                <table:data-pilot-member table:name="0,730061" table:display="true" table:show-details="true"/>
                <table:data-pilot-member table:name="0,730669" table:display="true" table:show-details="true"/>
                <table:data-pilot-member table:name="0,730772" table:display="true" table:show-details="true"/>
                <table:data-pilot-member table:name="0,73224" table:display="true" table:show-details="true"/>
                <table:data-pilot-member table:name="0,732534" table:display="true" table:show-details="true"/>
                <table:data-pilot-member table:name="0,732535" table:display="true" table:show-details="true"/>
                <table:data-pilot-member table:name="0,732704" table:display="true" table:show-details="true"/>
                <table:data-pilot-member table:name="0,733631" table:display="true" table:show-details="true"/>
                <table:data-pilot-member table:name="0,734201" table:display="true" table:show-details="true"/>
                <table:data-pilot-member table:name="0,734767" table:display="true" table:show-details="true"/>
                <table:data-pilot-member table:name="0,73498" table:display="true" table:show-details="true"/>
                <table:data-pilot-member table:name="0,735089" table:display="true" table:show-details="true"/>
                <table:data-pilot-member table:name="0,735171" table:display="true" table:show-details="true"/>
                <table:data-pilot-member table:name="0,735306" table:display="true" table:show-details="true"/>
                <table:data-pilot-member table:name="0,735328" table:display="true" table:show-details="true"/>
                <table:data-pilot-member table:name="0,735645" table:display="true" table:show-details="true"/>
                <table:data-pilot-member table:name="0,737036" table:display="true" table:show-details="true"/>
                <table:data-pilot-member table:name="0,739561" table:display="true" table:show-details="true"/>
                <table:data-pilot-member table:name="0,741015" table:display="true" table:show-details="true"/>
                <table:data-pilot-member table:name="0,741447" table:display="true" table:show-details="true"/>
                <table:data-pilot-member table:name="0,741882" table:display="true" table:show-details="true"/>
                <table:data-pilot-member table:name="0,742635" table:display="true" table:show-details="true"/>
                <table:data-pilot-member table:name="0,743083" table:display="true" table:show-details="true"/>
                <table:data-pilot-member table:name="0,743916" table:display="true" table:show-details="true"/>
                <table:data-pilot-member table:name="0,74497" table:display="true" table:show-details="true"/>
                <table:data-pilot-member table:name="0,745457" table:display="true" table:show-details="true"/>
                <table:data-pilot-member table:name="0,755403" table:display="true" table:show-details="true"/>
                <table:data-pilot-member table:name="0,757374" table:display="true" table:show-details="true"/>
                <table:data-pilot-member table:name="0,765106" table:display="true" table:show-details="true"/>
                <table:data-pilot-member table:name="0,769727" table:display="true" table:show-details="true"/>
                <table:data-pilot-member table:name="0,773757" table:display="true" table:show-details="true"/>
                <table:data-pilot-member table:name="0,776826" table:display="true" table:show-details="true"/>
                <table:data-pilot-member table:name="0,789111" table:display="true" table:show-details="true"/>
                <table:data-pilot-member table:name="0,791019" table:display="true" table:show-details="true"/>
                <table:data-pilot-member table:name="0,800751" table:display="true" table:show-details="true"/>
                <table:data-pilot-member table:name="0,802493" table:display="true" table:show-details="true"/>
                <table:data-pilot-member table:name="0,831786" table:display="true" table:show-details="true"/>
                <table:data-pilot-member table:name="0,8550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search_by_userid_realusers_2'.A1:'Tabla dinámica_search_by_userid_realusers_2'.G11" table:buttons="'Tabla dinámica_search_by_userid_realusers_2'.A2 'Tabla dinámica_search_by_userid_realusers_2'.B1" table:show-filter-button="false" table:drill-down-on-double-click="false">
          <table:source-cell-range table:cell-range-address="search_by_userid_realusers.A1:search_by_userid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3" table:display="true" table:show-details="true"/>
                <table:data-pilot-member table:name="0,000037" table:display="true" table:show-details="true"/>
                <table:data-pilot-member table:name="0,000038" table:display="true" table:show-details="true"/>
                <table:data-pilot-member table:name="0,000049" table:display="true" table:show-details="true"/>
                <table:data-pilot-member table:name="0,000062" table:display="true" table:show-details="true"/>
                <table:data-pilot-member table:name="0,000096" table:display="true" table:show-details="true"/>
                <table:data-pilot-member table:name="0,000199" table:display="true" table:show-details="true"/>
                <table:data-pilot-member table:name="0,007371" table:display="true" table:show-details="true"/>
                <table:data-pilot-member table:name="0,007615" table:display="true" table:show-details="true"/>
                <table:data-pilot-member table:name="0,007643" table:display="true" table:show-details="true"/>
                <table:data-pilot-member table:name="0,007673" table:display="true" table:show-details="true"/>
                <table:data-pilot-member table:name="0,007675" table:display="true" table:show-details="true"/>
                <table:data-pilot-member table:name="0,007696" table:display="true" table:show-details="true"/>
                <table:data-pilot-member table:name="0,007728" table:display="true" table:show-details="true"/>
                <table:data-pilot-member table:name="0,007751" table:display="true" table:show-details="true"/>
                <table:data-pilot-member table:name="0,007772" table:display="true" table:show-details="true"/>
                <table:data-pilot-member table:name="0,007804" table:display="true" table:show-details="true"/>
                <table:data-pilot-member table:name="0,007807" table:display="true" table:show-details="true"/>
                <table:data-pilot-member table:name="0,007812" table:display="true" table:show-details="true"/>
                <table:data-pilot-member table:name="0,007814" table:display="true" table:show-details="true"/>
                <table:data-pilot-member table:name="0,007818" table:display="true" table:show-details="true"/>
                <table:data-pilot-member table:name="0,007841" table:display="true" table:show-details="true"/>
                <table:data-pilot-member table:name="0,007858" table:display="true" table:show-details="true"/>
                <table:data-pilot-member table:name="0,007867" table:display="true" table:show-details="true"/>
                <table:data-pilot-member table:name="0,007869" table:display="true" table:show-details="true"/>
                <table:data-pilot-member table:name="0,007872" table:display="true" table:show-details="true"/>
                <table:data-pilot-member table:name="0,007881" table:display="true" table:show-details="true"/>
                <table:data-pilot-member table:name="0,007885" table:display="true" table:show-details="true"/>
                <table:data-pilot-member table:name="0,007899" table:display="true" table:show-details="true"/>
                <table:data-pilot-member table:name="0,007919" table:display="true" table:show-details="true"/>
                <table:data-pilot-member table:name="0,007924" table:display="true" table:show-details="true"/>
                <table:data-pilot-member table:name="0,007955" table:display="true" table:show-details="true"/>
                <table:data-pilot-member table:name="0,00796" table:display="true" table:show-details="true"/>
                <table:data-pilot-member table:name="0,007968" table:display="true" table:show-details="true"/>
                <table:data-pilot-member table:name="0,008045" table:display="true" table:show-details="true"/>
                <table:data-pilot-member table:name="0,008065" table:display="true" table:show-details="true"/>
                <table:data-pilot-member table:name="0,008066" table:display="true" table:show-details="true"/>
                <table:data-pilot-member table:name="0,008072" table:display="true" table:show-details="true"/>
                <table:data-pilot-member table:name="0,008105" table:display="true" table:show-details="true"/>
                <table:data-pilot-member table:name="0,008109" table:display="true" table:show-details="true"/>
                <table:data-pilot-member table:name="0,008123" table:display="true" table:show-details="true"/>
                <table:data-pilot-member table:name="0,008125" table:display="true" table:show-details="true"/>
                <table:data-pilot-member table:name="0,008132" table:display="true" table:show-details="true"/>
                <table:data-pilot-member table:name="0,008133" table:display="true" table:show-details="true"/>
                <table:data-pilot-member table:name="0,00814" table:display="true" table:show-details="true"/>
                <table:data-pilot-member table:name="0,008145" table:display="true" table:show-details="true"/>
                <table:data-pilot-member table:name="0,00815" table:display="true" table:show-details="true"/>
                <table:data-pilot-member table:name="0,008157" table:display="true" table:show-details="true"/>
                <table:data-pilot-member table:name="0,008158" table:display="true" table:show-details="true"/>
                <table:data-pilot-member table:name="0,008164" table:display="true" table:show-details="true"/>
                <table:data-pilot-member table:name="0,008191" table:display="true" table:show-details="true"/>
                <table:data-pilot-member table:name="0,008196" table:display="true" table:show-details="true"/>
                <table:data-pilot-member table:name="0,008205" table:display="true" table:show-details="true"/>
                <table:data-pilot-member table:name="0,008208" table:display="true" table:show-details="true"/>
                <table:data-pilot-member table:name="0,008234" table:display="true" table:show-details="true"/>
                <table:data-pilot-member table:name="0,00827" table:display="true" table:show-details="true"/>
                <table:data-pilot-member table:name="0,008272" table:display="true" table:show-details="true"/>
                <table:data-pilot-member table:name="0,008285" table:display="true" table:show-details="true"/>
                <table:data-pilot-member table:name="0,008293" table:display="true" table:show-details="true"/>
                <table:data-pilot-member table:name="0,008302" table:display="true" table:show-details="true"/>
                <table:data-pilot-member table:name="0,008306" table:display="true" table:show-details="true"/>
                <table:data-pilot-member table:name="0,008313" table:display="true" table:show-details="true"/>
                <table:data-pilot-member table:name="0,008315" table:display="true" table:show-details="true"/>
                <table:data-pilot-member table:name="0,008325" table:display="true" table:show-details="true"/>
                <table:data-pilot-member table:name="0,008332" table:display="true" table:show-details="true"/>
                <table:data-pilot-member table:name="0,00834" table:display="true" table:show-details="true"/>
                <table:data-pilot-member table:name="0,008342" table:display="true" table:show-details="true"/>
                <table:data-pilot-member table:name="0,00835" table:display="true" table:show-details="true"/>
                <table:data-pilot-member table:name="0,008365" table:display="true" table:show-details="true"/>
                <table:data-pilot-member table:name="0,008369" table:display="true" table:show-details="true"/>
                <table:data-pilot-member table:name="0,008372" table:display="true" table:show-details="true"/>
                <table:data-pilot-member table:name="0,008373" table:display="true" table:show-details="true"/>
                <table:data-pilot-member table:name="0,008383" table:display="true" table:show-details="true"/>
                <table:data-pilot-member table:name="0,008385" table:display="true" table:show-details="true"/>
                <table:data-pilot-member table:name="0,008398" table:display="true" table:show-details="true"/>
                <table:data-pilot-member table:name="0,008412" table:display="true" table:show-details="true"/>
                <table:data-pilot-member table:name="0,008432" table:display="true" table:show-details="true"/>
                <table:data-pilot-member table:name="0,008441" table:display="true" table:show-details="true"/>
                <table:data-pilot-member table:name="0,008442" table:display="true" table:show-details="true"/>
                <table:data-pilot-member table:name="0,008454" table:display="true" table:show-details="true"/>
                <table:data-pilot-member table:name="0,008465" table:display="true" table:show-details="true"/>
                <table:data-pilot-member table:name="0,008494" table:display="true" table:show-details="true"/>
                <table:data-pilot-member table:name="0,008511" table:display="true" table:show-details="true"/>
                <table:data-pilot-member table:name="0,008521" table:display="true" table:show-details="true"/>
                <table:data-pilot-member table:name="0,008561" table:display="true" table:show-details="true"/>
                <table:data-pilot-member table:name="0,00857" table:display="true" table:show-details="true"/>
                <table:data-pilot-member table:name="0,008577" table:display="true" table:show-details="true"/>
                <table:data-pilot-member table:name="0,008596" table:display="true" table:show-details="true"/>
                <table:data-pilot-member table:name="0,008597" table:display="true" table:show-details="true"/>
                <table:data-pilot-member table:name="0,008613" table:display="true" table:show-details="true"/>
                <table:data-pilot-member table:name="0,008631" table:display="true" table:show-details="true"/>
                <table:data-pilot-member table:name="0,008633" table:display="true" table:show-details="true"/>
                <table:data-pilot-member table:name="0,008656" table:display="true" table:show-details="true"/>
                <table:data-pilot-member table:name="0,008657" table:display="true" table:show-details="true"/>
                <table:data-pilot-member table:name="0,008666" table:display="true" table:show-details="true"/>
                <table:data-pilot-member table:name="0,00867" table:display="true" table:show-details="true"/>
                <table:data-pilot-member table:name="0,008672" table:display="true" table:show-details="true"/>
                <table:data-pilot-member table:name="0,008673" table:display="true" table:show-details="true"/>
                <table:data-pilot-member table:name="0,008682" table:display="true" table:show-details="true"/>
                <table:data-pilot-member table:name="0,008683" table:display="true" table:show-details="true"/>
                <table:data-pilot-member table:name="0,008687" table:display="true" table:show-details="true"/>
                <table:data-pilot-member table:name="0,008698" table:display="true" table:show-details="true"/>
                <table:data-pilot-member table:name="0,008702" table:display="true" table:show-details="true"/>
                <table:data-pilot-member table:name="0,008709" table:display="true" table:show-details="true"/>
                <table:data-pilot-member table:name="0,008718" table:display="true" table:show-details="true"/>
                <table:data-pilot-member table:name="0,008719" table:display="true" table:show-details="true"/>
                <table:data-pilot-member table:name="0,008721" table:display="true" table:show-details="true"/>
                <table:data-pilot-member table:name="0,008725" table:display="true" table:show-details="true"/>
                <table:data-pilot-member table:name="0,008726" table:display="true" table:show-details="true"/>
                <table:data-pilot-member table:name="0,008731" table:display="true" table:show-details="true"/>
                <table:data-pilot-member table:name="0,008733" table:display="true" table:show-details="true"/>
                <table:data-pilot-member table:name="0,008737" table:display="true" table:show-details="true"/>
                <table:data-pilot-member table:name="0,008747" table:display="true" table:show-details="true"/>
                <table:data-pilot-member table:name="0,00875" table:display="true" table:show-details="true"/>
                <table:data-pilot-member table:name="0,008763" table:display="true" table:show-details="true"/>
                <table:data-pilot-member table:name="0,008764" table:display="true" table:show-details="true"/>
                <table:data-pilot-member table:name="0,008767" table:display="true" table:show-details="true"/>
                <table:data-pilot-member table:name="0,008772" table:display="true" table:show-details="true"/>
                <table:data-pilot-member table:name="0,008789" table:display="true" table:show-details="true"/>
                <table:data-pilot-member table:name="0,008793" table:display="true" table:show-details="true"/>
                <table:data-pilot-member table:name="0,008794" table:display="true" table:show-details="true"/>
                <table:data-pilot-member table:name="0,008798" table:display="true" table:show-details="true"/>
                <table:data-pilot-member table:name="0,008805" table:display="true" table:show-details="true"/>
                <table:data-pilot-member table:name="0,008807" table:display="true" table:show-details="true"/>
                <table:data-pilot-member table:name="0,00882" table:display="true" table:show-details="true"/>
                <table:data-pilot-member table:name="0,00883" table:display="true" table:show-details="true"/>
                <table:data-pilot-member table:name="0,008832" table:display="true" table:show-details="true"/>
                <table:data-pilot-member table:name="0,008838" table:display="true" table:show-details="true"/>
                <table:data-pilot-member table:name="0,008851" table:display="true" table:show-details="true"/>
                <table:data-pilot-member table:name="0,008863" table:display="true" table:show-details="true"/>
                <table:data-pilot-member table:name="0,008867" table:display="true" table:show-details="true"/>
                <table:data-pilot-member table:name="0,008871" table:display="true" table:show-details="true"/>
                <table:data-pilot-member table:name="0,008878" table:display="true" table:show-details="true"/>
                <table:data-pilot-member table:name="0,00889" table:display="true" table:show-details="true"/>
                <table:data-pilot-member table:name="0,008891" table:display="true" table:show-details="true"/>
                <table:data-pilot-member table:name="0,008893" table:display="true" table:show-details="true"/>
                <table:data-pilot-member table:name="0,0089" table:display="true" table:show-details="true"/>
                <table:data-pilot-member table:name="0,008911" table:display="true" table:show-details="true"/>
                <table:data-pilot-member table:name="0,008915" table:display="true" table:show-details="true"/>
                <table:data-pilot-member table:name="0,00893" table:display="true" table:show-details="true"/>
                <table:data-pilot-member table:name="0,008962" table:display="true" table:show-details="true"/>
                <table:data-pilot-member table:name="0,008971" table:display="true" table:show-details="true"/>
                <table:data-pilot-member table:name="0,008993" table:display="true" table:show-details="true"/>
                <table:data-pilot-member table:name="0,009004" table:display="true" table:show-details="true"/>
                <table:data-pilot-member table:name="0,009011" table:display="true" table:show-details="true"/>
                <table:data-pilot-member table:name="0,009014" table:display="true" table:show-details="true"/>
                <table:data-pilot-member table:name="0,009027" table:display="true" table:show-details="true"/>
                <table:data-pilot-member table:name="0,009049" table:display="true" table:show-details="true"/>
                <table:data-pilot-member table:name="0,009063" table:display="true" table:show-details="true"/>
                <table:data-pilot-member table:name="0,009065" table:display="true" table:show-details="true"/>
                <table:data-pilot-member table:name="0,009073" table:display="true" table:show-details="true"/>
                <table:data-pilot-member table:name="0,009074" table:display="true" table:show-details="true"/>
                <table:data-pilot-member table:name="0,009075" table:display="true" table:show-details="true"/>
                <table:data-pilot-member table:name="0,009091" table:display="true" table:show-details="true"/>
                <table:data-pilot-member table:name="0,0091" table:display="true" table:show-details="true"/>
                <table:data-pilot-member table:name="0,009114" table:display="true" table:show-details="true"/>
                <table:data-pilot-member table:name="0,009116" table:display="true" table:show-details="true"/>
                <table:data-pilot-member table:name="0,009132" table:display="true" table:show-details="true"/>
                <table:data-pilot-member table:name="0,009138" table:display="true" table:show-details="true"/>
                <table:data-pilot-member table:name="0,009153" table:display="true" table:show-details="true"/>
                <table:data-pilot-member table:name="0,009155" table:display="true" table:show-details="true"/>
                <table:data-pilot-member table:name="0,009158" table:display="true" table:show-details="true"/>
                <table:data-pilot-member table:name="0,009164" table:display="true" table:show-details="true"/>
                <table:data-pilot-member table:name="0,009176" table:display="true" table:show-details="true"/>
                <table:data-pilot-member table:name="0,009185" table:display="true" table:show-details="true"/>
                <table:data-pilot-member table:name="0,009198" table:display="true" table:show-details="true"/>
                <table:data-pilot-member table:name="0,009202" table:display="true" table:show-details="true"/>
                <table:data-pilot-member table:name="0,009219" table:display="true" table:show-details="true"/>
                <table:data-pilot-member table:name="0,009222" table:display="true" table:show-details="true"/>
                <table:data-pilot-member table:name="0,009242" table:display="true" table:show-details="true"/>
                <table:data-pilot-member table:name="0,009251" table:display="true" table:show-details="true"/>
                <table:data-pilot-member table:name="0,009254" table:display="true" table:show-details="true"/>
                <table:data-pilot-member table:name="0,00927" table:display="true" table:show-details="true"/>
                <table:data-pilot-member table:name="0,009355" table:display="true" table:show-details="true"/>
                <table:data-pilot-member table:name="0,009367" table:display="true" table:show-details="true"/>
                <table:data-pilot-member table:name="0,009412" table:display="true" table:show-details="true"/>
                <table:data-pilot-member table:name="0,009417" table:display="true" table:show-details="true"/>
                <table:data-pilot-member table:name="0,009422" table:display="true" table:show-details="true"/>
                <table:data-pilot-member table:name="0,009424" table:display="true" table:show-details="true"/>
                <table:data-pilot-member table:name="0,00943" table:display="true" table:show-details="true"/>
                <table:data-pilot-member table:name="0,009431" table:display="true" table:show-details="true"/>
                <table:data-pilot-member table:name="0,00945" table:display="true" table:show-details="true"/>
                <table:data-pilot-member table:name="0,009478" table:display="true" table:show-details="true"/>
                <table:data-pilot-member table:name="0,009494" table:display="true" table:show-details="true"/>
                <table:data-pilot-member table:name="0,009498" table:display="true" table:show-details="true"/>
                <table:data-pilot-member table:name="0,009502" table:display="true" table:show-details="true"/>
                <table:data-pilot-member table:name="0,009514" table:display="true" table:show-details="true"/>
                <table:data-pilot-member table:name="0,009566" table:display="true" table:show-details="true"/>
                <table:data-pilot-member table:name="0,009571" table:display="true" table:show-details="true"/>
                <table:data-pilot-member table:name="0,009606" table:display="true" table:show-details="true"/>
                <table:data-pilot-member table:name="0,009608" table:display="true" table:show-details="true"/>
                <table:data-pilot-member table:name="0,009629" table:display="true" table:show-details="true"/>
                <table:data-pilot-member table:name="0,009638" table:display="true" table:show-details="true"/>
                <table:data-pilot-member table:name="0,009658" table:display="true" table:show-details="true"/>
                <table:data-pilot-member table:name="0,009695" table:display="true" table:show-details="true"/>
                <table:data-pilot-member table:name="0,0097" table:display="true" table:show-details="true"/>
                <table:data-pilot-member table:name="0,009707" table:display="true" table:show-details="true"/>
                <table:data-pilot-member table:name="0,009723" table:display="true" table:show-details="true"/>
                <table:data-pilot-member table:name="0,009726" table:display="true" table:show-details="true"/>
                <table:data-pilot-member table:name="0,009736" table:display="true" table:show-details="true"/>
                <table:data-pilot-member table:name="0,009748" table:display="true" table:show-details="true"/>
                <table:data-pilot-member table:name="0,009768" table:display="true" table:show-details="true"/>
                <table:data-pilot-member table:name="0,009785" table:display="true" table:show-details="true"/>
                <table:data-pilot-member table:name="0,009788" table:display="true" table:show-details="true"/>
                <table:data-pilot-member table:name="0,009793" table:display="true" table:show-details="true"/>
                <table:data-pilot-member table:name="0,009802" table:display="true" table:show-details="true"/>
                <table:data-pilot-member table:name="0,00983" table:display="true" table:show-details="true"/>
                <table:data-pilot-member table:name="0,009854" table:display="true" table:show-details="true"/>
                <table:data-pilot-member table:name="0,009865" table:display="true" table:show-details="true"/>
                <table:data-pilot-member table:name="0,009866" table:display="true" table:show-details="true"/>
                <table:data-pilot-member table:name="0,009876" table:display="true" table:show-details="true"/>
                <table:data-pilot-member table:name="0,009891" table:display="true" table:show-details="true"/>
                <table:data-pilot-member table:name="0,009896" table:display="true" table:show-details="true"/>
                <table:data-pilot-member table:name="0,009923" table:display="true" table:show-details="true"/>
                <table:data-pilot-member table:name="0,009924" table:display="true" table:show-details="true"/>
                <table:data-pilot-member table:name="0,009932" table:display="true" table:show-details="true"/>
                <table:data-pilot-member table:name="0,009936" table:display="true" table:show-details="true"/>
                <table:data-pilot-member table:name="0,009937" table:display="true" table:show-details="true"/>
                <table:data-pilot-member table:name="0,009949" table:display="true" table:show-details="true"/>
                <table:data-pilot-member table:name="0,009964" table:display="true" table:show-details="true"/>
                <table:data-pilot-member table:name="0,009966" table:display="true" table:show-details="true"/>
                <table:data-pilot-member table:name="0,01" table:display="true" table:show-details="true"/>
                <table:data-pilot-member table:name="0,01001" table:display="true" table:show-details="true"/>
                <table:data-pilot-member table:name="0,010012" table:display="true" table:show-details="true"/>
                <table:data-pilot-member table:name="0,010026" table:display="true" table:show-details="true"/>
                <table:data-pilot-member table:name="0,010031" table:display="true" table:show-details="true"/>
                <table:data-pilot-member table:name="0,010091" table:display="true" table:show-details="true"/>
                <table:data-pilot-member table:name="0,010099" table:display="true" table:show-details="true"/>
                <table:data-pilot-member table:name="0,010118" table:display="true" table:show-details="true"/>
                <table:data-pilot-member table:name="0,010122" table:display="true" table:show-details="true"/>
                <table:data-pilot-member table:name="0,010184" table:display="true" table:show-details="true"/>
                <table:data-pilot-member table:name="0,010206" table:display="true" table:show-details="true"/>
                <table:data-pilot-member table:name="0,010221" table:display="true" table:show-details="true"/>
                <table:data-pilot-member table:name="0,010226" table:display="true" table:show-details="true"/>
                <table:data-pilot-member table:name="0,010238" table:display="true" table:show-details="true"/>
                <table:data-pilot-member table:name="0,010292" table:display="true" table:show-details="true"/>
                <table:data-pilot-member table:name="0,010319" table:display="true" table:show-details="true"/>
                <table:data-pilot-member table:name="0,010329" table:display="true" table:show-details="true"/>
                <table:data-pilot-member table:name="0,010331" table:display="true" table:show-details="true"/>
                <table:data-pilot-member table:name="0,010337" table:display="true" table:show-details="true"/>
                <table:data-pilot-member table:name="0,010394" table:display="true" table:show-details="true"/>
                <table:data-pilot-member table:name="0,010402" table:display="true" table:show-details="true"/>
                <table:data-pilot-member table:name="0,010516" table:display="true" table:show-details="true"/>
                <table:data-pilot-member table:name="0,010617" table:display="true" table:show-details="true"/>
                <table:data-pilot-member table:name="0,010645" table:display="true" table:show-details="true"/>
                <table:data-pilot-member table:name="0,010743" table:display="true" table:show-details="true"/>
                <table:data-pilot-member table:name="0,010765" table:display="true" table:show-details="true"/>
                <table:data-pilot-member table:name="0,010804" table:display="true" table:show-details="true"/>
                <table:data-pilot-member table:name="0,010808" table:display="true" table:show-details="true"/>
                <table:data-pilot-member table:name="0,010892" table:display="true" table:show-details="true"/>
                <table:data-pilot-member table:name="0,010901" table:display="true" table:show-details="true"/>
                <table:data-pilot-member table:name="0,010938" table:display="true" table:show-details="true"/>
                <table:data-pilot-member table:name="0,010971" table:display="true" table:show-details="true"/>
                <table:data-pilot-member table:name="0,010988" table:display="true" table:show-details="true"/>
                <table:data-pilot-member table:name="0,01101" table:display="true" table:show-details="true"/>
                <table:data-pilot-member table:name="0,011083" table:display="true" table:show-details="true"/>
                <table:data-pilot-member table:name="0,011121" table:display="true" table:show-details="true"/>
                <table:data-pilot-member table:name="0,011332" table:display="true" table:show-details="true"/>
                <table:data-pilot-member table:name="0,011345" table:display="true" table:show-details="true"/>
                <table:data-pilot-member table:name="0,011363" table:display="true" table:show-details="true"/>
                <table:data-pilot-member table:name="0,011409" table:display="true" table:show-details="true"/>
                <table:data-pilot-member table:name="0,011532" table:display="true" table:show-details="true"/>
                <table:data-pilot-member table:name="0,011552" table:display="true" table:show-details="true"/>
                <table:data-pilot-member table:name="0,011638" table:display="true" table:show-details="true"/>
                <table:data-pilot-member table:name="0,011728" table:display="true" table:show-details="true"/>
                <table:data-pilot-member table:name="0,011813" table:display="true" table:show-details="true"/>
                <table:data-pilot-member table:name="0,011835" table:display="true" table:show-details="true"/>
                <table:data-pilot-member table:name="0,011848" table:display="true" table:show-details="true"/>
                <table:data-pilot-member table:name="0,01194" table:display="true" table:show-details="true"/>
                <table:data-pilot-member table:name="0,011997" table:display="true" table:show-details="true"/>
                <table:data-pilot-member table:name="0,012028" table:display="true" table:show-details="true"/>
                <table:data-pilot-member table:name="0,012059" table:display="true" table:show-details="true"/>
                <table:data-pilot-member table:name="0,012087" table:display="true" table:show-details="true"/>
                <table:data-pilot-member table:name="0,012113" table:display="true" table:show-details="true"/>
                <table:data-pilot-member table:name="0,012253" table:display="true" table:show-details="true"/>
                <table:data-pilot-member table:name="0,012333" table:display="true" table:show-details="true"/>
                <table:data-pilot-member table:name="0,012347" table:display="true" table:show-details="true"/>
                <table:data-pilot-member table:name="0,01236" table:display="true" table:show-details="true"/>
                <table:data-pilot-member table:name="0,012507" table:display="true" table:show-details="true"/>
                <table:data-pilot-member table:name="0,012531" table:display="true" table:show-details="true"/>
                <table:data-pilot-member table:name="0,012727" table:display="true" table:show-details="true"/>
                <table:data-pilot-member table:name="0,012955" table:display="true" table:show-details="true"/>
                <table:data-pilot-member table:name="0,013152" table:display="true" table:show-details="true"/>
                <table:data-pilot-member table:name="0,013211" table:display="true" table:show-details="true"/>
                <table:data-pilot-member table:name="0,014171" table:display="true" table:show-details="true"/>
                <table:data-pilot-member table:name="0,014334" table:display="true" table:show-details="true"/>
                <table:data-pilot-member table:name="0,014623" table:display="true" table:show-details="true"/>
                <table:data-pilot-member table:name="0,015335" table:display="true" table:show-details="true"/>
                <table:data-pilot-member table:name="0,016731" table:display="true" table:show-details="true"/>
                <table:data-pilot-member table:name="0,016827" table:display="true" table:show-details="true"/>
                <table:data-pilot-member table:name="0,016957" table:display="true" table:show-details="true"/>
                <table:data-pilot-member table:name="0,017022" table:display="true" table:show-details="true"/>
                <table:data-pilot-member table:name="0,017233" table:display="true" table:show-details="true"/>
                <table:data-pilot-member table:name="0,017308" table:display="true" table:show-details="true"/>
                <table:data-pilot-member table:name="0,017312" table:display="true" table:show-details="true"/>
                <table:data-pilot-member table:name="0,017365" table:display="true" table:show-details="true"/>
                <table:data-pilot-member table:name="0,01739" table:display="true" table:show-details="true"/>
                <table:data-pilot-member table:name="0,017418" table:display="true" table:show-details="true"/>
                <table:data-pilot-member table:name="0,01743" table:display="true" table:show-details="true"/>
                <table:data-pilot-member table:name="0,017434" table:display="true" table:show-details="true"/>
                <table:data-pilot-member table:name="0,017444" table:display="true" table:show-details="true"/>
                <table:data-pilot-member table:name="0,01745" table:display="true" table:show-details="true"/>
                <table:data-pilot-member table:name="0,01746" table:display="true" table:show-details="true"/>
                <table:data-pilot-member table:name="0,017479" table:display="true" table:show-details="true"/>
                <table:data-pilot-member table:name="0,017527" table:display="true" table:show-details="true"/>
                <table:data-pilot-member table:name="0,01753" table:display="true" table:show-details="true"/>
                <table:data-pilot-member table:name="0,017533" table:display="true" table:show-details="true"/>
                <table:data-pilot-member table:name="0,017568" table:display="true" table:show-details="true"/>
                <table:data-pilot-member table:name="0,017601" table:display="true" table:show-details="true"/>
                <table:data-pilot-member table:name="0,017603" table:display="true" table:show-details="true"/>
                <table:data-pilot-member table:name="0,017609" table:display="true" table:show-details="true"/>
                <table:data-pilot-member table:name="0,017617" table:display="true" table:show-details="true"/>
                <table:data-pilot-member table:name="0,017624" table:display="true" table:show-details="true"/>
                <table:data-pilot-member table:name="0,017634" table:display="true" table:show-details="true"/>
                <table:data-pilot-member table:name="0,017638" table:display="true" table:show-details="true"/>
                <table:data-pilot-member table:name="0,017642" table:display="true" table:show-details="true"/>
                <table:data-pilot-member table:name="0,017678" table:display="true" table:show-details="true"/>
                <table:data-pilot-member table:name="0,017694" table:display="true" table:show-details="true"/>
                <table:data-pilot-member table:name="0,017727" table:display="true" table:show-details="true"/>
                <table:data-pilot-member table:name="0,017738" table:display="true" table:show-details="true"/>
                <table:data-pilot-member table:name="0,017741" table:display="true" table:show-details="true"/>
                <table:data-pilot-member table:name="0,017751" table:display="true" table:show-details="true"/>
                <table:data-pilot-member table:name="0,017759" table:display="true" table:show-details="true"/>
                <table:data-pilot-member table:name="0,01778" table:display="true" table:show-details="true"/>
                <table:data-pilot-member table:name="0,017788" table:display="true" table:show-details="true"/>
                <table:data-pilot-member table:name="0,017792" table:display="true" table:show-details="true"/>
                <table:data-pilot-member table:name="0,017822" table:display="true" table:show-details="true"/>
                <table:data-pilot-member table:name="0,017823" table:display="true" table:show-details="true"/>
                <table:data-pilot-member table:name="0,017824" table:display="true" table:show-details="true"/>
                <table:data-pilot-member table:name="0,017825" table:display="true" table:show-details="true"/>
                <table:data-pilot-member table:name="0,017828" table:display="true" table:show-details="true"/>
                <table:data-pilot-member table:name="0,01783" table:display="true" table:show-details="true"/>
                <table:data-pilot-member table:name="0,01784" table:display="true" table:show-details="true"/>
                <table:data-pilot-member table:name="0,017841" table:display="true" table:show-details="true"/>
                <table:data-pilot-member table:name="0,017845" table:display="true" table:show-details="true"/>
                <table:data-pilot-member table:name="0,017849" table:display="true" table:show-details="true"/>
                <table:data-pilot-member table:name="0,017857" table:display="true" table:show-details="true"/>
                <table:data-pilot-member table:name="0,017859" table:display="true" table:show-details="true"/>
                <table:data-pilot-member table:name="0,017869" table:display="true" table:show-details="true"/>
                <table:data-pilot-member table:name="0,017871" table:display="true" table:show-details="true"/>
                <table:data-pilot-member table:name="0,0179" table:display="true" table:show-details="true"/>
                <table:data-pilot-member table:name="0,017908" table:display="true" table:show-details="true"/>
                <table:data-pilot-member table:name="0,017923" table:display="true" table:show-details="true"/>
                <table:data-pilot-member table:name="0,01794" table:display="true" table:show-details="true"/>
                <table:data-pilot-member table:name="0,017941" table:display="true" table:show-details="true"/>
                <table:data-pilot-member table:name="0,017942" table:display="true" table:show-details="true"/>
                <table:data-pilot-member table:name="0,01797" table:display="true" table:show-details="true"/>
                <table:data-pilot-member table:name="0,017997" table:display="true" table:show-details="true"/>
                <table:data-pilot-member table:name="0,018002" table:display="true" table:show-details="true"/>
                <table:data-pilot-member table:name="0,018019" table:display="true" table:show-details="true"/>
                <table:data-pilot-member table:name="0,018022" table:display="true" table:show-details="true"/>
                <table:data-pilot-member table:name="0,018028" table:display="true" table:show-details="true"/>
                <table:data-pilot-member table:name="0,018036" table:display="true" table:show-details="true"/>
                <table:data-pilot-member table:name="0,01804" table:display="true" table:show-details="true"/>
                <table:data-pilot-member table:name="0,018046" table:display="true" table:show-details="true"/>
                <table:data-pilot-member table:name="0,018053" table:display="true" table:show-details="true"/>
                <table:data-pilot-member table:name="0,018066" table:display="true" table:show-details="true"/>
                <table:data-pilot-member table:name="0,018069" table:display="true" table:show-details="true"/>
                <table:data-pilot-member table:name="0,018076" table:display="true" table:show-details="true"/>
                <table:data-pilot-member table:name="0,018079" table:display="true" table:show-details="true"/>
                <table:data-pilot-member table:name="0,018087" table:display="true" table:show-details="true"/>
                <table:data-pilot-member table:name="0,018089" table:display="true" table:show-details="true"/>
                <table:data-pilot-member table:name="0,018109" table:display="true" table:show-details="true"/>
                <table:data-pilot-member table:name="0,018111" table:display="true" table:show-details="true"/>
                <table:data-pilot-member table:name="0,018115" table:display="true" table:show-details="true"/>
                <table:data-pilot-member table:name="0,018118" table:display="true" table:show-details="true"/>
                <table:data-pilot-member table:name="0,018127" table:display="true" table:show-details="true"/>
                <table:data-pilot-member table:name="0,018144" table:display="true" table:show-details="true"/>
                <table:data-pilot-member table:name="0,018149" table:display="true" table:show-details="true"/>
                <table:data-pilot-member table:name="0,018163" table:display="true" table:show-details="true"/>
                <table:data-pilot-member table:name="0,01817" table:display="true" table:show-details="true"/>
                <table:data-pilot-member table:name="0,018174" table:display="true" table:show-details="true"/>
                <table:data-pilot-member table:name="0,018177" table:display="true" table:show-details="true"/>
                <table:data-pilot-member table:name="0,01818" table:display="true" table:show-details="true"/>
                <table:data-pilot-member table:name="0,018181" table:display="true" table:show-details="true"/>
                <table:data-pilot-member table:name="0,018183" table:display="true" table:show-details="true"/>
                <table:data-pilot-member table:name="0,018186" table:display="true" table:show-details="true"/>
                <table:data-pilot-member table:name="0,018215" table:display="true" table:show-details="true"/>
                <table:data-pilot-member table:name="0,018223" table:display="true" table:show-details="true"/>
                <table:data-pilot-member table:name="0,018224" table:display="true" table:show-details="true"/>
                <table:data-pilot-member table:name="0,018233" table:display="true" table:show-details="true"/>
                <table:data-pilot-member table:name="0,018238" table:display="true" table:show-details="true"/>
                <table:data-pilot-member table:name="0,018241" table:display="true" table:show-details="true"/>
                <table:data-pilot-member table:name="0,018244" table:display="true" table:show-details="true"/>
                <table:data-pilot-member table:name="0,018257" table:display="true" table:show-details="true"/>
                <table:data-pilot-member table:name="0,018268" table:display="true" table:show-details="true"/>
                <table:data-pilot-member table:name="0,018272" table:display="true" table:show-details="true"/>
                <table:data-pilot-member table:name="0,018277" table:display="true" table:show-details="true"/>
                <table:data-pilot-member table:name="0,018286" table:display="true" table:show-details="true"/>
                <table:data-pilot-member table:name="0,018289" table:display="true" table:show-details="true"/>
                <table:data-pilot-member table:name="0,018293" table:display="true" table:show-details="true"/>
                <table:data-pilot-member table:name="0,018296" table:display="true" table:show-details="true"/>
                <table:data-pilot-member table:name="0,018313" table:display="true" table:show-details="true"/>
                <table:data-pilot-member table:name="0,018333" table:display="true" table:show-details="true"/>
                <table:data-pilot-member table:name="0,018334" table:display="true" table:show-details="true"/>
                <table:data-pilot-member table:name="0,01834" table:display="true" table:show-details="true"/>
                <table:data-pilot-member table:name="0,018343" table:display="true" table:show-details="true"/>
                <table:data-pilot-member table:name="0,018344" table:display="true" table:show-details="true"/>
                <table:data-pilot-member table:name="0,01835" table:display="true" table:show-details="true"/>
                <table:data-pilot-member table:name="0,018353" table:display="true" table:show-details="true"/>
                <table:data-pilot-member table:name="0,018376" table:display="true" table:show-details="true"/>
                <table:data-pilot-member table:name="0,018396" table:display="true" table:show-details="true"/>
                <table:data-pilot-member table:name="0,018399" table:display="true" table:show-details="true"/>
                <table:data-pilot-member table:name="0,018401" table:display="true" table:show-details="true"/>
                <table:data-pilot-member table:name="0,018404" table:display="true" table:show-details="true"/>
                <table:data-pilot-member table:name="0,018409" table:display="true" table:show-details="true"/>
                <table:data-pilot-member table:name="0,01841" table:display="true" table:show-details="true"/>
                <table:data-pilot-member table:name="0,018442" table:display="true" table:show-details="true"/>
                <table:data-pilot-member table:name="0,018444" table:display="true" table:show-details="true"/>
                <table:data-pilot-member table:name="0,018449" table:display="true" table:show-details="true"/>
                <table:data-pilot-member table:name="0,018461" table:display="true" table:show-details="true"/>
                <table:data-pilot-member table:name="0,018467" table:display="true" table:show-details="true"/>
                <table:data-pilot-member table:name="0,018469" table:display="true" table:show-details="true"/>
                <table:data-pilot-member table:name="0,018471" table:display="true" table:show-details="true"/>
                <table:data-pilot-member table:name="0,018475" table:display="true" table:show-details="true"/>
                <table:data-pilot-member table:name="0,018492" table:display="true" table:show-details="true"/>
                <table:data-pilot-member table:name="0,018496" table:display="true" table:show-details="true"/>
                <table:data-pilot-member table:name="0,018508" table:display="true" table:show-details="true"/>
                <table:data-pilot-member table:name="0,018512" table:display="true" table:show-details="true"/>
                <table:data-pilot-member table:name="0,018516" table:display="true" table:show-details="true"/>
                <table:data-pilot-member table:name="0,018519" table:display="true" table:show-details="true"/>
                <table:data-pilot-member table:name="0,018546" table:display="true" table:show-details="true"/>
                <table:data-pilot-member table:name="0,018547" table:display="true" table:show-details="true"/>
                <table:data-pilot-member table:name="0,018578" table:display="true" table:show-details="true"/>
                <table:data-pilot-member table:name="0,01859" table:display="true" table:show-details="true"/>
                <table:data-pilot-member table:name="0,018623" table:display="true" table:show-details="true"/>
                <table:data-pilot-member table:name="0,018625" table:display="true" table:show-details="true"/>
                <table:data-pilot-member table:name="0,018627" table:display="true" table:show-details="true"/>
                <table:data-pilot-member table:name="0,018633" table:display="true" table:show-details="true"/>
                <table:data-pilot-member table:name="0,018641" table:display="true" table:show-details="true"/>
                <table:data-pilot-member table:name="0,018653" table:display="true" table:show-details="true"/>
                <table:data-pilot-member table:name="0,018655" table:display="true" table:show-details="true"/>
                <table:data-pilot-member table:name="0,018674" table:display="true" table:show-details="true"/>
                <table:data-pilot-member table:name="0,018676" table:display="true" table:show-details="true"/>
                <table:data-pilot-member table:name="0,018679" table:display="true" table:show-details="true"/>
                <table:data-pilot-member table:name="0,018688" table:display="true" table:show-details="true"/>
                <table:data-pilot-member table:name="0,018689" table:display="true" table:show-details="true"/>
                <table:data-pilot-member table:name="0,018699" table:display="true" table:show-details="true"/>
                <table:data-pilot-member table:name="0,018706" table:display="true" table:show-details="true"/>
                <table:data-pilot-member table:name="0,018708" table:display="true" table:show-details="true"/>
                <table:data-pilot-member table:name="0,018726" table:display="true" table:show-details="true"/>
                <table:data-pilot-member table:name="0,018735" table:display="true" table:show-details="true"/>
                <table:data-pilot-member table:name="0,018736" table:display="true" table:show-details="true"/>
                <table:data-pilot-member table:name="0,018744" table:display="true" table:show-details="true"/>
                <table:data-pilot-member table:name="0,018748" table:display="true" table:show-details="true"/>
                <table:data-pilot-member table:name="0,018772" table:display="true" table:show-details="true"/>
                <table:data-pilot-member table:name="0,0188" table:display="true" table:show-details="true"/>
                <table:data-pilot-member table:name="0,018804" table:display="true" table:show-details="true"/>
                <table:data-pilot-member table:name="0,018824" table:display="true" table:show-details="true"/>
                <table:data-pilot-member table:name="0,018845" table:display="true" table:show-details="true"/>
                <table:data-pilot-member table:name="0,018852" table:display="true" table:show-details="true"/>
                <table:data-pilot-member table:name="0,018854" table:display="true" table:show-details="true"/>
                <table:data-pilot-member table:name="0,018865" table:display="true" table:show-details="true"/>
                <table:data-pilot-member table:name="0,018866" table:display="true" table:show-details="true"/>
                <table:data-pilot-member table:name="0,018903" table:display="true" table:show-details="true"/>
                <table:data-pilot-member table:name="0,01891" table:display="true" table:show-details="true"/>
                <table:data-pilot-member table:name="0,018912" table:display="true" table:show-details="true"/>
                <table:data-pilot-member table:name="0,018918" table:display="true" table:show-details="true"/>
                <table:data-pilot-member table:name="0,01893" table:display="true" table:show-details="true"/>
                <table:data-pilot-member table:name="0,01894" table:display="true" table:show-details="true"/>
                <table:data-pilot-member table:name="0,018957" table:display="true" table:show-details="true"/>
                <table:data-pilot-member table:name="0,018965" table:display="true" table:show-details="true"/>
                <table:data-pilot-member table:name="0,018974" table:display="true" table:show-details="true"/>
                <table:data-pilot-member table:name="0,018979" table:display="true" table:show-details="true"/>
                <table:data-pilot-member table:name="0,018987" table:display="true" table:show-details="true"/>
                <table:data-pilot-member table:name="0,019003" table:display="true" table:show-details="true"/>
                <table:data-pilot-member table:name="0,019009" table:display="true" table:show-details="true"/>
                <table:data-pilot-member table:name="0,019034" table:display="true" table:show-details="true"/>
                <table:data-pilot-member table:name="0,019065" table:display="true" table:show-details="true"/>
                <table:data-pilot-member table:name="0,019067" table:display="true" table:show-details="true"/>
                <table:data-pilot-member table:name="0,019106" table:display="true" table:show-details="true"/>
                <table:data-pilot-member table:name="0,01911" table:display="true" table:show-details="true"/>
                <table:data-pilot-member table:name="0,01912" table:display="true" table:show-details="true"/>
                <table:data-pilot-member table:name="0,019171" table:display="true" table:show-details="true"/>
                <table:data-pilot-member table:name="0,019176" table:display="true" table:show-details="true"/>
                <table:data-pilot-member table:name="0,019191" table:display="true" table:show-details="true"/>
                <table:data-pilot-member table:name="0,019207" table:display="true" table:show-details="true"/>
                <table:data-pilot-member table:name="0,019213" table:display="true" table:show-details="true"/>
                <table:data-pilot-member table:name="0,019224" table:display="true" table:show-details="true"/>
                <table:data-pilot-member table:name="0,019233" table:display="true" table:show-details="true"/>
                <table:data-pilot-member table:name="0,019239" table:display="true" table:show-details="true"/>
                <table:data-pilot-member table:name="0,019248" table:display="true" table:show-details="true"/>
                <table:data-pilot-member table:name="0,01925" table:display="true" table:show-details="true"/>
                <table:data-pilot-member table:name="0,01926" table:display="true" table:show-details="true"/>
                <table:data-pilot-member table:name="0,019276" table:display="true" table:show-details="true"/>
                <table:data-pilot-member table:name="0,019279" table:display="true" table:show-details="true"/>
                <table:data-pilot-member table:name="0,019283" table:display="true" table:show-details="true"/>
                <table:data-pilot-member table:name="0,019332" table:display="true" table:show-details="true"/>
                <table:data-pilot-member table:name="0,019379" table:display="true" table:show-details="true"/>
                <table:data-pilot-member table:name="0,019397" table:display="true" table:show-details="true"/>
                <table:data-pilot-member table:name="0,019427" table:display="true" table:show-details="true"/>
                <table:data-pilot-member table:name="0,019428" table:display="true" table:show-details="true"/>
                <table:data-pilot-member table:name="0,019454" table:display="true" table:show-details="true"/>
                <table:data-pilot-member table:name="0,019456" table:display="true" table:show-details="true"/>
                <table:data-pilot-member table:name="0,019462" table:display="true" table:show-details="true"/>
                <table:data-pilot-member table:name="0,019466" table:display="true" table:show-details="true"/>
                <table:data-pilot-member table:name="0,019512" table:display="true" table:show-details="true"/>
                <table:data-pilot-member table:name="0,019526" table:display="true" table:show-details="true"/>
                <table:data-pilot-member table:name="0,019546" table:display="true" table:show-details="true"/>
                <table:data-pilot-member table:name="0,019589" table:display="true" table:show-details="true"/>
                <table:data-pilot-member table:name="0,019595" table:display="true" table:show-details="true"/>
                <table:data-pilot-member table:name="0,019603" table:display="true" table:show-details="true"/>
                <table:data-pilot-member table:name="0,019612" table:display="true" table:show-details="true"/>
                <table:data-pilot-member table:name="0,019618" table:display="true" table:show-details="true"/>
                <table:data-pilot-member table:name="0,019623" table:display="true" table:show-details="true"/>
                <table:data-pilot-member table:name="0,01964" table:display="true" table:show-details="true"/>
                <table:data-pilot-member table:name="0,019648" table:display="true" table:show-details="true"/>
                <table:data-pilot-member table:name="0,019674" table:display="true" table:show-details="true"/>
                <table:data-pilot-member table:name="0,019677" table:display="true" table:show-details="true"/>
                <table:data-pilot-member table:name="0,0197" table:display="true" table:show-details="true"/>
                <table:data-pilot-member table:name="0,019703" table:display="true" table:show-details="true"/>
                <table:data-pilot-member table:name="0,019725" table:display="true" table:show-details="true"/>
                <table:data-pilot-member table:name="0,019728" table:display="true" table:show-details="true"/>
                <table:data-pilot-member table:name="0,019787" table:display="true" table:show-details="true"/>
                <table:data-pilot-member table:name="0,019802" table:display="true" table:show-details="true"/>
                <table:data-pilot-member table:name="0,019856" table:display="true" table:show-details="true"/>
                <table:data-pilot-member table:name="0,019885" table:display="true" table:show-details="true"/>
                <table:data-pilot-member table:name="0,019897" table:display="true" table:show-details="true"/>
                <table:data-pilot-member table:name="0,019946" table:display="true" table:show-details="true"/>
                <table:data-pilot-member table:name="0,019962" table:display="true" table:show-details="true"/>
                <table:data-pilot-member table:name="0,019992" table:display="true" table:show-details="true"/>
                <table:data-pilot-member table:name="0,020008" table:display="true" table:show-details="true"/>
                <table:data-pilot-member table:name="0,020023" table:display="true" table:show-details="true"/>
                <table:data-pilot-member table:name="0,020048" table:display="true" table:show-details="true"/>
                <table:data-pilot-member table:name="0,020049" table:display="true" table:show-details="true"/>
                <table:data-pilot-member table:name="0,020051" table:display="true" table:show-details="true"/>
                <table:data-pilot-member table:name="0,020052" table:display="true" table:show-details="true"/>
                <table:data-pilot-member table:name="0,020061" table:display="true" table:show-details="true"/>
                <table:data-pilot-member table:name="0,020107" table:display="true" table:show-details="true"/>
                <table:data-pilot-member table:name="0,02012" table:display="true" table:show-details="true"/>
                <table:data-pilot-member table:name="0,020132" table:display="true" table:show-details="true"/>
                <table:data-pilot-member table:name="0,020166" table:display="true" table:show-details="true"/>
                <table:data-pilot-member table:name="0,02018" table:display="true" table:show-details="true"/>
                <table:data-pilot-member table:name="0,020217" table:display="true" table:show-details="true"/>
                <table:data-pilot-member table:name="0,020223" table:display="true" table:show-details="true"/>
                <table:data-pilot-member table:name="0,02023" table:display="true" table:show-details="true"/>
                <table:data-pilot-member table:name="0,020243" table:display="true" table:show-details="true"/>
                <table:data-pilot-member table:name="0,020248" table:display="true" table:show-details="true"/>
                <table:data-pilot-member table:name="0,020256" table:display="true" table:show-details="true"/>
                <table:data-pilot-member table:name="0,020259" table:display="true" table:show-details="true"/>
                <table:data-pilot-member table:name="0,020377" table:display="true" table:show-details="true"/>
                <table:data-pilot-member table:name="0,020392" table:display="true" table:show-details="true"/>
                <table:data-pilot-member table:name="0,020522" table:display="true" table:show-details="true"/>
                <table:data-pilot-member table:name="0,02054" table:display="true" table:show-details="true"/>
                <table:data-pilot-member table:name="0,020544" table:display="true" table:show-details="true"/>
                <table:data-pilot-member table:name="0,020612" table:display="true" table:show-details="true"/>
                <table:data-pilot-member table:name="0,020628" table:display="true" table:show-details="true"/>
                <table:data-pilot-member table:name="0,02066" table:display="true" table:show-details="true"/>
                <table:data-pilot-member table:name="0,020736" table:display="true" table:show-details="true"/>
                <table:data-pilot-member table:name="0,020751" table:display="true" table:show-details="true"/>
                <table:data-pilot-member table:name="0,020764" table:display="true" table:show-details="true"/>
                <table:data-pilot-member table:name="0,020777" table:display="true" table:show-details="true"/>
                <table:data-pilot-member table:name="0,020842" table:display="true" table:show-details="true"/>
                <table:data-pilot-member table:name="0,020896" table:display="true" table:show-details="true"/>
                <table:data-pilot-member table:name="0,020922" table:display="true" table:show-details="true"/>
                <table:data-pilot-member table:name="0,021056" table:display="true" table:show-details="true"/>
                <table:data-pilot-member table:name="0,021064" table:display="true" table:show-details="true"/>
                <table:data-pilot-member table:name="0,021069" table:display="true" table:show-details="true"/>
                <table:data-pilot-member table:name="0,021131" table:display="true" table:show-details="true"/>
                <table:data-pilot-member table:name="0,021184" table:display="true" table:show-details="true"/>
                <table:data-pilot-member table:name="0,021223" table:display="true" table:show-details="true"/>
                <table:data-pilot-member table:name="0,02136" table:display="true" table:show-details="true"/>
                <table:data-pilot-member table:name="0,021364" table:display="true" table:show-details="true"/>
                <table:data-pilot-member table:name="0,021376" table:display="true" table:show-details="true"/>
                <table:data-pilot-member table:name="0,021531" table:display="true" table:show-details="true"/>
                <table:data-pilot-member table:name="0,021783" table:display="true" table:show-details="true"/>
                <table:data-pilot-member table:name="0,022505" table:display="true" table:show-details="true"/>
                <table:data-pilot-member table:name="0,022537" table:display="true" table:show-details="true"/>
                <table:data-pilot-member table:name="0,022558" table:display="true" table:show-details="true"/>
                <table:data-pilot-member table:name="0,023087" table:display="true" table:show-details="true"/>
                <table:data-pilot-member table:name="0,023449" table:display="true" table:show-details="true"/>
                <table:data-pilot-member table:name="0,023803" table:display="true" table:show-details="true"/>
                <table:data-pilot-member table:name="0,025752" table:display="true" table:show-details="true"/>
                <table:data-pilot-member table:name="0,026538" table:display="true" table:show-details="true"/>
                <table:data-pilot-member table:name="0,03016" table:display="true" table:show-details="true"/>
                <table:data-pilot-member table:name="0,033028" table:display="true" table:show-details="true"/>
                <table:data-pilot-member table:name="0,036623" table:display="true" table:show-details="true"/>
                <table:data-pilot-member table:name="0,036645" table:display="true" table:show-details="true"/>
                <table:data-pilot-member table:name="0,03684" table:display="true" table:show-details="true"/>
                <table:data-pilot-member table:name="0,036858" table:display="true" table:show-details="true"/>
                <table:data-pilot-member table:name="0,037024" table:display="true" table:show-details="true"/>
                <table:data-pilot-member table:name="0,037043" table:display="true" table:show-details="true"/>
                <table:data-pilot-member table:name="0,037071" table:display="true" table:show-details="true"/>
                <table:data-pilot-member table:name="0,037078" table:display="true" table:show-details="true"/>
                <table:data-pilot-member table:name="0,037083" table:display="true" table:show-details="true"/>
                <table:data-pilot-member table:name="0,037147" table:display="true" table:show-details="true"/>
                <table:data-pilot-member table:name="0,037167" table:display="true" table:show-details="true"/>
                <table:data-pilot-member table:name="0,037188" table:display="true" table:show-details="true"/>
                <table:data-pilot-member table:name="0,037209" table:display="true" table:show-details="true"/>
                <table:data-pilot-member table:name="0,037249" table:display="true" table:show-details="true"/>
                <table:data-pilot-member table:name="0,03727" table:display="true" table:show-details="true"/>
                <table:data-pilot-member table:name="0,037274" table:display="true" table:show-details="true"/>
                <table:data-pilot-member table:name="0,037317" table:display="true" table:show-details="true"/>
                <table:data-pilot-member table:name="0,037357" table:display="true" table:show-details="true"/>
                <table:data-pilot-member table:name="0,037416" table:display="true" table:show-details="true"/>
                <table:data-pilot-member table:name="0,037478" table:display="true" table:show-details="true"/>
                <table:data-pilot-member table:name="0,037479" table:display="true" table:show-details="true"/>
                <table:data-pilot-member table:name="0,037514" table:display="true" table:show-details="true"/>
                <table:data-pilot-member table:name="0,037525" table:display="true" table:show-details="true"/>
                <table:data-pilot-member table:name="0,037557" table:display="true" table:show-details="true"/>
                <table:data-pilot-member table:name="0,037607" table:display="true" table:show-details="true"/>
                <table:data-pilot-member table:name="0,037623" table:display="true" table:show-details="true"/>
                <table:data-pilot-member table:name="0,037624" table:display="true" table:show-details="true"/>
                <table:data-pilot-member table:name="0,0377" table:display="true" table:show-details="true"/>
                <table:data-pilot-member table:name="0,037711" table:display="true" table:show-details="true"/>
                <table:data-pilot-member table:name="0,037779" table:display="true" table:show-details="true"/>
                <table:data-pilot-member table:name="0,037792" table:display="true" table:show-details="true"/>
                <table:data-pilot-member table:name="0,037793" table:display="true" table:show-details="true"/>
                <table:data-pilot-member table:name="0,037803" table:display="true" table:show-details="true"/>
                <table:data-pilot-member table:name="0,037835" table:display="true" table:show-details="true"/>
                <table:data-pilot-member table:name="0,037866" table:display="true" table:show-details="true"/>
                <table:data-pilot-member table:name="0,037894" table:display="true" table:show-details="true"/>
                <table:data-pilot-member table:name="0,037902" table:display="true" table:show-details="true"/>
                <table:data-pilot-member table:name="0,037922" table:display="true" table:show-details="true"/>
                <table:data-pilot-member table:name="0,037924" table:display="true" table:show-details="true"/>
                <table:data-pilot-member table:name="0,037938" table:display="true" table:show-details="true"/>
                <table:data-pilot-member table:name="0,037958" table:display="true" table:show-details="true"/>
                <table:data-pilot-member table:name="0,037972" table:display="true" table:show-details="true"/>
                <table:data-pilot-member table:name="0,037989" table:display="true" table:show-details="true"/>
                <table:data-pilot-member table:name="0,037995" table:display="true" table:show-details="true"/>
                <table:data-pilot-member table:name="0,038024" table:display="true" table:show-details="true"/>
                <table:data-pilot-member table:name="0,038032" table:display="true" table:show-details="true"/>
                <table:data-pilot-member table:name="0,038036" table:display="true" table:show-details="true"/>
                <table:data-pilot-member table:name="0,038069" table:display="true" table:show-details="true"/>
                <table:data-pilot-member table:name="0,038106" table:display="true" table:show-details="true"/>
                <table:data-pilot-member table:name="0,038144" table:display="true" table:show-details="true"/>
                <table:data-pilot-member table:name="0,038146" table:display="true" table:show-details="true"/>
                <table:data-pilot-member table:name="0,038156" table:display="true" table:show-details="true"/>
                <table:data-pilot-member table:name="0,038172" table:display="true" table:show-details="true"/>
                <table:data-pilot-member table:name="0,038178" table:display="true" table:show-details="true"/>
                <table:data-pilot-member table:name="0,038203" table:display="true" table:show-details="true"/>
                <table:data-pilot-member table:name="0,038219" table:display="true" table:show-details="true"/>
                <table:data-pilot-member table:name="0,038225" table:display="true" table:show-details="true"/>
                <table:data-pilot-member table:name="0,038232" table:display="true" table:show-details="true"/>
                <table:data-pilot-member table:name="0,038244" table:display="true" table:show-details="true"/>
                <table:data-pilot-member table:name="0,038255" table:display="true" table:show-details="true"/>
                <table:data-pilot-member table:name="0,038272" table:display="true" table:show-details="true"/>
                <table:data-pilot-member table:name="0,038281" table:display="true" table:show-details="true"/>
                <table:data-pilot-member table:name="0,038282" table:display="true" table:show-details="true"/>
                <table:data-pilot-member table:name="0,038295" table:display="true" table:show-details="true"/>
                <table:data-pilot-member table:name="0,038299" table:display="true" table:show-details="true"/>
                <table:data-pilot-member table:name="0,0383" table:display="true" table:show-details="true"/>
                <table:data-pilot-member table:name="0,03833" table:display="true" table:show-details="true"/>
                <table:data-pilot-member table:name="0,038333" table:display="true" table:show-details="true"/>
                <table:data-pilot-member table:name="0,038354" table:display="true" table:show-details="true"/>
                <table:data-pilot-member table:name="0,038361" table:display="true" table:show-details="true"/>
                <table:data-pilot-member table:name="0,038366" table:display="true" table:show-details="true"/>
                <table:data-pilot-member table:name="0,038371" table:display="true" table:show-details="true"/>
                <table:data-pilot-member table:name="0,038378" table:display="true" table:show-details="true"/>
                <table:data-pilot-member table:name="0,038388" table:display="true" table:show-details="true"/>
                <table:data-pilot-member table:name="0,038401" table:display="true" table:show-details="true"/>
                <table:data-pilot-member table:name="0,038413" table:display="true" table:show-details="true"/>
                <table:data-pilot-member table:name="0,038425" table:display="true" table:show-details="true"/>
                <table:data-pilot-member table:name="0,038438" table:display="true" table:show-details="true"/>
                <table:data-pilot-member table:name="0,038447" table:display="true" table:show-details="true"/>
                <table:data-pilot-member table:name="0,038465" table:display="true" table:show-details="true"/>
                <table:data-pilot-member table:name="0,038467" table:display="true" table:show-details="true"/>
                <table:data-pilot-member table:name="0,038473" table:display="true" table:show-details="true"/>
                <table:data-pilot-member table:name="0,038477" table:display="true" table:show-details="true"/>
                <table:data-pilot-member table:name="0,038485" table:display="true" table:show-details="true"/>
                <table:data-pilot-member table:name="0,038488" table:display="true" table:show-details="true"/>
                <table:data-pilot-member table:name="0,038489" table:display="true" table:show-details="true"/>
                <table:data-pilot-member table:name="0,03849" table:display="true" table:show-details="true"/>
                <table:data-pilot-member table:name="0,038498" table:display="true" table:show-details="true"/>
                <table:data-pilot-member table:name="0,038524" table:display="true" table:show-details="true"/>
                <table:data-pilot-member table:name="0,038552" table:display="true" table:show-details="true"/>
                <table:data-pilot-member table:name="0,038555" table:display="true" table:show-details="true"/>
                <table:data-pilot-member table:name="0,038568" table:display="true" table:show-details="true"/>
                <table:data-pilot-member table:name="0,038585" table:display="true" table:show-details="true"/>
                <table:data-pilot-member table:name="0,038654" table:display="true" table:show-details="true"/>
                <table:data-pilot-member table:name="0,038664" table:display="true" table:show-details="true"/>
                <table:data-pilot-member table:name="0,038671" table:display="true" table:show-details="true"/>
                <table:data-pilot-member table:name="0,038686" table:display="true" table:show-details="true"/>
                <table:data-pilot-member table:name="0,038702" table:display="true" table:show-details="true"/>
                <table:data-pilot-member table:name="0,038712" table:display="true" table:show-details="true"/>
                <table:data-pilot-member table:name="0,038713" table:display="true" table:show-details="true"/>
                <table:data-pilot-member table:name="0,038714" table:display="true" table:show-details="true"/>
                <table:data-pilot-member table:name="0,038717" table:display="true" table:show-details="true"/>
                <table:data-pilot-member table:name="0,038723" table:display="true" table:show-details="true"/>
                <table:data-pilot-member table:name="0,038724" table:display="true" table:show-details="true"/>
                <table:data-pilot-member table:name="0,038731" table:display="true" table:show-details="true"/>
                <table:data-pilot-member table:name="0,038745" table:display="true" table:show-details="true"/>
                <table:data-pilot-member table:name="0,038747" table:display="true" table:show-details="true"/>
                <table:data-pilot-member table:name="0,038748" table:display="true" table:show-details="true"/>
                <table:data-pilot-member table:name="0,038757" table:display="true" table:show-details="true"/>
                <table:data-pilot-member table:name="0,038766" table:display="true" table:show-details="true"/>
                <table:data-pilot-member table:name="0,03877" table:display="true" table:show-details="true"/>
                <table:data-pilot-member table:name="0,038779" table:display="true" table:show-details="true"/>
                <table:data-pilot-member table:name="0,038809" table:display="true" table:show-details="true"/>
                <table:data-pilot-member table:name="0,038813" table:display="true" table:show-details="true"/>
                <table:data-pilot-member table:name="0,038815" table:display="true" table:show-details="true"/>
                <table:data-pilot-member table:name="0,038823" table:display="true" table:show-details="true"/>
                <table:data-pilot-member table:name="0,03884" table:display="true" table:show-details="true"/>
                <table:data-pilot-member table:name="0,038852" table:display="true" table:show-details="true"/>
                <table:data-pilot-member table:name="0,03887" table:display="true" table:show-details="true"/>
                <table:data-pilot-member table:name="0,038877" table:display="true" table:show-details="true"/>
                <table:data-pilot-member table:name="0,038882" table:display="true" table:show-details="true"/>
                <table:data-pilot-member table:name="0,038888" table:display="true" table:show-details="true"/>
                <table:data-pilot-member table:name="0,038889" table:display="true" table:show-details="true"/>
                <table:data-pilot-member table:name="0,038919" table:display="true" table:show-details="true"/>
                <table:data-pilot-member table:name="0,038928" table:display="true" table:show-details="true"/>
                <table:data-pilot-member table:name="0,038931" table:display="true" table:show-details="true"/>
                <table:data-pilot-member table:name="0,03896" table:display="true" table:show-details="true"/>
                <table:data-pilot-member table:name="0,038997" table:display="true" table:show-details="true"/>
                <table:data-pilot-member table:name="0,038998" table:display="true" table:show-details="true"/>
                <table:data-pilot-member table:name="0,039002" table:display="true" table:show-details="true"/>
                <table:data-pilot-member table:name="0,039009" table:display="true" table:show-details="true"/>
                <table:data-pilot-member table:name="0,039013" table:display="true" table:show-details="true"/>
                <table:data-pilot-member table:name="0,039019" table:display="true" table:show-details="true"/>
                <table:data-pilot-member table:name="0,03902" table:display="true" table:show-details="true"/>
                <table:data-pilot-member table:name="0,039026" table:display="true" table:show-details="true"/>
                <table:data-pilot-member table:name="0,03904" table:display="true" table:show-details="true"/>
                <table:data-pilot-member table:name="0,039065" table:display="true" table:show-details="true"/>
                <table:data-pilot-member table:name="0,039079" table:display="true" table:show-details="true"/>
                <table:data-pilot-member table:name="0,039089" table:display="true" table:show-details="true"/>
                <table:data-pilot-member table:name="0,039096" table:display="true" table:show-details="true"/>
                <table:data-pilot-member table:name="0,039113" table:display="true" table:show-details="true"/>
                <table:data-pilot-member table:name="0,039119" table:display="true" table:show-details="true"/>
                <table:data-pilot-member table:name="0,039127" table:display="true" table:show-details="true"/>
                <table:data-pilot-member table:name="0,039151" table:display="true" table:show-details="true"/>
                <table:data-pilot-member table:name="0,039154" table:display="true" table:show-details="true"/>
                <table:data-pilot-member table:name="0,039182" table:display="true" table:show-details="true"/>
                <table:data-pilot-member table:name="0,039183" table:display="true" table:show-details="true"/>
                <table:data-pilot-member table:name="0,039228" table:display="true" table:show-details="true"/>
                <table:data-pilot-member table:name="0,039235" table:display="true" table:show-details="true"/>
                <table:data-pilot-member table:name="0,03927" table:display="true" table:show-details="true"/>
                <table:data-pilot-member table:name="0,039353" table:display="true" table:show-details="true"/>
                <table:data-pilot-member table:name="0,039369" table:display="true" table:show-details="true"/>
                <table:data-pilot-member table:name="0,039383" table:display="true" table:show-details="true"/>
                <table:data-pilot-member table:name="0,039389" table:display="true" table:show-details="true"/>
                <table:data-pilot-member table:name="0,039394" table:display="true" table:show-details="true"/>
                <table:data-pilot-member table:name="0,039412" table:display="true" table:show-details="true"/>
                <table:data-pilot-member table:name="0,039446" table:display="true" table:show-details="true"/>
                <table:data-pilot-member table:name="0,039465" table:display="true" table:show-details="true"/>
                <table:data-pilot-member table:name="0,039468" table:display="true" table:show-details="true"/>
                <table:data-pilot-member table:name="0,039481" table:display="true" table:show-details="true"/>
                <table:data-pilot-member table:name="0,039483" table:display="true" table:show-details="true"/>
                <table:data-pilot-member table:name="0,039497" table:display="true" table:show-details="true"/>
                <table:data-pilot-member table:name="0,039507" table:display="true" table:show-details="true"/>
                <table:data-pilot-member table:name="0,039526" table:display="true" table:show-details="true"/>
                <table:data-pilot-member table:name="0,039533" table:display="true" table:show-details="true"/>
                <table:data-pilot-member table:name="0,039534" table:display="true" table:show-details="true"/>
                <table:data-pilot-member table:name="0,039547" table:display="true" table:show-details="true"/>
                <table:data-pilot-member table:name="0,039548" table:display="true" table:show-details="true"/>
                <table:data-pilot-member table:name="0,039549" table:display="true" table:show-details="true"/>
                <table:data-pilot-member table:name="0,039553" table:display="true" table:show-details="true"/>
                <table:data-pilot-member table:name="0,039558" table:display="true" table:show-details="true"/>
                <table:data-pilot-member table:name="0,039562" table:display="true" table:show-details="true"/>
                <table:data-pilot-member table:name="0,039563" table:display="true" table:show-details="true"/>
                <table:data-pilot-member table:name="0,039569" table:display="true" table:show-details="true"/>
                <table:data-pilot-member table:name="0,039579" table:display="true" table:show-details="true"/>
                <table:data-pilot-member table:name="0,03959" table:display="true" table:show-details="true"/>
                <table:data-pilot-member table:name="0,039608" table:display="true" table:show-details="true"/>
                <table:data-pilot-member table:name="0,039616" table:display="true" table:show-details="true"/>
                <table:data-pilot-member table:name="0,039621" table:display="true" table:show-details="true"/>
                <table:data-pilot-member table:name="0,03964" table:display="true" table:show-details="true"/>
                <table:data-pilot-member table:name="0,039645" table:display="true" table:show-details="true"/>
                <table:data-pilot-member table:name="0,039663" table:display="true" table:show-details="true"/>
                <table:data-pilot-member table:name="0,039733" table:display="true" table:show-details="true"/>
                <table:data-pilot-member table:name="0,039735" table:display="true" table:show-details="true"/>
                <table:data-pilot-member table:name="0,039748" table:display="true" table:show-details="true"/>
                <table:data-pilot-member table:name="0,039754" table:display="true" table:show-details="true"/>
                <table:data-pilot-member table:name="0,039762" table:display="true" table:show-details="true"/>
                <table:data-pilot-member table:name="0,039768" table:display="true" table:show-details="true"/>
                <table:data-pilot-member table:name="0,039771" table:display="true" table:show-details="true"/>
                <table:data-pilot-member table:name="0,039791" table:display="true" table:show-details="true"/>
                <table:data-pilot-member table:name="0,039793" table:display="true" table:show-details="true"/>
                <table:data-pilot-member table:name="0,039795" table:display="true" table:show-details="true"/>
                <table:data-pilot-member table:name="0,039806" table:display="true" table:show-details="true"/>
                <table:data-pilot-member table:name="0,039832" table:display="true" table:show-details="true"/>
                <table:data-pilot-member table:name="0,039855" table:display="true" table:show-details="true"/>
                <table:data-pilot-member table:name="0,039858" table:display="true" table:show-details="true"/>
                <table:data-pilot-member table:name="0,039864" table:display="true" table:show-details="true"/>
                <table:data-pilot-member table:name="0,039871" table:display="true" table:show-details="true"/>
                <table:data-pilot-member table:name="0,039873" table:display="true" table:show-details="true"/>
                <table:data-pilot-member table:name="0,039885" table:display="true" table:show-details="true"/>
                <table:data-pilot-member table:name="0,039961" table:display="true" table:show-details="true"/>
                <table:data-pilot-member table:name="0,03997" table:display="true" table:show-details="true"/>
                <table:data-pilot-member table:name="0,039976" table:display="true" table:show-details="true"/>
                <table:data-pilot-member table:name="0,039988" table:display="true" table:show-details="true"/>
                <table:data-pilot-member table:name="0,039995" table:display="true" table:show-details="true"/>
                <table:data-pilot-member table:name="0,04001" table:display="true" table:show-details="true"/>
                <table:data-pilot-member table:name="0,040016" table:display="true" table:show-details="true"/>
                <table:data-pilot-member table:name="0,040021" table:display="true" table:show-details="true"/>
                <table:data-pilot-member table:name="0,040033" table:display="true" table:show-details="true"/>
                <table:data-pilot-member table:name="0,04007" table:display="true" table:show-details="true"/>
                <table:data-pilot-member table:name="0,040129" table:display="true" table:show-details="true"/>
                <table:data-pilot-member table:name="0,040284" table:display="true" table:show-details="true"/>
                <table:data-pilot-member table:name="0,040314" table:display="true" table:show-details="true"/>
                <table:data-pilot-member table:name="0,040332" table:display="true" table:show-details="true"/>
                <table:data-pilot-member table:name="0,04035" table:display="true" table:show-details="true"/>
                <table:data-pilot-member table:name="0,040379" table:display="true" table:show-details="true"/>
                <table:data-pilot-member table:name="0,04041" table:display="true" table:show-details="true"/>
                <table:data-pilot-member table:name="0,040514" table:display="true" table:show-details="true"/>
                <table:data-pilot-member table:name="0,040608" table:display="true" table:show-details="true"/>
                <table:data-pilot-member table:name="0,040626" table:display="true" table:show-details="true"/>
                <table:data-pilot-member table:name="0,04068" table:display="true" table:show-details="true"/>
                <table:data-pilot-member table:name="0,040691" table:display="true" table:show-details="true"/>
                <table:data-pilot-member table:name="0,040807" table:display="true" table:show-details="true"/>
                <table:data-pilot-member table:name="0,040809" table:display="true" table:show-details="true"/>
                <table:data-pilot-member table:name="0,040845" table:display="true" table:show-details="true"/>
                <table:data-pilot-member table:name="0,040854" table:display="true" table:show-details="true"/>
                <table:data-pilot-member table:name="0,040864" table:display="true" table:show-details="true"/>
                <table:data-pilot-member table:name="0,040888" table:display="true" table:show-details="true"/>
                <table:data-pilot-member table:name="0,040948" table:display="true" table:show-details="true"/>
                <table:data-pilot-member table:name="0,040976" table:display="true" table:show-details="true"/>
                <table:data-pilot-member table:name="0,041037" table:display="true" table:show-details="true"/>
                <table:data-pilot-member table:name="0,041098" table:display="true" table:show-details="true"/>
                <table:data-pilot-member table:name="0,041104" table:display="true" table:show-details="true"/>
                <table:data-pilot-member table:name="0,04116" table:display="true" table:show-details="true"/>
                <table:data-pilot-member table:name="0,041242" table:display="true" table:show-details="true"/>
                <table:data-pilot-member table:name="0,041294" table:display="true" table:show-details="true"/>
                <table:data-pilot-member table:name="0,041318" table:display="true" table:show-details="true"/>
                <table:data-pilot-member table:name="0,041327" table:display="true" table:show-details="true"/>
                <table:data-pilot-member table:name="0,041397" table:display="true" table:show-details="true"/>
                <table:data-pilot-member table:name="0,041471" table:display="true" table:show-details="true"/>
                <table:data-pilot-member table:name="0,041509" table:display="true" table:show-details="true"/>
                <table:data-pilot-member table:name="0,041551" table:display="true" table:show-details="true"/>
                <table:data-pilot-member table:name="0,041591" table:display="true" table:show-details="true"/>
                <table:data-pilot-member table:name="0,041623" table:display="true" table:show-details="true"/>
                <table:data-pilot-member table:name="0,041693" table:display="true" table:show-details="true"/>
                <table:data-pilot-member table:name="0,041787" table:display="true" table:show-details="true"/>
                <table:data-pilot-member table:name="0,041814" table:display="true" table:show-details="true"/>
                <table:data-pilot-member table:name="0,04192" table:display="true" table:show-details="true"/>
                <table:data-pilot-member table:name="0,042" table:display="true" table:show-details="true"/>
                <table:data-pilot-member table:name="0,042001" table:display="true" table:show-details="true"/>
                <table:data-pilot-member table:name="0,04215" table:display="true" table:show-details="true"/>
                <table:data-pilot-member table:name="0,042289" table:display="true" table:show-details="true"/>
                <table:data-pilot-member table:name="0,042436" table:display="true" table:show-details="true"/>
                <table:data-pilot-member table:name="0,042507" table:display="true" table:show-details="true"/>
                <table:data-pilot-member table:name="0,042539" table:display="true" table:show-details="true"/>
                <table:data-pilot-member table:name="0,042553" table:display="true" table:show-details="true"/>
                <table:data-pilot-member table:name="0,042568" table:display="true" table:show-details="true"/>
                <table:data-pilot-member table:name="0,042635" table:display="true" table:show-details="true"/>
                <table:data-pilot-member table:name="0,042655" table:display="true" table:show-details="true"/>
                <table:data-pilot-member table:name="0,04272" table:display="true" table:show-details="true"/>
                <table:data-pilot-member table:name="0,042981" table:display="true" table:show-details="true"/>
                <table:data-pilot-member table:name="0,043066" table:display="true" table:show-details="true"/>
                <table:data-pilot-member table:name="0,043415" table:display="true" table:show-details="true"/>
                <table:data-pilot-member table:name="0,043507" table:display="true" table:show-details="true"/>
                <table:data-pilot-member table:name="0,043536" table:display="true" table:show-details="true"/>
                <table:data-pilot-member table:name="0,043643" table:display="true" table:show-details="true"/>
                <table:data-pilot-member table:name="0,043674" table:display="true" table:show-details="true"/>
                <table:data-pilot-member table:name="0,043685" table:display="true" table:show-details="true"/>
                <table:data-pilot-member table:name="0,044209" table:display="true" table:show-details="true"/>
                <table:data-pilot-member table:name="0,044311" table:display="true" table:show-details="true"/>
                <table:data-pilot-member table:name="0,04466" table:display="true" table:show-details="true"/>
                <table:data-pilot-member table:name="0,044731" table:display="true" table:show-details="true"/>
                <table:data-pilot-member table:name="0,044764" table:display="true" table:show-details="true"/>
                <table:data-pilot-member table:name="0,044945" table:display="true" table:show-details="true"/>
                <table:data-pilot-member table:name="0,045698" table:display="true" table:show-details="true"/>
                <table:data-pilot-member table:name="0,046087" table:display="true" table:show-details="true"/>
                <table:data-pilot-member table:name="0,046101" table:display="true" table:show-details="true"/>
                <table:data-pilot-member table:name="0,046268" table:display="true" table:show-details="true"/>
                <table:data-pilot-member table:name="0,0465" table:display="true" table:show-details="true"/>
                <table:data-pilot-member table:name="0,04659" table:display="true" table:show-details="true"/>
                <table:data-pilot-member table:name="0,04679" table:display="true" table:show-details="true"/>
                <table:data-pilot-member table:name="0,046823" table:display="true" table:show-details="true"/>
                <table:data-pilot-member table:name="0,046852" table:display="true" table:show-details="true"/>
                <table:data-pilot-member table:name="0,046994" table:display="true" table:show-details="true"/>
                <table:data-pilot-member table:name="0,047557" table:display="true" table:show-details="true"/>
                <table:data-pilot-member table:name="0,047662" table:display="true" table:show-details="true"/>
                <table:data-pilot-member table:name="0,048219" table:display="true" table:show-details="true"/>
                <table:data-pilot-member table:name="0,04965" table:display="true" table:show-details="true"/>
                <table:data-pilot-member table:name="0,050459" table:display="true" table:show-details="true"/>
                <table:data-pilot-member table:name="0,050564" table:display="true" table:show-details="true"/>
                <table:data-pilot-member table:name="0,056917" table:display="true" table:show-details="true"/>
                <table:data-pilot-member table:name="0,063936" table:display="true" table:show-details="true"/>
                <table:data-pilot-member table:name="0,064076" table:display="true" table:show-details="true"/>
                <table:data-pilot-member table:name="0,066687" table:display="true" table:show-details="true"/>
                <table:data-pilot-member table:name="0,125704" table:display="true" table:show-details="true"/>
                <table:data-pilot-member table:name="0,126048" table:display="true" table:show-details="true"/>
                <table:data-pilot-member table:name="0,126707" table:display="true" table:show-details="true"/>
                <table:data-pilot-member table:name="0,126785" table:display="true" table:show-details="true"/>
                <table:data-pilot-member table:name="0,127517" table:display="true" table:show-details="true"/>
                <table:data-pilot-member table:name="0,127525" table:display="true" table:show-details="true"/>
                <table:data-pilot-member table:name="0,127566" table:display="true" table:show-details="true"/>
                <table:data-pilot-member table:name="0,127721" table:display="true" table:show-details="true"/>
                <table:data-pilot-member table:name="0,127736" table:display="true" table:show-details="true"/>
                <table:data-pilot-member table:name="0,127827" table:display="true" table:show-details="true"/>
                <table:data-pilot-member table:name="0,127866" table:display="true" table:show-details="true"/>
                <table:data-pilot-member table:name="0,128004" table:display="true" table:show-details="true"/>
                <table:data-pilot-member table:name="0,128137" table:display="true" table:show-details="true"/>
                <table:data-pilot-member table:name="0,128174" table:display="true" table:show-details="true"/>
                <table:data-pilot-member table:name="0,128265" table:display="true" table:show-details="true"/>
                <table:data-pilot-member table:name="0,128348" table:display="true" table:show-details="true"/>
                <table:data-pilot-member table:name="0,128588" table:display="true" table:show-details="true"/>
                <table:data-pilot-member table:name="0,128775" table:display="true" table:show-details="true"/>
                <table:data-pilot-member table:name="0,128845" table:display="true" table:show-details="true"/>
                <table:data-pilot-member table:name="0,128895" table:display="true" table:show-details="true"/>
                <table:data-pilot-member table:name="0,1289" table:display="true" table:show-details="true"/>
                <table:data-pilot-member table:name="0,129165" table:display="true" table:show-details="true"/>
                <table:data-pilot-member table:name="0,12939" table:display="true" table:show-details="true"/>
                <table:data-pilot-member table:name="0,129585" table:display="true" table:show-details="true"/>
                <table:data-pilot-member table:name="0,129966" table:display="true" table:show-details="true"/>
                <table:data-pilot-member table:name="0,129981" table:display="true" table:show-details="true"/>
                <table:data-pilot-member table:name="0,130043" table:display="true" table:show-details="true"/>
                <table:data-pilot-member table:name="0,130194" table:display="true" table:show-details="true"/>
                <table:data-pilot-member table:name="0,130202" table:display="true" table:show-details="true"/>
                <table:data-pilot-member table:name="0,130573" table:display="true" table:show-details="true"/>
                <table:data-pilot-member table:name="0,130587" table:display="true" table:show-details="true"/>
                <table:data-pilot-member table:name="0,130601" table:display="true" table:show-details="true"/>
                <table:data-pilot-member table:name="0,130794" table:display="true" table:show-details="true"/>
                <table:data-pilot-member table:name="0,130817" table:display="true" table:show-details="true"/>
                <table:data-pilot-member table:name="0,131006" table:display="true" table:show-details="true"/>
                <table:data-pilot-member table:name="0,131014" table:display="true" table:show-details="true"/>
                <table:data-pilot-member table:name="0,131044" table:display="true" table:show-details="true"/>
                <table:data-pilot-member table:name="0,131103" table:display="true" table:show-details="true"/>
                <table:data-pilot-member table:name="0,131218" table:display="true" table:show-details="true"/>
                <table:data-pilot-member table:name="0,13124" table:display="true" table:show-details="true"/>
                <table:data-pilot-member table:name="0,131329" table:display="true" table:show-details="true"/>
                <table:data-pilot-member table:name="0,131386" table:display="true" table:show-details="true"/>
                <table:data-pilot-member table:name="0,131388" table:display="true" table:show-details="true"/>
                <table:data-pilot-member table:name="0,131597" table:display="true" table:show-details="true"/>
                <table:data-pilot-member table:name="0,131672" table:display="true" table:show-details="true"/>
                <table:data-pilot-member table:name="0,131937" table:display="true" table:show-details="true"/>
                <table:data-pilot-member table:name="0,131975" table:display="true" table:show-details="true"/>
                <table:data-pilot-member table:name="0,132213" table:display="true" table:show-details="true"/>
                <table:data-pilot-member table:name="0,132253" table:display="true" table:show-details="true"/>
                <table:data-pilot-member table:name="0,132275" table:display="true" table:show-details="true"/>
                <table:data-pilot-member table:name="0,13229" table:display="true" table:show-details="true"/>
                <table:data-pilot-member table:name="0,132456" table:display="true" table:show-details="true"/>
                <table:data-pilot-member table:name="0,132468" table:display="true" table:show-details="true"/>
                <table:data-pilot-member table:name="0,132518" table:display="true" table:show-details="true"/>
                <table:data-pilot-member table:name="0,132661" table:display="true" table:show-details="true"/>
                <table:data-pilot-member table:name="0,132676" table:display="true" table:show-details="true"/>
                <table:data-pilot-member table:name="0,132905" table:display="true" table:show-details="true"/>
                <table:data-pilot-member table:name="0,132917" table:display="true" table:show-details="true"/>
                <table:data-pilot-member table:name="0,132948" table:display="true" table:show-details="true"/>
                <table:data-pilot-member table:name="0,13298" table:display="true" table:show-details="true"/>
                <table:data-pilot-member table:name="0,132997" table:display="true" table:show-details="true"/>
                <table:data-pilot-member table:name="0,133032" table:display="true" table:show-details="true"/>
                <table:data-pilot-member table:name="0,133175" table:display="true" table:show-details="true"/>
                <table:data-pilot-member table:name="0,133218" table:display="true" table:show-details="true"/>
                <table:data-pilot-member table:name="0,133363" table:display="true" table:show-details="true"/>
                <table:data-pilot-member table:name="0,133494" table:display="true" table:show-details="true"/>
                <table:data-pilot-member table:name="0,133521" table:display="true" table:show-details="true"/>
                <table:data-pilot-member table:name="0,133713" table:display="true" table:show-details="true"/>
                <table:data-pilot-member table:name="0,133832" table:display="true" table:show-details="true"/>
                <table:data-pilot-member table:name="0,133833" table:display="true" table:show-details="true"/>
                <table:data-pilot-member table:name="0,133883" table:display="true" table:show-details="true"/>
                <table:data-pilot-member table:name="0,13389" table:display="true" table:show-details="true"/>
                <table:data-pilot-member table:name="0,133977" table:display="true" table:show-details="true"/>
                <table:data-pilot-member table:name="0,134104" table:display="true" table:show-details="true"/>
                <table:data-pilot-member table:name="0,134134" table:display="true" table:show-details="true"/>
                <table:data-pilot-member table:name="0,134147" table:display="true" table:show-details="true"/>
                <table:data-pilot-member table:name="0,13421" table:display="true" table:show-details="true"/>
                <table:data-pilot-member table:name="0,134371" table:display="true" table:show-details="true"/>
                <table:data-pilot-member table:name="0,13438" table:display="true" table:show-details="true"/>
                <table:data-pilot-member table:name="0,134382" table:display="true" table:show-details="true"/>
                <table:data-pilot-member table:name="0,134497" table:display="true" table:show-details="true"/>
                <table:data-pilot-member table:name="0,1345" table:display="true" table:show-details="true"/>
                <table:data-pilot-member table:name="0,134561" table:display="true" table:show-details="true"/>
                <table:data-pilot-member table:name="0,134588" table:display="true" table:show-details="true"/>
                <table:data-pilot-member table:name="0,134726" table:display="true" table:show-details="true"/>
                <table:data-pilot-member table:name="0,134763" table:display="true" table:show-details="true"/>
                <table:data-pilot-member table:name="0,134794" table:display="true" table:show-details="true"/>
                <table:data-pilot-member table:name="0,134966" table:display="true" table:show-details="true"/>
                <table:data-pilot-member table:name="0,134976" table:display="true" table:show-details="true"/>
                <table:data-pilot-member table:name="0,134982" table:display="true" table:show-details="true"/>
                <table:data-pilot-member table:name="0,134992" table:display="true" table:show-details="true"/>
                <table:data-pilot-member table:name="0,134994" table:display="true" table:show-details="true"/>
                <table:data-pilot-member table:name="0,135018" table:display="true" table:show-details="true"/>
                <table:data-pilot-member table:name="0,135028" table:display="true" table:show-details="true"/>
                <table:data-pilot-member table:name="0,135039" table:display="true" table:show-details="true"/>
                <table:data-pilot-member table:name="0,135129" table:display="true" table:show-details="true"/>
                <table:data-pilot-member table:name="0,135138" table:display="true" table:show-details="true"/>
                <table:data-pilot-member table:name="0,135139" table:display="true" table:show-details="true"/>
                <table:data-pilot-member table:name="0,135179" table:display="true" table:show-details="true"/>
                <table:data-pilot-member table:name="0,135216" table:display="true" table:show-details="true"/>
                <table:data-pilot-member table:name="0,135264" table:display="true" table:show-details="true"/>
                <table:data-pilot-member table:name="0,135357" table:display="true" table:show-details="true"/>
                <table:data-pilot-member table:name="0,135361" table:display="true" table:show-details="true"/>
                <table:data-pilot-member table:name="0,135545" table:display="true" table:show-details="true"/>
                <table:data-pilot-member table:name="0,135557" table:display="true" table:show-details="true"/>
                <table:data-pilot-member table:name="0,135606" table:display="true" table:show-details="true"/>
                <table:data-pilot-member table:name="0,13566" table:display="true" table:show-details="true"/>
                <table:data-pilot-member table:name="0,135684" table:display="true" table:show-details="true"/>
                <table:data-pilot-member table:name="0,135706" table:display="true" table:show-details="true"/>
                <table:data-pilot-member table:name="0,135743" table:display="true" table:show-details="true"/>
                <table:data-pilot-member table:name="0,135822" table:display="true" table:show-details="true"/>
                <table:data-pilot-member table:name="0,135882" table:display="true" table:show-details="true"/>
                <table:data-pilot-member table:name="0,135892" table:display="true" table:show-details="true"/>
                <table:data-pilot-member table:name="0,135911" table:display="true" table:show-details="true"/>
                <table:data-pilot-member table:name="0,135948" table:display="true" table:show-details="true"/>
                <table:data-pilot-member table:name="0,135968" table:display="true" table:show-details="true"/>
                <table:data-pilot-member table:name="0,136008" table:display="true" table:show-details="true"/>
                <table:data-pilot-member table:name="0,136077" table:display="true" table:show-details="true"/>
                <table:data-pilot-member table:name="0,136086" table:display="true" table:show-details="true"/>
                <table:data-pilot-member table:name="0,136163" table:display="true" table:show-details="true"/>
                <table:data-pilot-member table:name="0,136248" table:display="true" table:show-details="true"/>
                <table:data-pilot-member table:name="0,136296" table:display="true" table:show-details="true"/>
                <table:data-pilot-member table:name="0,136338" table:display="true" table:show-details="true"/>
                <table:data-pilot-member table:name="0,136722" table:display="true" table:show-details="true"/>
                <table:data-pilot-member table:name="0,136753" table:display="true" table:show-details="true"/>
                <table:data-pilot-member table:name="0,136796" table:display="true" table:show-details="true"/>
                <table:data-pilot-member table:name="0,136813" table:display="true" table:show-details="true"/>
                <table:data-pilot-member table:name="0,136861" table:display="true" table:show-details="true"/>
                <table:data-pilot-member table:name="0,136879" table:display="true" table:show-details="true"/>
                <table:data-pilot-member table:name="0,136912" table:display="true" table:show-details="true"/>
                <table:data-pilot-member table:name="0,137021" table:display="true" table:show-details="true"/>
                <table:data-pilot-member table:name="0,137163" table:display="true" table:show-details="true"/>
                <table:data-pilot-member table:name="0,137164" table:display="true" table:show-details="true"/>
                <table:data-pilot-member table:name="0,137279" table:display="true" table:show-details="true"/>
                <table:data-pilot-member table:name="0,137298" table:display="true" table:show-details="true"/>
                <table:data-pilot-member table:name="0,137491" table:display="true" table:show-details="true"/>
                <table:data-pilot-member table:name="0,137494" table:display="true" table:show-details="true"/>
                <table:data-pilot-member table:name="0,137572" table:display="true" table:show-details="true"/>
                <table:data-pilot-member table:name="0,137638" table:display="true" table:show-details="true"/>
                <table:data-pilot-member table:name="0,137741" table:display="true" table:show-details="true"/>
                <table:data-pilot-member table:name="0,137887" table:display="true" table:show-details="true"/>
                <table:data-pilot-member table:name="0,137939" table:display="true" table:show-details="true"/>
                <table:data-pilot-member table:name="0,138251" table:display="true" table:show-details="true"/>
                <table:data-pilot-member table:name="0,138305" table:display="true" table:show-details="true"/>
                <table:data-pilot-member table:name="0,138308" table:display="true" table:show-details="true"/>
                <table:data-pilot-member table:name="0,138329" table:display="true" table:show-details="true"/>
                <table:data-pilot-member table:name="0,138341" table:display="true" table:show-details="true"/>
                <table:data-pilot-member table:name="0,138532" table:display="true" table:show-details="true"/>
                <table:data-pilot-member table:name="0,13867" table:display="true" table:show-details="true"/>
                <table:data-pilot-member table:name="0,138973" table:display="true" table:show-details="true"/>
                <table:data-pilot-member table:name="0,139178" table:display="true" table:show-details="true"/>
                <table:data-pilot-member table:name="0,139227" table:display="true" table:show-details="true"/>
                <table:data-pilot-member table:name="0,139305" table:display="true" table:show-details="true"/>
                <table:data-pilot-member table:name="0,139417" table:display="true" table:show-details="true"/>
                <table:data-pilot-member table:name="0,139468" table:display="true" table:show-details="true"/>
                <table:data-pilot-member table:name="0,139517" table:display="true" table:show-details="true"/>
                <table:data-pilot-member table:name="0,13958" table:display="true" table:show-details="true"/>
                <table:data-pilot-member table:name="0,139632" table:display="true" table:show-details="true"/>
                <table:data-pilot-member table:name="0,139669" table:display="true" table:show-details="true"/>
                <table:data-pilot-member table:name="0,139764" table:display="true" table:show-details="true"/>
                <table:data-pilot-member table:name="0,139847" table:display="true" table:show-details="true"/>
                <table:data-pilot-member table:name="0,139912" table:display="true" table:show-details="true"/>
                <table:data-pilot-member table:name="0,139915" table:display="true" table:show-details="true"/>
                <table:data-pilot-member table:name="0,139917" table:display="true" table:show-details="true"/>
                <table:data-pilot-member table:name="0,140031" table:display="true" table:show-details="true"/>
                <table:data-pilot-member table:name="0,140175" table:display="true" table:show-details="true"/>
                <table:data-pilot-member table:name="0,140196" table:display="true" table:show-details="true"/>
                <table:data-pilot-member table:name="0,140511" table:display="true" table:show-details="true"/>
                <table:data-pilot-member table:name="0,140554" table:display="true" table:show-details="true"/>
                <table:data-pilot-member table:name="0,140646" table:display="true" table:show-details="true"/>
                <table:data-pilot-member table:name="0,140755" table:display="true" table:show-details="true"/>
                <table:data-pilot-member table:name="0,140801" table:display="true" table:show-details="true"/>
                <table:data-pilot-member table:name="0,140896" table:display="true" table:show-details="true"/>
                <table:data-pilot-member table:name="0,141011" table:display="true" table:show-details="true"/>
                <table:data-pilot-member table:name="0,141083" table:display="true" table:show-details="true"/>
                <table:data-pilot-member table:name="0,141369" table:display="true" table:show-details="true"/>
                <table:data-pilot-member table:name="0,141489" table:display="true" table:show-details="true"/>
                <table:data-pilot-member table:name="0,141495" table:display="true" table:show-details="true"/>
                <table:data-pilot-member table:name="0,141537" table:display="true" table:show-details="true"/>
                <table:data-pilot-member table:name="0,141583" table:display="true" table:show-details="true"/>
                <table:data-pilot-member table:name="0,141798" table:display="true" table:show-details="true"/>
                <table:data-pilot-member table:name="0,142047" table:display="true" table:show-details="true"/>
                <table:data-pilot-member table:name="0,142212" table:display="true" table:show-details="true"/>
                <table:data-pilot-member table:name="0,142342" table:display="true" table:show-details="true"/>
                <table:data-pilot-member table:name="0,142538" table:display="true" table:show-details="true"/>
                <table:data-pilot-member table:name="0,142574" table:display="true" table:show-details="true"/>
                <table:data-pilot-member table:name="0,142638" table:display="true" table:show-details="true"/>
                <table:data-pilot-member table:name="0,142914" table:display="true" table:show-details="true"/>
                <table:data-pilot-member table:name="0,142917" table:display="true" table:show-details="true"/>
                <table:data-pilot-member table:name="0,142933" table:display="true" table:show-details="true"/>
                <table:data-pilot-member table:name="0,143078" table:display="true" table:show-details="true"/>
                <table:data-pilot-member table:name="0,14312" table:display="true" table:show-details="true"/>
                <table:data-pilot-member table:name="0,14334" table:display="true" table:show-details="true"/>
                <table:data-pilot-member table:name="0,14347" table:display="true" table:show-details="true"/>
                <table:data-pilot-member table:name="0,143704" table:display="true" table:show-details="true"/>
                <table:data-pilot-member table:name="0,143876" table:display="true" table:show-details="true"/>
                <table:data-pilot-member table:name="0,143912" table:display="true" table:show-details="true"/>
                <table:data-pilot-member table:name="0,144245" table:display="true" table:show-details="true"/>
                <table:data-pilot-member table:name="0,144266" table:display="true" table:show-details="true"/>
                <table:data-pilot-member table:name="0,144424" table:display="true" table:show-details="true"/>
                <table:data-pilot-member table:name="0,144538" table:display="true" table:show-details="true"/>
                <table:data-pilot-member table:name="0,145178" table:display="true" table:show-details="true"/>
                <table:data-pilot-member table:name="0,145421" table:display="true" table:show-details="true"/>
                <table:data-pilot-member table:name="0,145698" table:display="true" table:show-details="true"/>
                <table:data-pilot-member table:name="0,145745" table:display="true" table:show-details="true"/>
                <table:data-pilot-member table:name="0,145949" table:display="true" table:show-details="true"/>
                <table:data-pilot-member table:name="0,146139" table:display="true" table:show-details="true"/>
                <table:data-pilot-member table:name="0,146217" table:display="true" table:show-details="true"/>
                <table:data-pilot-member table:name="0,146227" table:display="true" table:show-details="true"/>
                <table:data-pilot-member table:name="0,146239" table:display="true" table:show-details="true"/>
                <table:data-pilot-member table:name="0,146257" table:display="true" table:show-details="true"/>
                <table:data-pilot-member table:name="0,146655" table:display="true" table:show-details="true"/>
                <table:data-pilot-member table:name="0,146688" table:display="true" table:show-details="true"/>
                <table:data-pilot-member table:name="0,146929" table:display="true" table:show-details="true"/>
                <table:data-pilot-member table:name="0,147098" table:display="true" table:show-details="true"/>
                <table:data-pilot-member table:name="0,147408" table:display="true" table:show-details="true"/>
                <table:data-pilot-member table:name="0,147769" table:display="true" table:show-details="true"/>
                <table:data-pilot-member table:name="0,14812" table:display="true" table:show-details="true"/>
                <table:data-pilot-member table:name="0,148315" table:display="true" table:show-details="true"/>
                <table:data-pilot-member table:name="0,148421" table:display="true" table:show-details="true"/>
                <table:data-pilot-member table:name="0,149295" table:display="true" table:show-details="true"/>
                <table:data-pilot-member table:name="0,14944" table:display="true" table:show-details="true"/>
                <table:data-pilot-member table:name="0,149884" table:display="true" table:show-details="true"/>
                <table:data-pilot-member table:name="0,150128" table:display="true" table:show-details="true"/>
                <table:data-pilot-member table:name="0,150231" table:display="true" table:show-details="true"/>
                <table:data-pilot-member table:name="0,15076" table:display="true" table:show-details="true"/>
                <table:data-pilot-member table:name="0,150953" table:display="true" table:show-details="true"/>
                <table:data-pilot-member table:name="0,151082" table:display="true" table:show-details="true"/>
                <table:data-pilot-member table:name="0,152441" table:display="true" table:show-details="true"/>
                <table:data-pilot-member table:name="0,152461" table:display="true" table:show-details="true"/>
                <table:data-pilot-member table:name="0,152759" table:display="true" table:show-details="true"/>
                <table:data-pilot-member table:name="0,15276" table:display="true" table:show-details="true"/>
                <table:data-pilot-member table:name="0,153445" table:display="true" table:show-details="true"/>
                <table:data-pilot-member table:name="0,153753" table:display="true" table:show-details="true"/>
                <table:data-pilot-member table:name="0,153955" table:display="true" table:show-details="true"/>
                <table:data-pilot-member table:name="0,154019" table:display="true" table:show-details="true"/>
                <table:data-pilot-member table:name="0,154086" table:display="true" table:show-details="true"/>
                <table:data-pilot-member table:name="0,154458" table:display="true" table:show-details="true"/>
                <table:data-pilot-member table:name="0,154491" table:display="true" table:show-details="true"/>
                <table:data-pilot-member table:name="0,15477" table:display="true" table:show-details="true"/>
                <table:data-pilot-member table:name="0,155237" table:display="true" table:show-details="true"/>
                <table:data-pilot-member table:name="0,155533" table:display="true" table:show-details="true"/>
                <table:data-pilot-member table:name="0,156169" table:display="true" table:show-details="true"/>
                <table:data-pilot-member table:name="0,156172" table:display="true" table:show-details="true"/>
                <table:data-pilot-member table:name="0,156185" table:display="true" table:show-details="true"/>
                <table:data-pilot-member table:name="0,156194" table:display="true" table:show-details="true"/>
                <table:data-pilot-member table:name="0,1564" table:display="true" table:show-details="true"/>
                <table:data-pilot-member table:name="0,156767" table:display="true" table:show-details="true"/>
                <table:data-pilot-member table:name="0,157567" table:display="true" table:show-details="true"/>
                <table:data-pilot-member table:name="0,157634" table:display="true" table:show-details="true"/>
                <table:data-pilot-member table:name="0,157692" table:display="true" table:show-details="true"/>
                <table:data-pilot-member table:name="0,157928" table:display="true" table:show-details="true"/>
                <table:data-pilot-member table:name="0,158179" table:display="true" table:show-details="true"/>
                <table:data-pilot-member table:name="0,158301" table:display="true" table:show-details="true"/>
                <table:data-pilot-member table:name="0,160173" table:display="true" table:show-details="true"/>
                <table:data-pilot-member table:name="0,160227" table:display="true" table:show-details="true"/>
                <table:data-pilot-member table:name="0,16045" table:display="true" table:show-details="true"/>
                <table:data-pilot-member table:name="0,160476" table:display="true" table:show-details="true"/>
                <table:data-pilot-member table:name="0,161528" table:display="true" table:show-details="true"/>
                <table:data-pilot-member table:name="0,161765" table:display="true" table:show-details="true"/>
                <table:data-pilot-member table:name="0,162123" table:display="true" table:show-details="true"/>
                <table:data-pilot-member table:name="0,162472" table:display="true" table:show-details="true"/>
                <table:data-pilot-member table:name="0,162872" table:display="true" table:show-details="true"/>
                <table:data-pilot-member table:name="0,163006" table:display="true" table:show-details="true"/>
                <table:data-pilot-member table:name="0,163197" table:display="true" table:show-details="true"/>
                <table:data-pilot-member table:name="0,163915" table:display="true" table:show-details="true"/>
                <table:data-pilot-member table:name="0,164064" table:display="true" table:show-details="true"/>
                <table:data-pilot-member table:name="0,164361" table:display="true" table:show-details="true"/>
                <table:data-pilot-member table:name="0,165085" table:display="true" table:show-details="true"/>
                <table:data-pilot-member table:name="0,165152" table:display="true" table:show-details="true"/>
                <table:data-pilot-member table:name="0,165493" table:display="true" table:show-details="true"/>
                <table:data-pilot-member table:name="0,166152" table:display="true" table:show-details="true"/>
                <table:data-pilot-member table:name="0,16618" table:display="true" table:show-details="true"/>
                <table:data-pilot-member table:name="0,166382" table:display="true" table:show-details="true"/>
                <table:data-pilot-member table:name="0,166489" table:display="true" table:show-details="true"/>
                <table:data-pilot-member table:name="0,167125" table:display="true" table:show-details="true"/>
                <table:data-pilot-member table:name="0,167628" table:display="true" table:show-details="true"/>
                <table:data-pilot-member table:name="0,167782" table:display="true" table:show-details="true"/>
                <table:data-pilot-member table:name="0,167864" table:display="true" table:show-details="true"/>
                <table:data-pilot-member table:name="0,168089" table:display="true" table:show-details="true"/>
                <table:data-pilot-member table:name="0,169136" table:display="true" table:show-details="true"/>
                <table:data-pilot-member table:name="0,169261" table:display="true" table:show-details="true"/>
                <table:data-pilot-member table:name="0,170725" table:display="true" table:show-details="true"/>
                <table:data-pilot-member table:name="0,171451" table:display="true" table:show-details="true"/>
                <table:data-pilot-member table:name="0,171498" table:display="true" table:show-details="true"/>
                <table:data-pilot-member table:name="0,172895" table:display="true" table:show-details="true"/>
                <table:data-pilot-member table:name="0,174164" table:display="true" table:show-details="true"/>
                <table:data-pilot-member table:name="0,174437" table:display="true" table:show-details="true"/>
                <table:data-pilot-member table:name="0,176886" table:display="true" table:show-details="true"/>
                <table:data-pilot-member table:name="0,183363" table:display="true" table:show-details="true"/>
                <table:data-pilot-member table:name="0,183875" table:display="true" table:show-details="true"/>
                <table:data-pilot-member table:name="0,189177" table:display="true" table:show-details="true"/>
                <table:data-pilot-member table:name="0,190449" table:display="true" table:show-details="true"/>
                <table:data-pilot-member table:name="0,193969" table:display="true" table:show-details="true"/>
                <table:data-pilot-member table:name="0,203778" table:display="true" table:show-details="true"/>
                <table:data-pilot-member table:name="0,206822" table:display="true" table:show-details="true"/>
                <table:data-pilot-member table:name="0,20729" table:display="true" table:show-details="true"/>
                <table:data-pilot-member table:name="0,207588" table:display="true" table:show-details="true"/>
                <table:data-pilot-member table:name="0,207809" table:display="true" table:show-details="true"/>
                <table:data-pilot-member table:name="0,208359" table:display="true" table:show-details="true"/>
                <table:data-pilot-member table:name="0,208534" table:display="true" table:show-details="true"/>
                <table:data-pilot-member table:name="0,208907" table:display="true" table:show-details="true"/>
                <table:data-pilot-member table:name="0,208919" table:display="true" table:show-details="true"/>
                <table:data-pilot-member table:name="0,209037" table:display="true" table:show-details="true"/>
                <table:data-pilot-member table:name="0,209047" table:display="true" table:show-details="true"/>
                <table:data-pilot-member table:name="0,209159" table:display="true" table:show-details="true"/>
                <table:data-pilot-member table:name="0,209414" table:display="true" table:show-details="true"/>
                <table:data-pilot-member table:name="0,209653" table:display="true" table:show-details="true"/>
                <table:data-pilot-member table:name="0,209785" table:display="true" table:show-details="true"/>
                <table:data-pilot-member table:name="0,210126" table:display="true" table:show-details="true"/>
                <table:data-pilot-member table:name="0,210143" table:display="true" table:show-details="true"/>
                <table:data-pilot-member table:name="0,210176" table:display="true" table:show-details="true"/>
                <table:data-pilot-member table:name="0,210526" table:display="true" table:show-details="true"/>
                <table:data-pilot-member table:name="0,210615" table:display="true" table:show-details="true"/>
                <table:data-pilot-member table:name="0,210862" table:display="true" table:show-details="true"/>
                <table:data-pilot-member table:name="0,210864" table:display="true" table:show-details="true"/>
                <table:data-pilot-member table:name="0,211023" table:display="true" table:show-details="true"/>
                <table:data-pilot-member table:name="0,2111" table:display="true" table:show-details="true"/>
                <table:data-pilot-member table:name="0,21125" table:display="true" table:show-details="true"/>
                <table:data-pilot-member table:name="0,211273" table:display="true" table:show-details="true"/>
                <table:data-pilot-member table:name="0,211398" table:display="true" table:show-details="true"/>
                <table:data-pilot-member table:name="0,211832" table:display="true" table:show-details="true"/>
                <table:data-pilot-member table:name="0,211899" table:display="true" table:show-details="true"/>
                <table:data-pilot-member table:name="0,212031" table:display="true" table:show-details="true"/>
                <table:data-pilot-member table:name="0,212041" table:display="true" table:show-details="true"/>
                <table:data-pilot-member table:name="0,212284" table:display="true" table:show-details="true"/>
                <table:data-pilot-member table:name="0,212291" table:display="true" table:show-details="true"/>
                <table:data-pilot-member table:name="0,212374" table:display="true" table:show-details="true"/>
                <table:data-pilot-member table:name="0,212406" table:display="true" table:show-details="true"/>
                <table:data-pilot-member table:name="0,212497" table:display="true" table:show-details="true"/>
                <table:data-pilot-member table:name="0,212524" table:display="true" table:show-details="true"/>
                <table:data-pilot-member table:name="0,212526" table:display="true" table:show-details="true"/>
                <table:data-pilot-member table:name="0,212554" table:display="true" table:show-details="true"/>
                <table:data-pilot-member table:name="0,212638" table:display="true" table:show-details="true"/>
                <table:data-pilot-member table:name="0,212657" table:display="true" table:show-details="true"/>
                <table:data-pilot-member table:name="0,212694" table:display="true" table:show-details="true"/>
                <table:data-pilot-member table:name="0,212728" table:display="true" table:show-details="true"/>
                <table:data-pilot-member table:name="0,212802" table:display="true" table:show-details="true"/>
                <table:data-pilot-member table:name="0,212835" table:display="true" table:show-details="true"/>
                <table:data-pilot-member table:name="0,213289" table:display="true" table:show-details="true"/>
                <table:data-pilot-member table:name="0,21336" table:display="true" table:show-details="true"/>
                <table:data-pilot-member table:name="0,213386" table:display="true" table:show-details="true"/>
                <table:data-pilot-member table:name="0,213636" table:display="true" table:show-details="true"/>
                <table:data-pilot-member table:name="0,213655" table:display="true" table:show-details="true"/>
                <table:data-pilot-member table:name="0,2138" table:display="true" table:show-details="true"/>
                <table:data-pilot-member table:name="0,213916" table:display="true" table:show-details="true"/>
                <table:data-pilot-member table:name="0,213931" table:display="true" table:show-details="true"/>
                <table:data-pilot-member table:name="0,214034" table:display="true" table:show-details="true"/>
                <table:data-pilot-member table:name="0,214213" table:display="true" table:show-details="true"/>
                <table:data-pilot-member table:name="0,214325" table:display="true" table:show-details="true"/>
                <table:data-pilot-member table:name="0,214331" table:display="true" table:show-details="true"/>
                <table:data-pilot-member table:name="0,214402" table:display="true" table:show-details="true"/>
                <table:data-pilot-member table:name="0,21445" table:display="true" table:show-details="true"/>
                <table:data-pilot-member table:name="0,21466" table:display="true" table:show-details="true"/>
                <table:data-pilot-member table:name="0,214661" table:display="true" table:show-details="true"/>
                <table:data-pilot-member table:name="0,214668" table:display="true" table:show-details="true"/>
                <table:data-pilot-member table:name="0,214753" table:display="true" table:show-details="true"/>
                <table:data-pilot-member table:name="0,214768" table:display="true" table:show-details="true"/>
                <table:data-pilot-member table:name="0,214823" table:display="true" table:show-details="true"/>
                <table:data-pilot-member table:name="0,214892" table:display="true" table:show-details="true"/>
                <table:data-pilot-member table:name="0,214905" table:display="true" table:show-details="true"/>
                <table:data-pilot-member table:name="0,214915" table:display="true" table:show-details="true"/>
                <table:data-pilot-member table:name="0,215015" table:display="true" table:show-details="true"/>
                <table:data-pilot-member table:name="0,215078" table:display="true" table:show-details="true"/>
                <table:data-pilot-member table:name="0,215131" table:display="true" table:show-details="true"/>
                <table:data-pilot-member table:name="0,215344" table:display="true" table:show-details="true"/>
                <table:data-pilot-member table:name="0,215383" table:display="true" table:show-details="true"/>
                <table:data-pilot-member table:name="0,215424" table:display="true" table:show-details="true"/>
                <table:data-pilot-member table:name="0,215483" table:display="true" table:show-details="true"/>
                <table:data-pilot-member table:name="0,215754" table:display="true" table:show-details="true"/>
                <table:data-pilot-member table:name="0,215905" table:display="true" table:show-details="true"/>
                <table:data-pilot-member table:name="0,215948" table:display="true" table:show-details="true"/>
                <table:data-pilot-member table:name="0,216076" table:display="true" table:show-details="true"/>
                <table:data-pilot-member table:name="0,216104" table:display="true" table:show-details="true"/>
                <table:data-pilot-member table:name="0,216105" table:display="true" table:show-details="true"/>
                <table:data-pilot-member table:name="0,216193" table:display="true" table:show-details="true"/>
                <table:data-pilot-member table:name="0,216215" table:display="true" table:show-details="true"/>
                <table:data-pilot-member table:name="0,216438" table:display="true" table:show-details="true"/>
                <table:data-pilot-member table:name="0,216557" table:display="true" table:show-details="true"/>
                <table:data-pilot-member table:name="0,216657" table:display="true" table:show-details="true"/>
                <table:data-pilot-member table:name="0,216718" table:display="true" table:show-details="true"/>
                <table:data-pilot-member table:name="0,216801" table:display="true" table:show-details="true"/>
                <table:data-pilot-member table:name="0,216807" table:display="true" table:show-details="true"/>
                <table:data-pilot-member table:name="0,216811" table:display="true" table:show-details="true"/>
                <table:data-pilot-member table:name="0,217012" table:display="true" table:show-details="true"/>
                <table:data-pilot-member table:name="0,217091" table:display="true" table:show-details="true"/>
                <table:data-pilot-member table:name="0,217245" table:display="true" table:show-details="true"/>
                <table:data-pilot-member table:name="0,217311" table:display="true" table:show-details="true"/>
                <table:data-pilot-member table:name="0,217383" table:display="true" table:show-details="true"/>
                <table:data-pilot-member table:name="0,217496" table:display="true" table:show-details="true"/>
                <table:data-pilot-member table:name="0,217985" table:display="true" table:show-details="true"/>
                <table:data-pilot-member table:name="0,218141" table:display="true" table:show-details="true"/>
                <table:data-pilot-member table:name="0,218233" table:display="true" table:show-details="true"/>
                <table:data-pilot-member table:name="0,218358" table:display="true" table:show-details="true"/>
                <table:data-pilot-member table:name="0,218368" table:display="true" table:show-details="true"/>
                <table:data-pilot-member table:name="0,218572" table:display="true" table:show-details="true"/>
                <table:data-pilot-member table:name="0,218582" table:display="true" table:show-details="true"/>
                <table:data-pilot-member table:name="0,218602" table:display="true" table:show-details="true"/>
                <table:data-pilot-member table:name="0,218708" table:display="true" table:show-details="true"/>
                <table:data-pilot-member table:name="0,218806" table:display="true" table:show-details="true"/>
                <table:data-pilot-member table:name="0,219162" table:display="true" table:show-details="true"/>
                <table:data-pilot-member table:name="0,219489" table:display="true" table:show-details="true"/>
                <table:data-pilot-member table:name="0,21949" table:display="true" table:show-details="true"/>
                <table:data-pilot-member table:name="0,219511" table:display="true" table:show-details="true"/>
                <table:data-pilot-member table:name="0,219639" table:display="true" table:show-details="true"/>
                <table:data-pilot-member table:name="0,21964" table:display="true" table:show-details="true"/>
                <table:data-pilot-member table:name="0,219726" table:display="true" table:show-details="true"/>
                <table:data-pilot-member table:name="0,219841" table:display="true" table:show-details="true"/>
                <table:data-pilot-member table:name="0,21996" table:display="true" table:show-details="true"/>
                <table:data-pilot-member table:name="0,219964" table:display="true" table:show-details="true"/>
                <table:data-pilot-member table:name="0,220024" table:display="true" table:show-details="true"/>
                <table:data-pilot-member table:name="0,220234" table:display="true" table:show-details="true"/>
                <table:data-pilot-member table:name="0,220281" table:display="true" table:show-details="true"/>
                <table:data-pilot-member table:name="0,220485" table:display="true" table:show-details="true"/>
                <table:data-pilot-member table:name="0,220626" table:display="true" table:show-details="true"/>
                <table:data-pilot-member table:name="0,220641" table:display="true" table:show-details="true"/>
                <table:data-pilot-member table:name="0,220742" table:display="true" table:show-details="true"/>
                <table:data-pilot-member table:name="0,220947" table:display="true" table:show-details="true"/>
                <table:data-pilot-member table:name="0,221017" table:display="true" table:show-details="true"/>
                <table:data-pilot-member table:name="0,22111" table:display="true" table:show-details="true"/>
                <table:data-pilot-member table:name="0,221125" table:display="true" table:show-details="true"/>
                <table:data-pilot-member table:name="0,221419" table:display="true" table:show-details="true"/>
                <table:data-pilot-member table:name="0,221453" table:display="true" table:show-details="true"/>
                <table:data-pilot-member table:name="0,221667" table:display="true" table:show-details="true"/>
                <table:data-pilot-member table:name="0,221708" table:display="true" table:show-details="true"/>
                <table:data-pilot-member table:name="0,221741" table:display="true" table:show-details="true"/>
                <table:data-pilot-member table:name="0,221789" table:display="true" table:show-details="true"/>
                <table:data-pilot-member table:name="0,221855" table:display="true" table:show-details="true"/>
                <table:data-pilot-member table:name="0,221921" table:display="true" table:show-details="true"/>
                <table:data-pilot-member table:name="0,22196" table:display="true" table:show-details="true"/>
                <table:data-pilot-member table:name="0,222025" table:display="true" table:show-details="true"/>
                <table:data-pilot-member table:name="0,222102" table:display="true" table:show-details="true"/>
                <table:data-pilot-member table:name="0,222182" table:display="true" table:show-details="true"/>
                <table:data-pilot-member table:name="0,222217" table:display="true" table:show-details="true"/>
                <table:data-pilot-member table:name="0,222244" table:display="true" table:show-details="true"/>
                <table:data-pilot-member table:name="0,222285" table:display="true" table:show-details="true"/>
                <table:data-pilot-member table:name="0,222326" table:display="true" table:show-details="true"/>
                <table:data-pilot-member table:name="0,22243" table:display="true" table:show-details="true"/>
                <table:data-pilot-member table:name="0,222518" table:display="true" table:show-details="true"/>
                <table:data-pilot-member table:name="0,222628" table:display="true" table:show-details="true"/>
                <table:data-pilot-member table:name="0,222751" table:display="true" table:show-details="true"/>
                <table:data-pilot-member table:name="0,22278" table:display="true" table:show-details="true"/>
                <table:data-pilot-member table:name="0,222931" table:display="true" table:show-details="true"/>
                <table:data-pilot-member table:name="0,222937" table:display="true" table:show-details="true"/>
                <table:data-pilot-member table:name="0,222945" table:display="true" table:show-details="true"/>
                <table:data-pilot-member table:name="0,222958" table:display="true" table:show-details="true"/>
                <table:data-pilot-member table:name="0,222985" table:display="true" table:show-details="true"/>
                <table:data-pilot-member table:name="0,22314" table:display="true" table:show-details="true"/>
                <table:data-pilot-member table:name="0,223168" table:display="true" table:show-details="true"/>
                <table:data-pilot-member table:name="0,223207" table:display="true" table:show-details="true"/>
                <table:data-pilot-member table:name="0,223364" table:display="true" table:show-details="true"/>
                <table:data-pilot-member table:name="0,223427" table:display="true" table:show-details="true"/>
                <table:data-pilot-member table:name="0,2236" table:display="true" table:show-details="true"/>
                <table:data-pilot-member table:name="0,22361" table:display="true" table:show-details="true"/>
                <table:data-pilot-member table:name="0,224123" table:display="true" table:show-details="true"/>
                <table:data-pilot-member table:name="0,224168" table:display="true" table:show-details="true"/>
                <table:data-pilot-member table:name="0,224209" table:display="true" table:show-details="true"/>
                <table:data-pilot-member table:name="0,224247" table:display="true" table:show-details="true"/>
                <table:data-pilot-member table:name="0,224309" table:display="true" table:show-details="true"/>
                <table:data-pilot-member table:name="0,224536" table:display="true" table:show-details="true"/>
                <table:data-pilot-member table:name="0,224585" table:display="true" table:show-details="true"/>
                <table:data-pilot-member table:name="0,224639" table:display="true" table:show-details="true"/>
                <table:data-pilot-member table:name="0,224744" table:display="true" table:show-details="true"/>
                <table:data-pilot-member table:name="0,224782" table:display="true" table:show-details="true"/>
                <table:data-pilot-member table:name="0,225067" table:display="true" table:show-details="true"/>
                <table:data-pilot-member table:name="0,225126" table:display="true" table:show-details="true"/>
                <table:data-pilot-member table:name="0,225234" table:display="true" table:show-details="true"/>
                <table:data-pilot-member table:name="0,225425" table:display="true" table:show-details="true"/>
                <table:data-pilot-member table:name="0,225625" table:display="true" table:show-details="true"/>
                <table:data-pilot-member table:name="0,225722" table:display="true" table:show-details="true"/>
                <table:data-pilot-member table:name="0,225735" table:display="true" table:show-details="true"/>
                <table:data-pilot-member table:name="0,225966" table:display="true" table:show-details="true"/>
                <table:data-pilot-member table:name="0,225993" table:display="true" table:show-details="true"/>
                <table:data-pilot-member table:name="0,226056" table:display="true" table:show-details="true"/>
                <table:data-pilot-member table:name="0,226086" table:display="true" table:show-details="true"/>
                <table:data-pilot-member table:name="0,226188" table:display="true" table:show-details="true"/>
                <table:data-pilot-member table:name="0,226262" table:display="true" table:show-details="true"/>
                <table:data-pilot-member table:name="0,226281" table:display="true" table:show-details="true"/>
                <table:data-pilot-member table:name="0,22656" table:display="true" table:show-details="true"/>
                <table:data-pilot-member table:name="0,226619" table:display="true" table:show-details="true"/>
                <table:data-pilot-member table:name="0,226822" table:display="true" table:show-details="true"/>
                <table:data-pilot-member table:name="0,226935" table:display="true" table:show-details="true"/>
                <table:data-pilot-member table:name="0,227256" table:display="true" table:show-details="true"/>
                <table:data-pilot-member table:name="0,227581" table:display="true" table:show-details="true"/>
                <table:data-pilot-member table:name="0,227707" table:display="true" table:show-details="true"/>
                <table:data-pilot-member table:name="0,227861" table:display="true" table:show-details="true"/>
                <table:data-pilot-member table:name="0,22791" table:display="true" table:show-details="true"/>
                <table:data-pilot-member table:name="0,228248" table:display="true" table:show-details="true"/>
                <table:data-pilot-member table:name="0,228376" table:display="true" table:show-details="true"/>
                <table:data-pilot-member table:name="0,228438" table:display="true" table:show-details="true"/>
                <table:data-pilot-member table:name="0,228471" table:display="true" table:show-details="true"/>
                <table:data-pilot-member table:name="0,22871" table:display="true" table:show-details="true"/>
                <table:data-pilot-member table:name="0,228838" table:display="true" table:show-details="true"/>
                <table:data-pilot-member table:name="0,229251" table:display="true" table:show-details="true"/>
                <table:data-pilot-member table:name="0,229328" table:display="true" table:show-details="true"/>
                <table:data-pilot-member table:name="0,229355" table:display="true" table:show-details="true"/>
                <table:data-pilot-member table:name="0,229622" table:display="true" table:show-details="true"/>
                <table:data-pilot-member table:name="0,229843" table:display="true" table:show-details="true"/>
                <table:data-pilot-member table:name="0,23052" table:display="true" table:show-details="true"/>
                <table:data-pilot-member table:name="0,23088" table:display="true" table:show-details="true"/>
                <table:data-pilot-member table:name="0,230988" table:display="true" table:show-details="true"/>
                <table:data-pilot-member table:name="0,231079" table:display="true" table:show-details="true"/>
                <table:data-pilot-member table:name="0,231233" table:display="true" table:show-details="true"/>
                <table:data-pilot-member table:name="0,23143" table:display="true" table:show-details="true"/>
                <table:data-pilot-member table:name="0,231527" table:display="true" table:show-details="true"/>
                <table:data-pilot-member table:name="0,232041" table:display="true" table:show-details="true"/>
                <table:data-pilot-member table:name="0,23222" table:display="true" table:show-details="true"/>
                <table:data-pilot-member table:name="0,233114" table:display="true" table:show-details="true"/>
                <table:data-pilot-member table:name="0,233141" table:display="true" table:show-details="true"/>
                <table:data-pilot-member table:name="0,233767" table:display="true" table:show-details="true"/>
                <table:data-pilot-member table:name="0,234456" table:display="true" table:show-details="true"/>
                <table:data-pilot-member table:name="0,234778" table:display="true" table:show-details="true"/>
                <table:data-pilot-member table:name="0,234849" table:display="true" table:show-details="true"/>
                <table:data-pilot-member table:name="0,234961" table:display="true" table:show-details="true"/>
                <table:data-pilot-member table:name="0,235528" table:display="true" table:show-details="true"/>
                <table:data-pilot-member table:name="0,235973" table:display="true" table:show-details="true"/>
                <table:data-pilot-member table:name="0,236408" table:display="true" table:show-details="true"/>
                <table:data-pilot-member table:name="0,236633" table:display="true" table:show-details="true"/>
                <table:data-pilot-member table:name="0,236684" table:display="true" table:show-details="true"/>
                <table:data-pilot-member table:name="0,236833" table:display="true" table:show-details="true"/>
                <table:data-pilot-member table:name="0,237275" table:display="true" table:show-details="true"/>
                <table:data-pilot-member table:name="0,237288" table:display="true" table:show-details="true"/>
                <table:data-pilot-member table:name="0,237508" table:display="true" table:show-details="true"/>
                <table:data-pilot-member table:name="0,23756" table:display="true" table:show-details="true"/>
                <table:data-pilot-member table:name="0,237603" table:display="true" table:show-details="true"/>
                <table:data-pilot-member table:name="0,237676" table:display="true" table:show-details="true"/>
                <table:data-pilot-member table:name="0,23789" table:display="true" table:show-details="true"/>
                <table:data-pilot-member table:name="0,238072" table:display="true" table:show-details="true"/>
                <table:data-pilot-member table:name="0,238904" table:display="true" table:show-details="true"/>
                <table:data-pilot-member table:name="0,239923" table:display="true" table:show-details="true"/>
                <table:data-pilot-member table:name="0,240216" table:display="true" table:show-details="true"/>
                <table:data-pilot-member table:name="0,240462" table:display="true" table:show-details="true"/>
                <table:data-pilot-member table:name="0,241092" table:display="true" table:show-details="true"/>
                <table:data-pilot-member table:name="0,242157" table:display="true" table:show-details="true"/>
                <table:data-pilot-member table:name="0,242473" table:display="true" table:show-details="true"/>
                <table:data-pilot-member table:name="0,242585" table:display="true" table:show-details="true"/>
                <table:data-pilot-member table:name="0,242804" table:display="true" table:show-details="true"/>
                <table:data-pilot-member table:name="0,24283" table:display="true" table:show-details="true"/>
                <table:data-pilot-member table:name="0,242937" table:display="true" table:show-details="true"/>
                <table:data-pilot-member table:name="0,243142" table:display="true" table:show-details="true"/>
                <table:data-pilot-member table:name="0,243336" table:display="true" table:show-details="true"/>
                <table:data-pilot-member table:name="0,243924" table:display="true" table:show-details="true"/>
                <table:data-pilot-member table:name="0,244696" table:display="true" table:show-details="true"/>
                <table:data-pilot-member table:name="0,244724" table:display="true" table:show-details="true"/>
                <table:data-pilot-member table:name="0,244899" table:display="true" table:show-details="true"/>
                <table:data-pilot-member table:name="0,245743" table:display="true" table:show-details="true"/>
                <table:data-pilot-member table:name="0,245767" table:display="true" table:show-details="true"/>
                <table:data-pilot-member table:name="0,245779" table:display="true" table:show-details="true"/>
                <table:data-pilot-member table:name="0,246487" table:display="true" table:show-details="true"/>
                <table:data-pilot-member table:name="0,246728" table:display="true" table:show-details="true"/>
                <table:data-pilot-member table:name="0,24693" table:display="true" table:show-details="true"/>
                <table:data-pilot-member table:name="0,246956" table:display="true" table:show-details="true"/>
                <table:data-pilot-member table:name="0,247206" table:display="true" table:show-details="true"/>
                <table:data-pilot-member table:name="0,247222" table:display="true" table:show-details="true"/>
                <table:data-pilot-member table:name="0,248215" table:display="true" table:show-details="true"/>
                <table:data-pilot-member table:name="0,249427" table:display="true" table:show-details="true"/>
                <table:data-pilot-member table:name="0,249478" table:display="true" table:show-details="true"/>
                <table:data-pilot-member table:name="0,249497" table:display="true" table:show-details="true"/>
                <table:data-pilot-member table:name="0,250012" table:display="true" table:show-details="true"/>
                <table:data-pilot-member table:name="0,250088" table:display="true" table:show-details="true"/>
                <table:data-pilot-member table:name="0,250622" table:display="true" table:show-details="true"/>
                <table:data-pilot-member table:name="0,250968" table:display="true" table:show-details="true"/>
                <table:data-pilot-member table:name="0,25107" table:display="true" table:show-details="true"/>
                <table:data-pilot-member table:name="0,251506" table:display="true" table:show-details="true"/>
                <table:data-pilot-member table:name="0,251627" table:display="true" table:show-details="true"/>
                <table:data-pilot-member table:name="0,252183" table:display="true" table:show-details="true"/>
                <table:data-pilot-member table:name="0,252377" table:display="true" table:show-details="true"/>
                <table:data-pilot-member table:name="0,252428" table:display="true" table:show-details="true"/>
                <table:data-pilot-member table:name="0,252522" table:display="true" table:show-details="true"/>
                <table:data-pilot-member table:name="0,25275" table:display="true" table:show-details="true"/>
                <table:data-pilot-member table:name="0,252931" table:display="true" table:show-details="true"/>
                <table:data-pilot-member table:name="0,253015" table:display="true" table:show-details="true"/>
                <table:data-pilot-member table:name="0,253074" table:display="true" table:show-details="true"/>
                <table:data-pilot-member table:name="0,253279" table:display="true" table:show-details="true"/>
                <table:data-pilot-member table:name="0,254054" table:display="true" table:show-details="true"/>
                <table:data-pilot-member table:name="0,254568" table:display="true" table:show-details="true"/>
                <table:data-pilot-member table:name="0,255035" table:display="true" table:show-details="true"/>
                <table:data-pilot-member table:name="0,255351" table:display="true" table:show-details="true"/>
                <table:data-pilot-member table:name="0,25549" table:display="true" table:show-details="true"/>
                <table:data-pilot-member table:name="0,255671" table:display="true" table:show-details="true"/>
                <table:data-pilot-member table:name="0,256009" table:display="true" table:show-details="true"/>
                <table:data-pilot-member table:name="0,257795" table:display="true" table:show-details="true"/>
                <table:data-pilot-member table:name="0,261063" table:display="true" table:show-details="true"/>
                <table:data-pilot-member table:name="0,264126" table:display="true" table:show-details="true"/>
                <table:data-pilot-member table:name="0,264616" table:display="true" table:show-details="true"/>
                <table:data-pilot-member table:name="0,265957" table:display="true" table:show-details="true"/>
                <table:data-pilot-member table:name="0,265961" table:display="true" table:show-details="true"/>
                <table:data-pilot-member table:name="0,267499" table:display="true" table:show-details="true"/>
                <table:data-pilot-member table:name="0,267501" table:display="true" table:show-details="true"/>
                <table:data-pilot-member table:name="0,270976" table:display="true" table:show-details="true"/>
                <table:data-pilot-member table:name="0,273417" table:display="true" table:show-details="true"/>
                <table:data-pilot-member table:name="0,274589" table:display="true" table:show-details="true"/>
                <table:data-pilot-member table:name="0,274835" table:display="true" table:show-details="true"/>
                <table:data-pilot-member table:name="0,277642" table:display="true" table:show-details="true"/>
                <table:data-pilot-member table:name="0,280794" table:display="true" table:show-details="true"/>
                <table:data-pilot-member table:name="0,288907" table:display="true" table:show-details="true"/>
                <table:data-pilot-member table:name="0,292364" table:display="true" table:show-details="true"/>
                <table:data-pilot-member table:name="0,293235" table:display="true" table:show-details="true"/>
                <table:data-pilot-member table:name="0,294024" table:display="true" table:show-details="true"/>
                <table:data-pilot-member table:name="0,29411" table:display="true" table:show-details="true"/>
                <table:data-pilot-member table:name="0,294775" table:display="true" table:show-details="true"/>
                <table:data-pilot-member table:name="0,295211" table:display="true" table:show-details="true"/>
                <table:data-pilot-member table:name="0,295269" table:display="true" table:show-details="true"/>
                <table:data-pilot-member table:name="0,29579" table:display="true" table:show-details="true"/>
                <table:data-pilot-member table:name="0,295858" table:display="true" table:show-details="true"/>
                <table:data-pilot-member table:name="0,295886" table:display="true" table:show-details="true"/>
                <table:data-pilot-member table:name="0,295893" table:display="true" table:show-details="true"/>
                <table:data-pilot-member table:name="0,295898" table:display="true" table:show-details="true"/>
                <table:data-pilot-member table:name="0,29664" table:display="true" table:show-details="true"/>
                <table:data-pilot-member table:name="0,29682" table:display="true" table:show-details="true"/>
                <table:data-pilot-member table:name="0,296845" table:display="true" table:show-details="true"/>
                <table:data-pilot-member table:name="0,296895" table:display="true" table:show-details="true"/>
                <table:data-pilot-member table:name="0,296908" table:display="true" table:show-details="true"/>
                <table:data-pilot-member table:name="0,296931" table:display="true" table:show-details="true"/>
                <table:data-pilot-member table:name="0,29694" table:display="true" table:show-details="true"/>
                <table:data-pilot-member table:name="0,297331" table:display="true" table:show-details="true"/>
                <table:data-pilot-member table:name="0,297429" table:display="true" table:show-details="true"/>
                <table:data-pilot-member table:name="0,297473" table:display="true" table:show-details="true"/>
                <table:data-pilot-member table:name="0,29761" table:display="true" table:show-details="true"/>
                <table:data-pilot-member table:name="0,297708" table:display="true" table:show-details="true"/>
                <table:data-pilot-member table:name="0,297787" table:display="true" table:show-details="true"/>
                <table:data-pilot-member table:name="0,29792" table:display="true" table:show-details="true"/>
                <table:data-pilot-member table:name="0,298007" table:display="true" table:show-details="true"/>
                <table:data-pilot-member table:name="0,298137" table:display="true" table:show-details="true"/>
                <table:data-pilot-member table:name="0,298184" table:display="true" table:show-details="true"/>
                <table:data-pilot-member table:name="0,298436" table:display="true" table:show-details="true"/>
                <table:data-pilot-member table:name="0,298479" table:display="true" table:show-details="true"/>
                <table:data-pilot-member table:name="0,29849" table:display="true" table:show-details="true"/>
                <table:data-pilot-member table:name="0,298517" table:display="true" table:show-details="true"/>
                <table:data-pilot-member table:name="0,298724" table:display="true" table:show-details="true"/>
                <table:data-pilot-member table:name="0,298731" table:display="true" table:show-details="true"/>
                <table:data-pilot-member table:name="0,29874" table:display="true" table:show-details="true"/>
                <table:data-pilot-member table:name="0,298807" table:display="true" table:show-details="true"/>
                <table:data-pilot-member table:name="0,298815" table:display="true" table:show-details="true"/>
                <table:data-pilot-member table:name="0,298882" table:display="true" table:show-details="true"/>
                <table:data-pilot-member table:name="0,299096" table:display="true" table:show-details="true"/>
                <table:data-pilot-member table:name="0,299109" table:display="true" table:show-details="true"/>
                <table:data-pilot-member table:name="0,299295" table:display="true" table:show-details="true"/>
                <table:data-pilot-member table:name="0,299313" table:display="true" table:show-details="true"/>
                <table:data-pilot-member table:name="0,299324" table:display="true" table:show-details="true"/>
                <table:data-pilot-member table:name="0,299516" table:display="true" table:show-details="true"/>
                <table:data-pilot-member table:name="0,299594" table:display="true" table:show-details="true"/>
                <table:data-pilot-member table:name="0,299698" table:display="true" table:show-details="true"/>
                <table:data-pilot-member table:name="0,299771" table:display="true" table:show-details="true"/>
                <table:data-pilot-member table:name="0,299901" table:display="true" table:show-details="true"/>
                <table:data-pilot-member table:name="0,300261" table:display="true" table:show-details="true"/>
                <table:data-pilot-member table:name="0,300438" table:display="true" table:show-details="true"/>
                <table:data-pilot-member table:name="0,30044" table:display="true" table:show-details="true"/>
                <table:data-pilot-member table:name="0,300792" table:display="true" table:show-details="true"/>
                <table:data-pilot-member table:name="0,300973" table:display="true" table:show-details="true"/>
                <table:data-pilot-member table:name="0,300987" table:display="true" table:show-details="true"/>
                <table:data-pilot-member table:name="0,301016" table:display="true" table:show-details="true"/>
                <table:data-pilot-member table:name="0,301138" table:display="true" table:show-details="true"/>
                <table:data-pilot-member table:name="0,301301" table:display="true" table:show-details="true"/>
                <table:data-pilot-member table:name="0,301385" table:display="true" table:show-details="true"/>
                <table:data-pilot-member table:name="0,301495" table:display="true" table:show-details="true"/>
                <table:data-pilot-member table:name="0,301688" table:display="true" table:show-details="true"/>
                <table:data-pilot-member table:name="0,301743" table:display="true" table:show-details="true"/>
                <table:data-pilot-member table:name="0,30188" table:display="true" table:show-details="true"/>
                <table:data-pilot-member table:name="0,302083" table:display="true" table:show-details="true"/>
                <table:data-pilot-member table:name="0,302179" table:display="true" table:show-details="true"/>
                <table:data-pilot-member table:name="0,302282" table:display="true" table:show-details="true"/>
                <table:data-pilot-member table:name="0,302459" table:display="true" table:show-details="true"/>
                <table:data-pilot-member table:name="0,302776" table:display="true" table:show-details="true"/>
                <table:data-pilot-member table:name="0,303299" table:display="true" table:show-details="true"/>
                <table:data-pilot-member table:name="0,303306" table:display="true" table:show-details="true"/>
                <table:data-pilot-member table:name="0,303436" table:display="true" table:show-details="true"/>
                <table:data-pilot-member table:name="0,303473" table:display="true" table:show-details="true"/>
                <table:data-pilot-member table:name="0,303585" table:display="true" table:show-details="true"/>
                <table:data-pilot-member table:name="0,303669" table:display="true" table:show-details="true"/>
                <table:data-pilot-member table:name="0,303701" table:display="true" table:show-details="true"/>
                <table:data-pilot-member table:name="0,303883" table:display="true" table:show-details="true"/>
                <table:data-pilot-member table:name="0,304481" table:display="true" table:show-details="true"/>
                <table:data-pilot-member table:name="0,304572" table:display="true" table:show-details="true"/>
                <table:data-pilot-member table:name="0,304763" table:display="true" table:show-details="true"/>
                <table:data-pilot-member table:name="0,304809" table:display="true" table:show-details="true"/>
                <table:data-pilot-member table:name="0,304995" table:display="true" table:show-details="true"/>
                <table:data-pilot-member table:name="0,304998" table:display="true" table:show-details="true"/>
                <table:data-pilot-member table:name="0,305056" table:display="true" table:show-details="true"/>
                <table:data-pilot-member table:name="0,305299" table:display="true" table:show-details="true"/>
                <table:data-pilot-member table:name="0,3053" table:display="true" table:show-details="true"/>
                <table:data-pilot-member table:name="0,305626" table:display="true" table:show-details="true"/>
                <table:data-pilot-member table:name="0,30585" table:display="true" table:show-details="true"/>
                <table:data-pilot-member table:name="0,306151" table:display="true" table:show-details="true"/>
                <table:data-pilot-member table:name="0,306156" table:display="true" table:show-details="true"/>
                <table:data-pilot-member table:name="0,3069" table:display="true" table:show-details="true"/>
                <table:data-pilot-member table:name="0,30701" table:display="true" table:show-details="true"/>
                <table:data-pilot-member table:name="0,307181" table:display="true" table:show-details="true"/>
                <table:data-pilot-member table:name="0,307606" table:display="true" table:show-details="true"/>
                <table:data-pilot-member table:name="0,307661" table:display="true" table:show-details="true"/>
                <table:data-pilot-member table:name="0,307791" table:display="true" table:show-details="true"/>
                <table:data-pilot-member table:name="0,307884" table:display="true" table:show-details="true"/>
                <table:data-pilot-member table:name="0,307909" table:display="true" table:show-details="true"/>
                <table:data-pilot-member table:name="0,307955" table:display="true" table:show-details="true"/>
                <table:data-pilot-member table:name="0,308736" table:display="true" table:show-details="true"/>
                <table:data-pilot-member table:name="0,308847" table:display="true" table:show-details="true"/>
                <table:data-pilot-member table:name="0,309005" table:display="true" table:show-details="true"/>
                <table:data-pilot-member table:name="0,309042" table:display="true" table:show-details="true"/>
                <table:data-pilot-member table:name="0,3091" table:display="true" table:show-details="true"/>
                <table:data-pilot-member table:name="0,309226" table:display="true" table:show-details="true"/>
                <table:data-pilot-member table:name="0,309631" table:display="true" table:show-details="true"/>
                <table:data-pilot-member table:name="0,309808" table:display="true" table:show-details="true"/>
                <table:data-pilot-member table:name="0,31011" table:display="true" table:show-details="true"/>
                <table:data-pilot-member table:name="0,31026" table:display="true" table:show-details="true"/>
                <table:data-pilot-member table:name="0,310387" table:display="true" table:show-details="true"/>
                <table:data-pilot-member table:name="0,310398" table:display="true" table:show-details="true"/>
                <table:data-pilot-member table:name="0,310554" table:display="true" table:show-details="true"/>
                <table:data-pilot-member table:name="0,310595" table:display="true" table:show-details="true"/>
                <table:data-pilot-member table:name="0,310683" table:display="true" table:show-details="true"/>
                <table:data-pilot-member table:name="0,310768" table:display="true" table:show-details="true"/>
                <table:data-pilot-member table:name="0,310929" table:display="true" table:show-details="true"/>
                <table:data-pilot-member table:name="0,311159" table:display="true" table:show-details="true"/>
                <table:data-pilot-member table:name="0,31127" table:display="true" table:show-details="true"/>
                <table:data-pilot-member table:name="0,311344" table:display="true" table:show-details="true"/>
                <table:data-pilot-member table:name="0,311384" table:display="true" table:show-details="true"/>
                <table:data-pilot-member table:name="0,311637" table:display="true" table:show-details="true"/>
                <table:data-pilot-member table:name="0,311808" table:display="true" table:show-details="true"/>
                <table:data-pilot-member table:name="0,31181" table:display="true" table:show-details="true"/>
                <table:data-pilot-member table:name="0,311993" table:display="true" table:show-details="true"/>
                <table:data-pilot-member table:name="0,312093" table:display="true" table:show-details="true"/>
                <table:data-pilot-member table:name="0,312215" table:display="true" table:show-details="true"/>
                <table:data-pilot-member table:name="0,312296" table:display="true" table:show-details="true"/>
                <table:data-pilot-member table:name="0,312348" table:display="true" table:show-details="true"/>
                <table:data-pilot-member table:name="0,312363" table:display="true" table:show-details="true"/>
                <table:data-pilot-member table:name="0,312446" table:display="true" table:show-details="true"/>
                <table:data-pilot-member table:name="0,312576" table:display="true" table:show-details="true"/>
                <table:data-pilot-member table:name="0,312741" table:display="true" table:show-details="true"/>
                <table:data-pilot-member table:name="0,312783" table:display="true" table:show-details="true"/>
                <table:data-pilot-member table:name="0,312999" table:display="true" table:show-details="true"/>
                <table:data-pilot-member table:name="0,31308" table:display="true" table:show-details="true"/>
                <table:data-pilot-member table:name="0,31317" table:display="true" table:show-details="true"/>
                <table:data-pilot-member table:name="0,313288" table:display="true" table:show-details="true"/>
                <table:data-pilot-member table:name="0,313495" table:display="true" table:show-details="true"/>
                <table:data-pilot-member table:name="0,313646" table:display="true" table:show-details="true"/>
                <table:data-pilot-member table:name="0,313699" table:display="true" table:show-details="true"/>
                <table:data-pilot-member table:name="0,313753" table:display="true" table:show-details="true"/>
                <table:data-pilot-member table:name="0,313993" table:display="true" table:show-details="true"/>
                <table:data-pilot-member table:name="0,314382" table:display="true" table:show-details="true"/>
                <table:data-pilot-member table:name="0,314445" table:display="true" table:show-details="true"/>
                <table:data-pilot-member table:name="0,314471" table:display="true" table:show-details="true"/>
                <table:data-pilot-member table:name="0,314487" table:display="true" table:show-details="true"/>
                <table:data-pilot-member table:name="0,314534" table:display="true" table:show-details="true"/>
                <table:data-pilot-member table:name="0,314706" table:display="true" table:show-details="true"/>
                <table:data-pilot-member table:name="0,315084" table:display="true" table:show-details="true"/>
                <table:data-pilot-member table:name="0,315297" table:display="true" table:show-details="true"/>
                <table:data-pilot-member table:name="0,315312" table:display="true" table:show-details="true"/>
                <table:data-pilot-member table:name="0,315541" table:display="true" table:show-details="true"/>
                <table:data-pilot-member table:name="0,315814" table:display="true" table:show-details="true"/>
                <table:data-pilot-member table:name="0,315934" table:display="true" table:show-details="true"/>
                <table:data-pilot-member table:name="0,316086" table:display="true" table:show-details="true"/>
                <table:data-pilot-member table:name="0,316109" table:display="true" table:show-details="true"/>
                <table:data-pilot-member table:name="0,316643" table:display="true" table:show-details="true"/>
                <table:data-pilot-member table:name="0,316825" table:display="true" table:show-details="true"/>
                <table:data-pilot-member table:name="0,316946" table:display="true" table:show-details="true"/>
                <table:data-pilot-member table:name="0,317015" table:display="true" table:show-details="true"/>
                <table:data-pilot-member table:name="0,317118" table:display="true" table:show-details="true"/>
                <table:data-pilot-member table:name="0,317346" table:display="true" table:show-details="true"/>
                <table:data-pilot-member table:name="0,317658" table:display="true" table:show-details="true"/>
                <table:data-pilot-member table:name="0,317922" table:display="true" table:show-details="true"/>
                <table:data-pilot-member table:name="0,318151" table:display="true" table:show-details="true"/>
                <table:data-pilot-member table:name="0,318779" table:display="true" table:show-details="true"/>
                <table:data-pilot-member table:name="0,319018" table:display="true" table:show-details="true"/>
                <table:data-pilot-member table:name="0,31902" table:display="true" table:show-details="true"/>
                <table:data-pilot-member table:name="0,319267" table:display="true" table:show-details="true"/>
                <table:data-pilot-member table:name="0,319307" table:display="true" table:show-details="true"/>
                <table:data-pilot-member table:name="0,319654" table:display="true" table:show-details="true"/>
                <table:data-pilot-member table:name="0,320033" table:display="true" table:show-details="true"/>
                <table:data-pilot-member table:name="0,320381" table:display="true" table:show-details="true"/>
                <table:data-pilot-member table:name="0,32054" table:display="true" table:show-details="true"/>
                <table:data-pilot-member table:name="0,320865" table:display="true" table:show-details="true"/>
                <table:data-pilot-member table:name="0,320912" table:display="true" table:show-details="true"/>
                <table:data-pilot-member table:name="0,320979" table:display="true" table:show-details="true"/>
                <table:data-pilot-member table:name="0,321157" table:display="true" table:show-details="true"/>
                <table:data-pilot-member table:name="0,321238" table:display="true" table:show-details="true"/>
                <table:data-pilot-member table:name="0,321535" table:display="true" table:show-details="true"/>
                <table:data-pilot-member table:name="0,32201" table:display="true" table:show-details="true"/>
                <table:data-pilot-member table:name="0,322548" table:display="true" table:show-details="true"/>
                <table:data-pilot-member table:name="0,322573" table:display="true" table:show-details="true"/>
                <table:data-pilot-member table:name="0,322812" table:display="true" table:show-details="true"/>
                <table:data-pilot-member table:name="0,32288" table:display="true" table:show-details="true"/>
                <table:data-pilot-member table:name="0,322966" table:display="true" table:show-details="true"/>
                <table:data-pilot-member table:name="0,323008" table:display="true" table:show-details="true"/>
                <table:data-pilot-member table:name="0,32318" table:display="true" table:show-details="true"/>
                <table:data-pilot-member table:name="0,323282" table:display="true" table:show-details="true"/>
                <table:data-pilot-member table:name="0,323501" table:display="true" table:show-details="true"/>
                <table:data-pilot-member table:name="0,323624" table:display="true" table:show-details="true"/>
                <table:data-pilot-member table:name="0,323698" table:display="true" table:show-details="true"/>
                <table:data-pilot-member table:name="0,324041" table:display="true" table:show-details="true"/>
                <table:data-pilot-member table:name="0,324227" table:display="true" table:show-details="true"/>
                <table:data-pilot-member table:name="0,324277" table:display="true" table:show-details="true"/>
                <table:data-pilot-member table:name="0,324288" table:display="true" table:show-details="true"/>
                <table:data-pilot-member table:name="0,324365" table:display="true" table:show-details="true"/>
                <table:data-pilot-member table:name="0,324678" table:display="true" table:show-details="true"/>
                <table:data-pilot-member table:name="0,325256" table:display="true" table:show-details="true"/>
                <table:data-pilot-member table:name="0,325414" table:display="true" table:show-details="true"/>
                <table:data-pilot-member table:name="0,325995" table:display="true" table:show-details="true"/>
                <table:data-pilot-member table:name="0,326732" table:display="true" table:show-details="true"/>
                <table:data-pilot-member table:name="0,327091" table:display="true" table:show-details="true"/>
                <table:data-pilot-member table:name="0,328463" table:display="true" table:show-details="true"/>
                <table:data-pilot-member table:name="0,328493" table:display="true" table:show-details="true"/>
                <table:data-pilot-member table:name="0,329155" table:display="true" table:show-details="true"/>
                <table:data-pilot-member table:name="0,329632" table:display="true" table:show-details="true"/>
                <table:data-pilot-member table:name="0,329932" table:display="true" table:show-details="true"/>
                <table:data-pilot-member table:name="0,330346" table:display="true" table:show-details="true"/>
                <table:data-pilot-member table:name="0,331531" table:display="true" table:show-details="true"/>
                <table:data-pilot-member table:name="0,331564" table:display="true" table:show-details="true"/>
                <table:data-pilot-member table:name="0,332649" table:display="true" table:show-details="true"/>
                <table:data-pilot-member table:name="0,332816" table:display="true" table:show-details="true"/>
                <table:data-pilot-member table:name="0,333261" table:display="true" table:show-details="true"/>
                <table:data-pilot-member table:name="0,333677" table:display="true" table:show-details="true"/>
                <table:data-pilot-member table:name="0,333964" table:display="true" table:show-details="true"/>
                <table:data-pilot-member table:name="0,33403" table:display="true" table:show-details="true"/>
                <table:data-pilot-member table:name="0,334636" table:display="true" table:show-details="true"/>
                <table:data-pilot-member table:name="0,334708" table:display="true" table:show-details="true"/>
                <table:data-pilot-member table:name="0,335113" table:display="true" table:show-details="true"/>
                <table:data-pilot-member table:name="0,335167" table:display="true" table:show-details="true"/>
                <table:data-pilot-member table:name="0,335342" table:display="true" table:show-details="true"/>
                <table:data-pilot-member table:name="0,335427" table:display="true" table:show-details="true"/>
                <table:data-pilot-member table:name="0,335547" table:display="true" table:show-details="true"/>
                <table:data-pilot-member table:name="0,336394" table:display="true" table:show-details="true"/>
                <table:data-pilot-member table:name="0,336694" table:display="true" table:show-details="true"/>
                <table:data-pilot-member table:name="0,337153" table:display="true" table:show-details="true"/>
                <table:data-pilot-member table:name="0,337255" table:display="true" table:show-details="true"/>
                <table:data-pilot-member table:name="0,337271" table:display="true" table:show-details="true"/>
                <table:data-pilot-member table:name="0,337285" table:display="true" table:show-details="true"/>
                <table:data-pilot-member table:name="0,337622" table:display="true" table:show-details="true"/>
                <table:data-pilot-member table:name="0,33782" table:display="true" table:show-details="true"/>
                <table:data-pilot-member table:name="0,337843" table:display="true" table:show-details="true"/>
                <table:data-pilot-member table:name="0,337979" table:display="true" table:show-details="true"/>
                <table:data-pilot-member table:name="0,338037" table:display="true" table:show-details="true"/>
                <table:data-pilot-member table:name="0,339068" table:display="true" table:show-details="true"/>
                <table:data-pilot-member table:name="0,339078" table:display="true" table:show-details="true"/>
                <table:data-pilot-member table:name="0,339354" table:display="true" table:show-details="true"/>
                <table:data-pilot-member table:name="0,339728" table:display="true" table:show-details="true"/>
                <table:data-pilot-member table:name="0,339918" table:display="true" table:show-details="true"/>
                <table:data-pilot-member table:name="0,340057" table:display="true" table:show-details="true"/>
                <table:data-pilot-member table:name="0,340126" table:display="true" table:show-details="true"/>
                <table:data-pilot-member table:name="0,340274" table:display="true" table:show-details="true"/>
                <table:data-pilot-member table:name="0,34041" table:display="true" table:show-details="true"/>
                <table:data-pilot-member table:name="0,340826" table:display="true" table:show-details="true"/>
                <table:data-pilot-member table:name="0,340911" table:display="true" table:show-details="true"/>
                <table:data-pilot-member table:name="0,341998" table:display="true" table:show-details="true"/>
                <table:data-pilot-member table:name="0,343233" table:display="true" table:show-details="true"/>
                <table:data-pilot-member table:name="0,343415" table:display="true" table:show-details="true"/>
                <table:data-pilot-member table:name="0,344212" table:display="true" table:show-details="true"/>
                <table:data-pilot-member table:name="0,344473" table:display="true" table:show-details="true"/>
                <table:data-pilot-member table:name="0,344532" table:display="true" table:show-details="true"/>
                <table:data-pilot-member table:name="0,344974" table:display="true" table:show-details="true"/>
                <table:data-pilot-member table:name="0,345168" table:display="true" table:show-details="true"/>
                <table:data-pilot-member table:name="0,345408" table:display="true" table:show-details="true"/>
                <table:data-pilot-member table:name="0,346428" table:display="true" table:show-details="true"/>
                <table:data-pilot-member table:name="0,34677" table:display="true" table:show-details="true"/>
                <table:data-pilot-member table:name="0,34688" table:display="true" table:show-details="true"/>
                <table:data-pilot-member table:name="0,347168" table:display="true" table:show-details="true"/>
                <table:data-pilot-member table:name="0,347238" table:display="true" table:show-details="true"/>
                <table:data-pilot-member table:name="0,348238" table:display="true" table:show-details="true"/>
                <table:data-pilot-member table:name="0,348366" table:display="true" table:show-details="true"/>
                <table:data-pilot-member table:name="0,348779" table:display="true" table:show-details="true"/>
                <table:data-pilot-member table:name="0,348954" table:display="true" table:show-details="true"/>
                <table:data-pilot-member table:name="0,349194" table:display="true" table:show-details="true"/>
                <table:data-pilot-member table:name="0,349303" table:display="true" table:show-details="true"/>
                <table:data-pilot-member table:name="0,350032" table:display="true" table:show-details="true"/>
                <table:data-pilot-member table:name="0,350756" table:display="true" table:show-details="true"/>
                <table:data-pilot-member table:name="0,350877" table:display="true" table:show-details="true"/>
                <table:data-pilot-member table:name="0,351516" table:display="true" table:show-details="true"/>
                <table:data-pilot-member table:name="0,351529" table:display="true" table:show-details="true"/>
                <table:data-pilot-member table:name="0,351646" table:display="true" table:show-details="true"/>
                <table:data-pilot-member table:name="0,352135" table:display="true" table:show-details="true"/>
                <table:data-pilot-member table:name="0,352566" table:display="true" table:show-details="true"/>
                <table:data-pilot-member table:name="0,354414" table:display="true" table:show-details="true"/>
                <table:data-pilot-member table:name="0,354858" table:display="true" table:show-details="true"/>
                <table:data-pilot-member table:name="0,356287" table:display="true" table:show-details="true"/>
                <table:data-pilot-member table:name="0,357913" table:display="true" table:show-details="true"/>
                <table:data-pilot-member table:name="0,358318" table:display="true" table:show-details="true"/>
                <table:data-pilot-member table:name="0,358324" table:display="true" table:show-details="true"/>
                <table:data-pilot-member table:name="0,359555" table:display="true" table:show-details="true"/>
                <table:data-pilot-member table:name="0,360676" table:display="true" table:show-details="true"/>
                <table:data-pilot-member table:name="0,361313" table:display="true" table:show-details="true"/>
                <table:data-pilot-member table:name="0,367389" table:display="true" table:show-details="true"/>
                <table:data-pilot-member table:name="0,369094" table:display="true" table:show-details="true"/>
                <table:data-pilot-member table:name="0,37003" table:display="true" table:show-details="true"/>
                <table:data-pilot-member table:name="0,370483" table:display="true" table:show-details="true"/>
                <table:data-pilot-member table:name="0,373266" table:display="true" table:show-details="true"/>
                <table:data-pilot-member table:name="0,373655" table:display="true" table:show-details="true"/>
                <table:data-pilot-member table:name="0,374483" table:display="true" table:show-details="true"/>
                <table:data-pilot-member table:name="0,374932" table:display="true" table:show-details="true"/>
                <table:data-pilot-member table:name="0,374996" table:display="true" table:show-details="true"/>
                <table:data-pilot-member table:name="0,377708" table:display="true" table:show-details="true"/>
                <table:data-pilot-member table:name="0,379133" table:display="true" table:show-details="true"/>
                <table:data-pilot-member table:name="0,380688" table:display="true" table:show-details="true"/>
                <table:data-pilot-member table:name="0,381464" table:display="true" table:show-details="true"/>
                <table:data-pilot-member table:name="0,382777" table:display="true" table:show-details="true"/>
                <table:data-pilot-member table:name="0,383168" table:display="true" table:show-details="true"/>
                <table:data-pilot-member table:name="0,383476" table:display="true" table:show-details="true"/>
                <table:data-pilot-member table:name="0,383725" table:display="true" table:show-details="true"/>
                <table:data-pilot-member table:name="0,384154" table:display="true" table:show-details="true"/>
                <table:data-pilot-member table:name="0,384524" table:display="true" table:show-details="true"/>
                <table:data-pilot-member table:name="0,384546" table:display="true" table:show-details="true"/>
                <table:data-pilot-member table:name="0,385157" table:display="true" table:show-details="true"/>
                <table:data-pilot-member table:name="0,385205" table:display="true" table:show-details="true"/>
                <table:data-pilot-member table:name="0,386" table:display="true" table:show-details="true"/>
                <table:data-pilot-member table:name="0,386063" table:display="true" table:show-details="true"/>
                <table:data-pilot-member table:name="0,386127" table:display="true" table:show-details="true"/>
                <table:data-pilot-member table:name="0,386132" table:display="true" table:show-details="true"/>
                <table:data-pilot-member table:name="0,386425" table:display="true" table:show-details="true"/>
                <table:data-pilot-member table:name="0,38644" table:display="true" table:show-details="true"/>
                <table:data-pilot-member table:name="0,386563" table:display="true" table:show-details="true"/>
                <table:data-pilot-member table:name="0,386778" table:display="true" table:show-details="true"/>
                <table:data-pilot-member table:name="0,386787" table:display="true" table:show-details="true"/>
                <table:data-pilot-member table:name="0,38692" table:display="true" table:show-details="true"/>
                <table:data-pilot-member table:name="0,387311" table:display="true" table:show-details="true"/>
                <table:data-pilot-member table:name="0,387314" table:display="true" table:show-details="true"/>
                <table:data-pilot-member table:name="0,387446" table:display="true" table:show-details="true"/>
                <table:data-pilot-member table:name="0,38757" table:display="true" table:show-details="true"/>
                <table:data-pilot-member table:name="0,387626" table:display="true" table:show-details="true"/>
                <table:data-pilot-member table:name="0,387681" table:display="true" table:show-details="true"/>
                <table:data-pilot-member table:name="0,387702" table:display="true" table:show-details="true"/>
                <table:data-pilot-member table:name="0,387733" table:display="true" table:show-details="true"/>
                <table:data-pilot-member table:name="0,387896" table:display="true" table:show-details="true"/>
                <table:data-pilot-member table:name="0,387925" table:display="true" table:show-details="true"/>
                <table:data-pilot-member table:name="0,388105" table:display="true" table:show-details="true"/>
                <table:data-pilot-member table:name="0,388343" table:display="true" table:show-details="true"/>
                <table:data-pilot-member table:name="0,388533" table:display="true" table:show-details="true"/>
                <table:data-pilot-member table:name="0,388627" table:display="true" table:show-details="true"/>
                <table:data-pilot-member table:name="0,38895" table:display="true" table:show-details="true"/>
                <table:data-pilot-member table:name="0,389037" table:display="true" table:show-details="true"/>
                <table:data-pilot-member table:name="0,389163" table:display="true" table:show-details="true"/>
                <table:data-pilot-member table:name="0,389425" table:display="true" table:show-details="true"/>
                <table:data-pilot-member table:name="0,389434" table:display="true" table:show-details="true"/>
                <table:data-pilot-member table:name="0,389572" table:display="true" table:show-details="true"/>
                <table:data-pilot-member table:name="0,389989" table:display="true" table:show-details="true"/>
                <table:data-pilot-member table:name="0,39" table:display="true" table:show-details="true"/>
                <table:data-pilot-member table:name="0,39013" table:display="true" table:show-details="true"/>
                <table:data-pilot-member table:name="0,39026" table:display="true" table:show-details="true"/>
                <table:data-pilot-member table:name="0,390556" table:display="true" table:show-details="true"/>
                <table:data-pilot-member table:name="0,390649" table:display="true" table:show-details="true"/>
                <table:data-pilot-member table:name="0,390678" table:display="true" table:show-details="true"/>
                <table:data-pilot-member table:name="0,390783" table:display="true" table:show-details="true"/>
                <table:data-pilot-member table:name="0,390821" table:display="true" table:show-details="true"/>
                <table:data-pilot-member table:name="0,390941" table:display="true" table:show-details="true"/>
                <table:data-pilot-member table:name="0,390961" table:display="true" table:show-details="true"/>
                <table:data-pilot-member table:name="0,391013" table:display="true" table:show-details="true"/>
                <table:data-pilot-member table:name="0,391198" table:display="true" table:show-details="true"/>
                <table:data-pilot-member table:name="0,391309" table:display="true" table:show-details="true"/>
                <table:data-pilot-member table:name="0,39155" table:display="true" table:show-details="true"/>
                <table:data-pilot-member table:name="0,391692" table:display="true" table:show-details="true"/>
                <table:data-pilot-member table:name="0,391829" table:display="true" table:show-details="true"/>
                <table:data-pilot-member table:name="0,391832" table:display="true" table:show-details="true"/>
                <table:data-pilot-member table:name="0,391841" table:display="true" table:show-details="true"/>
                <table:data-pilot-member table:name="0,391869" table:display="true" table:show-details="true"/>
                <table:data-pilot-member table:name="0,391884" table:display="true" table:show-details="true"/>
                <table:data-pilot-member table:name="0,391975" table:display="true" table:show-details="true"/>
                <table:data-pilot-member table:name="0,391986" table:display="true" table:show-details="true"/>
                <table:data-pilot-member table:name="0,39205" table:display="true" table:show-details="true"/>
                <table:data-pilot-member table:name="0,39219" table:display="true" table:show-details="true"/>
                <table:data-pilot-member table:name="0,392262" table:display="true" table:show-details="true"/>
                <table:data-pilot-member table:name="0,392425" table:display="true" table:show-details="true"/>
                <table:data-pilot-member table:name="0,392455" table:display="true" table:show-details="true"/>
                <table:data-pilot-member table:name="0,392821" table:display="true" table:show-details="true"/>
                <table:data-pilot-member table:name="0,392822" table:display="true" table:show-details="true"/>
                <table:data-pilot-member table:name="0,393028" table:display="true" table:show-details="true"/>
                <table:data-pilot-member table:name="0,393066" table:display="true" table:show-details="true"/>
                <table:data-pilot-member table:name="0,39323" table:display="true" table:show-details="true"/>
                <table:data-pilot-member table:name="0,39342" table:display="true" table:show-details="true"/>
                <table:data-pilot-member table:name="0,393691" table:display="true" table:show-details="true"/>
                <table:data-pilot-member table:name="0,3937" table:display="true" table:show-details="true"/>
                <table:data-pilot-member table:name="0,393755" table:display="true" table:show-details="true"/>
                <table:data-pilot-member table:name="0,393914" table:display="true" table:show-details="true"/>
                <table:data-pilot-member table:name="0,393935" table:display="true" table:show-details="true"/>
                <table:data-pilot-member table:name="0,393959" table:display="true" table:show-details="true"/>
                <table:data-pilot-member table:name="0,39401" table:display="true" table:show-details="true"/>
                <table:data-pilot-member table:name="0,394057" table:display="true" table:show-details="true"/>
                <table:data-pilot-member table:name="0,394144" table:display="true" table:show-details="true"/>
                <table:data-pilot-member table:name="0,394295" table:display="true" table:show-details="true"/>
                <table:data-pilot-member table:name="0,394378" table:display="true" table:show-details="true"/>
                <table:data-pilot-member table:name="0,394504" table:display="true" table:show-details="true"/>
                <table:data-pilot-member table:name="0,394844" table:display="true" table:show-details="true"/>
                <table:data-pilot-member table:name="0,395319" table:display="true" table:show-details="true"/>
                <table:data-pilot-member table:name="0,395424" table:display="true" table:show-details="true"/>
                <table:data-pilot-member table:name="0,395708" table:display="true" table:show-details="true"/>
                <table:data-pilot-member table:name="0,395908" table:display="true" table:show-details="true"/>
                <table:data-pilot-member table:name="0,395931" table:display="true" table:show-details="true"/>
                <table:data-pilot-member table:name="0,396707" table:display="true" table:show-details="true"/>
                <table:data-pilot-member table:name="0,396829" table:display="true" table:show-details="true"/>
                <table:data-pilot-member table:name="0,397523" table:display="true" table:show-details="true"/>
                <table:data-pilot-member table:name="0,397549" table:display="true" table:show-details="true"/>
                <table:data-pilot-member table:name="0,39759" table:display="true" table:show-details="true"/>
                <table:data-pilot-member table:name="0,397647" table:display="true" table:show-details="true"/>
                <table:data-pilot-member table:name="0,39766" table:display="true" table:show-details="true"/>
                <table:data-pilot-member table:name="0,397853" table:display="true" table:show-details="true"/>
                <table:data-pilot-member table:name="0,398202" table:display="true" table:show-details="true"/>
                <table:data-pilot-member table:name="0,398212" table:display="true" table:show-details="true"/>
                <table:data-pilot-member table:name="0,398637" table:display="true" table:show-details="true"/>
                <table:data-pilot-member table:name="0,399301" table:display="true" table:show-details="true"/>
                <table:data-pilot-member table:name="0,399427" table:display="true" table:show-details="true"/>
                <table:data-pilot-member table:name="0,400109" table:display="true" table:show-details="true"/>
                <table:data-pilot-member table:name="0,400125" table:display="true" table:show-details="true"/>
                <table:data-pilot-member table:name="0,400148" table:display="true" table:show-details="true"/>
                <table:data-pilot-member table:name="0,400269" table:display="true" table:show-details="true"/>
                <table:data-pilot-member table:name="0,400462" table:display="true" table:show-details="true"/>
                <table:data-pilot-member table:name="0,40065" table:display="true" table:show-details="true"/>
                <table:data-pilot-member table:name="0,401165" table:display="true" table:show-details="true"/>
                <table:data-pilot-member table:name="0,4014" table:display="true" table:show-details="true"/>
                <table:data-pilot-member table:name="0,401461" table:display="true" table:show-details="true"/>
                <table:data-pilot-member table:name="0,40181" table:display="true" table:show-details="true"/>
                <table:data-pilot-member table:name="0,401832" table:display="true" table:show-details="true"/>
                <table:data-pilot-member table:name="0,402132" table:display="true" table:show-details="true"/>
                <table:data-pilot-member table:name="0,402201" table:display="true" table:show-details="true"/>
                <table:data-pilot-member table:name="0,40222" table:display="true" table:show-details="true"/>
                <table:data-pilot-member table:name="0,402261" table:display="true" table:show-details="true"/>
                <table:data-pilot-member table:name="0,402273" table:display="true" table:show-details="true"/>
                <table:data-pilot-member table:name="0,402317" table:display="true" table:show-details="true"/>
                <table:data-pilot-member table:name="0,402334" table:display="true" table:show-details="true"/>
                <table:data-pilot-member table:name="0,402375" table:display="true" table:show-details="true"/>
                <table:data-pilot-member table:name="0,402402" table:display="true" table:show-details="true"/>
                <table:data-pilot-member table:name="0,402522" table:display="true" table:show-details="true"/>
                <table:data-pilot-member table:name="0,403139" table:display="true" table:show-details="true"/>
                <table:data-pilot-member table:name="0,403294" table:display="true" table:show-details="true"/>
                <table:data-pilot-member table:name="0,40336" table:display="true" table:show-details="true"/>
                <table:data-pilot-member table:name="0,403519" table:display="true" table:show-details="true"/>
                <table:data-pilot-member table:name="0,403639" table:display="true" table:show-details="true"/>
                <table:data-pilot-member table:name="0,403671" table:display="true" table:show-details="true"/>
                <table:data-pilot-member table:name="0,403891" table:display="true" table:show-details="true"/>
                <table:data-pilot-member table:name="0,403905" table:display="true" table:show-details="true"/>
                <table:data-pilot-member table:name="0,403928" table:display="true" table:show-details="true"/>
                <table:data-pilot-member table:name="0,403989" table:display="true" table:show-details="true"/>
                <table:data-pilot-member table:name="0,404489" table:display="true" table:show-details="true"/>
                <table:data-pilot-member table:name="0,404547" table:display="true" table:show-details="true"/>
                <table:data-pilot-member table:name="0,404552" table:display="true" table:show-details="true"/>
                <table:data-pilot-member table:name="0,404727" table:display="true" table:show-details="true"/>
                <table:data-pilot-member table:name="0,404778" table:display="true" table:show-details="true"/>
                <table:data-pilot-member table:name="0,405125" table:display="true" table:show-details="true"/>
                <table:data-pilot-member table:name="0,405137" table:display="true" table:show-details="true"/>
                <table:data-pilot-member table:name="0,405444" table:display="true" table:show-details="true"/>
                <table:data-pilot-member table:name="0,405612" table:display="true" table:show-details="true"/>
                <table:data-pilot-member table:name="0,405691" table:display="true" table:show-details="true"/>
                <table:data-pilot-member table:name="0,405766" table:display="true" table:show-details="true"/>
                <table:data-pilot-member table:name="0,405785" table:display="true" table:show-details="true"/>
                <table:data-pilot-member table:name="0,405943" table:display="true" table:show-details="true"/>
                <table:data-pilot-member table:name="0,406056" table:display="true" table:show-details="true"/>
                <table:data-pilot-member table:name="0,406143" table:display="true" table:show-details="true"/>
                <table:data-pilot-member table:name="0,406481" table:display="true" table:show-details="true"/>
                <table:data-pilot-member table:name="0,406541" table:display="true" table:show-details="true"/>
                <table:data-pilot-member table:name="0,406567" table:display="true" table:show-details="true"/>
                <table:data-pilot-member table:name="0,406631" table:display="true" table:show-details="true"/>
                <table:data-pilot-member table:name="0,406863" table:display="true" table:show-details="true"/>
                <table:data-pilot-member table:name="0,406866" table:display="true" table:show-details="true"/>
                <table:data-pilot-member table:name="0,406978" table:display="true" table:show-details="true"/>
                <table:data-pilot-member table:name="0,407138" table:display="true" table:show-details="true"/>
                <table:data-pilot-member table:name="0,407511" table:display="true" table:show-details="true"/>
                <table:data-pilot-member table:name="0,407754" table:display="true" table:show-details="true"/>
                <table:data-pilot-member table:name="0,407871" table:display="true" table:show-details="true"/>
                <table:data-pilot-member table:name="0,407966" table:display="true" table:show-details="true"/>
                <table:data-pilot-member table:name="0,407967" table:display="true" table:show-details="true"/>
                <table:data-pilot-member table:name="0,408003" table:display="true" table:show-details="true"/>
                <table:data-pilot-member table:name="0,408069" table:display="true" table:show-details="true"/>
                <table:data-pilot-member table:name="0,408092" table:display="true" table:show-details="true"/>
                <table:data-pilot-member table:name="0,408127" table:display="true" table:show-details="true"/>
                <table:data-pilot-member table:name="0,408346" table:display="true" table:show-details="true"/>
                <table:data-pilot-member table:name="0,408393" table:display="true" table:show-details="true"/>
                <table:data-pilot-member table:name="0,408439" table:display="true" table:show-details="true"/>
                <table:data-pilot-member table:name="0,40852" table:display="true" table:show-details="true"/>
                <table:data-pilot-member table:name="0,408612" table:display="true" table:show-details="true"/>
                <table:data-pilot-member table:name="0,408894" table:display="true" table:show-details="true"/>
                <table:data-pilot-member table:name="0,409232" table:display="true" table:show-details="true"/>
                <table:data-pilot-member table:name="0,409326" table:display="true" table:show-details="true"/>
                <table:data-pilot-member table:name="0,409332" table:display="true" table:show-details="true"/>
                <table:data-pilot-member table:name="0,409566" table:display="true" table:show-details="true"/>
                <table:data-pilot-member table:name="0,4096" table:display="true" table:show-details="true"/>
                <table:data-pilot-member table:name="0,409636" table:display="true" table:show-details="true"/>
                <table:data-pilot-member table:name="0,409775" table:display="true" table:show-details="true"/>
                <table:data-pilot-member table:name="0,410154" table:display="true" table:show-details="true"/>
                <table:data-pilot-member table:name="0,410434" table:display="true" table:show-details="true"/>
                <table:data-pilot-member table:name="0,410654" table:display="true" table:show-details="true"/>
                <table:data-pilot-member table:name="0,410743" table:display="true" table:show-details="true"/>
                <table:data-pilot-member table:name="0,410961" table:display="true" table:show-details="true"/>
                <table:data-pilot-member table:name="0,41115" table:display="true" table:show-details="true"/>
                <table:data-pilot-member table:name="0,411163" table:display="true" table:show-details="true"/>
                <table:data-pilot-member table:name="0,41134" table:display="true" table:show-details="true"/>
                <table:data-pilot-member table:name="0,411498" table:display="true" table:show-details="true"/>
                <table:data-pilot-member table:name="0,411916" table:display="true" table:show-details="true"/>
                <table:data-pilot-member table:name="0,412537" table:display="true" table:show-details="true"/>
                <table:data-pilot-member table:name="0,412847" table:display="true" table:show-details="true"/>
                <table:data-pilot-member table:name="0,413069" table:display="true" table:show-details="true"/>
                <table:data-pilot-member table:name="0,413127" table:display="true" table:show-details="true"/>
                <table:data-pilot-member table:name="0,413594" table:display="true" table:show-details="true"/>
                <table:data-pilot-member table:name="0,413943" table:display="true" table:show-details="true"/>
                <table:data-pilot-member table:name="0,414437" table:display="true" table:show-details="true"/>
                <table:data-pilot-member table:name="0,414603" table:display="true" table:show-details="true"/>
                <table:data-pilot-member table:name="0,414785" table:display="true" table:show-details="true"/>
                <table:data-pilot-member table:name="0,415553" table:display="true" table:show-details="true"/>
                <table:data-pilot-member table:name="0,41589" table:display="true" table:show-details="true"/>
                <table:data-pilot-member table:name="0,416454" table:display="true" table:show-details="true"/>
                <table:data-pilot-member table:name="0,416457" table:display="true" table:show-details="true"/>
                <table:data-pilot-member table:name="0,416912" table:display="true" table:show-details="true"/>
                <table:data-pilot-member table:name="0,417353" table:display="true" table:show-details="true"/>
                <table:data-pilot-member table:name="0,417595" table:display="true" table:show-details="true"/>
                <table:data-pilot-member table:name="0,417863" table:display="true" table:show-details="true"/>
                <table:data-pilot-member table:name="0,4182" table:display="true" table:show-details="true"/>
                <table:data-pilot-member table:name="0,418553" table:display="true" table:show-details="true"/>
                <table:data-pilot-member table:name="0,418576" table:display="true" table:show-details="true"/>
                <table:data-pilot-member table:name="0,418643" table:display="true" table:show-details="true"/>
                <table:data-pilot-member table:name="0,418655" table:display="true" table:show-details="true"/>
                <table:data-pilot-member table:name="0,41891" table:display="true" table:show-details="true"/>
                <table:data-pilot-member table:name="0,419833" table:display="true" table:show-details="true"/>
                <table:data-pilot-member table:name="0,419915" table:display="true" table:show-details="true"/>
                <table:data-pilot-member table:name="0,420524" table:display="true" table:show-details="true"/>
                <table:data-pilot-member table:name="0,421411" table:display="true" table:show-details="true"/>
                <table:data-pilot-member table:name="0,421656" table:display="true" table:show-details="true"/>
                <table:data-pilot-member table:name="0,421912" table:display="true" table:show-details="true"/>
                <table:data-pilot-member table:name="0,422278" table:display="true" table:show-details="true"/>
                <table:data-pilot-member table:name="0,422321" table:display="true" table:show-details="true"/>
                <table:data-pilot-member table:name="0,422493" table:display="true" table:show-details="true"/>
                <table:data-pilot-member table:name="0,422586" table:display="true" table:show-details="true"/>
                <table:data-pilot-member table:name="0,422614" table:display="true" table:show-details="true"/>
                <table:data-pilot-member table:name="0,422653" table:display="true" table:show-details="true"/>
                <table:data-pilot-member table:name="0,422788" table:display="true" table:show-details="true"/>
                <table:data-pilot-member table:name="0,422888" table:display="true" table:show-details="true"/>
                <table:data-pilot-member table:name="0,423004" table:display="true" table:show-details="true"/>
                <table:data-pilot-member table:name="0,423115" table:display="true" table:show-details="true"/>
                <table:data-pilot-member table:name="0,423336" table:display="true" table:show-details="true"/>
                <table:data-pilot-member table:name="0,42431" table:display="true" table:show-details="true"/>
                <table:data-pilot-member table:name="0,424447" table:display="true" table:show-details="true"/>
                <table:data-pilot-member table:name="0,424579" table:display="true" table:show-details="true"/>
                <table:data-pilot-member table:name="0,424588" table:display="true" table:show-details="true"/>
                <table:data-pilot-member table:name="0,424822" table:display="true" table:show-details="true"/>
                <table:data-pilot-member table:name="0,425025" table:display="true" table:show-details="true"/>
                <table:data-pilot-member table:name="0,425309" table:display="true" table:show-details="true"/>
                <table:data-pilot-member table:name="0,425562" table:display="true" table:show-details="true"/>
                <table:data-pilot-member table:name="0,425675" table:display="true" table:show-details="true"/>
                <table:data-pilot-member table:name="0,425733" table:display="true" table:show-details="true"/>
                <table:data-pilot-member table:name="0,4258" table:display="true" table:show-details="true"/>
                <table:data-pilot-member table:name="0,426673" table:display="true" table:show-details="true"/>
                <table:data-pilot-member table:name="0,426885" table:display="true" table:show-details="true"/>
                <table:data-pilot-member table:name="0,426914" table:display="true" table:show-details="true"/>
                <table:data-pilot-member table:name="0,426928" table:display="true" table:show-details="true"/>
                <table:data-pilot-member table:name="0,427439" table:display="true" table:show-details="true"/>
                <table:data-pilot-member table:name="0,428164" table:display="true" table:show-details="true"/>
                <table:data-pilot-member table:name="0,428973" table:display="true" table:show-details="true"/>
                <table:data-pilot-member table:name="0,42936" table:display="true" table:show-details="true"/>
                <table:data-pilot-member table:name="0,429614" table:display="true" table:show-details="true"/>
                <table:data-pilot-member table:name="0,430331" table:display="true" table:show-details="true"/>
                <table:data-pilot-member table:name="0,431601" table:display="true" table:show-details="true"/>
                <table:data-pilot-member table:name="0,433135" table:display="true" table:show-details="true"/>
                <table:data-pilot-member table:name="0,433971" table:display="true" table:show-details="true"/>
                <table:data-pilot-member table:name="0,434437" table:display="true" table:show-details="true"/>
                <table:data-pilot-member table:name="0,43521" table:display="true" table:show-details="true"/>
                <table:data-pilot-member table:name="0,435321" table:display="true" table:show-details="true"/>
                <table:data-pilot-member table:name="0,436317" table:display="true" table:show-details="true"/>
                <table:data-pilot-member table:name="0,43699" table:display="true" table:show-details="true"/>
                <table:data-pilot-member table:name="0,437481" table:display="true" table:show-details="true"/>
                <table:data-pilot-member table:name="0,437484" table:display="true" table:show-details="true"/>
                <table:data-pilot-member table:name="0,438272" table:display="true" table:show-details="true"/>
                <table:data-pilot-member table:name="0,439404" table:display="true" table:show-details="true"/>
                <table:data-pilot-member table:name="0,44141" table:display="true" table:show-details="true"/>
                <table:data-pilot-member table:name="0,442477" table:display="true" table:show-details="true"/>
                <table:data-pilot-member table:name="0,442526" table:display="true" table:show-details="true"/>
                <table:data-pilot-member table:name="0,443872" table:display="true" table:show-details="true"/>
                <table:data-pilot-member table:name="0,444819" table:display="true" table:show-details="true"/>
                <table:data-pilot-member table:name="0,446674" table:display="true" table:show-details="true"/>
                <table:data-pilot-member table:name="0,447491" table:display="true" table:show-details="true"/>
                <table:data-pilot-member table:name="0,447717" table:display="true" table:show-details="true"/>
                <table:data-pilot-member table:name="0,447844" table:display="true" table:show-details="true"/>
                <table:data-pilot-member table:name="0,448583" table:display="true" table:show-details="true"/>
                <table:data-pilot-member table:name="0,452787" table:display="true" table:show-details="true"/>
                <table:data-pilot-member table:name="0,453743" table:display="true" table:show-details="true"/>
                <table:data-pilot-member table:name="0,454134" table:display="true" table:show-details="true"/>
                <table:data-pilot-member table:name="0,454736" table:display="true" table:show-details="true"/>
                <table:data-pilot-member table:name="0,456065" table:display="true" table:show-details="true"/>
                <table:data-pilot-member table:name="0,456844" table:display="true" table:show-details="true"/>
                <table:data-pilot-member table:name="0,457421" table:display="true" table:show-details="true"/>
                <table:data-pilot-member table:name="0,45843" table:display="true" table:show-details="true"/>
                <table:data-pilot-member table:name="0,458663" table:display="true" table:show-details="true"/>
                <table:data-pilot-member table:name="0,460727" table:display="true" table:show-details="true"/>
                <table:data-pilot-member table:name="0,461881" table:display="true" table:show-details="true"/>
                <table:data-pilot-member table:name="0,464782" table:display="true" table:show-details="true"/>
                <table:data-pilot-member table:name="0,46938" table:display="true" table:show-details="true"/>
                <table:data-pilot-member table:name="0,469601" table:display="true" table:show-details="true"/>
                <table:data-pilot-member table:name="0,47041" table:display="true" table:show-details="true"/>
                <table:data-pilot-member table:name="0,47318" table:display="true" table:show-details="true"/>
                <table:data-pilot-member table:name="0,473872" table:display="true" table:show-details="true"/>
                <table:data-pilot-member table:name="0,474017" table:display="true" table:show-details="true"/>
                <table:data-pilot-member table:name="0,475406" table:display="true" table:show-details="true"/>
                <table:data-pilot-member table:name="0,475706" table:display="true" table:show-details="true"/>
                <table:data-pilot-member table:name="0,476849" table:display="true" table:show-details="true"/>
                <table:data-pilot-member table:name="0,481683" table:display="true" table:show-details="true"/>
                <table:data-pilot-member table:name="0,489376" table:display="true" table:show-details="true"/>
                <table:data-pilot-member table:name="0,493026" table:display="true" table:show-details="true"/>
                <table:data-pilot-member table:name="0,496263" table:display="true" table:show-details="true"/>
                <table:data-pilot-member table:name="0,49644" table:display="true" table:show-details="true"/>
                <table:data-pilot-member table:name="0,496454" table:display="true" table:show-details="true"/>
                <table:data-pilot-member table:name="0,496541" table:display="true" table:show-details="true"/>
                <table:data-pilot-member table:name="0,496576" table:display="true" table:show-details="true"/>
                <table:data-pilot-member table:name="0,496985" table:display="true" table:show-details="true"/>
                <table:data-pilot-member table:name="0,49725" table:display="true" table:show-details="true"/>
                <table:data-pilot-member table:name="0,497309" table:display="true" table:show-details="true"/>
                <table:data-pilot-member table:name="0,498201" table:display="true" table:show-details="true"/>
                <table:data-pilot-member table:name="0,49848" table:display="true" table:show-details="true"/>
                <table:data-pilot-member table:name="0,499668" table:display="true" table:show-details="true"/>
                <table:data-pilot-member table:name="0,499972" table:display="true" table:show-details="true"/>
                <table:data-pilot-member table:name="0,500382" table:display="true" table:show-details="true"/>
                <table:data-pilot-member table:name="0,500433" table:display="true" table:show-details="true"/>
                <table:data-pilot-member table:name="0,50052" table:display="true" table:show-details="true"/>
                <table:data-pilot-member table:name="0,500588" table:display="true" table:show-details="true"/>
                <table:data-pilot-member table:name="0,500733" table:display="true" table:show-details="true"/>
                <table:data-pilot-member table:name="0,500821" table:display="true" table:show-details="true"/>
                <table:data-pilot-member table:name="0,501276" table:display="true" table:show-details="true"/>
                <table:data-pilot-member table:name="0,501333" table:display="true" table:show-details="true"/>
                <table:data-pilot-member table:name="0,501704" table:display="true" table:show-details="true"/>
                <table:data-pilot-member table:name="0,501874" table:display="true" table:show-details="true"/>
                <table:data-pilot-member table:name="0,50198" table:display="true" table:show-details="true"/>
                <table:data-pilot-member table:name="0,502386" table:display="true" table:show-details="true"/>
                <table:data-pilot-member table:name="0,502601" table:display="true" table:show-details="true"/>
                <table:data-pilot-member table:name="0,502817" table:display="true" table:show-details="true"/>
                <table:data-pilot-member table:name="0,503079" table:display="true" table:show-details="true"/>
                <table:data-pilot-member table:name="0,503343" table:display="true" table:show-details="true"/>
                <table:data-pilot-member table:name="0,503579" table:display="true" table:show-details="true"/>
                <table:data-pilot-member table:name="0,503871" table:display="true" table:show-details="true"/>
                <table:data-pilot-member table:name="0,503906" table:display="true" table:show-details="true"/>
                <table:data-pilot-member table:name="0,504075" table:display="true" table:show-details="true"/>
                <table:data-pilot-member table:name="0,504082" table:display="true" table:show-details="true"/>
                <table:data-pilot-member table:name="0,504321" table:display="true" table:show-details="true"/>
                <table:data-pilot-member table:name="0,504483" table:display="true" table:show-details="true"/>
                <table:data-pilot-member table:name="0,504498" table:display="true" table:show-details="true"/>
                <table:data-pilot-member table:name="0,504897" table:display="true" table:show-details="true"/>
                <table:data-pilot-member table:name="0,504952" table:display="true" table:show-details="true"/>
                <table:data-pilot-member table:name="0,505074" table:display="true" table:show-details="true"/>
                <table:data-pilot-member table:name="0,505088" table:display="true" table:show-details="true"/>
                <table:data-pilot-member table:name="0,505351" table:display="true" table:show-details="true"/>
                <table:data-pilot-member table:name="0,505424" table:display="true" table:show-details="true"/>
                <table:data-pilot-member table:name="0,505481" table:display="true" table:show-details="true"/>
                <table:data-pilot-member table:name="0,505502" table:display="true" table:show-details="true"/>
                <table:data-pilot-member table:name="0,50575" table:display="true" table:show-details="true"/>
                <table:data-pilot-member table:name="0,505995" table:display="true" table:show-details="true"/>
                <table:data-pilot-member table:name="0,506024" table:display="true" table:show-details="true"/>
                <table:data-pilot-member table:name="0,506164" table:display="true" table:show-details="true"/>
                <table:data-pilot-member table:name="0,506217" table:display="true" table:show-details="true"/>
                <table:data-pilot-member table:name="0,506288" table:display="true" table:show-details="true"/>
                <table:data-pilot-member table:name="0,506971" table:display="true" table:show-details="true"/>
                <table:data-pilot-member table:name="0,507193" table:display="true" table:show-details="true"/>
                <table:data-pilot-member table:name="0,507197" table:display="true" table:show-details="true"/>
                <table:data-pilot-member table:name="0,507314" table:display="true" table:show-details="true"/>
                <table:data-pilot-member table:name="0,507683" table:display="true" table:show-details="true"/>
                <table:data-pilot-member table:name="0,507814" table:display="true" table:show-details="true"/>
                <table:data-pilot-member table:name="0,50785" table:display="true" table:show-details="true"/>
                <table:data-pilot-member table:name="0,507954" table:display="true" table:show-details="true"/>
                <table:data-pilot-member table:name="0,507979" table:display="true" table:show-details="true"/>
                <table:data-pilot-member table:name="0,508143" table:display="true" table:show-details="true"/>
                <table:data-pilot-member table:name="0,508261" table:display="true" table:show-details="true"/>
                <table:data-pilot-member table:name="0,508302" table:display="true" table:show-details="true"/>
                <table:data-pilot-member table:name="0,508642" table:display="true" table:show-details="true"/>
                <table:data-pilot-member table:name="0,508731" table:display="true" table:show-details="true"/>
                <table:data-pilot-member table:name="0,509693" table:display="true" table:show-details="true"/>
                <table:data-pilot-member table:name="0,510466" table:display="true" table:show-details="true"/>
                <table:data-pilot-member table:name="0,510623" table:display="true" table:show-details="true"/>
                <table:data-pilot-member table:name="0,510786" table:display="true" table:show-details="true"/>
                <table:data-pilot-member table:name="0,511185" table:display="true" table:show-details="true"/>
                <table:data-pilot-member table:name="0,511308" table:display="true" table:show-details="true"/>
                <table:data-pilot-member table:name="0,511838" table:display="true" table:show-details="true"/>
                <table:data-pilot-member table:name="0,512598" table:display="true" table:show-details="true"/>
                <table:data-pilot-member table:name="0,512904" table:display="true" table:show-details="true"/>
                <table:data-pilot-member table:name="0,513522" table:display="true" table:show-details="true"/>
                <table:data-pilot-member table:name="0,51406" table:display="true" table:show-details="true"/>
                <table:data-pilot-member table:name="0,515936" table:display="true" table:show-details="true"/>
                <table:data-pilot-member table:name="0,516396" table:display="true" table:show-details="true"/>
                <table:data-pilot-member table:name="0,517437" table:display="true" table:show-details="true"/>
                <table:data-pilot-member table:name="0,517642" table:display="true" table:show-details="true"/>
                <table:data-pilot-member table:name="0,517815" table:display="true" table:show-details="true"/>
                <table:data-pilot-member table:name="0,518689" table:display="true" table:show-details="true"/>
                <table:data-pilot-member table:name="0,518699" table:display="true" table:show-details="true"/>
                <table:data-pilot-member table:name="0,51914" table:display="true" table:show-details="true"/>
                <table:data-pilot-member table:name="0,520177" table:display="true" table:show-details="true"/>
                <table:data-pilot-member table:name="0,520501" table:display="true" table:show-details="true"/>
                <table:data-pilot-member table:name="0,521695" table:display="true" table:show-details="true"/>
                <table:data-pilot-member table:name="0,521852" table:display="true" table:show-details="true"/>
                <table:data-pilot-member table:name="0,522106" table:display="true" table:show-details="true"/>
                <table:data-pilot-member table:name="0,52219" table:display="true" table:show-details="true"/>
                <table:data-pilot-member table:name="0,522295" table:display="true" table:show-details="true"/>
                <table:data-pilot-member table:name="0,522486" table:display="true" table:show-details="true"/>
                <table:data-pilot-member table:name="0,522838" table:display="true" table:show-details="true"/>
                <table:data-pilot-member table:name="0,522886" table:display="true" table:show-details="true"/>
                <table:data-pilot-member table:name="0,523223" table:display="true" table:show-details="true"/>
                <table:data-pilot-member table:name="0,523699" table:display="true" table:show-details="true"/>
                <table:data-pilot-member table:name="0,523706" table:display="true" table:show-details="true"/>
                <table:data-pilot-member table:name="0,523779" table:display="true" table:show-details="true"/>
                <table:data-pilot-member table:name="0,524019" table:display="true" table:show-details="true"/>
                <table:data-pilot-member table:name="0,524619" table:display="true" table:show-details="true"/>
                <table:data-pilot-member table:name="0,524871" table:display="true" table:show-details="true"/>
                <table:data-pilot-member table:name="0,525199" table:display="true" table:show-details="true"/>
                <table:data-pilot-member table:name="0,525257" table:display="true" table:show-details="true"/>
                <table:data-pilot-member table:name="0,525536" table:display="true" table:show-details="true"/>
                <table:data-pilot-member table:name="0,52581" table:display="true" table:show-details="true"/>
                <table:data-pilot-member table:name="0,52708" table:display="true" table:show-details="true"/>
                <table:data-pilot-member table:name="0,527095" table:display="true" table:show-details="true"/>
                <table:data-pilot-member table:name="0,527207" table:display="true" table:show-details="true"/>
                <table:data-pilot-member table:name="0,527499" table:display="true" table:show-details="true"/>
                <table:data-pilot-member table:name="0,528012" table:display="true" table:show-details="true"/>
                <table:data-pilot-member table:name="0,528209" table:display="true" table:show-details="true"/>
                <table:data-pilot-member table:name="0,528521" table:display="true" table:show-details="true"/>
                <table:data-pilot-member table:name="0,528538" table:display="true" table:show-details="true"/>
                <table:data-pilot-member table:name="0,528631" table:display="true" table:show-details="true"/>
                <table:data-pilot-member table:name="0,529483" table:display="true" table:show-details="true"/>
                <table:data-pilot-member table:name="0,530364" table:display="true" table:show-details="true"/>
                <table:data-pilot-member table:name="0,530368" table:display="true" table:show-details="true"/>
                <table:data-pilot-member table:name="0,530652" table:display="true" table:show-details="true"/>
                <table:data-pilot-member table:name="0,530831" table:display="true" table:show-details="true"/>
                <table:data-pilot-member table:name="0,531085" table:display="true" table:show-details="true"/>
                <table:data-pilot-member table:name="0,531475" table:display="true" table:show-details="true"/>
                <table:data-pilot-member table:name="0,531584" table:display="true" table:show-details="true"/>
                <table:data-pilot-member table:name="0,531639" table:display="true" table:show-details="true"/>
                <table:data-pilot-member table:name="0,531858" table:display="true" table:show-details="true"/>
                <table:data-pilot-member table:name="0,532089" table:display="true" table:show-details="true"/>
                <table:data-pilot-member table:name="0,532216" table:display="true" table:show-details="true"/>
                <table:data-pilot-member table:name="0,53265" table:display="true" table:show-details="true"/>
                <table:data-pilot-member table:name="0,533841" table:display="true" table:show-details="true"/>
                <table:data-pilot-member table:name="0,533876" table:display="true" table:show-details="true"/>
                <table:data-pilot-member table:name="0,53501" table:display="true" table:show-details="true"/>
                <table:data-pilot-member table:name="0,535492" table:display="true" table:show-details="true"/>
                <table:data-pilot-member table:name="0,535833" table:display="true" table:show-details="true"/>
                <table:data-pilot-member table:name="0,53592" table:display="true" table:show-details="true"/>
                <table:data-pilot-member table:name="0,536977" table:display="true" table:show-details="true"/>
                <table:data-pilot-member table:name="0,537324" table:display="true" table:show-details="true"/>
                <table:data-pilot-member table:name="0,537377" table:display="true" table:show-details="true"/>
                <table:data-pilot-member table:name="0,537833" table:display="true" table:show-details="true"/>
                <table:data-pilot-member table:name="0,538388" table:display="true" table:show-details="true"/>
                <table:data-pilot-member table:name="0,538406" table:display="true" table:show-details="true"/>
                <table:data-pilot-member table:name="0,53876" table:display="true" table:show-details="true"/>
                <table:data-pilot-member table:name="0,53951" table:display="true" table:show-details="true"/>
                <table:data-pilot-member table:name="0,539997" table:display="true" table:show-details="true"/>
                <table:data-pilot-member table:name="0,54011" table:display="true" table:show-details="true"/>
                <table:data-pilot-member table:name="0,54032" table:display="true" table:show-details="true"/>
                <table:data-pilot-member table:name="0,540708" table:display="true" table:show-details="true"/>
                <table:data-pilot-member table:name="0,540736" table:display="true" table:show-details="true"/>
                <table:data-pilot-member table:name="0,540962" table:display="true" table:show-details="true"/>
                <table:data-pilot-member table:name="0,542441" table:display="true" table:show-details="true"/>
                <table:data-pilot-member table:name="0,542602" table:display="true" table:show-details="true"/>
                <table:data-pilot-member table:name="0,542675" table:display="true" table:show-details="true"/>
                <table:data-pilot-member table:name="0,543285" table:display="true" table:show-details="true"/>
                <table:data-pilot-member table:name="0,543518" table:display="true" table:show-details="true"/>
                <table:data-pilot-member table:name="0,544508" table:display="true" table:show-details="true"/>
                <table:data-pilot-member table:name="0,54475" table:display="true" table:show-details="true"/>
                <table:data-pilot-member table:name="0,545399" table:display="true" table:show-details="true"/>
                <table:data-pilot-member table:name="0,546243" table:display="true" table:show-details="true"/>
                <table:data-pilot-member table:name="0,546796" table:display="true" table:show-details="true"/>
                <table:data-pilot-member table:name="0,548033" table:display="true" table:show-details="true"/>
                <table:data-pilot-member table:name="0,548842" table:display="true" table:show-details="true"/>
                <table:data-pilot-member table:name="0,549091" table:display="true" table:show-details="true"/>
                <table:data-pilot-member table:name="0,550165" table:display="true" table:show-details="true"/>
                <table:data-pilot-member table:name="0,550199" table:display="true" table:show-details="true"/>
                <table:data-pilot-member table:name="0,550435" table:display="true" table:show-details="true"/>
                <table:data-pilot-member table:name="0,550538" table:display="true" table:show-details="true"/>
                <table:data-pilot-member table:name="0,551131" table:display="true" table:show-details="true"/>
                <table:data-pilot-member table:name="0,551499" table:display="true" table:show-details="true"/>
                <table:data-pilot-member table:name="0,552236" table:display="true" table:show-details="true"/>
                <table:data-pilot-member table:name="0,552903" table:display="true" table:show-details="true"/>
                <table:data-pilot-member table:name="0,553316" table:display="true" table:show-details="true"/>
                <table:data-pilot-member table:name="0,553741" table:display="true" table:show-details="true"/>
                <table:data-pilot-member table:name="0,555597" table:display="true" table:show-details="true"/>
                <table:data-pilot-member table:name="0,557039" table:display="true" table:show-details="true"/>
                <table:data-pilot-member table:name="0,557596" table:display="true" table:show-details="true"/>
                <table:data-pilot-member table:name="0,557874" table:display="true" table:show-details="true"/>
                <table:data-pilot-member table:name="0,559118" table:display="true" table:show-details="true"/>
                <table:data-pilot-member table:name="0,559233" table:display="true" table:show-details="true"/>
                <table:data-pilot-member table:name="0,56021" table:display="true" table:show-details="true"/>
                <table:data-pilot-member table:name="0,560821" table:display="true" table:show-details="true"/>
                <table:data-pilot-member table:name="0,560873" table:display="true" table:show-details="true"/>
                <table:data-pilot-member table:name="0,56144" table:display="true" table:show-details="true"/>
                <table:data-pilot-member table:name="0,562699" table:display="true" table:show-details="true"/>
                <table:data-pilot-member table:name="0,563759" table:display="true" table:show-details="true"/>
                <table:data-pilot-member table:name="0,564518" table:display="true" table:show-details="true"/>
                <table:data-pilot-member table:name="0,564869" table:display="true" table:show-details="true"/>
                <table:data-pilot-member table:name="0,564906" table:display="true" table:show-details="true"/>
                <table:data-pilot-member table:name="0,565021" table:display="true" table:show-details="true"/>
                <table:data-pilot-member table:name="0,565766" table:display="true" table:show-details="true"/>
                <table:data-pilot-member table:name="0,565864" table:display="true" table:show-details="true"/>
                <table:data-pilot-member table:name="0,568065" table:display="true" table:show-details="true"/>
                <table:data-pilot-member table:name="0,568409" table:display="true" table:show-details="true"/>
                <table:data-pilot-member table:name="0,568664" table:display="true" table:show-details="true"/>
                <table:data-pilot-member table:name="0,568805" table:display="true" table:show-details="true"/>
                <table:data-pilot-member table:name="0,569438" table:display="true" table:show-details="true"/>
                <table:data-pilot-member table:name="0,570207" table:display="true" table:show-details="true"/>
                <table:data-pilot-member table:name="0,573712" table:display="true" table:show-details="true"/>
                <table:data-pilot-member table:name="0,574081" table:display="true" table:show-details="true"/>
                <table:data-pilot-member table:name="0,577115" table:display="true" table:show-details="true"/>
                <table:data-pilot-member table:name="0,577398" table:display="true" table:show-details="true"/>
                <table:data-pilot-member table:name="0,579613" table:display="true" table:show-details="true"/>
                <table:data-pilot-member table:name="0,580923" table:display="true" table:show-details="true"/>
                <table:data-pilot-member table:name="0,581387" table:display="true" table:show-details="true"/>
                <table:data-pilot-member table:name="0,585543" table:display="true" table:show-details="true"/>
                <table:data-pilot-member table:name="0,592011" table:display="true" table:show-details="true"/>
                <table:data-pilot-member table:name="0,596737" table:display="true" table:show-details="true"/>
                <table:data-pilot-member table:name="0,619478" table:display="true" table:show-details="true"/>
                <table:data-pilot-member table:name="0,629061" table:display="true" table:show-details="true"/>
                <table:data-pilot-member table:name="0,629356" table:display="true" table:show-details="true"/>
                <table:data-pilot-member table:name="0,637475" table:display="true" table:show-details="true"/>
                <table:data-pilot-member table:name="0,667628" table:display="true" table:show-details="true"/>
                <table:data-pilot-member table:name="0,682067" table:display="true" table:show-details="true"/>
                <table:data-pilot-member table:name="0,683955" table:display="true" table:show-details="true"/>
                <table:data-pilot-member table:name="0,685374" table:display="true" table:show-details="true"/>
                <table:data-pilot-member table:name="0,686384" table:display="true" table:show-details="true"/>
                <table:data-pilot-member table:name="0,6871" table:display="true" table:show-details="true"/>
                <table:data-pilot-member table:name="0,688446" table:display="true" table:show-details="true"/>
                <table:data-pilot-member table:name="0,690196" table:display="true" table:show-details="true"/>
                <table:data-pilot-member table:name="0,690404" table:display="true" table:show-details="true"/>
                <table:data-pilot-member table:name="0,690807" table:display="true" table:show-details="true"/>
                <table:data-pilot-member table:name="0,691421" table:display="true" table:show-details="true"/>
                <table:data-pilot-member table:name="0,691627" table:display="true" table:show-details="true"/>
                <table:data-pilot-member table:name="0,6919" table:display="true" table:show-details="true"/>
                <table:data-pilot-member table:name="0,693473" table:display="true" table:show-details="true"/>
                <table:data-pilot-member table:name="0,694218" table:display="true" table:show-details="true"/>
                <table:data-pilot-member table:name="0,694385" table:display="true" table:show-details="true"/>
                <table:data-pilot-member table:name="0,694899" table:display="true" table:show-details="true"/>
                <table:data-pilot-member table:name="0,695243" table:display="true" table:show-details="true"/>
                <table:data-pilot-member table:name="0,69548" table:display="true" table:show-details="true"/>
                <table:data-pilot-member table:name="0,695867" table:display="true" table:show-details="true"/>
                <table:data-pilot-member table:name="0,696458" table:display="true" table:show-details="true"/>
                <table:data-pilot-member table:name="0,697099" table:display="true" table:show-details="true"/>
                <table:data-pilot-member table:name="0,697274" table:display="true" table:show-details="true"/>
                <table:data-pilot-member table:name="0,698577" table:display="true" table:show-details="true"/>
                <table:data-pilot-member table:name="0,699049" table:display="true" table:show-details="true"/>
                <table:data-pilot-member table:name="0,703077" table:display="true" table:show-details="true"/>
                <table:data-pilot-member table:name="0,704981" table:display="true" table:show-details="true"/>
                <table:data-pilot-member table:name="0,706682" table:display="true" table:show-details="true"/>
                <table:data-pilot-member table:name="0,708076" table:display="true" table:show-details="true"/>
                <table:data-pilot-member table:name="0,709104" table:display="true" table:show-details="true"/>
                <table:data-pilot-member table:name="0,709234" table:display="true" table:show-details="true"/>
                <table:data-pilot-member table:name="0,709846" table:display="true" table:show-details="true"/>
                <table:data-pilot-member table:name="0,710425" table:display="true" table:show-details="true"/>
                <table:data-pilot-member table:name="0,711164" table:display="true" table:show-details="true"/>
                <table:data-pilot-member table:name="0,71136" table:display="true" table:show-details="true"/>
                <table:data-pilot-member table:name="0,715143" table:display="true" table:show-details="true"/>
                <table:data-pilot-member table:name="0,715188" table:display="true" table:show-details="true"/>
                <table:data-pilot-member table:name="0,715584" table:display="true" table:show-details="true"/>
                <table:data-pilot-member table:name="0,716196" table:display="true" table:show-details="true"/>
                <table:data-pilot-member table:name="0,716986" table:display="true" table:show-details="true"/>
                <table:data-pilot-member table:name="0,718561" table:display="true" table:show-details="true"/>
                <table:data-pilot-member table:name="0,719094" table:display="true" table:show-details="true"/>
                <table:data-pilot-member table:name="0,719371" table:display="true" table:show-details="true"/>
                <table:data-pilot-member table:name="0,71989" table:display="true" table:show-details="true"/>
                <table:data-pilot-member table:name="0,720277" table:display="true" table:show-details="true"/>
                <table:data-pilot-member table:name="0,72174" table:display="true" table:show-details="true"/>
                <table:data-pilot-member table:name="0,722041" table:display="true" table:show-details="true"/>
                <table:data-pilot-member table:name="0,722281" table:display="true" table:show-details="true"/>
                <table:data-pilot-member table:name="0,724046" table:display="true" table:show-details="true"/>
                <table:data-pilot-member table:name="0,724374" table:display="true" table:show-details="true"/>
                <table:data-pilot-member table:name="0,724416" table:display="true" table:show-details="true"/>
                <table:data-pilot-member table:name="0,724756" table:display="true" table:show-details="true"/>
                <table:data-pilot-member table:name="0,725595" table:display="true" table:show-details="true"/>
                <table:data-pilot-member table:name="0,725647" table:display="true" table:show-details="true"/>
                <table:data-pilot-member table:name="0,725967" table:display="true" table:show-details="true"/>
                <table:data-pilot-member table:name="0,7261" table:display="true" table:show-details="true"/>
                <table:data-pilot-member table:name="0,726141" table:display="true" table:show-details="true"/>
                <table:data-pilot-member table:name="0,726587" table:display="true" table:show-details="true"/>
                <table:data-pilot-member table:name="0,726661" table:display="true" table:show-details="true"/>
                <table:data-pilot-member table:name="0,7282" table:display="true" table:show-details="true"/>
                <table:data-pilot-member table:name="0,7294" table:display="true" table:show-details="true"/>
                <table:data-pilot-member table:name="0,729715" table:display="true" table:show-details="true"/>
                <table:data-pilot-member table:name="0,729999" table:display="true" table:show-details="true"/>
                <table:data-pilot-member table:name="0,730061" table:display="true" table:show-details="true"/>
                <table:data-pilot-member table:name="0,730669" table:display="true" table:show-details="true"/>
                <table:data-pilot-member table:name="0,730772" table:display="true" table:show-details="true"/>
                <table:data-pilot-member table:name="0,73224" table:display="true" table:show-details="true"/>
                <table:data-pilot-member table:name="0,732534" table:display="true" table:show-details="true"/>
                <table:data-pilot-member table:name="0,732535" table:display="true" table:show-details="true"/>
                <table:data-pilot-member table:name="0,732704" table:display="true" table:show-details="true"/>
                <table:data-pilot-member table:name="0,733631" table:display="true" table:show-details="true"/>
                <table:data-pilot-member table:name="0,734201" table:display="true" table:show-details="true"/>
                <table:data-pilot-member table:name="0,734767" table:display="true" table:show-details="true"/>
                <table:data-pilot-member table:name="0,73498" table:display="true" table:show-details="true"/>
                <table:data-pilot-member table:name="0,735089" table:display="true" table:show-details="true"/>
                <table:data-pilot-member table:name="0,735171" table:display="true" table:show-details="true"/>
                <table:data-pilot-member table:name="0,735306" table:display="true" table:show-details="true"/>
                <table:data-pilot-member table:name="0,735328" table:display="true" table:show-details="true"/>
                <table:data-pilot-member table:name="0,735645" table:display="true" table:show-details="true"/>
                <table:data-pilot-member table:name="0,737036" table:display="true" table:show-details="true"/>
                <table:data-pilot-member table:name="0,739561" table:display="true" table:show-details="true"/>
                <table:data-pilot-member table:name="0,741015" table:display="true" table:show-details="true"/>
                <table:data-pilot-member table:name="0,741447" table:display="true" table:show-details="true"/>
                <table:data-pilot-member table:name="0,741882" table:display="true" table:show-details="true"/>
                <table:data-pilot-member table:name="0,742635" table:display="true" table:show-details="true"/>
                <table:data-pilot-member table:name="0,743083" table:display="true" table:show-details="true"/>
                <table:data-pilot-member table:name="0,743916" table:display="true" table:show-details="true"/>
                <table:data-pilot-member table:name="0,74497" table:display="true" table:show-details="true"/>
                <table:data-pilot-member table:name="0,745457" table:display="true" table:show-details="true"/>
                <table:data-pilot-member table:name="0,755403" table:display="true" table:show-details="true"/>
                <table:data-pilot-member table:name="0,757374" table:display="true" table:show-details="true"/>
                <table:data-pilot-member table:name="0,765106" table:display="true" table:show-details="true"/>
                <table:data-pilot-member table:name="0,769727" table:display="true" table:show-details="true"/>
                <table:data-pilot-member table:name="0,773757" table:display="true" table:show-details="true"/>
                <table:data-pilot-member table:name="0,776826" table:display="true" table:show-details="true"/>
                <table:data-pilot-member table:name="0,789111" table:display="true" table:show-details="true"/>
                <table:data-pilot-member table:name="0,791019" table:display="true" table:show-details="true"/>
                <table:data-pilot-member table:name="0,800751" table:display="true" table:show-details="true"/>
                <table:data-pilot-member table:name="0,802493" table:display="true" table:show-details="true"/>
                <table:data-pilot-member table:name="0,831786" table:display="true" table:show-details="true"/>
                <table:data-pilot-member table:name="0,8550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 style:data-style-name="N2" text:time-value="19:41:39.7341710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41:51.423411697</dc:date>
    <meta:editing-duration>PT2M</meta:editing-duration>
    <meta:editing-cycles>2</meta:editing-cycles>
    <meta:generator>LibreOffice/24.2.3.2$Linux_X86_64 LibreOffice_project/420$Build-2</meta:generator>
    <meta:document-statistic meta:table-count="3" meta:cell-count="121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3.757cm" svg:y="0.316cm" chart:style-name="ch2">
          <text:p>Búsqueda de usuario por ID (existentes)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2.059cm" svg:y="1.503cm" svg:width="8.582cm" svg:height="4.793cm"/>
          <chart:axis chart:dimension="x" chart:name="primary-x" chart:style-name="ch5" chartooo:axis-type="auto">
            <chartooo:date-scale/>
            <chart:title svg:x="4.501cm" svg:y="7.129cm" chart:style-name="ch6">
              <text:p>Cantidad de búsquedas</text:p>
            </chart:title>
            <chart:categories table:cell-range-address="PT@categories"/>
          </chart:axis>
          <chart:axis chart:dimension="y" chart:name="primary-y" chart:style-name="ch5">
            <chart:title svg:x="0.451cm" svg:y="5.071cm" chart:style-name="ch7">
              <text:p>Tiempo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1343">
                <text:p>0.00001343</text:p>
                <draw:g>
                  <svg:desc>PT@data 0</svg:desc>
                </draw:g>
              </table:table-cell>
              <table:table-cell office:value-type="float" office:value="0.00956609">
                <text:p>0.00956609</text:p>
                <draw:g>
                  <svg:desc>PT@data 1</svg:desc>
                </draw:g>
              </table:table-cell>
              <table:table-cell office:value-type="float" office:value="0.00916467">
                <text:p>0.00916467</text:p>
                <draw:g>
                  <svg:desc>PT@data 2</svg:desc>
                </draw:g>
              </table:table-cell>
              <table:table-cell office:value-type="float" office:value="0.00978367">
                <text:p>0.00978367</text:p>
                <draw:g>
                  <svg:desc>PT@data 3</svg:desc>
                </draw:g>
              </table:table-cell>
              <table:table-cell office:value-type="float" office:value="0.0000136">
                <text:p>0.0000136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1549">
                <text:p>0.00001549</text:p>
              </table:table-cell>
              <table:table-cell office:value-type="float" office:value="0.01995478">
                <text:p>0.01995478</text:p>
              </table:table-cell>
              <table:table-cell office:value-type="float" office:value="0.01846647">
                <text:p>0.01846647</text:p>
              </table:table-cell>
              <table:table-cell office:value-type="float" office:value="0.01893882">
                <text:p>0.01893882</text:p>
              </table:table-cell>
              <table:table-cell office:value-type="float" office:value="0.00001535">
                <text:p>0.0000153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1414">
                <text:p>0.00001414</text:p>
              </table:table-cell>
              <table:table-cell office:value-type="float" office:value="0.0411302">
                <text:p>0.0411302</text:p>
              </table:table-cell>
              <table:table-cell office:value-type="float" office:value="0.04028256">
                <text:p>0.04028256</text:p>
              </table:table-cell>
              <table:table-cell office:value-type="float" office:value="0.03912959">
                <text:p>0.03912959</text:p>
              </table:table-cell>
              <table:table-cell office:value-type="float" office:value="0.00001484">
                <text:p>0.0000148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156">
                <text:p>0.0000156</text:p>
              </table:table-cell>
              <table:table-cell office:value-type="float" office:value="0.14058064">
                <text:p>0.14058064</text:p>
              </table:table-cell>
              <table:table-cell office:value-type="float" office:value="0.14785135">
                <text:p>0.14785135</text:p>
              </table:table-cell>
              <table:table-cell office:value-type="float" office:value="0.14466855">
                <text:p>0.14466855</text:p>
              </table:table-cell>
              <table:table-cell office:value-type="float" office:value="0.00001341">
                <text:p>0.00001341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1401">
                <text:p>0.00001401</text:p>
              </table:table-cell>
              <table:table-cell office:value-type="float" office:value="0.22700953">
                <text:p>0.22700953</text:p>
              </table:table-cell>
              <table:table-cell office:value-type="float" office:value="0.23100745">
                <text:p>0.23100745</text:p>
              </table:table-cell>
              <table:table-cell office:value-type="float" office:value="0.22759557">
                <text:p>0.22759557</text:p>
              </table:table-cell>
              <table:table-cell office:value-type="float" office:value="0.00001747">
                <text:p>0.00001747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1568">
                <text:p>0.00001568</text:p>
              </table:table-cell>
              <table:table-cell office:value-type="float" office:value="0.32608217">
                <text:p>0.32608217</text:p>
              </table:table-cell>
              <table:table-cell office:value-type="float" office:value="0.3252637">
                <text:p>0.3252637</text:p>
              </table:table-cell>
              <table:table-cell office:value-type="float" office:value="0.32016908">
                <text:p>0.32016908</text:p>
              </table:table-cell>
              <table:table-cell office:value-type="float" office:value="0.00001562">
                <text:p>0.00001562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1507">
                <text:p>0.00001507</text:p>
              </table:table-cell>
              <table:table-cell office:value-type="float" office:value="0.41182982">
                <text:p>0.41182982</text:p>
              </table:table-cell>
              <table:table-cell office:value-type="float" office:value="0.42634919">
                <text:p>0.42634919</text:p>
              </table:table-cell>
              <table:table-cell office:value-type="float" office:value="0.40537406">
                <text:p>0.40537406</text:p>
              </table:table-cell>
              <table:table-cell office:value-type="float" office:value="0.00001423">
                <text:p>0.00001423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1489">
                <text:p>0.00001489</text:p>
              </table:table-cell>
              <table:table-cell office:value-type="float" office:value="0.5322462">
                <text:p>0.5322462</text:p>
              </table:table-cell>
              <table:table-cell office:value-type="float" office:value="0.72560689">
                <text:p>0.72560689</text:p>
              </table:table-cell>
              <table:table-cell office:value-type="float" office:value="0.52908999">
                <text:p>0.52908999</text:p>
              </table:table-cell>
              <table:table-cell office:value-type="float" office:value="0.00001397">
                <text:p>0.00001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